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vantGardeBkPL" svg:font-family="AvantGardeBkPL, 'Times New Roman'" style:font-pitch="variable"/>
    <style:font-face style:name="Mangal" svg:font-family="Mangal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background-color="#ffffff"/>
    </style:style>
    <style:style style:name="P3" style:family="paragraph" style:parent-style-name="Standard">
      <style:text-properties fo:color="#000000" fo:font-weight="bold" style:font-weight-asian="bold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6" style:family="paragraph" style:parent-style-name="Standard">
      <style:text-properties fo:color="#000000" fo:font-weight="bold" fo:background-color="#ffffff" style:font-weight-asian="bold" style:font-weight-complex="bold"/>
    </style:style>
    <style:style style:name="P7" style:family="paragraph" style:parent-style-name="Standard">
      <style:text-properties fo:color="#000000" style:font-name="Arial Black" style:font-name-complex="Arial Black"/>
    </style:style>
    <style:style style:name="P8" style:family="paragraph" style:parent-style-name="Standard">
      <style:text-properties fo:color="#000000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weight-complex="bold"/>
    </style:style>
    <style:style style:name="P10" style:family="paragraph" style:parent-style-name="Standard">
      <style:text-properties fo:color="#000000" fo:font-size="12pt" style:font-size-asian="12pt" style:font-size-complex="12pt"/>
    </style:style>
    <style:style style:name="P11" style:family="paragraph" style:parent-style-name="Standard">
      <style:text-properties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color="#002060" fo:font-weight="bold" style:font-weight-asian="bold" style:font-weight-complex="bold"/>
    </style:style>
    <style:style style:name="P15" style:family="paragraph" style:parent-style-name="Standard">
      <style:text-properties fo:background-color="#ffffff"/>
    </style:style>
    <style:style style:name="P1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351cm"/>
        </style:tab-stops>
      </style:paragraph-properties>
    </style:style>
    <style:style style:name="P1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1f497d" fo:font-size="14pt" fo:font-weight="bold" style:font-size-asian="14pt" style:font-weight-asian="bold" style:font-size-complex="14pt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 style:list-style-name="WW8Num6"/>
    <style:style style:name="P23" style:family="paragraph" style:parent-style-name="Standard" style:master-page-name="Standard">
      <style:paragraph-properties fo:margin-left="0cm" fo:margin-right="-0.178cm" fo:text-indent="0cm" style:auto-text-indent="false" style:page-number="auto"/>
      <style:text-properties fo:color="#000000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.03cm" fo:margin-right="0cm" fo:text-indent="1.249cm" style:auto-text-indent="false"/>
    </style:style>
    <style:style style:name="P25" style:family="paragraph" style:parent-style-name="Standard">
      <style:paragraph-properties fo:margin-left="0.03cm" fo:margin-right="0cm" fo:text-indent="1.249cm" style:auto-text-indent="false"/>
      <style:text-properties fo:color="#000000"/>
    </style:style>
    <style:style style:name="P26" style:family="paragraph" style:parent-style-name="Standard">
      <style:paragraph-properties fo:margin-left="0.03cm" fo:margin-right="0cm" fo:text-indent="2.471cm" style:auto-text-indent="false"/>
    </style:style>
    <style:style style:name="P27" style:family="paragraph" style:parent-style-name="Standard">
      <style:paragraph-properties fo:margin-left="0.03cm" fo:margin-right="0cm" fo:text-indent="2.471cm" style:auto-text-indent="false"/>
      <style:text-properties fo:background-color="#ffffff"/>
    </style:style>
    <style:style style:name="P28" style:family="paragraph" style:parent-style-name="Standard">
      <style:paragraph-properties fo:margin-left="0.03cm" fo:margin-right="0cm" fo:text-indent="2.471cm" style:auto-text-indent="false"/>
      <style:text-properties fo:color="#000000"/>
    </style:style>
    <style:style style:name="P29" style:family="paragraph" style:parent-style-name="Standard">
      <style:paragraph-properties fo:margin-left="0.03cm" fo:margin-right="0cm" fo:text-indent="2.471cm" style:auto-text-indent="false"/>
      <style:text-properties fo:color="#000000" fo:font-weight="bold" style:font-weight-asian="bold" style:font-weight-complex="bold"/>
    </style:style>
    <style:style style:name="P30" style:family="paragraph" style:parent-style-name="Standard">
      <style:paragraph-properties fo:margin-left="0.03cm" fo:margin-right="0cm" fo:text-align="justify" style:justify-single-word="false" fo:text-indent="2.471cm" style:auto-text-indent="false"/>
      <style:text-properties fo:color="#000000" fo:font-weight="bold" style:font-weight-asian="bold" style:font-weight-complex="bold"/>
    </style:style>
    <style:style style:name="P31" style:family="paragraph" style:parent-style-name="Standard">
      <style:paragraph-properties fo:margin-left="0.03cm" fo:margin-right="0cm" fo:text-indent="2.471cm" style:auto-text-indent="false"/>
      <style:text-properties fo:color="#000000" style:font-weight-complex="bold"/>
    </style:style>
    <style:style style:name="P32" style:family="paragraph" style:parent-style-name="Standard">
      <style:paragraph-properties fo:margin-left="0.03cm" fo:margin-right="0cm" fo:text-align="justify" style:justify-single-word="false" fo:text-indent="2.471cm" style:auto-text-indent="false"/>
      <style:text-properties fo:color="#000000"/>
    </style:style>
    <style:style style:name="P33" style:family="paragraph" style:parent-style-name="Standard">
      <style:paragraph-properties fo:margin-left="0.03cm" fo:margin-right="0cm" fo:text-indent="2.471cm" style:auto-text-indent="false"/>
      <style:text-properties fo:color="#000000" fo:language="en" fo:country="US"/>
    </style:style>
    <style:style style:name="P34" style:family="paragraph" style:parent-style-name="Standard">
      <style:paragraph-properties fo:margin-left="0.03cm" fo:margin-right="0cm" fo:text-indent="2.471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.03cm" fo:margin-right="0cm" fo:text-indent="2.471cm" style:auto-text-indent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0.03cm" fo:margin-right="0cm" fo:text-align="justify" style:justify-single-word="false" fo:text-indent="2.471cm" style:auto-text-indent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left="0.03cm" fo:margin-right="0cm" fo:text-indent="2.471cm" style:auto-text-indent="false"/>
      <style:text-properties style:font-weight-complex="bold"/>
    </style:style>
    <style:style style:name="P38" style:family="paragraph" style:parent-style-name="Standard">
      <style:paragraph-properties fo:margin-left="0.03cm" fo:margin-right="0cm" fo:text-align="justify" style:justify-single-word="false" fo:text-indent="2.471cm" style:auto-text-indent="false"/>
      <style:text-properties style:font-weight-complex="bold"/>
    </style:style>
    <style:style style:name="P39" style:family="paragraph" style:parent-style-name="Standard">
      <style:paragraph-properties fo:margin-left="0.03cm" fo:margin-right="0cm" fo:text-indent="2.471cm" style:auto-text-indent="false"/>
      <style:text-properties fo:language="en" fo:country="US"/>
    </style:style>
    <style:style style:name="P40" style:family="paragraph" style:parent-style-name="Standard">
      <style:paragraph-properties fo:margin-left="2.531cm" fo:margin-right="0cm" fo:text-indent="2.471cm" style:auto-text-indent="false"/>
    </style:style>
    <style:style style:name="P41" style:family="paragraph" style:parent-style-name="Standard">
      <style:paragraph-properties fo:margin-left="2.531cm" fo:margin-right="0cm" fo:text-indent="2.471cm" style:auto-text-indent="false"/>
      <style:text-properties fo:language="en" fo:country="US"/>
    </style:style>
    <style:style style:name="P42" style:family="paragraph" style:parent-style-name="Standard">
      <style:paragraph-properties fo:margin-left="2.531cm" fo:margin-right="0cm" fo:text-indent="2.471cm" style:auto-text-indent="false"/>
      <style:text-properties fo:background-color="#ffffff"/>
    </style:style>
    <style:style style:name="P43" style:family="paragraph" style:parent-style-name="Standard">
      <style:paragraph-properties fo:margin-left="2.531cm" fo:margin-right="0cm" fo:text-indent="2.471cm" style:auto-text-indent="false"/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2.531cm" fo:margin-right="0cm" fo:text-indent="2.471cm" style:auto-text-indent="false"/>
      <style:text-properties fo:color="#000000"/>
    </style:style>
    <style:style style:name="P45" style:family="paragraph" style:parent-style-name="Standard">
      <style:paragraph-properties fo:margin-left="2.531cm" fo:margin-right="0cm" fo:text-indent="2.471cm" style:auto-text-indent="false"/>
      <style:text-properties fo:color="#000000" fo:font-weight="bold" style:font-weight-asian="bold" style:font-weight-complex="bold"/>
    </style:style>
    <style:style style:name="P46" style:family="paragraph" style:parent-style-name="Standard">
      <style:paragraph-properties fo:margin-left="2.531cm" fo:margin-right="0cm" fo:text-align="justify" style:justify-single-word="false" fo:text-indent="2.471cm" style:auto-text-indent="false"/>
      <style:text-properties fo:color="#000000" fo:font-weight="bold" style:font-weight-asian="bold" style:font-weight-complex="bold"/>
    </style:style>
    <style:style style:name="P47" style:family="paragraph" style:parent-style-name="Standard">
      <style:paragraph-properties fo:margin-left="2.531cm" fo:margin-right="0cm" fo:text-indent="2.471cm" style:auto-text-indent="false"/>
      <style:text-properties fo:color="#000000" style:font-weight-complex="bold"/>
    </style:style>
    <style:style style:name="P48" style:family="paragraph" style:parent-style-name="Standard">
      <style:paragraph-properties fo:margin-left="2.531cm" fo:margin-right="0cm" fo:text-align="justify" style:justify-single-word="false" fo:text-indent="2.471cm" style:auto-text-indent="false"/>
      <style:text-properties fo:color="#000000"/>
    </style:style>
    <style:style style:name="P49" style:family="paragraph" style:parent-style-name="Standard">
      <style:paragraph-properties fo:margin-left="2.531cm" fo:margin-right="0cm" fo:text-indent="2.471cm" style:auto-text-indent="false"/>
      <style:text-properties fo:color="#000000" fo:language="en" fo:country="US"/>
    </style:style>
    <style:style style:name="P50" style:family="paragraph" style:parent-style-name="Standard">
      <style:paragraph-properties fo:margin-left="2.531cm" fo:margin-right="0cm" fo:text-indent="2.471cm" style:auto-text-indent="false"/>
      <style:text-properties style:font-weight-complex="bold"/>
    </style:style>
    <style:style style:name="P51" style:family="paragraph" style:parent-style-name="Standard">
      <style:paragraph-properties fo:margin-left="0cm" fo:margin-right="0cm" fo:text-indent="1.249cm" style:auto-text-indent="false"/>
    </style:style>
    <style:style style:name="P52" style:family="paragraph" style:parent-style-name="Standard">
      <style:paragraph-properties fo:margin-left="0cm" fo:margin-right="0cm" fo:text-indent="1.249cm" style:auto-text-indent="false"/>
      <style:text-properties fo:color="#000000"/>
    </style:style>
    <style:style style:name="P53" style:family="paragraph" style:parent-style-name="Standard">
      <style:paragraph-properties fo:margin-left="0cm" fo:margin-right="0cm" fo:text-indent="1.249cm" style:auto-text-indent="false"/>
      <style:text-properties fo:background-color="#ffffff"/>
    </style:style>
    <style:style style:name="P54" style:family="paragraph" style:parent-style-name="Standard">
      <style:paragraph-properties fo:margin-left="2.524cm" fo:margin-right="0cm" fo:text-indent="2.471cm" style:auto-text-indent="false"/>
    </style:style>
    <style:style style:name="P55" style:family="paragraph" style:parent-style-name="Standard">
      <style:paragraph-properties fo:margin-left="2.524cm" fo:margin-right="0cm" fo:text-indent="2.471cm" style:auto-text-indent="false"/>
      <style:text-properties fo:color="#000000"/>
    </style:style>
    <style:style style:name="P56" style:family="paragraph" style:parent-style-name="Standard">
      <style:paragraph-properties fo:margin-left="2.524cm" fo:margin-right="0cm" fo:text-indent="2.471cm" style:auto-text-indent="false"/>
      <style:text-properties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color="#000000" fo:font-weight="bold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color="#000000" fo:background-color="#ffffff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color="#000000" fo:language="en" fo:country="US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000000" fo:language="en" fo:country="US" fo:font-weight="bold" style:font-weight-asian="bold" style:font-weight-complex="bold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000000" fo:font-size="14pt" fo:font-weight="bold" style:font-size-asian="14pt" style:font-weight-asian="bold" style:font-size-complex="14pt" style:font-style-complex="italic" style:font-weight-complex="bold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000000" fo:font-size="14pt" style:font-size-asian="14pt" style:font-size-complex="14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color="#000000" style:font-weight-complex="bold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weight-complex="bold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color="#000000" style:font-style-complex="italic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tyle-complex="italic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 style:font-weight-complex="bold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color="#1f497d" fo:font-weight="bold" style:font-weight-asian="bold" style:font-weight-complex="bold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weight-complex="bold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color="#00b050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color="#00b050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color="#002060"/>
    </style:style>
    <style:style style:name="P91" style:family="paragraph" style:parent-style-name="Standard">
      <style:paragraph-properties fo:margin-left="5.032cm" fo:margin-right="0cm" fo:text-indent="2.471cm" style:auto-text-indent="false"/>
    </style:style>
    <style:style style:name="P92" style:family="paragraph" style:parent-style-name="Standard">
      <style:paragraph-properties fo:margin-left="5.032cm" fo:margin-right="0cm" fo:text-indent="2.471cm" style:auto-text-indent="false"/>
      <style:text-properties fo:background-color="#ffffff"/>
    </style:style>
    <style:style style:name="P93" style:family="paragraph" style:parent-style-name="Standard">
      <style:paragraph-properties fo:margin-left="5.032cm" fo:margin-right="0cm" fo:text-indent="2.471cm" style:auto-text-indent="false"/>
      <style:text-properties fo:color="#000000"/>
    </style:style>
    <style:style style:name="P94" style:family="paragraph" style:parent-style-name="Standard">
      <style:paragraph-properties fo:margin-left="5.032cm" fo:margin-right="0cm" fo:text-indent="2.471cm" style:auto-text-indent="false"/>
      <style:text-properties fo:color="#000000" fo:font-weight="bold" style:font-weight-asian="bold" style:font-weight-complex="bold"/>
    </style:style>
    <style:style style:name="P95" style:family="paragraph" style:parent-style-name="Standard">
      <style:paragraph-properties fo:margin-left="5.032cm" fo:margin-right="0cm" fo:text-indent="2.471cm" style:auto-text-indent="false"/>
      <style:text-properties fo:color="#000000" fo:language="en" fo:country="US"/>
    </style:style>
    <style:style style:name="P96" style:family="paragraph" style:parent-style-name="Standard">
      <style:paragraph-properties fo:margin-left="5.032cm" fo:margin-right="0cm" fo:text-indent="2.471cm" style:auto-text-indent="false"/>
      <style:text-properties fo:font-weight="bold" style:font-weight-asian="bold" style:font-weight-complex="bold"/>
    </style:style>
    <style:style style:name="P97" style:family="paragraph" style:parent-style-name="Standard">
      <style:paragraph-properties fo:margin-left="5.032cm" fo:margin-right="0cm" fo:text-indent="2.471cm" style:auto-text-indent="false"/>
      <style:text-properties fo:language="en" fo:country="US"/>
    </style:style>
    <style:style style:name="P98" style:family="paragraph" style:parent-style-name="Standard">
      <style:paragraph-properties fo:margin-left="2.531cm" fo:margin-right="0cm" fo:text-indent="0cm" style:auto-text-indent="false"/>
    </style:style>
    <style:style style:name="P99" style:family="paragraph" style:parent-style-name="Standard">
      <style:paragraph-properties fo:margin-left="2.531cm" fo:margin-right="0cm" fo:text-indent="0cm" style:auto-text-indent="false"/>
      <style:text-properties fo:font-weight="bold" style:font-weight-asian="bold" style:font-weight-complex="bold"/>
    </style:style>
    <style:style style:name="P100" style:family="paragraph" style:parent-style-name="Standard">
      <style:paragraph-properties fo:margin-left="2.531cm" fo:margin-right="0cm" fo:text-indent="0cm" style:auto-text-indent="false"/>
      <style:text-properties fo:color="#000000"/>
    </style:style>
    <style:style style:name="P101" style:family="paragraph" style:parent-style-name="Standard">
      <style:paragraph-properties fo:margin-left="2.531cm" fo:margin-right="0cm" fo:text-indent="0cm" style:auto-text-indent="false"/>
      <style:text-properties fo:color="#000000" fo:font-weight="bold" style:font-weight-asian="bold" style:font-weight-complex="bold"/>
    </style:style>
    <style:style style:name="P102" style:family="paragraph" style:parent-style-name="Standard">
      <style:paragraph-properties fo:margin-left="1.249cm" fo:margin-right="0cm" fo:text-indent="1.249cm" style:auto-text-indent="false"/>
    </style:style>
    <style:style style:name="P103" style:family="paragraph" style:parent-style-name="Standard">
      <style:paragraph-properties fo:margin-left="1.249cm" fo:margin-right="0cm" fo:text-indent="1.249cm" style:auto-text-indent="false"/>
      <style:text-properties fo:background-color="#ffffff"/>
    </style:style>
    <style:style style:name="P104" style:family="paragraph" style:parent-style-name="Standard">
      <style:paragraph-properties fo:margin-left="2.455cm" fo:margin-right="0cm" fo:text-indent="1.249cm" style:auto-text-indent="false"/>
    </style:style>
    <style:style style:name="P105" style:family="paragraph" style:parent-style-name="Standard">
      <style:paragraph-properties fo:margin-left="2.455cm" fo:margin-right="0cm" fo:text-indent="1.249cm" style:auto-text-indent="false"/>
      <style:text-properties fo:color="#000000"/>
    </style:style>
    <style:style style:name="P106" style:family="paragraph" style:parent-style-name="Standard">
      <style:paragraph-properties fo:margin-left="1.207cm" fo:margin-right="0cm" fo:text-indent="1.249cm" style:auto-text-indent="false"/>
    </style:style>
    <style:style style:name="P107" style:family="paragraph" style:parent-style-name="Standard">
      <style:paragraph-properties fo:margin-left="1.207cm" fo:margin-right="0cm" fo:text-indent="1.249cm" style:auto-text-indent="false"/>
      <style:text-properties fo:color="#000000"/>
    </style:style>
    <style:style style:name="P108" style:family="paragraph" style:parent-style-name="Standard">
      <style:paragraph-properties fo:margin-left="1.207cm" fo:margin-right="0cm" fo:text-indent="1.249cm" style:auto-text-indent="false"/>
      <style:text-properties fo:color="#000000" fo:font-weight="bold" style:font-weight-asian="bold" style:font-weight-complex="bold"/>
    </style:style>
    <style:style style:name="P109" style:family="paragraph" style:parent-style-name="Standard">
      <style:paragraph-properties fo:margin-left="1.207cm" fo:margin-right="0cm" fo:text-indent="1.249cm" style:auto-text-indent="false"/>
      <style:text-properties fo:font-weight="bold" style:font-weight-asian="bold" style:font-weight-complex="bold"/>
    </style:style>
    <style:style style:name="P110" style:family="paragraph" style:parent-style-name="Standard">
      <style:paragraph-properties fo:margin-left="0.03cm" fo:margin-right="0cm" fo:text-indent="2.425cm" style:auto-text-indent="false"/>
    </style:style>
    <style:style style:name="P111" style:family="paragraph" style:parent-style-name="Standard">
      <style:paragraph-properties fo:margin-left="0.03cm" fo:margin-right="0cm" fo:text-indent="2.425cm" style:auto-text-indent="false"/>
      <style:text-properties fo:color="#000000"/>
    </style:style>
    <style:style style:name="P112" style:family="paragraph" style:parent-style-name="Standard">
      <style:paragraph-properties fo:margin-left="1.249cm" fo:margin-right="0cm" fo:text-indent="-1.249cm" style:auto-text-indent="false"/>
      <style:text-properties fo:background-color="#ffffff"/>
    </style:style>
    <style:style style:name="P113" style:family="paragraph" style:parent-style-name="Standard">
      <style:paragraph-properties fo:margin-left="1.249cm" fo:margin-right="0cm" fo:text-indent="-1.249cm" style:auto-text-indent="false"/>
      <style:text-properties fo:color="#000000"/>
    </style:style>
    <style:style style:name="P114" style:family="paragraph" style:parent-style-name="Standard">
      <style:paragraph-properties fo:margin-left="1.249cm" fo:margin-right="0cm" fo:text-indent="-1.249cm" style:auto-text-indent="false"/>
      <style:text-properties fo:color="#000000" fo:background-color="#ffffff"/>
    </style:style>
    <style:style style:name="P115" style:family="paragraph" style:parent-style-name="Standard">
      <style:paragraph-properties fo:margin-left="1.249cm" fo:margin-right="0cm" fo:text-indent="-1.249cm" style:auto-text-indent="false"/>
      <style:text-properties fo:color="#000000" fo:font-weight="bold" style:font-weight-asian="bold" style:font-weight-complex="bold"/>
    </style:style>
    <style:style style:name="P116" style:family="paragraph" style:parent-style-name="Standard">
      <style:paragraph-properties fo:margin-left="1.249cm" fo:margin-right="0cm" fo:text-indent="-1.249cm" style:auto-text-indent="false"/>
      <style:text-properties fo:color="#000000" fo:font-weight="bold" fo:background-color="#ffffff" style:font-weight-asian="bold" style:font-weight-complex="bold"/>
    </style:style>
    <style:style style:name="P117" style:family="paragraph" style:parent-style-name="Standard">
      <style:paragraph-properties fo:margin-left="1.249cm" fo:margin-right="0cm" fo:text-indent="-1.249cm" style:auto-text-indent="false"/>
      <style:text-properties fo:color="#000000" style:font-weight-complex="bold"/>
    </style:style>
    <style:style style:name="P118" style:family="paragraph" style:parent-style-name="Standard">
      <style:paragraph-properties fo:margin-left="2.498cm" fo:margin-right="0cm" fo:text-indent="1.249cm" style:auto-text-indent="false"/>
      <style:text-properties fo:color="#000000"/>
    </style:style>
    <style:style style:name="P119" style:family="paragraph" style:parent-style-name="Standard">
      <style:paragraph-properties fo:margin-left="3.747cm" fo:margin-right="0cm" fo:text-indent="1.249cm" style:auto-text-indent="false"/>
      <style:text-properties fo:color="#000000"/>
    </style:style>
    <style:style style:name="P120" style:family="paragraph" style:parent-style-name="Standard">
      <style:paragraph-properties fo:margin-left="3.747cm" fo:margin-right="0cm" fo:text-indent="1.249cm" style:auto-text-indent="false"/>
      <style:text-properties fo:color="#000000" fo:background-color="#ffffff"/>
    </style:style>
    <style:style style:name="P121" style:family="paragraph" style:parent-style-name="Standard">
      <style:paragraph-properties fo:margin-left="1.249cm" fo:margin-right="0cm" fo:text-indent="0cm" style:auto-text-indent="false"/>
      <style:text-properties fo:color="#000000"/>
    </style:style>
    <style:style style:name="P122" style:family="paragraph" style:parent-style-name="Standard">
      <style:paragraph-properties fo:margin-left="1.249cm" fo:margin-right="0cm" fo:text-indent="0cm" style:auto-text-indent="false"/>
      <style:text-properties fo:color="#000000" fo:font-weight="bold" fo:background-color="#ffffff" style:font-weight-asian="bold"/>
    </style:style>
    <style:style style:name="P123" style:family="paragraph" style:parent-style-name="Standard">
      <style:paragraph-properties fo:margin-left="1.249cm" fo:margin-right="0cm" fo:text-indent="0cm" style:auto-text-indent="false"/>
      <style:text-properties fo:color="#000000" fo:background-color="#ffffff"/>
    </style:style>
    <style:style style:name="P124" style:family="paragraph" style:parent-style-name="Standard">
      <style:paragraph-properties fo:margin-left="0.095cm" fo:margin-right="0cm" fo:text-indent="1.154cm" style:auto-text-indent="false"/>
      <style:text-properties fo:background-color="#ffffff"/>
    </style:style>
    <style:style style:name="P125" style:family="paragraph" style:parent-style-name="Standard">
      <style:paragraph-properties fo:margin-left="2.501cm" fo:margin-right="0cm" fo:text-indent="0cm" style:auto-text-indent="false"/>
    </style:style>
    <style:style style:name="P126" style:family="paragraph" style:parent-style-name="Standard">
      <style:paragraph-properties fo:margin-left="2.501cm" fo:margin-right="0cm" fo:text-indent="0cm" style:auto-text-indent="false"/>
      <style:text-properties fo:color="#000000"/>
    </style:style>
    <style:style style:name="P127" style:family="paragraph" style:parent-style-name="Standard">
      <style:paragraph-properties fo:margin-left="2.501cm" fo:margin-right="0cm" fo:text-indent="0cm" style:auto-text-indent="false"/>
      <style:text-properties fo:color="#000000" fo:background-color="#ffffff"/>
    </style:style>
    <style:style style:name="P128" style:family="paragraph" style:parent-style-name="Standard">
      <style:paragraph-properties fo:margin-left="2.501cm" fo:margin-right="0cm" fo:text-indent="0cm" style:auto-text-indent="false"/>
      <style:text-properties fo:language="en" fo:country="US"/>
    </style:style>
    <style:style style:name="P129" style:family="paragraph" style:parent-style-name="Standard">
      <style:paragraph-properties fo:margin-left="0cm" fo:margin-right="0cm" fo:text-indent="1.281cm" style:auto-text-indent="false"/>
    </style:style>
    <style:style style:name="P130" style:family="paragraph" style:parent-style-name="Standard">
      <style:paragraph-properties fo:margin-left="0cm" fo:margin-right="0cm" fo:text-indent="1.281cm" style:auto-text-indent="false"/>
      <style:text-properties fo:background-color="#ffffff"/>
    </style:style>
    <style:style style:name="P131" style:family="paragraph" style:parent-style-name="Standard">
      <style:paragraph-properties fo:margin-left="0cm" fo:margin-right="0cm" fo:text-indent="1.281cm" style:auto-text-indent="false"/>
      <style:text-properties fo:color="#000000"/>
    </style:style>
    <style:style style:name="P132" style:family="paragraph" style:parent-style-name="Standard">
      <style:paragraph-properties fo:margin-left="0cm" fo:margin-right="0cm" fo:text-indent="1.281cm" style:auto-text-indent="false"/>
      <style:text-properties fo:color="#000000" fo:font-weight="bold" style:font-weight-asian="bold" style:font-weight-complex="bold"/>
    </style:style>
    <style:style style:name="P133" style:family="paragraph" style:parent-style-name="Standard">
      <style:paragraph-properties fo:margin-left="0cm" fo:margin-right="0cm" fo:text-indent="1.281cm" style:auto-text-indent="false"/>
      <style:text-properties fo:color="#000000" style:font-weight-complex="bold"/>
    </style:style>
    <style:style style:name="P134" style:family="paragraph" style:parent-style-name="Standard">
      <style:paragraph-properties fo:margin-left="0cm" fo:margin-right="0cm" fo:text-indent="1.281cm" style:auto-text-indent="false"/>
      <style:text-properties fo:font-weight="bold" style:font-weight-asian="bold"/>
    </style:style>
    <style:style style:name="P135" style:family="paragraph" style:parent-style-name="Standard">
      <style:paragraph-properties fo:margin-left="0cm" fo:margin-right="0cm" fo:text-indent="2.501cm" style:auto-text-indent="false"/>
    </style:style>
    <style:style style:name="P136" style:family="paragraph" style:parent-style-name="Standard">
      <style:paragraph-properties fo:margin-left="0cm" fo:margin-right="0cm" fo:text-indent="2.501cm" style:auto-text-indent="false"/>
      <style:text-properties fo:color="#000000"/>
    </style:style>
    <style:style style:name="P137" style:family="paragraph" style:parent-style-name="Standard">
      <style:paragraph-properties fo:margin-left="0cm" fo:margin-right="0cm" fo:text-indent="2.501cm" style:auto-text-indent="false"/>
      <style:text-properties fo:color="#000000" fo:font-weight="bold" style:font-weight-asian="bold"/>
    </style:style>
    <style:style style:name="P138" style:family="paragraph" style:parent-style-name="Standard">
      <style:paragraph-properties fo:margin-left="0cm" fo:margin-right="0cm" fo:text-indent="2.501cm" style:auto-text-indent="false"/>
      <style:text-properties fo:color="#000000" fo:font-weight="bold" style:font-weight-asian="bold" style:font-weight-complex="bold"/>
    </style:style>
    <style:style style:name="P139" style:family="paragraph" style:parent-style-name="Standard">
      <style:paragraph-properties fo:margin-left="0cm" fo:margin-right="0cm" fo:text-indent="2.501cm" style:auto-text-indent="false"/>
      <style:text-properties fo:color="#000000" fo:language="en" fo:country="US"/>
    </style:style>
    <style:style style:name="P140" style:family="paragraph" style:parent-style-name="Standard">
      <style:paragraph-properties fo:margin-left="0cm" fo:margin-right="0cm" fo:text-indent="2.501cm" style:auto-text-indent="false"/>
      <style:text-properties fo:color="#000000" fo:language="en" fo:country="US" fo:font-weight="bold" style:font-weight-asian="bold"/>
    </style:style>
    <style:style style:name="P141" style:family="paragraph" style:parent-style-name="Standard">
      <style:paragraph-properties fo:margin-left="0cm" fo:margin-right="0cm" fo:text-indent="2.501cm" style:auto-text-indent="false"/>
      <style:text-properties fo:color="#000000" style:font-weight-complex="bold"/>
    </style:style>
    <style:style style:name="P142" style:family="paragraph" style:parent-style-name="Standard">
      <style:paragraph-properties fo:margin-left="0cm" fo:margin-right="0cm" fo:text-indent="2.501cm" style:auto-text-indent="false"/>
      <style:text-properties fo:font-weight="bold" style:font-weight-asian="bold"/>
    </style:style>
    <style:style style:name="P143" style:family="paragraph" style:parent-style-name="Standard">
      <style:paragraph-properties fo:margin-left="0cm" fo:margin-right="0cm" fo:text-indent="2.501cm" style:auto-text-indent="false"/>
      <style:text-properties fo:language="en" fo:country="US"/>
    </style:style>
    <style:style style:name="P144" style:family="paragraph" style:parent-style-name="Standard">
      <style:paragraph-properties fo:margin-left="0cm" fo:margin-right="0cm" fo:text-indent="2.501cm" style:auto-text-indent="false"/>
      <style:text-properties fo:language="en" fo:country="US" fo:font-weight="bold" style:font-weight-asian="bold"/>
    </style:style>
    <style:style style:name="P145" style:family="paragraph" style:parent-style-name="Standard">
      <style:paragraph-properties fo:margin-left="0cm" fo:margin-right="0cm" fo:text-align="justify" style:justify-single-word="false" fo:text-indent="2.501cm" style:auto-text-indent="false"/>
    </style:style>
    <style:style style:name="P146" style:family="paragraph" style:parent-style-name="Standard">
      <style:paragraph-properties fo:margin-left="0cm" fo:margin-right="0cm" fo:text-indent="1.279cm" style:auto-text-indent="false"/>
    </style:style>
    <style:style style:name="P147" style:family="paragraph" style:parent-style-name="Standard">
      <style:paragraph-properties fo:margin-left="0cm" fo:margin-right="0cm" fo:text-indent="1.279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margin-left="0cm" fo:margin-right="0cm" fo:text-indent="1.279cm" style:auto-text-indent="false"/>
      <style:text-properties fo:color="#ff0000" fo:font-weight="bold" style:font-weight-asian="bold" style:font-weight-complex="bold"/>
    </style:style>
    <style:style style:name="P149" style:family="paragraph" style:parent-style-name="Standard">
      <style:paragraph-properties fo:margin-left="0cm" fo:margin-right="0cm" fo:text-indent="1.279cm" style:auto-text-indent="false"/>
      <style:text-properties fo:color="#000000"/>
    </style:style>
    <style:style style:name="P150" style:family="paragraph" style:parent-style-name="Standard">
      <style:paragraph-properties fo:margin-left="5.002cm" fo:margin-right="0cm" fo:text-indent="0cm" style:auto-text-indent="false"/>
    </style:style>
    <style:style style:name="P151" style:family="paragraph" style:parent-style-name="Standard">
      <style:paragraph-properties fo:margin-left="5.002cm" fo:margin-right="0cm" fo:text-indent="0cm" style:auto-text-indent="false"/>
      <style:text-properties fo:language="en" fo:country="US"/>
    </style:style>
    <style:style style:name="P152" style:family="paragraph" style:parent-style-name="Standard">
      <style:paragraph-properties fo:margin-left="2.501cm" fo:margin-right="0cm" fo:text-indent="2.501cm" style:auto-text-indent="false"/>
    </style:style>
    <style:style style:name="P153" style:family="paragraph" style:parent-style-name="Standard">
      <style:paragraph-properties fo:margin-left="2.501cm" fo:margin-right="0cm" fo:text-indent="2.501cm" style:auto-text-indent="false"/>
      <style:text-properties fo:color="#000000"/>
    </style:style>
    <style:style style:name="P154" style:family="paragraph" style:parent-style-name="Standard">
      <style:paragraph-properties fo:margin-left="2.501cm" fo:margin-right="0cm" fo:text-indent="2.501cm" style:auto-text-indent="false"/>
      <style:text-properties fo:language="en" fo:country="US"/>
    </style:style>
    <style:style style:name="P155" style:family="paragraph" style:parent-style-name="Standard">
      <style:paragraph-properties fo:margin-left="2.501cm" fo:margin-right="0cm" fo:text-indent="2.501cm" style:auto-text-indent="false"/>
      <style:text-properties fo:font-weight="bold" style:font-weight-asian="bold" style:font-weight-complex="bold"/>
    </style:style>
    <style:style style:name="P156" style:family="paragraph" style:parent-style-name="Standard">
      <style:paragraph-properties fo:margin-left="5.002cm" fo:margin-right="0cm" fo:text-indent="2.501cm" style:auto-text-indent="false"/>
    </style:style>
    <style:style style:name="P157" style:family="paragraph" style:parent-style-name="Standard">
      <style:paragraph-properties fo:margin-left="5.002cm" fo:margin-right="0cm" fo:text-indent="2.501cm" style:auto-text-indent="false"/>
      <style:text-properties fo:font-weight="bold" style:font-weight-asian="bold"/>
    </style:style>
    <style:style style:name="P158" style:family="paragraph" style:parent-style-name="Standard">
      <style:paragraph-properties fo:margin-left="5.002cm" fo:margin-right="0cm" fo:text-indent="2.501cm" style:auto-text-indent="false"/>
      <style:text-properties fo:color="#000000"/>
    </style:style>
    <style:style style:name="P159" style:family="paragraph" style:parent-style-name="Standard">
      <style:paragraph-properties fo:margin-left="5.002cm" fo:margin-right="0cm" fo:text-indent="2.501cm" style:auto-text-indent="false"/>
      <style:text-properties fo:language="en" fo:country="US"/>
    </style:style>
    <style:style style:name="P160" style:family="paragraph" style:parent-style-name="Standard">
      <style:paragraph-properties fo:margin-left="5.657cm" fo:margin-right="0cm" fo:text-indent="1.847cm" style:auto-text-indent="false"/>
    </style:style>
    <style:style style:name="P161" style:family="paragraph" style:parent-style-name="Standard">
      <style:paragraph-properties fo:margin-left="5.637cm" fo:margin-right="0cm" fo:text-indent="1.866cm" style:auto-text-indent="false"/>
    </style:style>
    <style:style style:name="P162" style:family="paragraph" style:parent-style-name="Standard">
      <style:paragraph-properties fo:margin-left="5.637cm" fo:margin-right="0cm" fo:text-indent="1.866cm" style:auto-text-indent="false"/>
      <style:text-properties fo:color="#000000"/>
    </style:style>
    <style:style style:name="P163" style:family="paragraph" style:parent-style-name="Standard">
      <style:paragraph-properties fo:margin-left="5.637cm" fo:margin-right="0cm" fo:text-indent="1.866cm" style:auto-text-indent="false"/>
      <style:text-properties fo:color="#000000" fo:font-weight="bold" style:font-weight-asian="bold" style:font-weight-complex="bold"/>
    </style:style>
    <style:style style:name="P164" style:family="paragraph" style:parent-style-name="Standard">
      <style:paragraph-properties fo:margin-left="5.032cm" fo:margin-right="0cm" fo:text-indent="0cm" style:auto-text-indent="false"/>
      <style:text-properties style:font-weight-complex="bold"/>
    </style:style>
    <style:style style:name="P165" style:family="paragraph" style:parent-style-name="Standard">
      <style:paragraph-properties fo:margin-left="5.032cm" fo:margin-right="0cm" fo:text-indent="0cm" style:auto-text-indent="false"/>
      <style:text-properties fo:language="en" fo:country="US"/>
    </style:style>
    <style:style style:name="P166" style:family="paragraph" style:parent-style-name="Standard">
      <style:paragraph-properties fo:margin-left="5.032cm" fo:margin-right="0cm" fo:text-indent="0cm" style:auto-text-indent="false"/>
      <style:text-properties fo:color="#000000" fo:language="en" fo:country="US"/>
    </style:style>
    <style:style style:name="P167" style:family="paragraph" style:parent-style-name="Standard">
      <style:paragraph-properties fo:margin-left="2.286cm" fo:margin-right="0cm" fo:text-indent="0cm" style:auto-text-indent="false"/>
      <style:text-properties fo:color="#000000"/>
    </style:style>
    <style:style style:name="P168" style:family="paragraph" style:parent-style-name="Standard">
      <style:paragraph-properties fo:margin-left="2.794cm" fo:margin-right="0cm" fo:text-align="justify" style:justify-single-word="false" fo:text-indent="2.208cm" style:auto-text-indent="false"/>
      <style:text-properties fo:color="#000000" fo:font-weight="bold" style:font-weight-asian="bold" style:font-weight-complex="bold"/>
    </style:style>
    <style:style style:name="P169" style:family="paragraph" style:parent-style-name="Standard">
      <style:paragraph-properties fo:margin-left="2.794cm" fo:margin-right="0cm" fo:text-align="justify" style:justify-single-word="false" fo:text-indent="2.208cm" style:auto-text-indent="false"/>
      <style:text-properties fo:font-weight="bold" style:font-weight-asian="bold" style:font-weight-complex="bold"/>
    </style:style>
    <style:style style:name="P170" style:family="paragraph" style:parent-style-name="Standard">
      <style:paragraph-properties fo:margin-left="0.03cm" fo:margin-right="0cm" fo:text-indent="0cm" style:auto-text-indent="false"/>
    </style:style>
    <style:style style:name="P171" style:family="paragraph" style:parent-style-name="Standard">
      <style:paragraph-properties fo:margin-left="0.03cm" fo:margin-right="0cm" fo:text-align="justify" style:justify-single-word="false" fo:text-indent="0cm" style:auto-text-indent="false"/>
    </style:style>
    <style:style style:name="P172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fo:font-weight="bold" style:font-weight-asian="bold"/>
    </style:style>
    <style:style style:name="P173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74" style:family="paragraph" style:parent-style-name="Standard">
      <style:paragraph-properties fo:margin-left="0.03cm" fo:margin-right="0cm" fo:text-indent="0cm" style:auto-text-indent="false"/>
      <style:text-properties fo:color="#00ff00" fo:font-weight="bold" style:font-weight-asian="bold" style:font-weight-complex="bold"/>
    </style:style>
    <style:style style:name="P175" style:family="paragraph" style:parent-style-name="Standard">
      <style:paragraph-properties fo:margin-left="0.03cm" fo:margin-right="0cm" fo:text-indent="0cm" style:auto-text-indent="false"/>
      <style:text-properties fo:color="#000000"/>
    </style:style>
    <style:style style:name="P176" style:family="paragraph" style:parent-style-name="Standard">
      <style:paragraph-properties fo:margin-left="0.03cm" fo:margin-right="0cm" fo:text-indent="0cm" style:auto-text-indent="false"/>
      <style:text-properties fo:color="#000000" style:font-weight-complex="bold"/>
    </style:style>
    <style:style style:name="P177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fo:color="#000000"/>
    </style:style>
    <style:style style:name="P178" style:family="paragraph" style:parent-style-name="Standard">
      <style:paragraph-properties fo:margin-left="0.03cm" fo:margin-right="0cm" fo:text-indent="0cm" style:auto-text-indent="false"/>
      <style:text-properties style:font-weight-complex="bold"/>
    </style:style>
    <style:style style:name="P179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style:font-weight-complex="bold"/>
    </style:style>
    <style:style style:name="P180" style:family="paragraph" style:parent-style-name="Standard">
      <style:paragraph-properties fo:margin-left="7.534cm" fo:margin-right="0cm" fo:text-indent="0cm" style:auto-text-indent="false"/>
    </style:style>
    <style:style style:name="P181" style:family="paragraph" style:parent-style-name="Standard">
      <style:paragraph-properties fo:margin-left="7.534cm" fo:margin-right="0cm" fo:text-indent="0cm" style:auto-text-indent="false"/>
      <style:text-properties fo:color="#000000"/>
    </style:style>
    <style:style style:name="P182" style:family="paragraph" style:parent-style-name="Standard">
      <style:paragraph-properties fo:margin-left="7.534cm" fo:margin-right="0cm" fo:text-indent="2.471cm" style:auto-text-indent="false"/>
    </style:style>
    <style:style style:name="P183" style:family="paragraph" style:parent-style-name="Standard">
      <style:paragraph-properties fo:margin-left="7.534cm" fo:margin-right="0cm" fo:text-indent="2.471cm" style:auto-text-indent="false"/>
      <style:text-properties fo:color="#000000"/>
    </style:style>
    <style:style style:name="P184" style:family="paragraph" style:parent-style-name="Standard">
      <style:paragraph-properties fo:margin-left="3.156cm" fo:margin-right="0cm" fo:text-indent="1.847cm" style:auto-text-indent="false"/>
    </style:style>
    <style:style style:name="P185" style:family="paragraph" style:parent-style-name="Standard">
      <style:paragraph-properties fo:margin-left="10.035cm" fo:margin-right="0cm" fo:text-indent="2.471cm" style:auto-text-indent="false"/>
      <style:text-properties fo:language="en" fo:country="US"/>
    </style:style>
    <style:style style:name="P186" style:family="paragraph" style:parent-style-name="Standard">
      <style:paragraph-properties fo:margin-left="10.005cm" fo:margin-right="0cm" fo:text-indent="2.501cm" style:auto-text-indent="false"/>
      <style:text-properties fo:language="en" fo:country="US"/>
    </style:style>
    <style:style style:name="P187" style:family="paragraph" style:parent-style-name="Standard">
      <style:paragraph-properties fo:margin-left="7.504cm" fo:margin-right="0cm" fo:text-indent="0cm" style:auto-text-indent="false"/>
      <style:text-properties fo:color="#000000" fo:language="en" fo:country="US"/>
    </style:style>
    <style:style style:name="P188" style:family="paragraph" style:parent-style-name="Standard">
      <style:paragraph-properties fo:margin-left="7.504cm" fo:margin-right="0cm" fo:text-indent="2.501cm" style:auto-text-indent="false"/>
      <style:text-properties fo:language="en" fo:country="US"/>
    </style:style>
    <style:style style:name="P189" style:family="paragraph" style:parent-style-name="Standard">
      <style:paragraph-properties fo:margin-left="6.001cm" fo:margin-right="0cm" fo:text-indent="0cm" style:auto-text-indent="false"/>
    </style:style>
    <style:style style:name="P190" style:family="paragraph" style:parent-style-name="Standard">
      <style:paragraph-properties fo:margin-left="3.5cm" fo:margin-right="0cm" fo:text-indent="2.501cm" style:auto-text-indent="false"/>
    </style:style>
    <style:style style:name="P191" style:family="paragraph" style:parent-style-name="Standard">
      <style:paragraph-properties fo:margin-left="3.53cm" fo:margin-right="0cm" fo:text-indent="2.471cm" style:auto-text-indent="false"/>
    </style:style>
    <style:style style:name="P192" style:family="paragraph" style:parent-style-name="Standard">
      <style:paragraph-properties fo:margin-left="3.53cm" fo:margin-right="0cm" fo:text-indent="2.471cm" style:auto-text-indent="false"/>
      <style:text-properties fo:color="#000000"/>
    </style:style>
    <style:style style:name="P193" style:family="paragraph" style:parent-style-name="Standard">
      <style:paragraph-properties fo:margin-left="1.251cm" fo:margin-right="0cm" fo:text-indent="0cm" style:auto-text-indent="false"/>
    </style:style>
    <style:style style:name="P194" style:family="paragraph" style:parent-style-name="Standard">
      <style:paragraph-properties fo:margin-left="3.752cm" fo:margin-right="0cm" fo:text-indent="1.251cm" style:auto-text-indent="false"/>
      <style:text-properties fo:color="#000000"/>
    </style:style>
    <style:style style:name="P195" style:family="paragraph" style:parent-style-name="Standard">
      <style:paragraph-properties fo:margin-left="0cm" fo:margin-right="0cm" fo:text-indent="1cm" style:auto-text-indent="false"/>
    </style:style>
    <style:style style:name="P196" style:family="paragraph" style:parent-style-name="Standard">
      <style:paragraph-properties fo:margin-left="2.09cm" fo:margin-right="0cm" fo:text-indent="1.251cm" style:auto-text-indent="false"/>
      <style:text-properties fo:color="#000000"/>
    </style:style>
    <style:style style:name="P197" style:family="paragraph" style:parent-style-name="Standard">
      <style:paragraph-properties fo:margin-left="2.09cm" fo:margin-right="0cm" fo:text-indent="1.251cm" style:auto-text-indent="false"/>
      <style:text-properties fo:color="#000000" fo:font-weight="bold" style:font-weight-asian="bold"/>
    </style:style>
    <style:style style:name="P198" style:family="paragraph" style:parent-style-name="List">
      <style:text-properties style:font-name="Times New Roman" fo:font-size="10pt" style:font-size-asian="10pt" style:font-name-complex="Times New Roman"/>
    </style:style>
    <style:style style:name="P199" style:family="paragraph" style:parent-style-name="List">
      <style:text-properties fo:color="#000000" style:font-name="Times New Roman" fo:font-size="10pt" style:font-size-asian="10pt" style:font-name-complex="Times New Roman"/>
    </style:style>
    <style:style style:name="P200" style:family="paragraph" style:parent-style-name="List">
      <style:paragraph-properties fo:margin-left="0cm" fo:margin-right="0cm" fo:text-indent="0cm" style:auto-text-indent="false"/>
      <style:text-properties fo:color="#000000" style:font-name="Times New Roman" fo:font-size="10pt" fo:language="en" fo:country="US" fo:font-weight="bold" style:font-size-asian="10pt" style:font-weight-asian="bold" style:font-name-complex="Times New Roman" style:font-weight-complex="bold"/>
    </style:style>
    <style:style style:name="P201" style:family="paragraph" style:parent-style-name="List">
      <style:paragraph-properties fo:margin-left="0cm" fo:margin-right="0cm" fo:text-indent="0cm" style:auto-text-indent="false"/>
      <style:text-properties fo:color="#000000" style:font-name="Times New Roman" fo:font-size="10pt" style:font-size-asian="10pt" style:font-name-complex="Times New Roman"/>
    </style:style>
    <style:style style:name="P202" style:family="paragraph" style:parent-style-name="List">
      <style:paragraph-properties fo:margin-left="0.499cm" fo:margin-right="0cm" fo:text-indent="2.002cm" style:auto-text-indent="false"/>
      <style:text-properties fo:color="#000000" style:font-name="Times New Roman" fo:font-size="10pt" style:font-size-asian="10pt" style:font-name-complex="Times New Roman"/>
    </style:style>
    <style:style style:name="P203" style:family="paragraph" style:parent-style-name="List">
      <style:paragraph-properties fo:margin-left="3cm" fo:margin-right="0cm" fo:text-indent="2.002cm" style:auto-text-indent="false"/>
      <style:text-properties style:font-name="Times New Roman" fo:font-size="10pt" style:font-size-asian="10pt" style:font-name-complex="Times New Roman"/>
    </style:style>
    <style:style style:name="P204" style:family="paragraph" style:parent-style-name="Text_20_body">
      <style:text-properties fo:color="#000000" style:font-name="Arial Black" fo:font-size="14pt" style:font-size-asian="14pt" style:font-name-complex="Arial Black"/>
    </style:style>
    <style:style style:name="P205" style:family="paragraph" style:parent-style-name="Text_20_body">
      <style:text-properties fo:color="#1f497d" fo:font-size="14pt" style:font-size-asian="14pt"/>
    </style:style>
    <style:style style:name="P206" style:family="paragraph" style:parent-style-name="Text_20_body">
      <style:paragraph-properties fo:margin-left="0cm" fo:margin-right="0cm" fo:margin-top="0cm" fo:margin-bottom="0cm" fo:text-indent="1.279cm" style:auto-text-indent="false"/>
      <style:text-properties fo:color="#000000" fo:font-weight="normal" style:font-weight-asian="normal"/>
    </style:style>
    <style:style style:name="P207" style:family="paragraph" style:parent-style-name="Text_20_body">
      <style:paragraph-properties fo:margin-left="0cm" fo:margin-right="0cm" fo:text-indent="0cm" style:auto-text-indent="false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/>
    </style:style>
    <style:style style:name="P20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10" style:family="paragraph" style:parent-style-name="Text_20_body">
      <style:paragraph-properties fo:margin-left="0cm" fo:margin-right="0cm" fo:text-indent="1.281cm" style:auto-text-indent="false"/>
    </style:style>
    <style:style style:name="P211" style:family="paragraph" style:parent-style-name="Heading_20_1">
      <style:text-properties fo:color="#000000"/>
    </style:style>
    <style:style style:name="P212" style:family="paragraph" style:parent-style-name="Heading_20_1">
      <style:paragraph-properties fo:margin-left="0.762cm" fo:margin-right="0cm" fo:text-indent="-0.762cm" style:auto-text-indent="false"/>
      <style:text-properties fo:color="#000000" style:font-weight-complex="bold"/>
    </style:style>
    <style:style style:name="P213" style:family="paragraph" style:parent-style-name="Heading_20_1">
      <style:paragraph-properties fo:margin-left="3.263cm" fo:margin-right="0cm" fo:text-align="justify" style:justify-single-word="false" fo:text-indent="1.739cm" style:auto-text-indent="false"/>
      <style:text-properties style:font-weight-complex="bold"/>
    </style:style>
    <style:style style:name="P214" style:family="paragraph" style:parent-style-name="Heading_20_1">
      <style:paragraph-properties fo:margin-left="3.263cm" fo:margin-right="0cm" fo:text-align="justify" style:justify-single-word="false" fo:text-indent="1.739cm" style:auto-text-indent="false"/>
      <style:text-properties fo:color="#000000" style:font-weight-complex="bold"/>
    </style:style>
    <style:style style:name="P215" style:family="paragraph" style:parent-style-name="Heading_20_1">
      <style:paragraph-properties fo:margin-left="5.002cm" fo:margin-right="0cm" fo:text-align="justify" style:justify-single-word="false" fo:text-indent="-0.762cm" style:auto-text-indent="false"/>
      <style:text-properties style:font-weight-complex="bold"/>
    </style:style>
    <style:style style:name="P216" style:family="paragraph" style:parent-style-name="Heading_20_1">
      <style:paragraph-properties fo:margin-left="0.762cm" fo:margin-right="0cm" fo:text-align="justify" style:justify-single-word="false" fo:text-indent="1.739cm" style:auto-text-indent="false"/>
      <style:text-properties style:font-weight-complex="bold"/>
    </style:style>
    <style:style style:name="P217" style:family="paragraph" style:parent-style-name="Heading_20_4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218" style:family="paragraph" style:parent-style-name="Heading_20_4">
      <style:paragraph-properties fo:text-align="justify" style:justify-single-word="false"/>
      <style:text-properties fo:color="#000000" style:font-name="Times New Roman" style:font-name-complex="Times New Roman"/>
    </style:style>
    <style:style style:name="P219" style:family="paragraph" style:parent-style-name="Heading_20_4">
      <style:text-properties fo:color="#000000"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P220" style:family="paragraph" style:parent-style-name="Heading_20_5">
      <style:text-properties fo:color="#000000" fo:font-size="14pt" style:font-size-asian="14pt" style:font-size-complex="14pt" style:font-weight-complex="bold"/>
    </style:style>
    <style:style style:name="P221" style:family="paragraph" style:parent-style-name="Heading_20_5">
      <style:paragraph-properties fo:margin-left="0cm" fo:margin-right="0cm" fo:text-indent="0cm" style:auto-text-indent="false"/>
      <style:text-properties fo:color="#000000" fo:font-size="10pt" fo:font-style="normal" fo:font-weight="normal" style:font-size-asian="10pt" style:font-style-asian="normal" style:font-weight-asian="normal"/>
    </style:style>
    <style:style style:name="P222" style:family="paragraph" style:parent-style-name="Heading_20_5">
      <style:paragraph-properties fo:margin-left="0cm" fo:margin-right="0cm" fo:text-indent="0cm" style:auto-text-indent="false"/>
      <style:text-properties fo:color="#000000" fo:font-size="14pt" fo:font-style="normal" style:font-size-asian="14pt" style:font-style-asian="normal" style:font-size-complex="14pt" style:font-style-complex="italic" style:font-weight-complex="bold"/>
    </style:style>
    <style:style style:name="P223" style:family="paragraph" style:parent-style-name="Heading_20_5">
      <style:paragraph-properties fo:margin-left="1.778cm" fo:margin-right="0cm" fo:text-indent="-1.778cm" style:auto-text-indent="false"/>
      <style:text-properties fo:color="#000000" fo:font-size="10pt" fo:font-style="normal" style:font-size-asian="10pt" style:font-style-asian="normal"/>
    </style:style>
    <style:style style:name="P224" style:family="paragraph" style:parent-style-name="Heading_20_6">
      <style:text-properties fo:color="#000000" fo:font-size="10pt" fo:font-weight="normal" style:font-size-asian="10pt" style:font-weight-asian="normal"/>
    </style:style>
    <style:style style:name="P225" style:family="paragraph" style:parent-style-name="Heading_20_7">
      <style:paragraph-properties fo:margin-left="2.286cm" fo:margin-right="0cm" fo:text-indent="0cm" style:auto-text-indent="false"/>
    </style:style>
    <style:style style:name="P226" style:family="paragraph" style:parent-style-name="Heading_20_7">
      <style:paragraph-properties fo:margin-left="2.286cm" fo:margin-right="0cm" fo:text-indent="0cm" style:auto-text-indent="false"/>
      <style:text-properties fo:color="#000000"/>
    </style:style>
    <style:style style:name="P227" style:family="paragraph" style:parent-style-name="Heading_20_8">
      <style:paragraph-properties fo:margin-left="0cm" fo:margin-right="0cm" fo:text-indent="-2.54cm" style:auto-text-indent="false"/>
      <style:text-properties style:font-weight-complex="bold"/>
    </style:style>
    <style:style style:name="P228" style:family="paragraph" style:parent-style-name="Heading_20_8">
      <style:paragraph-properties fo:margin-left="2.501cm" fo:margin-right="0cm" fo:text-indent="2.501cm" style:auto-text-indent="false"/>
      <style:text-properties fo:color="#000000" style:font-weight-complex="bold"/>
    </style:style>
    <style:style style:name="P229" style:family="paragraph" style:parent-style-name="Heading_20_8">
      <style:paragraph-properties fo:margin-left="5.002cm" fo:margin-right="0cm" fo:text-indent="2.501cm" style:auto-text-indent="false"/>
      <style:text-properties fo:color="#000000" style:font-weight-complex="bold"/>
    </style:style>
    <style:style style:name="P230" style:family="paragraph" style:parent-style-name="Zwykły_20_tekst2">
      <style:text-properties style:font-name="Times New Roman" style:font-name-complex="Times New Roman"/>
    </style:style>
    <style:style style:name="P231" style:family="paragraph" style:parent-style-name="Zwykły_20_tekst2">
      <style:text-properties style:font-name="Times New Roman" fo:font-size="14pt" style:font-size-asian="14pt" style:font-name-complex="Times New Roman" style:font-size-complex="14pt"/>
    </style:style>
    <style:style style:name="P232" style:family="paragraph" style:parent-style-name="Zwykły_20_tekst2">
      <style:text-properties fo:color="#000000"/>
    </style:style>
    <style:style style:name="P233" style:family="paragraph" style:parent-style-name="Zwykły_20_tekst2">
      <style:text-properties fo:color="#000000" style:font-name="Times New Roman" style:font-name-complex="Times New Roman"/>
    </style:style>
    <style:style style:name="P234" style:family="paragraph" style:parent-style-name="Zwykły_20_tekst2">
      <style:text-properties fo:color="#000000" style:font-name="Times New Roman" style:font-name-complex="Times New Roman" style:font-weight-complex="bold"/>
    </style:style>
    <style:style style:name="P235" style:family="paragraph" style:parent-style-name="Zwykły_20_tekst2">
      <style:paragraph-properties fo:margin-left="1.207cm" fo:margin-right="0cm" fo:text-indent="1.249cm" style:auto-text-indent="false"/>
      <style:text-properties style:font-name="Times New Roman" style:font-name-complex="Times New Roman"/>
    </style:style>
    <style:style style:name="P236" style:family="paragraph" style:parent-style-name="Zwykły_20_tekst2">
      <style:paragraph-properties fo:margin-left="0cm" fo:margin-right="0cm" fo:text-indent="1.279cm" style:auto-text-indent="false"/>
      <style:text-properties style:font-name="Times New Roman" fo:font-weight="bold" style:font-weight-asian="bold" style:font-name-complex="Times New Roman"/>
    </style:style>
    <style:style style:name="P237" style:family="paragraph" style:parent-style-name="Zwykły_20_tekst2">
      <style:paragraph-properties fo:margin-left="0cm" fo:margin-right="0cm" fo:text-indent="1.279cm" style:auto-text-indent="false"/>
      <style:text-properties style:font-name="Times New Roman" style:font-name-complex="Times New Roman"/>
    </style:style>
    <style:style style:name="P238" style:family="paragraph" style:parent-style-name="Zwykły_20_tekst2">
      <style:paragraph-properties fo:margin-left="0.03cm" fo:margin-right="0cm" fo:text-indent="1.249cm" style:auto-text-indent="false"/>
      <style:text-properties style:font-name="Times New Roman" style:font-name-complex="Times New Roman"/>
    </style:style>
    <style:style style:name="P239" style:family="paragraph" style:parent-style-name="Zwykły_20_tekst2">
      <style:paragraph-properties fo:margin-left="0cm" fo:margin-right="0cm" fo:text-indent="1.281cm" style:auto-text-indent="false"/>
      <style:text-properties style:font-name="Times New Roman" fo:font-weight="bold" style:font-weight-asian="bold" style:font-name-complex="Times New Roman"/>
    </style:style>
    <style:style style:name="P240" style:family="paragraph" style:parent-style-name="Zwykły_20_tekst2">
      <style:paragraph-properties fo:margin-left="0cm" fo:margin-right="0cm" fo:text-indent="2.501cm" style:auto-text-indent="false"/>
      <style:text-properties style:font-name="Times New Roman" style:font-name-complex="Times New Roman"/>
    </style:style>
    <style:style style:name="P241" style:family="paragraph" style:parent-style-name="Zwykły_20_tekst2">
      <style:paragraph-properties fo:margin-left="0cm" fo:margin-right="0cm" fo:text-indent="2.501cm" style:auto-text-indent="false"/>
      <style:text-properties fo:color="#000000" style:font-name="Times New Roman" style:font-name-complex="Times New Roman"/>
    </style:style>
    <style:style style:name="P242" style:family="paragraph" style:parent-style-name="Zwykły_20_tekst2">
      <style:paragraph-properties fo:margin-left="0cm" fo:margin-right="0cm" fo:text-indent="2.501cm" style:auto-text-indent="false"/>
      <style:text-properties fo:color="#000000" style:font-name="Times New Roman" style:text-underline-style="solid" style:text-underline-width="auto" style:text-underline-color="font-color" style:font-name-complex="Times New Roman"/>
    </style:style>
    <style:style style:name="P243" style:family="paragraph" style:parent-style-name="Zwykły_20_tekst2">
      <style:paragraph-properties fo:margin-left="0.03cm" fo:margin-right="0cm" fo:text-indent="2.471cm" style:auto-text-indent="false"/>
    </style:style>
    <style:style style:name="P244" style:family="paragraph" style:parent-style-name="Zwykły_20_tekst2">
      <style:paragraph-properties fo:margin-left="0.03cm" fo:margin-right="0cm" fo:text-indent="2.471cm" style:auto-text-indent="false"/>
      <style:text-properties style:font-name="Times New Roman" style:font-name-complex="Times New Roman"/>
    </style:style>
    <style:style style:name="P245" style:family="paragraph" style:parent-style-name="Zwykły_20_tekst2">
      <style:paragraph-properties fo:margin-left="0.03cm" fo:margin-right="0cm" fo:text-indent="2.471cm" style:auto-text-indent="false"/>
      <style:text-properties fo:color="#000000"/>
    </style:style>
    <style:style style:name="P246" style:family="paragraph" style:parent-style-name="Zwykły_20_tekst2">
      <style:paragraph-properties fo:margin-left="0.03cm" fo:margin-right="0cm" fo:text-indent="2.471cm" style:auto-text-indent="false"/>
      <style:text-properties fo:color="#000000" style:font-name="Times New Roman" style:font-name-complex="Times New Roman"/>
    </style:style>
    <style:style style:name="P247" style:family="paragraph" style:parent-style-name="Zwykły_20_tekst2">
      <style:paragraph-properties fo:margin-left="0.03cm" fo:margin-right="0cm" fo:text-indent="2.471cm" style:auto-text-indent="false"/>
      <style:text-properties fo:color="#000000" style:font-name="Times New Roman" style:font-name-complex="Times New Roman" style:font-weight-complex="bold"/>
    </style:style>
    <style:style style:name="P248" style:family="paragraph" style:parent-style-name="Zwykły_20_tekst2">
      <style:paragraph-properties fo:margin-left="0cm" fo:margin-right="0cm" fo:text-indent="0cm" style:auto-text-indent="false"/>
    </style:style>
    <style:style style:name="P249" style:family="paragraph" style:parent-style-name="Zwykły_20_tekst2">
      <style:paragraph-properties fo:margin-left="0cm" fo:margin-right="0cm" fo:text-indent="0cm" style:auto-text-indent="false"/>
      <style:text-properties fo:color="#00ff00" style:font-name="Times New Roman" fo:font-weight="bold" style:font-weight-asian="bold" style:font-name-complex="Times New Roman" style:font-weight-complex="bold"/>
    </style:style>
    <style:style style:name="P250" style:family="paragraph" style:parent-style-name="Zwykły_20_tekst2">
      <style:paragraph-properties fo:margin-left="0cm" fo:margin-right="0cm" fo:text-indent="0cm" style:auto-text-indent="false"/>
      <style:text-properties fo:color="#00ff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51" style:family="paragraph" style:parent-style-name="Zwykły_20_tekst2">
      <style:paragraph-properties fo:margin-left="0cm" fo:margin-right="0cm" fo:text-indent="0cm" style:auto-text-indent="false"/>
      <style:text-properties fo:color="#000000"/>
    </style:style>
    <style:style style:name="P252" style:family="paragraph" style:parent-style-name="Zwykły_20_tekst2">
      <style:paragraph-properties fo:margin-left="0cm" fo:margin-right="0cm" fo:text-indent="0cm" style:auto-text-indent="false"/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3" style:family="paragraph" style:parent-style-name="Zwykły_20_tekst2">
      <style:paragraph-properties fo:margin-left="0cm" fo:margin-right="0cm" fo:text-indent="0cm" style:auto-text-indent="false"/>
      <style:text-properties fo:color="#000000" style:font-name="Times New Roman" style:font-name-complex="Times New Roman"/>
    </style:style>
    <style:style style:name="P254" style:family="paragraph" style:parent-style-name="Zwykły_20_tekst2">
      <style:paragraph-properties fo:margin-left="0cm" fo:margin-right="0cm" fo:text-indent="0cm" style:auto-text-indent="false"/>
      <style:text-properties fo:color="#000000" style:font-name="Times New Roman" style:font-name-complex="Times New Roman" style:font-weight-complex="bold"/>
    </style:style>
    <style:style style:name="P255" style:family="paragraph" style:parent-style-name="Zwykły_20_tekst2">
      <style:paragraph-properties fo:margin-left="0cm" fo:margin-right="0cm" fo:text-indent="0cm" style:auto-text-indent="false"/>
      <style:text-properties fo:color="#000000" style:font-name="Times New Roman" fo:font-weight="bold" style:font-weight-asian="bold" style:font-name-complex="Times New Roman" style:font-weight-complex="bold"/>
    </style:style>
    <style:style style:name="P256" style:family="paragraph" style:parent-style-name="Zwykły_20_tekst2">
      <style:paragraph-properties fo:margin-left="0cm" fo:margin-right="0cm" fo:text-indent="0cm" style:auto-text-indent="false"/>
      <style:text-properties fo:color="#000000" style:font-weight-complex="bold"/>
    </style:style>
    <style:style style:name="P257" style:family="paragraph" style:parent-style-name="Zwykły_20_tekst2">
      <style:paragraph-properties fo:margin-left="0cm" fo:margin-right="0cm" fo:text-indent="0cm" style:auto-text-indent="false"/>
      <style:text-properties fo:language="en" fo:country="US"/>
    </style:style>
    <style:style style:name="P258" style:family="paragraph" style:parent-style-name="Zwykły_20_tekst2">
      <style:paragraph-properties fo:margin-left="7.504cm" fo:margin-right="0cm" fo:text-indent="2.501cm" style:auto-text-indent="false"/>
    </style:style>
    <style:style style:name="P259" style:family="paragraph" style:parent-style-name="Zwykły_20_tekst2">
      <style:paragraph-properties fo:margin-left="7.504cm" fo:margin-right="0cm" fo:text-indent="2.501cm" style:auto-text-indent="false"/>
      <style:text-properties fo:color="#000000"/>
    </style:style>
    <style:style style:name="P260" style:family="paragraph" style:parent-style-name="Zwykły_20_tekst2">
      <style:paragraph-properties fo:margin-left="7.504cm" fo:margin-right="0cm" fo:text-indent="2.501cm" style:auto-text-indent="false"/>
      <style:text-properties fo:color="#000000" style:font-name="Times New Roman" style:font-name-complex="Times New Roman" style:font-weight-complex="bold"/>
    </style:style>
    <style:style style:name="P261" style:family="paragraph" style:parent-style-name="Lista_20_punktowana_20_21">
      <style:paragraph-properties fo:margin-left="0cm" fo:margin-right="0cm" fo:text-indent="0cm" style:auto-text-indent="false">
        <style:tab-stops>
          <style:tab-stop style:position="1.249cm"/>
        </style:tab-stops>
      </style:paragraph-properties>
      <style:text-properties fo:color="#000000" fo:font-size="10pt" style:font-size-asian="10pt"/>
    </style:style>
    <style:style style:name="P262" style:family="paragraph" style:parent-style-name="Lista_20_punktowana_20_21">
      <style:paragraph-properties fo:margin-left="0cm" fo:margin-right="0cm" fo:text-indent="0cm" style:auto-text-indent="false">
        <style:tab-stops>
          <style:tab-stop style:position="1.249cm"/>
        </style:tab-stops>
      </style:paragraph-properties>
      <style:text-properties fo:font-size="10pt" style:font-size-asian="10pt"/>
    </style:style>
    <style:style style:name="P263" style:family="paragraph" style:parent-style-name="Lista_20_punktowana_20_21">
      <style:paragraph-properties fo:margin-left="0cm" fo:margin-right="0cm" fo:text-indent="0cm" style:auto-text-indent="false">
        <style:tab-stops>
          <style:tab-stop style:position="1.249cm"/>
        </style:tab-stops>
      </style:paragraph-properties>
      <style:text-properties fo:font-size="10pt" fo:font-weight="normal" style:font-size-asian="10pt" style:font-weight-asian="normal"/>
    </style:style>
    <style:style style:name="P264" style:family="paragraph" style:parent-style-name="Lista_20_punktowana_20_31">
      <style:paragraph-properties fo:margin-left="2.501cm" fo:margin-right="0cm" fo:text-indent="2.501cm" style:auto-text-indent="false"/>
    </style:style>
    <style:style style:name="P265" style:family="paragraph" style:parent-style-name="Lista_20_punktowana_20_31">
      <style:paragraph-properties fo:margin-left="2.501cm" fo:margin-right="0cm" fo:text-indent="2.501cm" style:auto-text-indent="false"/>
      <style:text-properties fo:color="#000000"/>
    </style:style>
    <style:style style:name="P266" style:family="paragraph" style:parent-style-name="Lista_20_punktowana_20_31">
      <style:paragraph-properties fo:margin-left="7.504cm" fo:margin-right="0cm" fo:text-indent="-0.635cm" style:auto-text-indent="false"/>
      <style:text-properties fo:color="#000000" fo:font-weight="bold" style:font-weight-asian="bold" style:font-weight-complex="bold"/>
    </style:style>
    <style:style style:name="P267" style:family="paragraph" style:parent-style-name="Lista_20_punktowana_20_31">
      <style:paragraph-properties fo:margin-left="4.135cm" fo:margin-right="0cm" fo:text-indent="0.868cm" style:auto-text-indent="false"/>
    </style:style>
    <style:style style:name="P268" style:family="paragraph" style:parent-style-name="Lista_20_punktowana_20_31">
      <style:paragraph-properties fo:margin-left="4.135cm" fo:margin-right="0cm" fo:text-indent="0.868cm" style:auto-text-indent="false"/>
      <style:text-properties fo:color="#000000"/>
    </style:style>
    <style:style style:name="P269" style:family="paragraph" style:parent-style-name="Lista_20_punktowana_20_31">
      <style:paragraph-properties fo:margin-left="5.637cm" fo:margin-right="0cm" fo:text-indent="-0.635cm" style:auto-text-indent="false"/>
    </style:style>
    <style:style style:name="P270" style:family="paragraph" style:parent-style-name="Lista_20_21">
      <style:text-properties fo:color="#000000"/>
    </style:style>
    <style:style style:name="P271" style:family="paragraph" style:parent-style-name="Lista_20_21" style:list-style-name="WW8Num6">
      <style:text-properties fo:color="#000000"/>
    </style:style>
    <style:style style:name="P272" style:family="paragraph" style:parent-style-name="Lista_20_21">
      <style:paragraph-properties fo:margin-left="5.002cm" fo:margin-right="0cm" fo:text-indent="2.501cm" style:auto-text-indent="false"/>
    </style:style>
    <style:style style:name="P273" style:family="paragraph" style:parent-style-name="Lista_20_21">
      <style:paragraph-properties fo:margin-left="5.002cm" fo:margin-right="0cm" fo:text-indent="2.501cm" style:auto-text-indent="false"/>
      <style:text-properties fo:color="#000000"/>
    </style:style>
    <style:style style:name="P274" style:family="paragraph" style:parent-style-name="Lista_20_21">
      <style:paragraph-properties fo:margin-left="0cm" fo:margin-right="0cm" fo:text-indent="0.998cm" style:auto-text-indent="false"/>
      <style:text-properties fo:color="#000000"/>
    </style:style>
    <style:style style:name="P275" style:family="paragraph" style:parent-style-name="Lista_20_21">
      <style:paragraph-properties fo:margin-left="6.001cm" fo:margin-right="0cm" fo:text-indent="1.503cm" style:auto-text-indent="false"/>
    </style:style>
    <style:style style:name="P276" style:family="paragraph" style:parent-style-name="Lista_20_21">
      <style:paragraph-properties fo:margin-left="6.001cm" fo:margin-right="0cm" fo:text-indent="1.503cm" style:auto-text-indent="false"/>
      <style:text-properties fo:color="#000000"/>
    </style:style>
    <style:style style:name="P277" style:family="paragraph" style:parent-style-name="Lista_20_21">
      <style:paragraph-properties fo:margin-left="1cm" fo:margin-right="0cm" fo:text-indent="0cm" style:auto-text-indent="false"/>
    </style:style>
    <style:style style:name="P278" style:family="paragraph" style:parent-style-name="Lista_20_21">
      <style:paragraph-properties fo:margin-left="0cm" fo:margin-right="0cm" fo:text-indent="1cm" style:auto-text-indent="false"/>
    </style:style>
    <style:style style:name="P279" style:family="paragraph" style:parent-style-name="Lista_20_21">
      <style:paragraph-properties fo:margin-left="0.998cm" fo:margin-right="0cm" fo:text-indent="1.503cm" style:auto-text-indent="false"/>
      <style:text-properties fo:color="#000000"/>
    </style:style>
    <style:style style:name="P280" style:family="paragraph" style:parent-style-name="Lista_20_21">
      <style:paragraph-properties fo:margin-left="0cm" fo:margin-right="0cm" fo:text-indent="0cm" style:auto-text-indent="false"/>
    </style:style>
    <style:style style:name="P281" style:family="paragraph" style:parent-style-name="Lista_20_21">
      <style:paragraph-properties fo:margin-left="0cm" fo:margin-right="0cm" fo:text-indent="0cm" style:auto-text-indent="false"/>
      <style:text-properties fo:color="#000000"/>
    </style:style>
    <style:style style:name="P282" style:family="paragraph" style:parent-style-name="Lista_20_21">
      <style:paragraph-properties fo:margin-left="0cm" fo:margin-right="0cm" fo:text-indent="0cm" style:auto-text-indent="false"/>
      <style:text-properties fo:color="#000000" fo:font-weight="bold" style:font-weight-asian="bold" style:font-weight-complex="bold"/>
    </style:style>
    <style:style style:name="P283" style:family="paragraph" style:parent-style-name="Lista_20_2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84" style:family="paragraph" style:parent-style-name="Lista_20_21">
      <style:paragraph-properties fo:margin-left="0cm" fo:margin-right="0cm" fo:text-indent="-0.499cm" style:auto-text-indent="false"/>
      <style:text-properties fo:color="#000000"/>
    </style:style>
    <style:style style:name="P285" style:family="paragraph" style:parent-style-name="Lista_20_21">
      <style:paragraph-properties fo:margin-left="0.635cm" fo:margin-right="0cm" fo:text-indent="0cm" style:auto-text-indent="false"/>
      <style:text-properties fo:color="#000000"/>
    </style:style>
    <style:style style:name="P286" style:family="paragraph" style:parent-style-name="Lista_20_21">
      <style:paragraph-properties fo:margin-left="-0.501cm" fo:margin-right="0cm" fo:text-indent="0cm" style:auto-text-indent="false"/>
    </style:style>
    <style:style style:name="P287" style:family="paragraph" style:parent-style-name="Lista_20_21">
      <style:paragraph-properties fo:margin-left="-0.501cm" fo:margin-right="0cm" fo:text-indent="0cm" style:auto-text-indent="false"/>
      <style:text-properties fo:color="#000000"/>
    </style:style>
    <style:style style:name="P288" style:family="paragraph" style:parent-style-name="Lista_20_21">
      <style:paragraph-properties fo:margin-left="-0.501cm" fo:margin-right="0cm" fo:text-indent="0.501cm" style:auto-text-indent="false"/>
    </style:style>
    <style:style style:name="P289" style:family="paragraph" style:parent-style-name="Lista_20_21">
      <style:paragraph-properties fo:margin-left="-0.501cm" fo:margin-right="0cm" fo:text-indent="0.501cm" style:auto-text-indent="false"/>
      <style:text-properties fo:color="#000000"/>
    </style:style>
    <style:style style:name="P290" style:family="paragraph" style:parent-style-name="Lista_20_31">
      <style:text-properties fo:color="#000000"/>
    </style:style>
    <style:style style:name="P291" style:family="paragraph" style:parent-style-name="Text_20_body_20_indent">
      <style:text-properties fo:font-size="10pt" style:font-size-asian="10pt"/>
    </style:style>
    <style:style style:name="P292" style:family="paragraph" style:parent-style-name="Text_20_body_20_indent">
      <style:text-properties fo:font-size="10pt" fo:font-weight="bold" style:font-size-asian="10pt" style:font-weight-asian="bold"/>
    </style:style>
    <style:style style:name="P293" style:family="paragraph" style:parent-style-name="Text_20_body_20_indent">
      <style:text-properties fo:color="#000000" fo:font-size="10pt" style:font-size-asian="10pt"/>
    </style:style>
    <style:style style:name="P294" style:family="paragraph" style:parent-style-name="Text_20_body_20_indent">
      <style:paragraph-properties fo:margin-left="0.03cm" fo:margin-right="0cm" fo:text-indent="0cm" style:auto-text-indent="false"/>
      <style:text-properties fo:font-size="10pt" style:font-size-asian="10pt"/>
    </style:style>
    <style:style style:name="P295" style:family="paragraph" style:parent-style-name="Text_20_body_20_indent">
      <style:paragraph-properties fo:margin-left="0.03cm" fo:margin-right="0cm" fo:text-indent="0cm" style:auto-text-indent="false"/>
      <style:text-properties fo:font-size="10pt" fo:font-weight="bold" style:font-size-asian="10pt" style:font-weight-asian="bold"/>
    </style:style>
    <style:style style:name="P296" style:family="paragraph" style:parent-style-name="Text_20_body_20_indent">
      <style:paragraph-properties fo:margin-left="0.03cm" fo:margin-right="0cm" fo:text-indent="0cm" style:auto-text-indent="false"/>
      <style:text-properties fo:color="#000000" fo:font-size="10pt" style:font-size-asian="10pt"/>
    </style:style>
    <style:style style:name="P297" style:family="paragraph" style:parent-style-name="Text_20_body_20_indent">
      <style:paragraph-properties fo:margin-left="0.03cm" fo:margin-right="0cm" fo:text-indent="0cm" style:auto-text-indent="false"/>
      <style:text-properties fo:color="#000000" fo:font-size="10pt" fo:font-weight="bold" style:font-size-asian="10pt" style:font-weight-asian="bold"/>
    </style:style>
    <style:style style:name="P298" style:family="paragraph" style:parent-style-name="Text_20_body_20_indent">
      <style:paragraph-properties fo:margin-left="0.03cm" fo:margin-right="0cm" fo:text-indent="-0.531cm" style:auto-text-indent="false"/>
      <style:text-properties fo:color="#000000" fo:font-size="10pt" fo:font-weight="bold" style:font-size-asian="10pt" style:font-weight-asian="bold"/>
    </style:style>
    <style:style style:name="P299" style:family="paragraph" style:parent-style-name="Text_20_body_20_indent">
      <style:paragraph-properties fo:margin-left="0.03cm" fo:margin-right="0cm" fo:text-indent="-0.531cm" style:auto-text-indent="false"/>
      <style:text-properties fo:color="#000000" fo:font-size="10pt" style:font-size-asian="10pt"/>
    </style:style>
    <style:style style:name="P300" style:family="paragraph" style:parent-style-name="Text_20_body_20_indent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301" style:family="paragraph" style:parent-style-name="Text_20_body_20_indent">
      <style:paragraph-properties fo:margin-left="0cm" fo:margin-right="0cm" fo:text-indent="0cm" style:auto-text-indent="false"/>
      <style:text-properties fo:color="#000000" fo:font-size="10pt" fo:font-weight="bold" style:font-size-asian="10pt" style:font-weight-asian="bold"/>
    </style:style>
    <style:style style:name="P302" style:family="paragraph" style:parent-style-name="Skrócony_20_adres_20_zwrotny">
      <style:text-properties fo:color="#000000"/>
    </style:style>
    <style:style style:name="P303" style:family="paragraph" style:parent-style-name="Skrócony_20_adres_20_zwrotny">
      <style:paragraph-properties fo:margin-left="0cm" fo:margin-right="0cm" fo:text-indent="2.501cm" style:auto-text-indent="false"/>
    </style:style>
    <style:style style:name="P304" style:family="paragraph" style:parent-style-name="Skrócony_20_adres_20_zwrotny">
      <style:paragraph-properties fo:margin-left="0.03cm" fo:margin-right="0cm" fo:text-indent="2.471cm" style:auto-text-indent="false"/>
    </style:style>
    <style:style style:name="P305" style:family="paragraph" style:parent-style-name="Skrócony_20_adres_20_zwrotny">
      <style:paragraph-properties fo:margin-left="0.03cm" fo:margin-right="0cm" fo:text-indent="2.471cm" style:auto-text-indent="false"/>
      <style:text-properties fo:color="#000000"/>
    </style:style>
    <style:style style:name="P306" style:family="paragraph" style:parent-style-name="Zwykły_20_tekst1">
      <style:text-properties fo:color="#000000" style:font-name="Times New Roman" style:font-name-complex="Times New Roman"/>
    </style:style>
    <style:style style:name="P307" style:family="paragraph" style:parent-style-name="Zwykły_20_tekst1">
      <style:paragraph-properties fo:margin-left="3.747cm" fo:margin-right="0cm" fo:text-indent="1.249cm" style:auto-text-indent="false"/>
      <style:text-properties fo:color="#000000" style:font-name="Times New Roman" style:font-name-complex="Times New Roman"/>
    </style:style>
    <style:style style:name="P308" style:family="paragraph" style:parent-style-name="Zwykły_20_tekst1">
      <style:paragraph-properties fo:margin-left="3.747cm" fo:margin-right="0cm" fo:text-indent="1.249cm" style:auto-text-indent="false"/>
      <style:text-properties style:font-name="Times New Roman" style:font-name-complex="Times New Roman"/>
    </style:style>
    <style:style style:name="P309" style:family="paragraph" style:parent-style-name="Zwykły_20_tekst1">
      <style:paragraph-properties fo:margin-left="0cm" fo:margin-right="0cm" fo:text-indent="0cm" style:auto-text-indent="false"/>
    </style:style>
    <style:style style:name="P310" style:family="paragraph" style:parent-style-name="Zwykły_20_tekst1">
      <style:paragraph-properties fo:margin-left="0cm" fo:margin-right="0cm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11" style:family="paragraph" style:parent-style-name="Zwykły_20_tekst1">
      <style:paragraph-properties fo:margin-left="0cm" fo:margin-right="0cm" fo:text-indent="0cm" style:auto-text-indent="false"/>
      <style:text-properties fo:color="#000000"/>
    </style:style>
    <style:style style:name="P312" style:family="paragraph" style:parent-style-name="Zwykły_20_tekst1">
      <style:paragraph-properties fo:margin-left="0cm" fo:margin-right="0cm" fo:text-indent="0cm" style:auto-text-indent="false"/>
      <style:text-properties fo:color="#000000" style:font-name="Times New Roman" fo:font-weight="bold" style:font-weight-asian="bold" style:font-name-complex="Times New Roman" style:font-weight-complex="bold"/>
    </style:style>
    <style:style style:name="P313" style:family="paragraph" style:parent-style-name="Zwykły_20_tekst1">
      <style:paragraph-properties fo:margin-left="0cm" fo:margin-right="0cm" fo:text-indent="0cm" style:auto-text-indent="false"/>
      <style:text-properties fo:color="#000000" style:font-name="Times New Roman" style:font-name-complex="Times New Roman"/>
    </style:style>
    <style:style style:name="P314" style:family="paragraph" style:parent-style-name="Zwykły_20_tekst1">
      <style:paragraph-properties fo:margin-left="0cm" fo:margin-right="0cm" fo:text-indent="0cm" style:auto-text-indent="false"/>
      <style:text-properties fo:color="#000000" style:font-name="Times New Roman" style:font-name-complex="Times New Roman" style:font-weight-complex="bold"/>
    </style:style>
    <style:style style:name="P315" style:family="paragraph" style:parent-style-name="Zwykły_20_tekst1">
      <style:paragraph-properties fo:margin-left="0cm" fo:margin-right="0cm" fo:text-indent="0cm" style:auto-text-indent="false"/>
      <style:text-properties fo:color="#000000" style:font-name="Times New Roman" fo:language="en" fo:country="US" style:font-name-complex="Times New Roman" style:font-weight-complex="bold"/>
    </style:style>
    <style:style style:name="P316" style:family="paragraph" style:parent-style-name="Zwykły_20_tekst1">
      <style:paragraph-properties fo:margin-left="0cm" fo:margin-right="0cm" fo:text-indent="0cm" style:auto-text-indent="false"/>
      <style:text-properties fo:color="#000000" style:font-weight-complex="bold"/>
    </style:style>
    <style:style style:name="P317" style:family="paragraph" style:parent-style-name="Zwykły_20_tekst1">
      <style:paragraph-properties fo:margin-left="0cm" fo:margin-right="0cm" fo:text-indent="0cm" style:auto-text-indent="false"/>
      <style:text-properties fo:color="#000000" fo:language="en" fo:country="US"/>
    </style:style>
    <style:style style:name="P318" style:family="paragraph" style:parent-style-name="Zwykły_20_tekst1">
      <style:paragraph-properties fo:margin-left="0cm" fo:margin-right="0cm" fo:text-indent="0cm" style:auto-text-indent="false"/>
      <style:text-properties fo:language="en" fo:country="US"/>
    </style:style>
    <style:style style:name="P319" style:family="paragraph" style:parent-style-name="Zwykły_20_tekst1">
      <style:paragraph-properties fo:margin-left="0cm" fo:margin-right="0cm" fo:text-indent="2.501cm" style:auto-text-indent="false"/>
      <style:text-properties style:font-name="Times New Roman" style:font-name-complex="Times New Roman"/>
    </style:style>
    <style:style style:name="P320" style:family="paragraph" style:parent-style-name="Header">
      <style:paragraph-properties fo:margin-left="0.03cm" fo:margin-right="0.635cm" fo:text-indent="1.251cm" style:auto-text-indent="false"/>
    </style:style>
    <style:style style:name="P321" style:family="paragraph" style:parent-style-name="Lista_20_wypunktowana_20_2">
      <style:text-properties fo:color="#000000"/>
    </style:style>
    <style:style style:name="P322" style:family="paragraph" style:parent-style-name="Lista_20_wypunktowana_20_2">
      <style:paragraph-properties fo:margin-left="0cm" fo:margin-right="0cm" fo:text-indent="0cm" style:auto-text-indent="false"/>
      <style:text-properties fo:color="#000000" fo:font-weight="bold" style:font-weight-asian="bold" style:font-weight-complex="bold"/>
    </style:style>
    <style:style style:name="P323" style:family="paragraph" style:parent-style-name="Footer">
      <style:paragraph-properties fo:margin-left="0.03cm" fo:margin-right="0.635cm" fo:text-indent="1.251cm" style:auto-text-indent="false"/>
    </style:style>
    <style:style style:name="P324" style:family="paragraph" style:parent-style-name="Lista_20_wypunktowana_20_3">
      <style:text-properties style:font-weight-complex="bold"/>
    </style:style>
    <style:style style:name="P325" style:family="paragraph" style:parent-style-name="Lista_20_wypunktowana_20_3">
      <style:paragraph-properties fo:margin-left="0.762cm" fo:margin-right="0cm" fo:text-indent="-0.762cm" style:auto-text-indent="false"/>
    </style:style>
    <style:style style:name="P326" style:family="paragraph" style:parent-style-name="Lista_20_wypunktowana_20_3">
      <style:paragraph-properties fo:margin-left="0cm" fo:margin-right="0cm" fo:text-indent="0cm" style:auto-text-indent="false"/>
    </style:style>
    <style:style style:name="P327" style:family="paragraph" style:parent-style-name="Zwykły_20_tekst3">
      <style:text-properties style:font-name="Times New Roman" style:font-name-complex="Times New Roman"/>
    </style:style>
    <style:style style:name="P328" style:family="paragraph" style:parent-style-name="Zwykły_20_tekst3">
      <style:text-properties fo:color="#0070c0" style:font-name="Times New Roman" fo:font-weight="bold" style:font-weight-asian="bold" style:font-name-complex="Times New Roman"/>
    </style:style>
    <style:style style:name="P329" style:family="paragraph" style:parent-style-name="Zwykły_20_tekst3">
      <style:paragraph-properties fo:margin-left="0cm" fo:margin-right="0cm" fo:text-indent="1.249cm" style:auto-text-indent="false"/>
      <style:text-properties style:font-name="Times New Roman" style:font-name-complex="Times New Roman"/>
    </style:style>
    <style:style style:name="P330" style:family="paragraph" style:parent-style-name="Zwykły_20_tekst3">
      <style:paragraph-properties fo:margin-left="0cm" fo:margin-right="0cm" fo:text-indent="2.501cm" style:auto-text-indent="false"/>
    </style:style>
    <style:style style:name="P331" style:family="paragraph" style:parent-style-name="Zwykły_20_tekst3">
      <style:paragraph-properties fo:margin-left="0cm" fo:margin-right="0cm" fo:text-indent="2.501cm" style:auto-text-indent="false"/>
      <style:text-properties style:font-name="Times New Roman" style:font-name-complex="Times New Roman"/>
    </style:style>
    <style:style style:name="P332" style:family="paragraph" style:parent-style-name="Zwykły_20_tekst3">
      <style:paragraph-properties fo:margin-left="0cm" fo:margin-right="0cm" fo:text-indent="2.501cm" style:auto-text-indent="false"/>
      <style:text-properties fo:color="#000000" style:font-name="Times New Roman" style:font-name-complex="Times New Roman"/>
    </style:style>
    <style:style style:name="P333" style:family="paragraph" style:parent-style-name="Zwykły_20_tekst3">
      <style:paragraph-properties fo:margin-left="0.03cm" fo:margin-right="0cm" fo:text-indent="2.471cm" style:auto-text-indent="false"/>
    </style:style>
    <style:style style:name="P334" style:family="paragraph" style:parent-style-name="Zwykły_20_tekst3">
      <style:paragraph-properties fo:margin-left="0.03cm" fo:margin-right="0cm" fo:text-indent="2.471cm" style:auto-text-indent="false"/>
      <style:text-properties style:font-name="Times New Roman" style:font-name-complex="Times New Roman"/>
    </style:style>
    <style:style style:name="P335" style:family="paragraph" style:parent-style-name="Zwykły_20_tekst3">
      <style:paragraph-properties fo:margin-left="0cm" fo:margin-right="0cm" fo:text-indent="0cm" style:auto-text-indent="false"/>
    </style:style>
    <style:style style:name="P336" style:family="paragraph" style:parent-style-name="Zwykły_20_tekst3">
      <style:paragraph-properties fo:margin-left="0cm" fo:margin-right="0cm" fo:text-indent="0cm" style:auto-text-indent="false"/>
      <style:text-properties style:font-name="Times New Roman" style:font-name-complex="Times New Roman"/>
    </style:style>
    <style:style style:name="P337" style:family="paragraph" style:parent-style-name="Zwykły_20_tekst3">
      <style:paragraph-properties fo:margin-left="0cm" fo:margin-right="0cm" fo:text-indent="0cm" style:auto-text-indent="false"/>
      <style:text-properties fo:color="#000000"/>
    </style:style>
    <style:style style:name="P338" style:family="paragraph" style:parent-style-name="Zwykły_20_tekst3">
      <style:paragraph-properties fo:margin-left="0cm" fo:margin-right="0cm" fo:text-indent="0cm" style:auto-text-indent="false"/>
      <style:text-properties fo:color="#000000" style:font-name="Times New Roman" fo:font-weight="bold" style:font-weight-asian="bold" style:font-name-complex="Times New Roman" style:font-weight-complex="bold"/>
    </style:style>
    <style:style style:name="P339" style:family="paragraph" style:parent-style-name="Zwykły_20_tekst3">
      <style:paragraph-properties fo:margin-left="0cm" fo:margin-right="0cm" fo:text-indent="0cm" style:auto-text-indent="false"/>
      <style:text-properties fo:color="#000000" style:font-name="Times New Roman" style:font-name-complex="Times New Roman"/>
    </style:style>
    <style:style style:name="P340" style:family="paragraph" style:parent-style-name="Zwykły_20_tekst3">
      <style:paragraph-properties fo:margin-left="0cm" fo:margin-right="0cm" fo:text-indent="0cm" style:auto-text-indent="false"/>
      <style:text-properties fo:color="#000000" style:font-name="Times New Roman" style:font-name-complex="Times New Roman" style:font-weight-complex="bold"/>
    </style:style>
    <style:style style:name="P341" style:family="paragraph" style:parent-style-name="Zwykły_20_tekst3">
      <style:paragraph-properties fo:margin-left="0cm" fo:margin-right="0cm" fo:text-indent="0cm" style:auto-text-indent="false"/>
      <style:text-properties fo:color="#000000" style:font-weight-complex="bold"/>
    </style:style>
    <style:style style:name="P342" style:family="paragraph" style:parent-style-name="Zwykły_20_tekst3">
      <style:paragraph-properties fo:margin-left="0cm" fo:margin-right="0cm" fo:text-indent="1.281cm" style:auto-text-indent="false"/>
      <style:text-properties style:font-name="Times New Roman" style:font-name-complex="Times New Roman"/>
    </style:style>
    <style:style style:name="P343" style:family="paragraph" style:parent-style-name="Zwykły_20_tekst3">
      <style:paragraph-properties fo:margin-left="0cm" fo:margin-right="0cm" fo:text-indent="1.281cm" style:auto-text-indent="false"/>
      <style:text-properties fo:color="#00b050" style:font-name="Times New Roman" style:font-name-complex="Times New Roman"/>
    </style:style>
    <style:style style:name="P344" style:family="paragraph" style:parent-style-name="Zwykły_20_tekst3">
      <style:paragraph-properties fo:margin-left="2.501cm" fo:margin-right="0cm" fo:text-indent="2.501cm" style:auto-text-indent="false"/>
      <style:text-properties style:font-name="Times New Roman" style:font-name-complex="Times New Roman"/>
    </style:style>
    <style:style style:name="P345" style:family="paragraph" style:parent-style-name="Zwykły_20_tekst3">
      <style:paragraph-properties fo:margin-left="0.03cm" fo:margin-right="0cm" fo:text-indent="0cm" style:auto-text-indent="false"/>
      <style:text-properties style:font-name="Times New Roman" style:font-name-complex="Times New Roman"/>
    </style:style>
    <style:style style:name="P346" style:family="paragraph" style:parent-style-name="Hanging_20_indent">
      <style:paragraph-properties fo:margin-left="0.501cm" fo:margin-right="0cm" fo:text-indent="0cm" style:auto-text-indent="false"/>
      <style:text-properties style:font-weight-complex="bold"/>
    </style:style>
    <style:style style:name="P347" style:family="paragraph" style:parent-style-name="Akapit_20_z_20_listą">
      <style:text-properties fo:color="#000000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ff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background-color="#ffffff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language="en" fo:country="US"/>
    </style:style>
    <style:style style:name="T10" style:family="text">
      <style:text-properties fo:color="#000000" style:font-weight-complex="bold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style:text-underline-style="solid" style:text-underline-width="auto" style:text-underline-color="font-color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fo:font-weight="normal" style:font-weight-asian="normal"/>
    </style:style>
    <style:style style:name="T1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fo:font-size="12pt" style:font-size-asian="12pt" style:font-size-complex="12pt" style:font-weight-complex="bold"/>
    </style:style>
    <style:style style:name="T18" style:family="text">
      <style:text-properties fo:color="#000000" style:font-style-complex="italic"/>
    </style:style>
    <style:style style:name="T19" style:family="text">
      <style:text-properties fo:color="#000000" fo:font-style="normal" style:font-style-asian="normal"/>
    </style:style>
    <style:style style:name="T20" style:family="text">
      <style:text-properties fo:color="#000000" fo:font-style="italic" style:font-style-asian="italic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style:font-name="Times New Roman" style:font-name-complex="Times New Roman"/>
    </style:style>
    <style:style style:name="T23" style:family="text">
      <style:text-properties fo:color="#000000" style:font-name="Times New Roman" style:font-name-complex="Times New Roman" style:font-weight-complex="bold"/>
    </style:style>
    <style:style style:name="T24" style:family="text">
      <style:text-properties fo:color="#000000" style:font-name="Times New Roman" fo:font-weight="bold" style:font-weight-asian="bold" style:font-name-complex="Times New Roman" style:font-weight-complex="bold"/>
    </style:style>
    <style:style style:name="T25" style:family="text">
      <style:text-properties fo:color="#000000" style:font-name="Times New Roman" fo:language="en" fo:country="US" style:font-name-complex="Times New Roman" style:font-weight-complex="bold"/>
    </style:style>
    <style:style style:name="T26" style:family="text">
      <style:text-properties fo:color="#000000" style:font-name-asian="Symbol"/>
    </style:style>
    <style:style style:name="T27" style:family="text">
      <style:text-properties fo:color="#000000" style:font-name-asian="Times New Roman"/>
    </style:style>
    <style:style style:name="T28" style:family="text">
      <style:text-properties fo:color="#ff0000"/>
    </style:style>
    <style:style style:name="T29" style:family="text">
      <style:text-properties fo:color="#ff0000" fo:font-weight="bold" style:font-weight-asian="bold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color="#ff0000" style:font-weight-complex="bold"/>
    </style:style>
    <style:style style:name="T32" style:family="text">
      <style:text-properties fo:color="#ff0000" style:text-underline-style="solid" style:text-underline-width="auto" style:text-underline-color="font-color"/>
    </style:style>
    <style:style style:name="T33" style:family="text">
      <style:text-properties fo:color="#ff0000" style:text-underline-style="solid" style:text-underline-width="auto" style:text-underline-color="font-color" style:font-weight-complex="bold"/>
    </style:style>
    <style:style style:name="T34" style:family="text">
      <style:text-properties fo:color="#ff0000" fo:background-color="#ffffff"/>
    </style:style>
    <style:style style:name="T35" style:family="text">
      <style:text-properties fo:color="#ff0000" fo:font-weight="normal" style:font-weight-asian="normal"/>
    </style:style>
    <style:style style:name="T36" style:family="text">
      <style:text-properties fo:color="#ff0000" style:font-name="Arial" style:font-name-complex="Arial"/>
    </style:style>
    <style:style style:name="T37" style:family="text">
      <style:text-properties fo:color="#ff0000" style:font-style-complex="italic"/>
    </style:style>
    <style:style style:name="T38" style:family="text">
      <style:text-properties fo:color="#ff0000" fo:font-style="normal" style:font-style-asian="normal"/>
    </style:style>
    <style:style style:name="T39" style:family="text">
      <style:text-properties fo:color="#ff0000" fo:font-style="italic" style:font-style-asian="italic"/>
    </style:style>
    <style:style style:name="T40" style:family="text">
      <style:text-properties fo:color="#ff0000" fo:language="de" fo:country="DE"/>
    </style:style>
    <style:style style:name="T41" style:family="text">
      <style:text-properties fo:color="#ff0000" fo:language="en" fo:country="US"/>
    </style:style>
    <style:style style:name="T42" style:family="text">
      <style:text-properties fo:background-color="#ffffff"/>
    </style:style>
    <style:style style:name="T43" style:family="text">
      <style:text-properties fo:color="#002060"/>
    </style:style>
    <style:style style:name="T44" style:family="text">
      <style:text-properties fo:color="#002060" fo:font-weight="bold" style:font-weight-asian="bold"/>
    </style:style>
    <style:style style:name="T45" style:family="text">
      <style:text-properties fo:color="#002060" fo:font-weight="bold" style:font-weight-asian="bold" style:font-weight-complex="bold"/>
    </style:style>
    <style:style style:name="T46" style:family="text">
      <style:text-properties fo:color="#002060" style:font-weight-complex="bold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font-weight="bold" style:font-weight-asian="bol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color="#008000"/>
    </style:style>
    <style:style style:name="T52" style:family="text">
      <style:text-properties fo:color="#008000" fo:font-weight="bold" style:font-weight-asian="bold" style:font-weight-complex="bold"/>
    </style:style>
    <style:style style:name="T53" style:family="text">
      <style:text-properties fo:font-weight="normal" style:font-weight-asian="normal"/>
    </style:style>
    <style:style style:name="T54" style:family="text">
      <style:text-properties fo:font-weight="normal" style:font-weight-asian="normal" style:font-weight-complex="bold"/>
    </style:style>
    <style:style style:name="T55" style:family="text">
      <style:text-properties fo:color="#800000"/>
    </style:style>
    <style:style style:name="T56" style:family="text">
      <style:text-properties fo:color="#1f497d"/>
    </style:style>
    <style:style style:name="T57" style:family="text">
      <style:text-properties fo:color="#1f497d" fo:font-size="12pt" fo:font-weight="bold" style:font-size-asian="12pt" style:font-weight-asian="bold" style:font-size-complex="12pt"/>
    </style:style>
    <style:style style:name="T58" style:family="text">
      <style:text-properties fo:color="#1f497d"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1f497d" fo:font-size="12pt" style:font-size-asian="12pt" style:font-size-complex="12pt"/>
    </style:style>
    <style:style style:name="T60" style:family="text">
      <style:text-properties fo:color="#1f497d" fo:font-weight="bold" style:font-weight-asian="bold" style:font-weight-complex="bold"/>
    </style:style>
    <style:style style:name="T61" style:family="text">
      <style:text-properties fo:color="#0070c0"/>
    </style:style>
    <style:style style:name="T62" style:family="text">
      <style:text-properties fo:color="#0070c0" fo:font-weight="bold" style:font-weight-asian="bold" style:font-weight-complex="bold"/>
    </style:style>
    <style:style style:name="T63" style:family="text">
      <style:text-properties fo:color="#00ff00" fo:font-weight="bold" style:font-weight-asian="bold" style:font-weight-complex="bold"/>
    </style:style>
    <style:style style:name="T64" style:family="text">
      <style:text-properties fo:color="#0000ff"/>
    </style:style>
    <style:style style:name="T65" style:family="text">
      <style:text-properties fo:color="#0000ff" fo:font-weight="bold" style:font-weight-asian="bold"/>
    </style:style>
    <style:style style:name="T66" style:family="text">
      <style:text-properties fo:color="#0000ff" fo:font-weight="bold" style:font-weight-asian="bold" style:font-weight-complex="bold"/>
    </style:style>
    <style:style style:name="T67" style:family="text">
      <style:text-properties fo:color="#00b050"/>
    </style:style>
    <style:style style:name="T68" style:family="text">
      <style:text-properties fo:color="#00b050" fo:font-weight="bold" style:font-weight-asian="bold"/>
    </style:style>
    <style:style style:name="T69" style:family="text">
      <style:text-properties fo:color="#92d050"/>
    </style:style>
    <style:style style:name="T70" style:family="text">
      <style:text-properties style:font-name="Times New Roman" fo:font-weight="bold" style:font-weight-asian="bold" style:font-name-complex="Times New Roman" style:font-weight-complex="bold"/>
    </style:style>
    <style:style style:name="T71" style:family="text">
      <style:text-properties style:font-name="Times New Roman" style:font-name-complex="Times New Roman"/>
    </style:style>
    <style:style style:name="T72" style:family="text">
      <style:text-properties style:font-name="Times New Roman" style:font-name-complex="Times New Roman" style:font-weight-complex="bold"/>
    </style:style>
    <style:style style:name="T73" style:family="text">
      <style:text-properties style:font-name="Times New Roman" fo:language="en" fo:country="US" style:font-name-complex="Times New Roman"/>
    </style:style>
    <style:style style:name="T74" style:family="text">
      <style:text-properties style:font-name="Times New Roman" fo:language="en" fo:country="US" style:font-name-complex="Times New Roman" style:font-weight-complex="bold"/>
    </style:style>
    <style:style style:name="T75" style:family="text">
      <style:text-properties fo:font-size="14pt" fo:font-weight="bold" style:font-size-asian="14pt" style:font-weight-asian="bold" style:font-size-complex="14pt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style:font-size-asian="14pt" style:font-size-complex="14pt" style:font-weight-complex="bold"/>
    </style:style>
    <style:style style:name="T78" style:family="text">
      <style:text-properties fo:font-style="normal" style:font-style-asian="normal" style:font-style-complex="italic"/>
    </style:style>
    <style:style style:name="T79" style:family="text">
      <style:text-properties fo:font-size="10pt" fo:font-weight="normal" style:font-size-asian="10pt" style:font-weight-asian="normal"/>
    </style:style>
    <style:style style:name="T80" style:family="text">
      <style:text-properties style:font-name-asian="Symbo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1 <text:span text:style-name="T1">♣: </text:span>trefle 15-21; <text:s/>BA 12-14 lub 18-23; 4414 12+; 18-21 5+; Acol <text:s/></text:p>
      <text:p text:style-name="P293"><text:s text:c="17"/><text:span text:style-name="T3"><text:s text:c="40"/></text:span>.</text:p>
      <text:p text:style-name="Skrócony_20_adres_20_zwrotny"><text:span text:style-name="T5">ODP: ·1</text:span><text:span text:style-name="T30">♦</text:span><text:span text:style-name="T5"> = negat do 7; 4M5+m do brzydkich 8; na młodszych do 11; na 6+m, do 11 (gdy 9-11slaby kolor);</text:span></text:p>
      <text:p text:style-name="P302"><text:s text:c="14"/>13-15PC, układ BA bez 4M, dubel starszy bez trzymania, może być słaba 5m (Jxxxx)</text:p>
      <text:p text:style-name="P1"/>
      <text:p text:style-name="P24"><text:span text:style-name="T5">1</text:span><text:span text:style-name="T28">♥ </text:span><text:span text:style-name="T5">/1♠ <text:s/>= <text:s text:c="2"/>4+; 7+; z siłą 7-11PC z preferencją<text:tab/>Dalej: 2</text:span><text:span text:style-name="T30">♦</text:span><text:span text:style-name="T5">=ODWROTKA <text:s/></text:span></text:p>
      <text:p text:style-name="P1"/>
      <text:p text:style-name="P24"><text:span text:style-name="T5">1BA = 7-10, bez 4M<text:tab/>Dalej: 2</text:span><text:span text:style-name="T30">♦</text:span><text:span text:style-name="T5">=relay </text:span><text:span text:style-name="T6">→</text:span><text:span text:style-name="T5"> (2</text:span><text:span text:style-name="T28">♥</text:span><text:span text:style-name="T5">=4t333;2♠=4k333;2BA=44m; 3</text:span><text:span text:style-name="T8">♣</text:span><text:span text:style-name="T5">=5t;3</text:span><text:span text:style-name="T30">♦</text:span><text:span text:style-name="T5">=5k)</text:span></text:p>
      <text:p text:style-name="Standard"><text:span text:style-name="T5"><text:tab/><text:tab/> <text:s text:c="8"/></text:span><text:span text:style-name="T43">2ba =12-14 4m4m lub 16+ 4414 (3</text:span><text:span text:style-name="T45">♣/♦ </text:span><text:span text:style-name="T46">wybór; 3ba 4414)</text:span></text:p>
      <text:p text:style-name="P11"/>
      <text:p text:style-name="P25">2<text:span text:style-name="T3">♣ = FG</text:span>, 5+ nie wyklucza 4 karo lub 16+PC, układ BA bez 4M</text:p>
      <text:p text:style-name="P26"><text:span text:style-name="T5">Dalej: 2</text:span><text:span text:style-name="T30">♦</text:span><text:span text:style-name="T5">=relay(18+ BA lub NAT 5+) </text:span><text:span text:style-name="T6">→ (</text:span><text:span text:style-name="T5">2</text:span><text:span text:style-name="T28">♥</text:span><text:span text:style-name="T5">=4t333;2♠=4k333;2BA=44m; 3</text:span><text:span text:style-name="T8">♣</text:span><text:span text:style-name="T5">=6+t;3</text:span><text:span text:style-name="T30">♦</text:span><text:span text:style-name="T5">=4k5t22;</text:span></text:p>
      <text:p text:style-name="P41"><text:span text:style-name="T5">3</text:span><text:span text:style-name="T28">♥</text:span> singl 5+t; 4 k<text:span text:style-name="T5">,3♠= singl 5+t 4k, 3BA 5332)</text:span></text:p>
      <text:p text:style-name="Standard"><text:span text:style-name="T9"><text:s/><text:tab/><text:tab/></text:span><text:span text:style-name="T5">2</text:span><text:span text:style-name="T28">♥</text:span><text:span text:style-name="T5">,2♠,3</text:span><text:span text:style-name="T8">♣</text:span><text:span text:style-name="T5">=NAT 5+ silne</text:span></text:p>
      <text:p text:style-name="P1"><text:s text:c="15"/><text:tab/>2BA= 12-14 układ BA trzymam trzy kolory poza treflami</text:p>
      <text:p text:style-name="Standard"><text:span text:style-name="T5"><text:tab/><text:tab/>3</text:span><text:span text:style-name="T30">♦</text:span><text:span text:style-name="T3">, 3</text:span><text:span text:style-name="T28">♥</text:span><text:span text:style-name="T5">,3♠ = </text:span><text:span text:style-name="T43">12-14 układ BA lub 18+, licytowanie niechronionego dubla</text:span></text:p>
      <text:p text:style-name="Standard"><text:span text:style-name="T5"><text:s text:c="15"/><text:tab/>3BA = </text:span><text:span text:style-name="T43">15-17 4414</text:span></text:p>
      <text:p text:style-name="P51"><text:span text:style-name="T5">2 </text:span><text:span text:style-name="T30">♦</text:span><text:span text:style-name="T28"> </text:span>= FG<text:span text:style-name="T5">, NAT 5+, nie wyklucza 4 trefli; <text:s text:c="3"/></text:span></text:p>
      <text:p text:style-name="Standard"><text:span text:style-name="T5"><text:s/><text:tab/><text:tab/>Dalej: 2</text:span><text:span text:style-name="T28">♥</text:span><text:span text:style-name="T5">,2♠,3</text:span><text:span text:style-name="T8">♣,</text:span><text:span text:style-name="T5">=NAT 5+ silne </text:span></text:p>
      <text:p text:style-name="P55">2BA= 12-14 lub 18+ układ BA z zatrzymaniami</text:p>
      <text:p text:style-name="P56"><text:span text:style-name="T7">3</text:span><text:span text:style-name="T29">♦</text:span><text:span text:style-name="T2">= </text:span>12-14 fit 3+</text:p>
      <text:p text:style-name="P54"><text:span text:style-name="T3">3</text:span><text:span text:style-name="T28">♥</text:span><text:span text:style-name="T5">,3♠ = </text:span><text:span text:style-name="T43">12-14 układ BA lub 18+ licytowanie niechronionego dubla</text:span></text:p>
      <text:p text:style-name="P54"><text:span text:style-name="T5">3BA = </text:span><text:span text:style-name="T43">15-17 4414</text:span></text:p>
      <text:p text:style-name="P58"/>
      <text:p text:style-name="P24"><text:span text:style-name="T5">2</text:span><text:span text:style-name="T28">♥</text:span><text:span text:style-name="T5">/♠ = <text:s text:c="2"/>5-8PC, NAT 5+, </text:span><text:span text:style-name="T43">dobry kolor, </text:span><text:span text:style-name="T45"><text:s/></text:span><text:span text:style-name="T46">bez A lub K bokiem, a</text:span><text:span text:style-name="T43"> po pasie, <text:s/>INV NAT 5+ z 4 trefli</text:span></text:p>
      <text:p text:style-name="P14"/>
      <text:p text:style-name="P24"><text:span text:style-name="T5">2BA = 11-12PC, bez 4M<text:tab/>Dalej <text:s/>3</text:span><text:span text:style-name="T30">♦</text:span><text:span text:style-name="T5">=relay </text:span><text:span text:style-name="T6">→</text:span><text:span text:style-name="T5"> (3</text:span><text:span text:style-name="T30">♥</text:span><text:span text:style-name="T5">=4t333;3♠=4k333;3BA=44m; 4</text:span><text:span text:style-name="T8">♣</text:span><text:span text:style-name="T5">=5t;4</text:span><text:span text:style-name="T30">♦</text:span><text:span text:style-name="T5">=5k)</text:span></text:p>
      <text:p text:style-name="P58"/>
      <text:p text:style-name="P24"><text:span text:style-name="T5">3</text:span><text:span text:style-name="T8">♣ = NAT</text:span><text:span text:style-name="T5"> INV 9-11 HHxxxx<text:tab/>Dalej <text:s/>3</text:span><text:span text:style-name="T30">♦</text:span><text:span text:style-name="T3"> </text:span><text:span text:style-name="T46">= WDEP</text:span><text:span text:style-name="T6">→ trzymanie </text:span><text:span text:style-name="T3">3</text:span><text:span text:style-name="T28">♥</text:span>/<text:span text:style-name="T5">3♠/3BA(karowe)</text:span></text:p>
      <text:p text:style-name="P91"><text:span text:style-name="T3">3</text:span><text:span text:style-name="T28">♥</text:span>/<text:span text:style-name="T5">3♠ 18+ F1 (0 lub1)-2-3-3H</text:span></text:p>
      <text:p text:style-name="P24"><text:span text:style-name="T8">3</text:span><text:span text:style-name="T30">♦</text:span><text:span text:style-name="T8"> = NAT</text:span><text:span text:style-name="T5"> INV 9-11 HHxxxx<text:tab/>Dalej <text:s/></text:span><text:span text:style-name="T3">3</text:span><text:span text:style-name="T28">♥</text:span> <text:span text:style-name="T43">= WDEP</text:span><text:span text:style-name="T6">→</text:span><text:span text:style-name="T5">3♠/3BA(kierowe)</text:span></text:p>
      <text:p text:style-name="P91"><text:span text:style-name="T5">3♠/4</text:span><text:span text:style-name="T8">♣ </text:span><text:span text:style-name="T30">(kiery!)</text:span><text:span text:style-name="T5"> 18+ F1 (0 lub 1)-2-3-3H</text:span></text:p>
      <text:p text:style-name="P58"/>
      <text:p text:style-name="P24"><text:span text:style-name="T5">3</text:span><text:span text:style-name="T28">♥ </text:span><text:span text:style-name="T5"><text:s text:c="3"/>= <text:s text:c="2"/>INV do 3BA <text:s/>na pełnym kolorze młodszym 6+</text:span></text:p>
      <text:p text:style-name="P1"/>
      <text:p text:style-name="P25">3♠/ 3BA <text:s/>= <text:s text:c="2"/>13-15PC, TRF(3BA)/NF</text:p>
      <text:p text:style-name="P98"><text:span text:style-name="T5">Dalej <text:s/>4</text:span><text:span text:style-name="T30">♦</text:span><text:span text:style-name="T5">=relay </text:span><text:span text:style-name="T6">→</text:span><text:span text:style-name="T5"> (4</text:span><text:span text:style-name="T30">♥</text:span><text:span text:style-name="T5">=4t;4</text:span><text:span text:style-name="T8">♠</text:span><text:span text:style-name="T5">=4k;</text:span><text:span text:style-name="T43">4BA=44m z parzystą ilością asów, 5</text:span><text:span text:style-name="T45">♣</text:span><text:span text:style-name="T46">=44m z nieparzystą</text:span></text:p>
      <text:p text:style-name="P1"><text:tab/><text:tab/><text:tab/><text:tab/><text:tab/><text:tab/> <text:s text:c="11"/></text:p>
      <text:p text:style-name="P13"><text:span text:style-name="T5">Po sekwencji: 1♣ - 1</text:span><text:span text:style-name="T28">♦</text:span><text:span text:style-name="T5"> <text:s/></text:span></text:p>
      <text:p text:style-name="P102"><text:span text:style-name="T5">1</text:span><text:span text:style-name="T28">♥</text:span><text:span text:style-name="T5">/♠/ = <text:s text:c="2"/>NF <text:s/>może być z 3+ dalej <text:s/>odpowiadający :</text:span></text:p>
      <text:p text:style-name="P105">1♠ <text:s/>Nat negatywne</text:p>
      <text:p text:style-name="P105">1BA <text:s/>góra negatu <text:s/></text:p>
      <text:p text:style-name="P104"><text:span text:style-name="T5">2</text:span><text:span text:style-name="T8">♣/</text:span><text:span text:style-name="T30">♦</text:span><text:span text:style-name="T8"> <text:s/></text:span><text:span text:style-name="T5">= max 8PC <text:s/>NAT 5+</text:span></text:p>
      <text:p text:style-name="P104"><text:span text:style-name="T5">2</text:span><text:span text:style-name="T28">♥ /</text:span><text:span text:style-name="T5">2♠ = NAT do 7PC </text:span></text:p>
      <text:p text:style-name="P104"><text:span text:style-name="T5">Po 1</text:span><text:span text:style-name="T28">♥ </text:span><text:span text:style-name="T5"><text:s/></text:span><text:span text:style-name="T6">→ </text:span><text:span text:style-name="T5">2♠ <text:s/>Po1♠ <text:s/></text:span><text:span text:style-name="T6">→ </text:span><text:span text:style-name="T5">2</text:span><text:span text:style-name="T28">♥</text:span><text:span text:style-name="T5">= <text:s/>9-11PC <text:s/>5trefli i 4kara <text:s text:c="2"/></text:span></text:p>
      <text:p text:style-name="P105">2BA = 9-11PC <text:s/>5kar <text:s/>i <text:s/>4+trefli <text:s text:c="2"/></text:p>
      <text:p text:style-name="P104"><text:span text:style-name="T5">3</text:span><text:span text:style-name="T8">♣/</text:span><text:span text:style-name="T30">♦</text:span><text:span text:style-name="T5">= <text:s/>9-11PC <text:s/>NAT 6 <text:s/>słaby kolor <text:s/></text:span></text:p>
      <text:p text:style-name="P104"><text:span text:style-name="T5">Po1</text:span><text:span text:style-name="T28">♥ </text:span><text:span text:style-name="T5"><text:s/></text:span><text:span text:style-name="T6">→ </text:span><text:span text:style-name="T5">3</text:span><text:span text:style-name="T28">♥</text:span><text:span text:style-name="T5">= 13+, 3 kiery brak trzymania pik</text:span></text:p>
      <text:p text:style-name="P104"><text:span text:style-name="T5">Po1♠ <text:s/></text:span><text:span text:style-name="T6">→ </text:span><text:span text:style-name="T5">3</text:span><text:span text:style-name="T28">♥</text:span><text:span text:style-name="T5">= 13+, 3 piki słabe brak trzymania kier </text:span></text:p>
      <text:p text:style-name="P105">Po1♠ <text:s/><text:span text:style-name="T42">→ </text:span>3♠= 13+, 3 piki dobre brak trzymania kier </text:p>
      <text:p text:style-name="P105">3BA= 13-15PC z trzymaniem pik/kier <text:s text:c="24"/></text:p>
      <text:p text:style-name="P107">1BA = <text:s text:c="2"/>18-20 PC, układ BA, może być starsza 5-ka, dalej jak po otwarciu 1ba <text:s text:c="7"/></text:p>
      <text:p text:style-name="P235"><text:span text:style-name="T5">2</text:span><text:span text:style-name="T8">♣ =</text:span><text:span text:style-name="T5"> 15-20 6t bez 4M </text:span><text:span text:style-name="T6">→ </text:span><text:span text:style-name="T8">2</text:span><text:span text:style-name="T30">♦</text:span><text:span text:style-name="T8">=GADŻET(opisany niżej</text:span><text:span text:style-name="T5">) </text:span></text:p>
      <text:p text:style-name="P109"><text:span text:style-name="T5">2</text:span><text:span text:style-name="T28">♦</text:span><text:span text:style-name="T5"> = <text:s text:c="4"/>Acol <text:s/>(opisany <text:s/>niżej)</text:span></text:p>
      <text:p text:style-name="P235"><text:span text:style-name="T5">2</text:span><text:span text:style-name="T28">♥</text:span><text:span text:style-name="T5">/♠ = <text:s/>silny trefl na </text:span><text:span text:style-name="T28">♥</text:span><text:span text:style-name="T5">/♠, <text:s/>dobry kolor 6+ lub 5+4 dowolne</text:span></text:p>
      <text:p text:style-name="P108">2BA <text:s/>= <text:s text:c="2"/>21-23PC, może zawierać st. 5 –kę lub układ 54, </text:p>
      <text:p text:style-name="P106"><text:span text:style-name="T5">3</text:span><text:span text:style-name="T8">♣</text:span><text:span text:style-name="T5"> 3</text:span><text:span text:style-name="T30">♦</text:span><text:span text:style-name="T5">3</text:span><text:span text:style-name="T28">♥</text:span><text:span text:style-name="T5">3♠ =FG, </text:span><text:span text:style-name="T7">WILKOSZ (5t + 5dowolna, 5k5c, 5c5p, 5p5k)</text:span></text:p>
      <text:p text:style-name="P111">3BA= <text:s text:c="4"/>Gambling <text:s text:c="2"/>(9-10 lew), <text:s/>klasyczny <text:s/>z zatrzymaniem <text:s/>i półtrzymaniem, układ 7222</text:p>
      <text:p text:style-name="P110"><text:span text:style-name="T5">4</text:span><text:span text:style-name="T8">♣/</text:span><text:span text:style-name="T30">♦</text:span><text:span text:style-name="T5">/ </text:span><text:span text:style-name="T28">♥</text:span><text:span text:style-name="T5">/♠ = <text:s text:c="5"/></text:span><text:span text:style-name="T7">Acol (10 lew), dobry kolor <text:s/>8+, bez renonsu</text:span></text:p>
      <text:p text:style-name="P57"/>
      <text:p text:style-name="P60"><text:soft-page-break/></text:p>
      <text:p text:style-name="P13"><text:span text:style-name="T5">Dalsza licytacja po sekwencji: <text:s/>1♣ - 1</text:span><text:span text:style-name="T28">♦</text:span><text:span text:style-name="T5"> <text:s/>- 2BA <text:s/></text:span></text:p>
      <text:p text:style-name="Standard"/>
      <text:p text:style-name="P61">3♣ = <text:s/>Stayman (każdy układ ze starszą 4 lub 4333,5332 <text:s/>bez 4M) <text:s/>: <text:s/></text:p>
      <text:p text:style-name="P103"><text:span text:style-name="T5">3</text:span><text:span text:style-name="T30">♦</text:span><text:span text:style-name="T8">= </text:span><text:span text:style-name="T10">brak</text:span><text:span text:style-name="T8"> </text:span><text:span text:style-name="T10">4M → (smoleń 3</text:span><text:span text:style-name="T31">♥</text:span><text:span text:style-name="T10">=4c5p; smoleń3♠=4p5c; 3BA=do gry; 4♣,4</text:span><text:span text:style-name="T31">♦</text:span><text:span text:style-name="T10">= NAT 5, dobry kolor);</text:span><text:span text:style-name="T8"> <text:s text:c="8"/></text:span></text:p>
      <text:p text:style-name="P103">3<text:span text:style-name="T28">♥</text:span>= 4/5M<text:span text:style-name="T5">→ <text:s/>(3♠ =góra z fitem; 3BA=do gry; </text:span><text:span text:style-name="T8">4</text:span><text:span text:style-name="T28">♥</text:span><text:span text:style-name="T5"> =dół z fitem; <text:s/></text:span><text:span text:style-name="T8">4♣,4</text:span><text:span text:style-name="T30">♦</text:span><text:span text:style-name="T8">= </text:span><text:span text:style-name="T10">NAT 5, dobry kolor);</text:span></text:p>
      <text:p text:style-name="P103"><text:span text:style-name="T5">3♠ =4/5M <text:s/>→ (</text:span><text:span text:style-name="T8">4</text:span><text:span text:style-name="T28">♥</text:span><text:span text:style-name="T5">=góra z fitem; 3BA=do gry; 4♠ =dół z fitem; <text:s/></text:span><text:span text:style-name="T8">4♣,4</text:span><text:span text:style-name="T30">♦</text:span><text:span text:style-name="T8">= </text:span><text:span text:style-name="T10">NAT 5, dobry kolor);</text:span></text:p>
      <text:p text:style-name="P103"><text:span text:style-name="T5">3BA=44M <text:s/>→ <text:s text:c="3"/>4♣4</text:span><text:span text:style-name="T28">♦</text:span><text:span text:style-name="T5">4</text:span><text:span text:style-name="T28">♥</text:span><text:span text:style-name="T5">4♠ <text:s/></text:span><text:span text:style-name="T8">= TRF</text:span><text:span text:style-name="T5"> <text:s text:c="26"/></text:span></text:p>
      <text:p text:style-name="P112"><text:span text:style-name="T8">3</text:span><text:span text:style-name="T30">♦ </text:span><text:span text:style-name="T3">= TRF<text:tab/>(</text:span><text:span text:style-name="T1">3</text:span><text:span text:style-name="T28">♥</text:span>=dwa kiery; 3<text:span text:style-name="T5">♠ </text:span>=5 pików i 2 kiery; 3BA=3 kiery; <text:span text:style-name="T8">4♣,4</text:span><text:span text:style-name="T30">♦</text:span><text:span text:style-name="T8"> </text:span><text:span text:style-name="T10">od wartości z 4 kier, </text:span><text:span text:style-name="T8">4</text:span><text:span text:style-name="T28">♥</text:span><text:span text:style-name="T5"> =dół 4 kiery)</text:span></text:p>
      <text:p text:style-name="P112"><text:span text:style-name="T8">3</text:span><text:span text:style-name="T30">♥</text:span><text:span text:style-name="T8"> = TRF<text:tab/></text:span><text:span text:style-name="T3">(</text:span>3<text:span text:style-name="T5">♠ </text:span>=2 piki; 3BA=3 piki; <text:span text:style-name="T8">4♣,4</text:span><text:span text:style-name="T30">♦</text:span><text:span text:style-name="T8"> </text:span><text:span text:style-name="T10">od wartości z 4 pik, </text:span><text:span text:style-name="T8">4</text:span><text:span text:style-name="T28">♥</text:span><text:span text:style-name="T5"> = 5 kierów i dobry dubel pik; 4 ♠) <text:s text:c="33"/></text:span></text:p>
      <text:p text:style-name="P114">3♠ = TRF na 3BA <text:s/>min 44 m</text:p>
      <text:p text:style-name="P114"><text:s/><text:tab/><text:tab/>Dalej:<text:tab/> pas = TRF</text:p>
      <text:p text:style-name="P2"><text:tab/><text:tab/>4♣= 55mm słabe 0-4PC</text:p>
      <text:p text:style-name="P42"><text:span text:style-name="T5">4</text:span><text:span text:style-name="T28">♦</text:span><text:span text:style-name="T5">= 55mm 5-8PC</text:span></text:p>
      <text:p text:style-name="P15"><text:span text:style-name="T5"><text:tab/><text:tab/>4</text:span><text:span text:style-name="T28">♥</text:span>= 55mm 9-11 PC</text:p>
      <text:p text:style-name="P42"><text:span text:style-name="T5">4♠= 5</text:span><text:span text:style-name="T30">♦</text:span><text:span text:style-name="T3">-</text:span><text:span text:style-name="T1">4</text:span><text:span text:style-name="T8">♣ </text:span><text:span text:style-name="T46">9-11 PC z nieparzystą ilością wartości</text:span></text:p>
      <text:p text:style-name="P15"><text:span text:style-name="T8"><text:tab/><text:tab/></text:span><text:span text:style-name="T5">4BA=5</text:span><text:span text:style-name="T30">♦</text:span><text:span text:style-name="T3">-</text:span><text:span text:style-name="T1">4</text:span><text:span text:style-name="T8">♣ </text:span><text:span text:style-name="T46">9-11 PC parzystą ilością wartości</text:span></text:p>
      <text:p text:style-name="P76"><text:span text:style-name="T5">3BA,4♣,4</text:span><text:span text:style-name="T28">♦</text:span><text:span text:style-name="T5">,4</text:span><text:span text:style-name="T28">♥</text:span><text:span text:style-name="T5">=TRF (♣, </text:span><text:span text:style-name="T28">♦</text:span><text:span text:style-name="T5">, </text:span><text:span text:style-name="T28">♥</text:span><text:span text:style-name="T5">, ♠)</text:span></text:p>
      <text:p text:style-name="P76"><text:span text:style-name="T5">4♠= 4</text:span><text:span text:style-name="T30">♦</text:span><text:span text:style-name="T3">-</text:span><text:span text:style-name="T1">5</text:span><text:span text:style-name="T8">♣ </text:span><text:span text:style-name="T46">9-11 PC z nieparzystą ilością wartości</text:span></text:p>
      <text:p text:style-name="P76"><text:span text:style-name="T5">4BA = 4</text:span><text:span text:style-name="T30">♦</text:span><text:span text:style-name="T3">-</text:span><text:span text:style-name="T1">5</text:span><text:span text:style-name="T8">♣ </text:span><text:span text:style-name="T46">9-11 PC z parzystą ilością wartości</text:span></text:p>
      <text:p text:style-name="P61"><text:span text:style-name="T3">5</text:span>BA= 13+PC <text:s text:c="9"/></text:p>
      <text:p text:style-name="Standard"/>
      <text:p text:style-name="P72"><text:span text:style-name="T12">ACOL </text:span><text:span text:style-name="T10"><text:s/></text:span><text:span text:style-name="T11">Po sekwencji</text:span><text:span text:style-name="T12"> : 1♣-1</text:span><text:span text:style-name="T33">♦</text:span><text:span text:style-name="T12">-2</text:span><text:span text:style-name="T33">♦</text:span></text:p>
      <text:p text:style-name="P51"><text:span text:style-name="T7">Odp.: 2</text:span><text:span text:style-name="T29">♥</text:span><text:span text:style-name="T5">= max <text:s/>4PC <text:s/></text:span></text:p>
      <text:p text:style-name="P52">2♠= (siła 5-11, układ 54+m m) <text:s/>lub (siła5-7 układy: BA lub 54 ze starszą 4)</text:p>
      <text:p text:style-name="P118">dalej: <text:s text:c="2"/>2BA= REL <text:s text:c="49"/></text:p>
      <text:p text:style-name="P307">3♣=siła 5-7 PC, <text:s/>układy ze starszą 4: <text:s/>BA <text:s/>lub 54MM;</text:p>
      <text:p text:style-name="P308"><text:span text:style-name="T5">3</text:span><text:span text:style-name="T28">♦</text:span><text:span text:style-name="T5">=siła 5-11PC, <text:s/>44+, na kolorach m, bez krótkości;</text:span></text:p>
      <text:p text:style-name="P308"><text:span text:style-name="T5">3</text:span><text:span text:style-name="T28">♥</text:span><text:span text:style-name="T5">= siła 5-11PC, <text:s/>54+, na kolorach m, licytowana <text:s/>krótkość;</text:span></text:p>
      <text:p text:style-name="P307">3♠= <text:s/>siła 5-11PC, <text:s/>54+, na kolorach m, licytowana <text:s/>krótkość;</text:p>
      <text:p text:style-name="P307">3BA=siła 5-7PC, układ BA bez starszej 4</text:p>
      <text:p text:style-name="P16"><text:span text:style-name="T5">2BA/</text:span><text:span text:style-name="T7"> </text:span><text:span text:style-name="T5">3♣ =5-11pc, TRF (</text:span><text:span text:style-name="T6">(♣/</text:span><text:span text:style-name="T34">♦</text:span><text:span text:style-name="T6">)</text:span><text:span text:style-name="T5"> <text:s/>słaby kolor <text:s/>5+ → <text:s/>przyjęcie TRF = <text:s/>WDC</text:span></text:p>
      <text:p text:style-name="P16"><text:span text:style-name="T7">3</text:span><text:span text:style-name="T29">♦</text:span><text:span text:style-name="T7"> </text:span><text:span text:style-name="T5">3</text:span><text:span text:style-name="T28">♥</text:span><text:span text:style-name="T5">= 5-7 PC, TRF </text:span><text:span text:style-name="T6">(</text:span><text:span text:style-name="T34">♥</text:span><text:span text:style-name="T6">/♠)</text:span><text:span text:style-name="T5"> 5+ <text:s/>→ <text:s/>przyjęcie TRF = <text:s/>WDC</text:span></text:p>
      <text:p text:style-name="P329">3♠ 3BA=5-8 PC , TRF<text:span text:style-name="T6">(♣/</text:span><text:span text:style-name="T34">♦</text:span><text:span text:style-name="T6">)</text:span> dobry kolor <text:s/>5+ → <text:s/>przyjęcie TRF = <text:s/>WDC</text:p>
      <text:p text:style-name="P328">Wyżej dwukolorówki 55 wg schematu wilkosza w sile 5-7PC</text:p>
      <text:h text:style-name="P211" text:outline-level="1">Dalsza licytacja po wtórnym negacie </text:h>
      <text:p text:style-name="P51"><text:span text:style-name="T5">1♣-1</text:span><text:span text:style-name="T28">♦</text:span><text:span text:style-name="T5">- 2</text:span><text:span text:style-name="T28">♦</text:span><text:span text:style-name="T5">- 2</text:span><text:span text:style-name="T28">♥</text:span></text:p>
      <text:p text:style-name="Standard"><text:span text:style-name="T5">2 ♠<text:tab/>= NAT 5+; </text:span><text:span text:style-name="T43">może być boczna 4 lub </text:span><text:span text:style-name="T45">4144 <text:s/>z singlem kier</text:span></text:p>
      <text:p text:style-name="P52">2BA<text:tab/><text:tab/>=24+ układ BA, dopuszczalne układy 5332, 5422 gdy zatrzymania w dublach,</text:p>
      <text:p text:style-name="P119">oraz <text:span text:style-name="T3">4441 z singlem m</text:span></text:p>
      <text:p text:style-name="P51"><text:span text:style-name="T5">3♣3</text:span><text:span text:style-name="T28">♦</text:span><text:span text:style-name="T5">3</text:span><text:span text:style-name="T28">♥<text:tab/><text:tab/></text:span><text:span text:style-name="T5">=NAT 5+; może być boczna 4</text:span></text:p>
      <text:p text:style-name="P51"><text:span text:style-name="T5">3♠<text:tab/><text:tab/>=</text:span><text:span text:style-name="T45">1444 z singlem pik</text:span></text:p>
      <text:p text:style-name="P121">3BA/4BA<text:tab/>=9/10 lew oparte na dowolnym pełnym kolorze, <text:s/>zatrzymania bokiem.</text:p>
      <text:p text:style-name="P53"><text:span text:style-name="T5">4♣4</text:span><text:span text:style-name="T28">♦</text:span><text:span text:style-name="T5">4</text:span><text:span text:style-name="T28">♥</text:span><text:span text:style-name="T5">4♠<text:tab/>= NAT 11+ <text:s text:c="2"/>WDC,</text:span></text:p>
      <text:p text:style-name="P120"><text:s/>I szczebel – brak cb, dalej cb Nat. a 4nt cb w kolorze negatu.</text:p>
      <text:p text:style-name="Standard"/>
      <text:p text:style-name="P57"><text:span text:style-name="T7"><text:s/>Dalsza licytacja po sekwencji : </text:span><text:span text:style-name="T5"><text:s text:c="7"/>1♣-1</text:span><text:span text:style-name="T28">♦</text:span><text:span text:style-name="T5">-2</text:span><text:span text:style-name="T28">♦</text:span><text:span text:style-name="T5">-2</text:span><text:span text:style-name="T28">♥</text:span><text:span text:style-name="T30"> </text:span><text:span text:style-name="T8">- 2BA</text:span><text:span text:style-name="T5"> </text:span></text:p>
      <text:p text:style-name="P122">3♣ = <text:s/>STAY(każdy układ ze starszą 4 lub 4333,5332 <text:s/>bez 4M) <text:s/>: <text:s/></text:p>
      <text:p text:style-name="P103"><text:span text:style-name="T5">3</text:span><text:span text:style-name="T30">♦</text:span><text:span text:style-name="T8">=brak 4M → (3</text:span><text:span text:style-name="T30">♥</text:span><text:span text:style-name="T8">=4c5p; <text:s/>3♠=4p5c; <text:s text:c="2"/>3BA=do gry; 4♣,4</text:span><text:span text:style-name="T30">♦</text:span><text:span text:style-name="T8">= NAT 5, dobry kolor); <text:s text:c="8"/></text:span></text:p>
      <text:p text:style-name="P112"><text:span text:style-name="T8"><text:s/><text:tab/><text:tab/>3</text:span><text:span text:style-name="T28">♥</text:span>=4/5<text:span text:style-name="T28">♥ </text:span><text:span text:style-name="T5">→ (3♠ =góra 4 kiery; 3BA=do gry; </text:span><text:span text:style-name="T8">4</text:span><text:span text:style-name="T28">♥</text:span><text:span text:style-name="T5">=dół 4 kiery; </text:span><text:span text:style-name="T8">4♣,4</text:span><text:span text:style-name="T30">♦</text:span><text:span text:style-name="T8">= NAT 5, dobry kolor</text:span></text:p>
      <text:p text:style-name="P103"><text:span text:style-name="T5">3♠ =4/5♠ <text:s/>→ (3BA=do gry; </text:span><text:span text:style-name="T8">4</text:span><text:span text:style-name="T28">♥</text:span>= góra 4 piki;<text:span text:style-name="T5">4♠ =dół 4 piki; </text:span><text:span text:style-name="T8">4♣,4</text:span><text:span text:style-name="T30">♦</text:span><text:span text:style-name="T8">= NAT 5, dobry kolor); <text:s text:c="5"/></text:span></text:p>
      <text:p text:style-name="P112"><text:span text:style-name="T5"><text:s text:c="23"/><text:tab/>3BA=44M <text:s/>→ <text:s text:c="3"/>4♣4</text:span><text:span text:style-name="T28">♦</text:span><text:span text:style-name="T5">4</text:span><text:span text:style-name="T28">♥</text:span><text:span text:style-name="T5">4♠ <text:s/></text:span><text:span text:style-name="T8">= TRF</text:span><text:span text:style-name="T5"> </text:span></text:p>
      <text:p text:style-name="P116"/>
      <text:p text:style-name="P124"><text:span text:style-name="T8">3</text:span><text:span text:style-name="T30">♦ </text:span><text:span text:style-name="T3">= </text:span><text:span text:style-name="T1">TRF (3</text:span><text:span text:style-name="T28">♥</text:span>=3+ kiery 4 wartości z 5 inwit do szlemika; 3<text:span text:style-name="T5">♠</text:span> 5pików; 3NT do gry, 4<text:span text:style-name="T28">♥</text:span> do gry; inne WDC)</text:p>
      <text:p text:style-name="P53"><text:span text:style-name="T10">3</text:span><text:span text:style-name="T31">♥ </text:span><text:span text:style-name="T10"><text:s/>=TRF </text:span><text:span text:style-name="T5">(3♠= 3+ piki 4 wartości z 5 inwit do szlemika; 3NT do gry, 4♠ do gry, inne WDC)</text:span></text:p>
      <text:p text:style-name="P123">3♠ <text:s/>= TRF na 3BA <text:s/>min 44 m</text:p>
      <text:p text:style-name="P127">Po <text:s/>3BA <text:s/>→ <text:s/>pas = TRF</text:p>
      <text:p text:style-name="P27"><text:span text:style-name="T5">4♣,4</text:span><text:span text:style-name="T28">♦</text:span><text:span text:style-name="T5">= <text:s/>negat <text:s/>0-4PC 5k6t / 6k5t</text:span></text:p>
      <text:p text:style-name="P27"><text:span text:style-name="T5">4</text:span><text:span text:style-name="T28">♥</text:span><text:span text:style-name="T5">,4♠= negat 0-4PC 55m licytowana krótkość</text:span><text:span text:style-name="T51"> </text:span></text:p>
      <text:p text:style-name="P130"><text:span text:style-name="T5">3BA,4♣,4</text:span><text:span text:style-name="T28">♦</text:span><text:span text:style-name="T5">,4</text:span><text:span text:style-name="T28">♥</text:span><text:span text:style-name="T5">=TRF</text:span></text:p>
      <text:p text:style-name="P113"><text:soft-page-break/><text:span text:style-name="T4"><text:s text:c="4"/></text:span><text:span text:style-name="T3"><text:s text:c="23"/></text:span><text:s text:c="4"/></text:p>
      <text:p text:style-name="P3"><text:s/></text:p>
      <text:p text:style-name="P57"><text:span text:style-name="T8"><text:s/></text:span><text:span text:style-name="T7">Dalsza licytacja po sekwencji</text:span><text:span text:style-name="T5"> </text:span><text:span text:style-name="T8">: <text:s/>1♣-1</text:span><text:span text:style-name="T30">♦</text:span><text:span text:style-name="T8">-2</text:span><text:span text:style-name="T30">♦</text:span><text:span text:style-name="T8">-2</text:span><text:span text:style-name="T30">♥</text:span><text:span text:style-name="T8">-2BA-3</text:span><text:span text:style-name="T5">♠</text:span><text:span text:style-name="T8"> <text:s text:c="14"/></text:span><text:span text:style-name="T5"><text:s text:c="4"/></text:span></text:p>
      <text:p text:style-name="P1">3BA = max 26PC <text:s/>brzydkie NF <text:s/><text:span text:style-name="T42">→</text:span> dalej pas lub układ</text:p>
      <text:p text:style-name="P1"><text:tab/><text:tab/><text:tab/><text:span text:style-name="T42">4♣ = 5 kar 6 trefli 0-4PC</text:span></text:p>
      <text:p text:style-name="P92"><text:span text:style-name="T5">4</text:span><text:span text:style-name="T28">♦</text:span><text:span text:style-name="T5">= <text:s/>6 kar 5 trefli 0-4 PC</text:span></text:p>
      <text:p text:style-name="P15"><text:span text:style-name="T5"><text:s/><text:tab/><text:tab/><text:tab/>4</text:span><text:span text:style-name="T28">♥</text:span><text:span text:style-name="T5">,4♠= 0-4PC, 55mm licytowana krótkość</text:span></text:p>
      <text:p text:style-name="P2"><text:span text:style-name="T3"><text:s/><text:tab/><text:tab/><text:tab/></text:span>4BA= <text:s/>0-4 PC 66mm <text:s text:c="3"/></text:p>
      <text:p text:style-name="P1"/>
      <text:p text:style-name="Standard"><text:span text:style-name="T5">4♣ </text:span><text:span text:style-name="T8">/4</text:span><text:span text:style-name="T30">♦<text:tab/></text:span><text:span text:style-name="T5"> =NAT 4+ <text:s/>silne uzgodnienia koloru , WDC </text:span><text:span text:style-name="T6">→</text:span></text:p>
      <text:p text:style-name="P40"><text:span text:style-name="T5"><text:s/>4BA negat, 5</text:span><text:span text:style-name="T8">♣/5</text:span><text:span text:style-name="T30">♦</text:span><text:span text:style-name="T8"> =</text:span><text:span text:style-name="T5">honor lub wydłużenie w kolorze atutowym</text:span><text:span text:style-name="T10">, wyżej cb.</text:span></text:p>
      <text:p text:style-name="P129"><text:span text:style-name="T5">4</text:span><text:span text:style-name="T28">♥<text:tab/></text:span><text:span text:style-name="T5">= F1, NAT <text:s/>5 <text:s/>dalej <text:s/>licytujemy do układu 5332 <text:s/>z dublem pik </text:span></text:p>
      <text:p text:style-name="P28">4♠= krótkość przy ficie min 2 kartowym</text:p>
      <text:p text:style-name="P136">4BA = cue honorowy w pikach </text:p>
      <text:p text:style-name="P135"><text:span text:style-name="T5">5♣/5</text:span><text:span text:style-name="T28">♦</text:span><text:span text:style-name="T5">= NAT 5+, brak cue pikach</text:span></text:p>
      <text:p text:style-name="P1">4♠<text:tab/> = F1, NAT <text:s/>5 <text:s/>dalej <text:s/>licytujemy do układu 5332 <text:s/>z dublem kier </text:p>
      <text:p text:style-name="P135">5<text:span text:style-name="T28">♥ </text:span><text:span text:style-name="T5">= krótkość przy ficie min 2 kartowym</text:span></text:p>
      <text:p text:style-name="P136">4BA = cue honorowy <text:s/>w kierach</text:p>
      <text:p text:style-name="P135"><text:span text:style-name="T5">5♣/5</text:span><text:span text:style-name="T28">♦</text:span><text:span text:style-name="T5">= NAT 5+, brak cue w kierach</text:span></text:p>
      <text:p text:style-name="P1">4BA<text:tab/>= INV <text:span text:style-name="T42">→</text:span> pas <text:s/>lub przyjęcie:</text:p>
      <text:p text:style-name="P28">5♣=NAT 5</text:p>
      <text:p text:style-name="P26"><text:span text:style-name="T5">5</text:span><text:span text:style-name="T28">♦</text:span><text:span text:style-name="T5">=NAT 5</text:span></text:p>
      <text:p text:style-name="P26"><text:span text:style-name="T5">5</text:span><text:span text:style-name="T28">♥</text:span><text:span text:style-name="T5">/5♠=55m i licytowana krótkość;</text:span></text:p>
      <text:p text:style-name="P28">5 BA=66</text:p>
      <text:p text:style-name="P28">6♣= 4 kara 7 trefli</text:p>
      <text:p text:style-name="P26"><text:span text:style-name="T5">6</text:span><text:span text:style-name="T28">♦</text:span><text:span text:style-name="T5">= 4 trefli 7 kar</text:span></text:p>
      <text:p text:style-name="Standard"><text:span text:style-name="T5">5BA<text:tab/>= INV do 7 (6♣/6</text:span><text:span text:style-name="T28">♦</text:span><text:span text:style-name="T5">=NAT 5+; <text:s/>6</text:span><text:span text:style-name="T28">♥</text:span><text:span text:style-name="T5">/6♠=55m i licytowana krótkość; <text:s/>6BA=negat)</text:span></text:p>
      <text:p text:style-name="P1"/>
      <text:p text:style-name="P73"><text:span text:style-name="T5">Dalsza licytacja po sekwencji: 1♣-1</text:span><text:span text:style-name="T28">♦</text:span><text:span text:style-name="T5">-2</text:span><text:span text:style-name="T28">♦</text:span><text:span text:style-name="T5">-2</text:span><text:span text:style-name="T28">♥ </text:span><text:span text:style-name="T5">- 2♠ <text:s/>(licytujemy do układu 4144)</text:span></text:p>
      <text:p text:style-name="P4">2BA = trzymanie kier</text:p>
      <text:p text:style-name="Standard"><text:span text:style-name="T5">3♣3</text:span><text:span text:style-name="T28">♦</text:span><text:span text:style-name="T5">3</text:span><text:span text:style-name="T28">♥</text:span><text:span text:style-name="T5">=NAT 4+; <text:s/>nie wyklucza fitu <text:s/>3 kartowego</text:span></text:p>
      <text:p text:style-name="P1">3♠ <text:s/>z fitem 4 kartowym, jest cb</text:p>
      <text:p text:style-name="P1">3BA= z fitem 4 kartowym, <text:s/>jest <text:s/>SPL</text:p>
      <text:p text:style-name="Standard"><text:span text:style-name="T5">4♣4</text:span><text:span text:style-name="T28">♦</text:span><text:span text:style-name="T5">4</text:span><text:span text:style-name="T28">♥</text:span><text:span text:style-name="T5">=SPL + 1 cue bokiem</text:span></text:p>
      <text:p text:style-name="P1">4♠ = z fitem 4 kartowym, <text:s/>brak cue honorowych</text:p>
      <text:p text:style-name="P29"/>
      <text:p text:style-name="P73"><text:span text:style-name="T5">Dalsza licytacja po sekwencji: 1♣-1</text:span><text:span text:style-name="T28">♦</text:span><text:span text:style-name="T5">-2</text:span><text:span text:style-name="T28">♦</text:span><text:span text:style-name="T5">-2</text:span><text:span text:style-name="T28">♥ </text:span><text:span text:style-name="T5">- 3♣/3</text:span><text:span text:style-name="T28">♦</text:span></text:p>
      <text:p text:style-name="Standard"><text:span text:style-name="T5">3</text:span><text:span text:style-name="T28">♦</text:span><text:span text:style-name="T5">3</text:span><text:span text:style-name="T28">♥</text:span><text:span text:style-name="T5">3♠/3</text:span><text:span text:style-name="T28">♥</text:span><text:span text:style-name="T5">3♠4♣=NAT 4+; <text:s/>nie wyklucza fitu <text:s/>3 kartowego</text:span></text:p>
      <text:p text:style-name="Standard"><text:span text:style-name="T5">3BA/3BA=z fitem, karta zerowa </text:span><text:span text:style-name="T6">→</text:span><text:span text:style-name="T5"> 4♣/4</text:span><text:span text:style-name="T28">♦</text:span><text:span text:style-name="T5">= NF;</text:span></text:p>
      <text:p text:style-name="Standard"><text:span text:style-name="T5">4♣/4</text:span><text:span text:style-name="T28">♦</text:span><text:span text:style-name="T5">=uzg. koloru , jest cuebid</text:span></text:p>
      <text:p text:style-name="Standard"><text:span text:style-name="T5">4</text:span><text:span text:style-name="T28">♦</text:span><text:span text:style-name="T5">4</text:span><text:span text:style-name="T28">♥</text:span><text:span text:style-name="T5">4♠/4</text:span><text:span text:style-name="T28">♥</text:span><text:span text:style-name="T5">4♠5♣=SPL + 1cue bokiem</text:span></text:p>
      <text:p text:style-name="P11"><text:span text:style-name="T5">5♣/5</text:span><text:span text:style-name="T28">♦</text:span><text:span text:style-name="T5">= Duzy <text:s/>skład, <text:s/>brak cuebidu honorowego <text:s text:c="2"/></text:span></text:p>
      <text:h text:style-name="P212" text:outline-level="1" text:is-list-header="true"/>
      <text:h text:style-name="Heading_20_1" text:outline-level="1" text:is-list-header="true"><text:span text:style-name="T10">Dalsza licytacja po sekwencji: </text:span><text:span text:style-name="T15">1♣-1</text:span><text:span text:style-name="T35">♦</text:span><text:span text:style-name="T15">-2</text:span><text:span text:style-name="T35">♦</text:span><text:span text:style-name="T15">-2</text:span><text:span text:style-name="T35">♥</text:span><text:span text:style-name="T31"> </text:span><text:span text:style-name="T10">- 3</text:span><text:span text:style-name="T31">♥</text:span></text:h>
      <text:p text:style-name="Standard"><text:span text:style-name="T5">3♠ =</text:span><text:span text:style-name="T43">pytanie o skład → <text:s/>3BA= 4piki;</text:span><text:span text:style-name="T5"> 4♣4</text:span><text:span text:style-name="T28">♦</text:span><text:span text:style-name="T5">= NAT 4; 4</text:span><text:span text:style-name="T28">♥</text:span><text:span text:style-name="T5">=6kierów</text:span></text:p>
      <text:p text:style-name="Skrócony_20_adres_20_zwrotny"><text:span text:style-name="T5">3BA,4♣,4</text:span><text:span text:style-name="T28">♦</text:span><text:span text:style-name="T5"> = TRF ( t, <text:s/>k, p), <text:s/>kolor 5+</text:span></text:p>
      <text:p text:style-name="Skrócony_20_adres_20_zwrotny"><text:span text:style-name="T5">4</text:span><text:span text:style-name="T28">♥</text:span><text:span text:style-name="T5">=karta bez cuebidu</text:span></text:p>
      <text:p text:style-name="Skrócony_20_adres_20_zwrotny"><text:span text:style-name="T5">4♠5♣5</text:span><text:span text:style-name="T28">♦</text:span><text:span text:style-name="T5">= SPL</text:span></text:p>
      <text:p text:style-name="P6"><text:s text:c="41"/></text:p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7"><text:span text:style-name="T5">ODWROTKA <text:s/>1♣-1</text:span><text:span text:style-name="T28">♥</text:span><text:span text:style-name="T5">-2</text:span><text:span text:style-name="T28">♦</text:span><text:span text:style-name="T5"> <text:s text:c="2"/></text:span></text:p>
      <text:p text:style-name="Standard"><text:span text:style-name="T5">2</text:span><text:span text:style-name="T28">♥ </text:span><text:span text:style-name="T5">= <text:s/>7-9/7-8 PC <text:s/>4M bez 5m/ 4M+5m<text:tab/>Dalej: 2♠,3♣,3</text:span><text:span text:style-name="T28">♦</text:span><text:span text:style-name="T5">=NAT 5+; <text:s/>2BA=pyt. </text:span></text:p>
      <text:p text:style-name="Standard"><text:span text:style-name="T5">2♠ = 10+/9-11PC 4M bez 5m/ 4M+5m<text:tab/>Dalej: <text:s/>3♣,3</text:span><text:span text:style-name="T28">♦</text:span><text:span text:style-name="T5">=NAT 5+; <text:s/>2BA=pyt. <text:s text:c="12"/></text:span></text:p>
      <text:p text:style-name="P1">2BA= 7-9 PC, 5M <text:s/>i 4+dowolne<text:tab/>Dalej: <text:s/>3♣ =pyt. o drugi kolor (odp. wg rangi na wys 3=4, odp. Na</text:p>
      <text:p text:style-name="P93"><text:s/>wys 4=5); 3M=uzg koloru ,pyt <text:s/>o singla ; <text:s/>inne=cb </text:p>
      <text:p text:style-name="Standard"><text:span text:style-name="T5">3♣ =10+PC , 5M <text:s text:c="2"/>i 4+ dowolne<text:tab/>Dalej: <text:s/>3</text:span><text:span text:style-name="T28">♦</text:span><text:span text:style-name="T5"> =pyt. o drugi kolor (odp. wg rangi na wys 3=4, odp. Na</text:span></text:p>
      <text:p text:style-name="P93"><text:s/>wys 4=5);3M=uzg koloru ,pyt <text:s/>o singla ; <text:s/>inne=cb </text:p>
      <text:p text:style-name="Standard"><text:span text:style-name="T5">3</text:span><text:span text:style-name="T28">♦</text:span><text:span text:style-name="T5"> = 7-9 PC, <text:s/>6M<text:tab/><text:tab/>Dalej: <text:s/>3M=uzg koloru → R(****) wyżej cb honorowy;</text:span></text:p>
      <text:p text:style-name="P93"><text:s/>inne=cb</text:p>
      <text:p text:style-name="Standard"><text:span text:style-name="T5">3</text:span><text:span text:style-name="T28">♥ </text:span><text:span text:style-name="T5">= 10+PC , 6M<text:tab/><text:tab/>Dalej: <text:s/>3♠ = pyt.; <text:s/>inne=cue-bidy <text:s/>(3BA=cb OM) <text:s/></text:span></text:p>
      <text:p text:style-name="P131">3♠ = <text:s/>7-9PC, 5M <text:s text:c="2"/>5332<text:tab/><text:tab/>Dalej: <text:s/><text:span text:style-name="T3">cb uzg <text:s/>M; 3BA,4M=do gry</text:span> <text:s text:c="2"/></text:p>
      <text:p text:style-name="P1">3BA = 10-12PC, 5M <text:s text:c="2"/>5332<text:tab/>Dalej: <text:s/><text:span text:style-name="T3">cb uzg <text:s/>M; 4M=do gry</text:span> <text:s text:c="2"/></text:p>
      <text:p text:style-name="Standard"><text:span text:style-name="T5">4♣ = słabe , NAT 6, układ 1516<text:tab/>Dalej: <text:s/>4</text:span><text:span text:style-name="T28">♦</text:span>=WK, 4<text:span text:style-name="T30">♥</text:span><text:span text:style-name="T1">=do gry,4</text:span><text:span text:style-name="T8">♠</text:span><text:span text:style-name="T10">=uzg</text:span><text:span text:style-name="T5">/4trefli</text:span></text:p>
      <text:p text:style-name="Standard"><text:span text:style-name="T5">4</text:span><text:span text:style-name="T28">♦</text:span><text:span text:style-name="T5"> = <text:s/>słabe , NAT 6, układ 1561<text:tab/>Dalej: <text:s/>4</text:span><text:span text:style-name="T30">♥</text:span><text:span text:style-name="T3">= do gry</text:span><text:span text:style-name="T5">, 4</text:span><text:span text:style-name="T8">♠ cb</text:span><text:span text:style-name="T5">/4BA BKLT itd <text:s text:c="5"/></text:span></text:p>
      <text:p text:style-name="Standard"><text:span text:style-name="T5">4</text:span><text:span text:style-name="T28">♥ </text:span><text:span text:style-name="T5">= słabe , NAT 7+<text:tab/><text:tab/>Dalej: <text:s/>4♠ cb, 4NT BLKT itd</text:span></text:p>
      <text:p text:style-name="P4"><text:s/></text:p>
      <text:p text:style-name="P17"><text:span text:style-name="T5">ODWROTKA <text:s/>1♣-1♠-2</text:span><text:span text:style-name="T28">♦</text:span><text:span text:style-name="T5"> <text:s text:c="2"/></text:span></text:p>
      <text:p text:style-name="Standard"><text:span text:style-name="T5">2</text:span><text:span text:style-name="T28">♥ </text:span><text:span text:style-name="T5">= <text:s/>7-9/7-8 PC <text:s/>4M bez 5m/ 4M+5m<text:tab/>Dalej: 2♠,3♣,3</text:span><text:span text:style-name="T28">♦</text:span><text:span text:style-name="T5">=NAT 5+; <text:s/>2BA=pyt. </text:span></text:p>
      <text:p text:style-name="Standard"><text:span text:style-name="T5">2♠ = 10+/9-11PC 4M bez 5m/ 4M+ 5m<text:tab/>Dalej: <text:s/>3♣,3</text:span><text:span text:style-name="T28">♦</text:span><text:span text:style-name="T5">=NAT 5+; <text:s/>2BA=pyt. <text:s text:c="7"/></text:span></text:p>
      <text:p text:style-name="P1">2BA= 7-9 PC, 5M <text:s/>i 4+dowolne<text:tab/>Dalej: <text:s/>3♣ =pyt. o drugi kolor (odp. wg rangi: na wys 3=4; na</text:p>
      <text:p text:style-name="P93"><text:s/>wys 4=5); 3M=uzg koloru ,pyt <text:s/>o singla ; <text:s/>inne=cb </text:p>
      <text:p text:style-name="Standard"><text:span text:style-name="T5">3♣ =10+PC , 5M <text:s text:c="2"/>i 4+ dowolne<text:tab/>Dalej: <text:s/>3</text:span><text:span text:style-name="T28">♦</text:span><text:span text:style-name="T5"> =pyt. <text:s/>o drugi kolor (odp. wg rangi : na wys 3=4; na</text:span></text:p>
      <text:p text:style-name="P93"><text:s/>wys 4=5); 3M=uzg koloru ,pyt. <text:s/>o singla ; <text:s/>inne=cb </text:p>
      <text:p text:style-name="Standard"><text:span text:style-name="T5">3</text:span><text:span text:style-name="T28">♦</text:span><text:span text:style-name="T5"> = 7-9 PC, <text:s/>6M<text:tab/><text:tab/>Dalej: <text:s/>3M=uzg koloru , pyt o krótkość ; inne=cb </text:span></text:p>
      <text:p text:style-name="Standard"><text:span text:style-name="T5">3</text:span><text:span text:style-name="T28">♥ </text:span><text:span text:style-name="T5">= 10+PC , 6M<text:tab/><text:tab/>Dalej: <text:s/>3♠ = pyt.; <text:s/>inne=cue-bidy <text:s/>(3BA=cb OM) <text:s/></text:span></text:p>
      <text:p text:style-name="P1">3♠ = <text:s/>7-9PC, 5M <text:s text:c="2"/>5332<text:tab/><text:tab/>Dalej: <text:s/><text:span text:style-name="T3">cb uzg <text:s/>M; 3BA,4M=do gry</text:span> <text:s text:c="2"/></text:p>
      <text:p text:style-name="P1">3BA = 10-12PC, 5M <text:s text:c="2"/>5332<text:tab/>Dalej: <text:s/><text:span text:style-name="T3">cb uzg <text:s/>M; 4M=do gry</text:span> <text:s text:c="2"/></text:p>
      <text:p text:style-name="Standard"><text:span text:style-name="T5">4♣ = słabe , NAT 6, układ 5611<text:tab/>Dalej: <text:s/>4</text:span><text:span text:style-name="T28">♦</text:span> WK, 4<text:span text:style-name="T28">♥ </text:span><text:span text:style-name="T43">uzg.t WDC, 4</text:span><text:span text:style-name="T5">♠ </text:span><text:span text:style-name="T43">uzg.pWDC</text:span></text:p>
      <text:p text:style-name="Standard"><text:span text:style-name="T5">4</text:span><text:span text:style-name="T28">♦</text:span><text:span text:style-name="T5"> = słabe , NAT 6, układ 5611<text:tab/>Dalej: <text:s/>4</text:span><text:span text:style-name="T28">♥</text:span><text:span text:style-name="T43"> WDC, 4</text:span><text:span text:style-name="T5">♠ </text:span><text:span text:style-name="T43">do gry, 4NT BLKT na pikach itd</text:span></text:p>
      <text:p text:style-name="Standard"><text:span text:style-name="T5">4</text:span><text:span text:style-name="T28">♥ </text:span><text:span text:style-name="T5">= słabe , NAT 6, układ 5611<text:tab/>Dalej: <text:s/></text:span><text:span text:style-name="T43">4M do gry 4BA/5♣ BLKT WDC</text:span><text:span text:style-name="T5"> </text:span></text:p>
      <text:p text:style-name="P1">4♠ = słabe, 7+</text:p>
      <text:p text:style-name="P3"/>
      <text:p text:style-name="Standard"><text:span text:style-name="T7">Dalsza <text:s/>licytacja <text:s/>po sekwencji</text:span><text:span text:style-name="T5"> </text:span><text:span text:style-name="T8">: <text:s/>1♣ -1</text:span><text:span text:style-name="T28">♥</text:span><text:span text:style-name="T8"> -2</text:span><text:span text:style-name="T30">♦</text:span><text:span text:style-name="T8"> - 2</text:span><text:span text:style-name="T30">♥</text:span><text:span text:style-name="T8">/♠ -2BA</text:span></text:p>
      <text:p text:style-name="Standard"><text:s text:c="11"/>3♣ = NAT 4<text:tab/>Dalej: <text:s/>3<text:span text:style-name="T28">♥</text:span> uzg. R(***) 3<text:span text:style-name="T28">♦</text:span>=4k; 3♠ cb uzg.trefle, 3BA,4<text:span text:style-name="T28">♥</text:span>=do gry; 4♣=WDC <text:s text:c="56"/></text:p>
      <text:p text:style-name="Standard"><text:s text:c="11"/>3<text:span text:style-name="T28">♦</text:span> = NAT 4<text:tab/>Dalej: <text:s/>3<text:span text:style-name="T28">♥</text:span> uzg. R(***); 3♠/4♣ cb uzg. kara 3BA,4<text:span text:style-name="T28">♥</text:span>=do gry; 4<text:span text:style-name="T28">♦</text:span>=WDC</text:p>
      <text:p text:style-name="Standard"><text:s text:c="11"/>3<text:span text:style-name="T28">♥ </text:span>= 5+t<text:tab/>Dalej: <text:s/>3♠ uzg.trefli R(***), 3BA do gry, 4♣ uzg.kierów WDC, 4<text:span text:style-name="T28">♦</text:span>WK</text:p>
      <text:p text:style-name="Standard"><text:s text:c="11"/>3♠ = 5+k<text:tab/>Dalej: <text:s/>4♣ = uzg. Kar WDC; 4<text:span text:style-name="T28">♦</text:span>=WK, 4<text:span text:style-name="T28">♥</text:span> uzg.kierów WDC</text:p>
      <text:p text:style-name="Standard"><text:s text:c="11"/>3BA= 4M, bez <text:s/>4+m Dalej: 4♣ = uzg. Kierów WDC; 3BA,4<text:span text:style-name="T28">♥</text:span>=do gry </text:p>
      <text:p text:style-name="Standard"><text:s text:c="12"/></text:p>
      <text:p text:style-name="Standard"><text:span text:style-name="T7">Dalsza <text:s/>licytacja <text:s/>po sekwencji</text:span><text:span text:style-name="T5"> </text:span><text:span text:style-name="T8">: <text:s/>1♣ -1</text:span>♠<text:span text:style-name="T8"> -2</text:span><text:span text:style-name="T30">♦</text:span><text:span text:style-name="T8"> - 2</text:span><text:span text:style-name="T30">♥</text:span><text:span text:style-name="T8">/♠ -2BA</text:span></text:p>
      <text:p text:style-name="Standard"><text:s text:c="11"/>3♣ = NAT 4<text:tab/>Dalej: <text:s/>3♠ uzg piki R(***); 3<text:span text:style-name="T28">♦</text:span>=4k; 3<text:span text:style-name="T30">♥</text:span> uzg.tr. R(***); 3BA, 4♠=do gry <text:s text:c="56"/></text:p>
      <text:p text:style-name="Standard"><text:s text:c="11"/>3<text:span text:style-name="T28">♦</text:span> = NAT 4<text:tab/>Dalej: <text:s/>3♠ uzg.piki R(***); 3<text:span text:style-name="T30">♥</text:span> uzg.kara R(***); 3BA, 4♠=do gry; </text:p>
      <text:p text:style-name="Standard"><text:s text:c="11"/>3<text:span text:style-name="T28">♥ </text:span>= 5+t<text:tab/>Dalej: <text:s/>3♠ uzg.trefli R(***), 3BA do gry, 4♣ uzg.pików WDC, 4<text:span text:style-name="T28">♦</text:span>WK</text:p>
      <text:p text:style-name="Standard"><text:s text:c="11"/>3♠ = 5+k<text:tab/>Dalej: <text:s/>4♣ =uzg.kar WDC; 4<text:span text:style-name="T28">♦</text:span>=WK, 4<text:span text:style-name="T28">♥</text:span> uzg.pików WDC</text:p>
      <text:p text:style-name="Standard"><text:s text:c="11"/>3BA= 4M, bez <text:s/>4+m <text:s/>Dalej: <text:s/>4♣ = uzg.pików WDC; 3BA, 4♠=do gry <text:s/><text:span text:style-name="T5"><text:s text:c="6"/></text:span><text:s/></text:p>
      <text:p text:style-name="P57"/>
      <text:p text:style-name="Standard"/>
      <text:p text:style-name="Standard"/>
      <text:p text:style-name="P204"/>
      <text:p text:style-name="P204"/>
      <text:p text:style-name="P204"/>
      <text:p text:style-name="P204"/>
      <text:p text:style-name="P204"/>
      <text:p text:style-name="P205">Podniesienie amerykańskie</text:p>
      <text:p text:style-name="Standard"><text:soft-page-break/><text:span text:style-name="T8">1♣ <text:s/>- <text:s/></text:span><text:span text:style-name="T5">1</text:span><text:span text:style-name="T28">♥<text:tab/><text:tab/><text:tab/></text:span><text:span text:style-name="T8">1♣</text:span><text:span text:style-name="T5"> </text:span><text:span text:style-name="T8">- <text:s/></text:span><text:span text:style-name="T5">1♠</text:span></text:p>
      <text:p text:style-name="Standard"><text:span text:style-name="T5">2</text:span><text:span text:style-name="T28">♥ <text:s/></text:span><text:span text:style-name="T5">- <text:s text:c="2"/>2BA GF<text:tab/><text:tab/><text:tab/>2♠ <text:s/>- <text:s/>2BA GF</text:span></text:p>
      <text:p text:style-name="Standard"><text:span text:style-name="T5"><text:s text:c="7"/>- 3</text:span><text:span text:style-name="T28">♥ <text:s/></text:span><text:span text:style-name="T5">INV z 5 kierami<text:tab/><text:tab/><text:tab/> <text:s text:c="5"/>- <text:s/>3♠ <text:s text:c="3"/>INV z 5 pik</text:span></text:p>
      <text:p text:style-name="P1"><text:s text:c="10"/>inne – nat. INV z 4ki<text:tab/><text:tab/> <text:s text:c="5"/>- <text:s text:c="2"/>inne – nat. INV z 4 pik</text:p>
      <text:p text:style-name="Standard"/>
      <text:p text:style-name="Standard"/>
      <text:p text:style-name="P7">dalej po GF :</text:p>
      <text:p text:style-name="Standard"><text:span text:style-name="T8">1♣ <text:s/>- <text:s/></text:span><text:span text:style-name="T5">1</text:span><text:span text:style-name="T28">♥ </text:span><text:span text:style-name="T5"><text:s/>- 2</text:span><text:span text:style-name="T28">♥ </text:span><text:span text:style-name="T5">- </text:span><text:span text:style-name="T8">2BA<text:tab/>3♣ = NAT <text:s/>5, przy 3 kier → dalej naturalnie</text:span></text:p>
      <text:p text:style-name="P40"><text:span text:style-name="T5">3</text:span><text:span text:style-name="T29">♦</text:span><text:span text:style-name="T7">= </text:span><text:span text:style-name="T8"><text:s/>układ <text:s/>2344 → dalej naturalnie</text:span></text:p>
      <text:p text:style-name="P13"><text:span text:style-name="T5"><text:s/><text:tab/><text:tab/>3</text:span><text:span text:style-name="T28">♥</text:span><text:span text:style-name="T55"> </text:span><text:span text:style-name="T5">= 4kiery i <text:s/>układ (432)</text:span></text:p>
      <text:p text:style-name="P45">3♠ = 4414</text:p>
      <text:p text:style-name="P45">3BA= 3433</text:p>
      <text:p text:style-name="P4"><text:s text:c="46"/></text:p>
      <text:p text:style-name="Standard"/>
      <text:p text:style-name="P1"><text:span text:style-name="T3">1♣ <text:s/>- <text:s/></text:span>1♠ <text:s/>- <text:s/>2♠ <text:s/>- <text:span text:style-name="T3">2BA<text:tab/>3♣ = NAT 4/5, <text:s/>przy 3 pikach → dalej naturalnie</text:span></text:p>
      <text:p text:style-name="P43"><text:span text:style-name="T5">3</text:span><text:span text:style-name="T28">♦</text:span><text:span text:style-name="T5"> = <text:s/>układ <text:s/>3442 → dalej naturalnie</text:span></text:p>
      <text:p text:style-name="P43"><text:span text:style-name="T5">3</text:span><text:span text:style-name="T28">♥</text:span><text:span text:style-name="T55"> </text:span><text:span text:style-name="T5">= 4414</text:span></text:p>
      <text:p text:style-name="P44">3♠ = <text:span text:style-name="T3">4piki <text:s text:c="2"/>i <text:s/>układ (432)</text:span></text:p>
      <text:p text:style-name="P45">3BA= 4333</text:p>
      <text:p text:style-name="P45"/>
      <text:p text:style-name="Standard"/>
      <text:p text:style-name="P20">Trudne sekwencje<text:span text:style-name="T1">:</text:span></text:p>
      <text:p text:style-name="P18"/>
      <text:p text:style-name="Standard">Występują w sytuacjach, gdy musimy ze względu na nadwyżkowy rebid 2 trefl lub inwitofitkę 2 karo licytować 1 ba ze składem niezrównoważonym. Poniżej trzy sekwencje, w których taka sytuacja występuje:</text:p>
      <text:p text:style-name="P57"/>
      <text:p text:style-name="P57"/>
      <text:p text:style-name="P72"><text:span text:style-name="T5">1</text:span><text:span text:style-name="T28">♦</text:span>-1<text:span text:style-name="T31">♥</text:span>-<text:span text:style-name="T5">1BA-2♣:<text:tab/>2</text:span><text:span text:style-name="T28">♦</text:span> min. = 2kiery</text:p>
      <text:p text:style-name="P142">2<text:span text:style-name="T31">♥</text:span><text:span text:style-name="T1"> min. = 3kiery</text:span></text:p>
      <text:p text:style-name="P135"><text:span text:style-name="T8">2</text:span><text:span text:style-name="T5">♠ </text:span><text:span text:style-name="T7">min. </text:span><text:span text:style-name="T44">singleton kier =3piki </text:span><text:span text:style-name="T45">→ dalej 2nt pyta o czwórkę młodszą</text:span></text:p>
      <text:p text:style-name="P140">2NT max = 2kiery</text:p>
      <text:p text:style-name="P144"><text:span text:style-name="T5">3♣ </text:span><text:span text:style-name="T43">max singleton kier =3piki</text:span></text:p>
      <text:p text:style-name="P144"><text:span text:style-name="T5">3 </text:span><text:span text:style-name="T28">♦</text:span> <text:span text:style-name="T43">max 6 kar bez fitu</text:span></text:p>
      <text:p text:style-name="P144">3 <text:span text:style-name="T31">♥</text:span><text:span text:style-name="T1"> </text:span><text:span text:style-name="T46">max = 3kiery</text:span></text:p>
      <text:p text:style-name="P63"/>
      <text:p text:style-name="P57"><text:span text:style-name="T7">1</text:span><text:span text:style-name="T29">♦</text:span><text:span text:style-name="T2">-1</text:span><text:span text:style-name="T5">♠</text:span><text:span text:style-name="T2">-</text:span><text:span text:style-name="T7">1BA-2♣:<text:tab/>2</text:span><text:span text:style-name="T29">♦</text:span><text:span text:style-name="T2">min. = 2 piki </text:span></text:p>
      <text:p text:style-name="P142">2<text:span text:style-name="T31">♥</text:span><text:span text:style-name="T1"> min. </text:span><text:span text:style-name="T46">singleton pik, 3+ kiery → dalej 2nt pyta o czwórkę młodszą</text:span></text:p>
      <text:p text:style-name="P136"><text:span text:style-name="T3">2</text:span>♠ <text:span text:style-name="T2">min. =3piki</text:span></text:p>
      <text:p text:style-name="P137">2NT max = 2piki</text:p>
      <text:p text:style-name="P142"><text:span text:style-name="T5">3♣ </text:span><text:span text:style-name="T43">max singleton pik układ 1354 lub 1444</text:span></text:p>
      <text:p text:style-name="P142"><text:span text:style-name="T5">3 </text:span><text:span text:style-name="T28">♦</text:span> <text:span text:style-name="T43">max 6 kar bez fitu</text:span></text:p>
      <text:p text:style-name="P142">3 <text:span text:style-name="T31">♥</text:span><text:span text:style-name="T1"> </text:span><text:span text:style-name="T46">max = 4kiery i 3 piki</text:span></text:p>
      <text:p text:style-name="P135"><text:span text:style-name="T3">3 </text:span><text:span text:style-name="T5">♠</text:span><text:span text:style-name="T7"> </text:span><text:span text:style-name="T44">max =3piki</text:span></text:p>
      <text:p text:style-name="P72"/>
      <text:p text:style-name="P57"><text:span text:style-name="T2">1</text:span><text:span text:style-name="T30">♥</text:span><text:span text:style-name="T2">-1</text:span><text:span text:style-name="T5">♠</text:span><text:span text:style-name="T2">-</text:span><text:span text:style-name="T7">1BA-2♣:<text:tab/>2</text:span><text:span text:style-name="T29">♦</text:span><text:span text:style-name="T2">min. = 2 piki </text:span></text:p>
      <text:p text:style-name="P142">2<text:span text:style-name="T31">♥</text:span><text:span text:style-name="T1"> min. </text:span><text:span text:style-name="T46">singleton pik, (43) młodsze → dalej 2nt pyta o czwórkę młodszą</text:span></text:p>
      <text:p text:style-name="P136"><text:span text:style-name="T3">2</text:span>♠ <text:span text:style-name="T2">min. =3piki</text:span></text:p>
      <text:p text:style-name="P137">2NT max = 2piki</text:p>
      <text:p text:style-name="P142"><text:span text:style-name="T5">3♣ max </text:span><text:span text:style-name="T43">singleton pik układ 1534</text:span></text:p>
      <text:p text:style-name="P142"><text:span text:style-name="T5">3 </text:span><text:span text:style-name="T28">♦</text:span> max <text:span text:style-name="T43">singleton pik układ 1543</text:span></text:p>
      <text:p text:style-name="P142">3 <text:span text:style-name="T31">♥</text:span><text:span text:style-name="T1"> max = </text:span><text:span text:style-name="T46">3piki – milton kierowo-pikowy</text:span></text:p>
      <text:p text:style-name="P135"><text:span text:style-name="T3">3 </text:span><text:span text:style-name="T5">♠</text:span><text:span text:style-name="T7"> max </text:span><text:span text:style-name="T44">=3piki honory rozrzucone</text:span></text:p>
      <text:p text:style-name="P72"/>
      <text:p text:style-name="P60"/>
      <text:p text:style-name="P60"/>
      <text:p text:style-name="P57"/>
      <text:p text:style-name="P57"/>
      <text:p text:style-name="P147"><text:span text:style-name="T5">GADŻET <text:s text:c="3"/>2</text:span><text:span text:style-name="T28">♦</text:span></text:p>
      <text:p text:style-name="P148"/>
      <text:p text:style-name="P236"><text:soft-page-break/><text:span text:style-name="T10">1. <text:s/>Po sekwencji <text:s/>:</text:span><text:span text:style-name="T5"> 1♣-1</text:span><text:span text:style-name="T28">♦</text:span><text:span text:style-name="T5">/1BA-2♣-2</text:span><text:span text:style-name="T28">♦</text:span><text:span text:style-name="T5">= FG min 9PC</text:span></text:p>
      <text:p text:style-name="P149">Odp.: <text:s text:c="5"/></text:p>
      <text:p text:style-name="P146"><text:span text:style-name="T5">2</text:span><text:span text:style-name="T28">♥</text:span><text:span text:style-name="T5">/2♠=</text:span><text:span text:style-name="T10"> <text:s/>licytowane trzymanie<text:tab/></text:span><text:span text:style-name="T5">dalej <text:s text:c="2"/></text:span><text:span text:style-name="T10">naturalnie </text:span><text:span text:style-name="T6">→</text:span><text:span text:style-name="T10"> 3t wezwanie do cuebidy</text:span><text:span text:style-name="T5"> <text:s text:c="5"/></text:span></text:p>
      <text:p text:style-name="P149">2BA =18-21PC, oba trzymania M<text:tab/>dalej <text:s text:c="2"/><text:span text:style-name="T1">naturalnie</text:span> <text:span text:style-name="T42">→</text:span> 3t wezwanie do cuebidu</text:p>
      <text:p text:style-name="P149">3♣ = 6trefli <text:s/>dobry kolor <text:tab/><text:tab/></text:p>
      <text:p text:style-name="P146"><text:span text:style-name="T5">3</text:span><text:span text:style-name="T28">♦</text:span><text:span text:style-name="T5"> = <text:s/></text:span><text:span text:style-name="T43">układ 5+t 4+k</text:span><text:span text:style-name="T8">→</text:span><text:span text:style-name="T5"> dalej R(***) </text:span></text:p>
      <text:p text:style-name="P149">3BA = 15+ PC, <text:s/>oba trzymania M<text:tab/> <text:s/></text:p>
      <text:p text:style-name="P24"/>
      <text:p text:style-name="P146"><text:span text:style-name="T10">2. <text:s/>Po sekwencji:</text:span><text:span text:style-name="T5"> 1♣-1</text:span><text:span text:style-name="T28">♥</text:span><text:span text:style-name="T5">-2♣-2</text:span><text:span text:style-name="T28">♦</text:span><text:span text:style-name="T5">= FG min 9PC</text:span></text:p>
      <text:p text:style-name="P149">Odp.:</text:p>
      <text:p text:style-name="P24"><text:span text:style-name="T5">2</text:span><text:span text:style-name="T28">♥</text:span><text:span text:style-name="T5">=</text:span><text:span text:style-name="T10"> 15-17 PC, fit 3 kiery<text:tab/><text:tab/></text:span><text:span text:style-name="T5">dalej <text:s text:c="2"/></text:span><text:span text:style-name="T10">naturalnie </text:span><text:span text:style-name="T6">→</text:span><text:span text:style-name="T10"> 3t/3c wezwanie do cuebidu</text:span><text:span text:style-name="T5"> <text:s text:c="4"/></text:span></text:p>
      <text:p text:style-name="P25">2♠=<text:span text:style-name="T1"> <text:s/>4 piki<text:tab/><text:tab/></text:span>dalej <text:s text:c="3"/><text:span text:style-name="T1">jak po otwarciu 2</text:span> ♣ </text:p>
      <text:p text:style-name="P25">2BA = 4 kara<text:tab/><text:tab/>dalej <text:s text:c="2"/><text:span text:style-name="T1">naturalnie</text:span> <text:span text:style-name="T42">→</text:span> 3t/3d R(*****)</text:p>
      <text:p text:style-name="P25">3♣ = <text:s text:c="2"/>6t , dobry kolor<text:tab/><text:tab/>dalej <text:s text:c="2"/><text:span text:style-name="T1">cb</text:span></text:p>
      <text:p text:style-name="P24"><text:span text:style-name="T5">3</text:span><text:span text:style-name="T28">♦</text:span><text:span text:style-name="T5"> = <text:s text:c="2"/></text:span><text:span text:style-name="T43">układ 6+t 4+k</text:span><text:span text:style-name="T8">→ dalej R(***)</text:span></text:p>
      <text:p text:style-name="P25">3BA = 15+ PC, 6t, 2c, trzym. pik i karo <text:s text:c="2"/><text:tab/> </text:p>
      <text:p text:style-name="P230"/>
      <text:p text:style-name="P237"><text:span text:style-name="T10">3. <text:s/>Po sekwencji:</text:span><text:span text:style-name="T5"> 1♣-1♠-2♣-2</text:span><text:span text:style-name="T28">♦</text:span><text:span text:style-name="T5">= FG min 9PC</text:span></text:p>
      <text:p text:style-name="P206">Odp.:</text:p>
      <text:p text:style-name="P24"><text:span text:style-name="T5">2</text:span><text:span text:style-name="T28">♥</text:span><text:span text:style-name="T5">= 15-17 PC, 4kiery<text:tab/><text:tab/>dalej <text:s text:c="2"/></text:span><text:span text:style-name="T10">jak <text:s/>po otwarciu 2</text:span><text:span text:style-name="T5"> ♣ </text:span></text:p>
      <text:p text:style-name="P25">2♠=<text:span text:style-name="T1"> 15-17 PC fit 3 piki<text:tab/><text:tab/></text:span>dalej <text:s text:c="2"/><text:span text:style-name="T1">naturalnie</text:span> <text:span text:style-name="T42">→</text:span> 3t/3p <text:s/>wezwanie do cuebidu</text:p>
      <text:p text:style-name="P25">2BA = 4 kara<text:tab/><text:tab/>dalej <text:s text:c="2"/><text:span text:style-name="T1">naturalnie</text:span> <text:span text:style-name="T42">→</text:span> 3t/3k R(*****)</text:p>
      <text:p text:style-name="P25">3♣ = <text:s text:c="2"/>6t , dobry kolor<text:tab/><text:tab/>dalej <text:s text:c="2"/><text:span text:style-name="T1">cb</text:span></text:p>
      <text:p text:style-name="P24"><text:span text:style-name="T5">3</text:span><text:span text:style-name="T28">♦</text:span><text:span text:style-name="T5"> = <text:s text:c="2"/></text:span><text:span text:style-name="T43">układ 6+t 4+k</text:span><text:span text:style-name="T8">→ dalej R(***)</text:span></text:p>
      <text:p text:style-name="P25">3BA = 15+ PC, 6t, 2piki, trzymanie kier<text:tab/>dalej <text:s text:c="2"/><text:span text:style-name="T1">jak po otwarciu 2</text:span> ♣ </text:p>
      <text:p text:style-name="P238"/>
      <text:p text:style-name="P237"><text:span text:style-name="T5">4. <text:s/></text:span><text:span text:style-name="T10">Po sekwencji: 1♣ - 1BA - 2</text:span><text:span text:style-name="T31">♦</text:span><text:span text:style-name="T10"> <text:s/></text:span></text:p>
      <text:p text:style-name="Standard"><text:span text:style-name="T5">2</text:span><text:span text:style-name="T28">♥ <text:s/></text:span><text:span text:style-name="T5">= <text:s/>układ <text:s/>3334 <text:s text:c="2"/>z 4t<text:tab/><text:tab/>dalej naturalnie</text:span></text:p>
      <text:p text:style-name="P131">2♠ <text:s/>= <text:s/>układ <text:s/>3343 <text:s text:c="2"/>z 4k<text:tab/><text:tab/>dalej naturalnie</text:p>
      <text:p text:style-name="P129"><text:span text:style-name="T5">2BA = <text:s/>44m <text:tab/><text:tab/>dalej: 3♣/</text:span><text:span text:style-name="T28">♦</text:span><text:span text:style-name="T5">= uzg. koloru, pyt. o trójkę <text:s/>potem cue <text:s/>inne = Nat.</text:span></text:p>
      <text:p text:style-name="P57"><text:span text:style-name="T5"><text:s text:c="15"/>3♣ = 5t<text:tab/><text:tab/><text:tab/>dalej: 3</text:span><text:span text:style-name="T28">♦</text:span><text:span text:style-name="T5">=relay, odp. i dalsza licyt. jak po otw.1BA;inne = Nat.</text:span></text:p>
      <text:p text:style-name="P129"><text:span text:style-name="T5">3</text:span><text:span text:style-name="T28">♦</text:span><text:span text:style-name="T5"> = 5k <text:s/>2t<text:tab/><text:tab/>dalsza licyt. jak po otw. 1BA</text:span></text:p>
      <text:p text:style-name="P129"><text:span text:style-name="T5">3</text:span><text:span text:style-name="T28">♥ </text:span><text:span text:style-name="T5">= 5k <text:s/>2c<text:tab/><text:tab/>dalsza licyt. jak po otw. 1BA</text:span></text:p>
      <text:p text:style-name="P131">3♠ = 5k <text:s/>2p<text:tab/><text:tab/>dalsza licyt. jak po otw. 1BA</text:p>
      <text:p text:style-name="P131"/>
      <text:p text:style-name="P57"/>
      <text:p text:style-name="P57"/>
      <text:p text:style-name="P78"><text:span text:style-name="T10">GADŻET 2</text:span><text:span text:style-name="T5">♣ (Po sekwencji: 1♣ - 1</text:span><text:span text:style-name="T28">♥ </text:span><text:span text:style-name="T5">- 1♠ - 2♣</text:span></text:p>
      <text:p text:style-name="P64"/>
      <text:p text:style-name="P57"><text:span text:style-name="T5"><text:s text:c="14"/>Odp.</text:span>: 2<text:span text:style-name="T28">♦</text:span>= 1)układ BA,12-14PC bez fitu, <text:s text:c="3"/>2)FG 5kar <text:s/>lub <text:s/>4144</text:p>
      <text:p text:style-name="P128">dalej 2<text:span text:style-name="T28">♥ </text:span>=NF → <text:s/>ad <text:s/>1) pas=12-13, <text:span text:style-name="T3">2BA=14</text:span></text:p>
      <text:p text:style-name="P151">ad 2) 3♣=4144; <text:s/>3<text:span text:style-name="T28">♦</text:span>=6k; <text:s/>3<text:span text:style-name="T28">♥</text:span>=4351; <text:s/>3♠=4252; <text:s/>3BA=4153; 4♣=4054 <text:s/></text:p>
      <text:p text:style-name="P57"><text:span text:style-name="T47"><text:tab/></text:span>2<text:span text:style-name="T28">♥</text:span>=układ BA,12-14PC z fitem;</text:p>
      <text:p text:style-name="P26">2♠=18+PC 5233;<text:tab/></text:p>
      <text:p text:style-name="P34">2BA=18+PC BA bez fitu;</text:p>
      <text:p text:style-name="P35">wyżej z fitem kier 3-kartowym</text:p>
      <text:p text:style-name="P137">3♣=18+PC, 4324 ;<text:tab/><text:tab/><text:tab/></text:p>
      <text:p text:style-name="P142"><text:span text:style-name="T5">3</text:span><text:span text:style-name="T28">♦</text:span><text:span text:style-name="T5">=18+PC, 4342 ;</text:span></text:p>
      <text:p text:style-name="P142"><text:span text:style-name="T5">3</text:span><text:span text:style-name="T28">♥</text:span><text:span text:style-name="T5">=18+PC, 4333</text:span></text:p>
      <text:p text:style-name="P57"><text:tab/><text:span text:style-name="T3">3♠=18+PC, 53(32)</text:span></text:p>
      <text:p text:style-name="P312"/>
      <text:p text:style-name="P313"/>
      <text:p text:style-name="P313"/>
      <text:p text:style-name="P313"/>
      <text:p text:style-name="P313"/>
      <text:p text:style-name="P313"/>
      <text:p text:style-name="P313"/>
      <text:p text:style-name="P313"/>
      <text:p text:style-name="P310"><text:span text:style-name="T5"/></text:p>
      <text:p text:style-name="P310"><text:soft-page-break/><text:span text:style-name="T5">1</text:span><text:span text:style-name="T28">♦</text:span><text:span text:style-name="T5"> = 11-21 PC: NAT 5+; <text:s/>4k(441); <text:s/>UWAGA: <text:s/>z 4k5t i siłą 11-13 pasujemy.</text:span></text:p>
      <text:p text:style-name="P319"><text:span text:style-name="T5">Odp.: <text:s/>1</text:span><text:span text:style-name="T29">♥</text:span><text:span text:style-name="T2">/</text:span>♠<text:span text:style-name="T5">= NAT 4+, siła 5+</text:span></text:p>
      <text:p text:style-name="P319"><text:span text:style-name="T5">1BA = NF bez starszej 4 może być krótkość </text:span><text:span text:style-name="T28"><text:s/>♦</text:span><text:span text:style-name="T5"> </text:span><text:span text:style-name="T28">♥ </text:span><text:span text:style-name="T5">♠, obiecuje tylko siłę 6-9PC</text:span></text:p>
      <text:p text:style-name="P136">2<text:span text:style-name="T2">♣</text:span> = <text:s text:c="2"/>FG : NAT 5+ <text:s/>może być <text:s/>4M; <text:s/>układ BA bez 4M; <text:s/>każdy układ z <text:s/>fitem karo.</text:p>
      <text:p text:style-name="P135"><text:span text:style-name="T5">2</text:span><text:span text:style-name="T29">♦</text:span><text:span text:style-name="T5"> = <text:s/>INV, min 4 kara, bez starszej 4, <text:s/>brak <text:s/>trzymania w co najmniej 1 kolorze </text:span>M</text:p>
      <text:p text:style-name="P135"><text:span text:style-name="T5">2</text:span><text:span text:style-name="T29">♥</text:span><text:span text:style-name="T2">/</text:span>♠<text:span text:style-name="T5"> = NAT 6+ dobry kolor <text:s/>siła 5-8PC</text:span></text:p>
      <text:p text:style-name="P153">po pasie, INV NAT 5+ <text:s text:c="2"/>z fitem <text:s/>4-kartowym</text:p>
      <text:p text:style-name="P136">2BA = INV <text:s/>bez starszej 4 <text:s/>z <text:s/>zatrzymaniami w obu kolorach M</text:p>
      <text:p text:style-name="P303"><text:span text:style-name="T5">3</text:span><text:span text:style-name="T7">♣</text:span><text:span text:style-name="T5">= <text:s/>NAT 9-11 HHxxxx ; </text:span><text:span text:style-name="T14">po pasie 11-13PC 4</text:span><text:span text:style-name="T32">♦ </text:span><text:span text:style-name="T49">5</text:span><text:span text:style-name="T13">♣</text:span></text:p>
      <text:p text:style-name="P135"><text:span text:style-name="T5">3</text:span><text:span text:style-name="T29">♦</text:span><text:span text:style-name="T5"> = BLOK min 4 kara, </text:span><text:span text:style-name="T8">nie wyklucza 4+M</text:span></text:p>
      <text:p text:style-name="P135"><text:span text:style-name="T5">3</text:span><text:span text:style-name="T29">♥</text:span><text:span text:style-name="T2">/</text:span>♠<text:span text:style-name="T5"> = SPL siła INV, forsuje do 4</text:span><text:span text:style-name="T28">♦</text:span></text:p>
      <text:p text:style-name="P136">3NT=4333 4 karo, 13-15</text:p>
      <text:p text:style-name="P233"/>
      <text:p text:style-name="P239"><text:span text:style-name="T10">Po sekwencji: 1</text:span><text:span text:style-name="T28">♦</text:span><text:span text:style-name="T10"> - 1</text:span><text:span text:style-name="T28">♥</text:span></text:p>
      <text:p text:style-name="P125"><text:span text:style-name="T5">1</text:span>♠<text:span text:style-name="T5"> = F1, 12-21, NAT 4 <text:s/></text:span><text:span text:style-name="T6">→</text:span><text:span text:style-name="T5"> <text:s/>2</text:span><text:span text:style-name="T7">♣</text:span><text:span text:style-name="T5">= RELAY (4-ty kolor 10+PC)</text:span></text:p>
      <text:p text:style-name="P141">1BA = NF, 12-14, <text:s/>układ <text:s/>5332 <text:s/>lub <text:s/>11-13 max 2kiery, układ 54 ,6</text:p>
      <text:p text:style-name="P152"><text:span text:style-name="T10">dalej </text:span><text:span text:style-name="T8">2</text:span><text:span text:style-name="T7">♣</text:span><text:span text:style-name="T8"> =MAGISTER </text:span><text:span text:style-name="T10">(</text:span><text:span text:style-name="T8">patrz </text:span><text:span text:style-name="T58">trudne sekwencje</text:span><text:span text:style-name="T8">)</text:span><text:span text:style-name="T10">; </text:span></text:p>
      <text:p text:style-name="P126">2<text:span text:style-name="T2">♣</text:span> = <text:s/>F1, bez fitu kier,(11-13 55m) lub (14-16(17) PC układ 54 <text:s/>lub 6k)</text:p>
      <text:list xml:id="list64501179" text:style-name="WW8Num4">
        <text:list-header>
          <text:p text:style-name="P265">dalej:<text:span text:style-name="T3"> 2NT=REL. FG <text:s/>z trzymaniem pik</text:span></text:p>
          <text:p text:style-name="Lista_20_punktowana_20_31"><text:span text:style-name="T8"><text:s text:c="53"/><text:tab/><text:tab/>odp. </text:span><text:span text:style-name="T5">(</text:span><text:span text:style-name="T8">3</text:span><text:span text:style-name="T7">♣</text:span><text:span text:style-name="T8">=55m, <text:s/>3</text:span><text:span text:style-name="T29">♦</text:span><text:span text:style-name="T2">=</text:span><text:span text:style-name="T8">6k, <text:s/>3</text:span><text:span text:style-name="T29">♥</text:span><text:span text:style-name="T8">= 6k4t, 3</text:span>♠<text:span text:style-name="T8">=5k4t31,</text:span></text:p>
          <text:p text:style-name="P266"><text:s/>3BA=5k4t22 z trzymaniem pik), </text:p>
          <text:p text:style-name="Lista_20_punktowana_20_31"><text:span text:style-name="T5"><text:s text:c="40"/><text:tab/></text:span><text:span text:style-name="T8">2</text:span>♠=<text:span text:style-name="T8">REL FG <text:s/>bez trzymania </text:span>♠<text:span text:style-name="T8"> → <text:s/>odp. 2BA z trzymaniem </text:span>♠ <text:span text:style-name="T8">inne <text:s/>jw.</text:span></text:p>
          <text:p text:style-name="P264"><text:span text:style-name="T8">2</text:span><text:span text:style-name="T29">♦</text:span>/<text:span text:style-name="T29">♥ </text:span><text:span text:style-name="T2">=</text:span><text:span text:style-name="T8"> NF do 8PC; inne = INV</text:span></text:p>
        </text:list-header>
      </text:list>
      <text:p text:style-name="P135"><text:span text:style-name="T5">2</text:span><text:span text:style-name="T29">♦</text:span><text:span text:style-name="T5"> = F1, 15-21 z <text:s/>fitem kier 3 </text:span><text:span text:style-name="T62">(ODWROTKA=INWITO-FITKA)</text:span></text:p>
      <text:p text:style-name="P135"><text:span text:style-name="T5">2</text:span><text:span text:style-name="T29">♥</text:span><text:span text:style-name="T5"> = NF fit 3/4 <text:s/>karty → <text:s/>patrz </text:span><text:span text:style-name="T57">Podniesienie Amerykańskie</text:span></text:p>
      <text:p text:style-name="P135"><text:span text:style-name="T5">2</text:span>♠<text:span text:style-name="T5"> = F1,19-21PC, ręka niezrównoważona <text:s/>bez fitu kier</text:span></text:p>
      <text:p text:style-name="P150"><text:span text:style-name="T5">dalej </text:span><text:span text:style-name="T8">2BA=REL(3</text:span><text:span text:style-name="T7">♣</text:span><text:span text:style-name="T8">=55m, <text:s/>3</text:span><text:span text:style-name="T29">♦</text:span><text:span text:style-name="T2">=</text:span><text:span text:style-name="T8">6k, <text:s/>3</text:span><text:span text:style-name="T29">♥</text:span><text:span text:style-name="T8">= 6k4t, 3</text:span>♠<text:span text:style-name="T8">=5k4t31, 3BA=5k4t22),</text:span></text:p>
      <text:p text:style-name="P28">2BA = F1, 18-21PC, 6 kar układ BA – dalej nat.</text:p>
      <text:p text:style-name="P305">3<text:span text:style-name="T2">♣</text:span> = F1, 14-16 <text:s/>NAT 55+, bez fitu kier</text:p>
      <text:p text:style-name="P26"><text:span text:style-name="T5">3</text:span><text:span text:style-name="T29">♦</text:span><text:span text:style-name="T5"> = NF, 14-16 <text:s/>NAT 6 dobry kolor, bez fitu kier</text:span></text:p>
      <text:p text:style-name="P26"><text:span text:style-name="T5">3</text:span><text:span text:style-name="T29">♥</text:span><text:span text:style-name="T5"> = </text:span><text:span text:style-name="T63">15-17, NAT 4 <text:s text:c="2"/>układ 4441 4450</text:span><text:span text:style-name="T5"> (dalej: <text:s/>3♠ <text:s/>= pytanie o krótkość </text:span><text:span text:style-name="T52">REL(****)</text:span></text:p>
      <text:p text:style-name="P26"><text:span text:style-name="T5">3</text:span>♠/<text:span text:style-name="T5">4</text:span><text:span text:style-name="T7">♣</text:span><text:span text:style-name="T5"> = </text:span><text:span text:style-name="T63">18-21, SPL układ <text:s/>4441 4450</text:span></text:p>
      <text:p text:style-name="P28">3BA= do gry na pełnych 6+ karach</text:p>
      <text:p text:style-name="P26"/>
      <text:p text:style-name="P57"><text:span text:style-name="T8">Po sekwencji: 1</text:span><text:span text:style-name="T29">♦</text:span><text:span text:style-name="T30"> </text:span><text:span text:style-name="T8">- </text:span><text:span text:style-name="T5">1</text:span>♠</text:p>
      <text:p text:style-name="P31">1BA = <text:s/>NF, 12-14PC, <text:s/>układ <text:s/>5332 <text:s/>lub <text:s/>11-13PC max 2kiery, układ 54 ,6</text:p>
      <text:p text:style-name="P40"><text:span text:style-name="T10">dalej </text:span><text:span text:style-name="T8">2</text:span><text:span text:style-name="T7">♣</text:span><text:span text:style-name="T8"> =MAGISTER (patrz </text:span><text:span text:style-name="T58">trudne sekwencje</text:span><text:span text:style-name="T16">)</text:span><text:span text:style-name="T17">;</text:span></text:p>
      <text:p text:style-name="P28">2<text:span text:style-name="T2">♣</text:span> = F1, bez fitu <text:s/>pik, (11-13 55m <text:s/>lub 14-16(17) PC układ 54 <text:s/>lub 6k)</text:p>
      <text:list xml:id="list1359998696" text:continue-numbering="true" text:style-name="WW8Num4">
        <text:list-header>
          <text:p text:style-name="P268">dalej:<text:span text:style-name="T3"> 2NT=REL. FG <text:s/>z trzymaniem kier</text:span></text:p>
          <text:p text:style-name="Lista_20_punktowana_20_31"><text:span text:style-name="T8"><text:tab/><text:tab/><text:tab/>odp. </text:span><text:span text:style-name="T5">(</text:span><text:span text:style-name="T8">3</text:span><text:span text:style-name="T7">♣</text:span><text:span text:style-name="T8">=55m, <text:s/>3</text:span><text:span text:style-name="T29">♦</text:span><text:span text:style-name="T2">=</text:span><text:span text:style-name="T8">6k, <text:s/>3</text:span><text:span text:style-name="T29">♥</text:span><text:span text:style-name="T8">= 4c, 3</text:span>♠<text:span text:style-name="T8">=5k4t31, 3BA=5k4t22),</text:span></text:p>
          <text:p text:style-name="P264"><text:span text:style-name="T8">2</text:span><text:span text:style-name="T29">♥</text:span>=<text:span text:style-name="T8">REL FG bez trzymania </text:span><text:span text:style-name="T29">♥</text:span><text:span text:style-name="T8"> → odp. 2BA z trzymaniem </text:span><text:span text:style-name="T29">♥</text:span>, 2♠= 2 piki; i<text:span text:style-name="T8">nne <text:s/>jw.</text:span></text:p>
          <text:p text:style-name="P267"><text:span text:style-name="T8">2</text:span><text:span text:style-name="T29">♦</text:span>/♠ <text:span text:style-name="T2">=</text:span><text:span text:style-name="T8"> NF do 8PC; inne = INV</text:span></text:p>
        </text:list-header>
      </text:list>
      <text:p text:style-name="P135"><text:span text:style-name="T5">2 </text:span><text:span text:style-name="T29">♦</text:span><text:span text:style-name="T5"> = <text:s text:c="2"/>F1, 15-21 z fitem pik </text:span><text:span text:style-name="T56">3 </text:span><text:span text:style-name="T60">(ODWROTKA=INWITO-FITKA)</text:span></text:p>
      <text:p text:style-name="P26"><text:span text:style-name="T5">2</text:span><text:span text:style-name="T29">♥</text:span><text:span text:style-name="T5"> = FG, 19-21 PC, max 2 piki, ręka niezrównoważona</text:span></text:p>
      <text:list xml:id="list1106983209" text:continue-numbering="true" text:style-name="WW8Num4">
        <text:list-header>
          <text:p text:style-name="P264"><text:span text:style-name="T5">dalej: 2BA</text:span><text:span text:style-name="T8">= <text:s/>REL(3</text:span><text:span text:style-name="T7">♣</text:span><text:span text:style-name="T8">=55m, <text:s/>3</text:span><text:span text:style-name="T29">♦</text:span><text:span text:style-name="T8">=6k, <text:s/>3</text:span><text:span text:style-name="T29">♥</text:span><text:span text:style-name="T8">=4c, <text:s/>3</text:span>♠<text:span text:style-name="T8">=5k4t31, 3BA=5k4t22),</text:span></text:p>
          <text:p text:style-name="P269"><text:span text:style-name="T5">3</text:span><text:span text:style-name="T29">♦</text:span><text:span text:style-name="T5">/2</text:span>♠<text:span text:style-name="T5">=NF <text:s/>do 6PC; inne= INV</text:span></text:p>
          <text:p text:style-name="Lista_20_punktowana_20_31"><text:span text:style-name="T5"><text:s/><text:tab/>2</text:span>♠<text:span text:style-name="T5"> = NF, <text:s/>fit 3/4 <text:s/>→ <text:s/>patrz </text:span><text:span text:style-name="T57">Podniesienie Amerykańskie</text:span></text:p>
        </text:list-header>
      </text:list>
      <text:p text:style-name="P28">2BA = FG,19-21PC, 6 kar układ BA <text:s/>- dalej nat.</text:p>
      <text:p text:style-name="P305">3<text:span text:style-name="T2">♣</text:span> = NF,14-16 NAT 55+ <text:s/>bez fitu pik</text:p>
      <text:p text:style-name="P26"><text:span text:style-name="T5">3</text:span><text:span text:style-name="T29">♦</text:span><text:span text:style-name="T5"> = NF,14-16 NAT 6 dobry kolor bez fitu pik</text:span></text:p>
      <text:p text:style-name="P26"><text:span text:style-name="T5">3</text:span><text:span text:style-name="T29">♥</text:span><text:span text:style-name="T5">/4</text:span><text:span text:style-name="T29">♥</text:span><text:span text:style-name="T5"> = </text:span><text:span text:style-name="T63">18-21 <text:s/>SPL <text:s text:c="2"/>4144 / 4054</text:span></text:p>
      <text:p text:style-name="P26"><text:span text:style-name="T5">3</text:span>♠<text:span text:style-name="T5"> = </text:span><text:span text:style-name="T63">NF, 15-17 <text:s/>NAT 4 <text:s/>układ 4441 4450</text:span><text:span text:style-name="T8"> dalej:</text:span><text:span text:style-name="T5"> 3BA =</text:span><text:span text:style-name="T8">pytanie o krótkość </text:span><text:span text:style-name="T63">REL(****)</text:span></text:p>
      <text:p text:style-name="P28">3BA = do gry na pełnych 6+ karach</text:p>
      <text:p text:style-name="P26"><text:span text:style-name="T5">4</text:span><text:span text:style-name="T7">♣</text:span><text:span text:style-name="T5">/4</text:span><text:span text:style-name="T29">♦</text:span><text:span text:style-name="T5"> = </text:span><text:span text:style-name="T63">18-21 <text:s/>SPL <text:s/>układ <text:s/>4441/ 4450</text:span></text:p>
      <text:p text:style-name="P28"/>
      <text:p text:style-name="P4"><text:s/></text:p>
      <text:p text:style-name="P132"/>
      <text:p text:style-name="P132"><text:s/></text:p>
      <text:p text:style-name="P132"/>
      <text:p text:style-name="P129"><text:soft-page-break/><text:span text:style-name="T8">Dalsza licytacja po relayu: 1</text:span><text:span text:style-name="T29">♦</text:span><text:span text:style-name="T8">-1</text:span><text:span text:style-name="T29">♥</text:span><text:span text:style-name="T8">-1</text:span>♠<text:span text:style-name="T8">-2</text:span><text:span text:style-name="T7">♣</text:span><text:span text:style-name="T8"> (10+PC, </text:span><text:span text:style-name="T62">analogia do Trudne sekwencje</text:span><text:span text:style-name="T8">)</text:span></text:p>
      <text:p text:style-name="P240"><text:span text:style-name="T5">2</text:span><text:span text:style-name="T29">♦</text:span><text:span text:style-name="T5">=12-13,= 2 kiery nie wyklucza trzymania trefl</text:span></text:p>
      <text:p text:style-name="P240"><text:span text:style-name="T5">2</text:span><text:span text:style-name="T29">♥</text:span><text:span text:style-name="T5">=12-13, = 2 kiery </text:span></text:p>
      <text:p text:style-name="P244"><text:span text:style-name="T5">2</text:span>♠<text:span text:style-name="T5">=</text:span><text:span text:style-name="T61">12-13, snigleton kier układ 4153 lub 4144</text:span></text:p>
      <text:p text:style-name="P247"><text:span text:style-name="T2">2BA=</text:span> 14 = 2 kiery + trzymanie trefl</text:p>
      <text:p text:style-name="P244"><text:span text:style-name="T5">3</text:span><text:span text:style-name="T7">♣</text:span><text:span text:style-name="T5">= </text:span><text:span text:style-name="T61">14+ singleton kier i nie wyklucza trzymania trefl </text:span></text:p>
      <text:p text:style-name="P244"><text:span text:style-name="T5">3</text:span><text:span text:style-name="T29">♦</text:span><text:span text:style-name="T5">= </text:span><text:span text:style-name="T61">15+ 6 kar; singleton kier</text:span></text:p>
      <text:p text:style-name="P244"><text:span text:style-name="T5">3</text:span><text:span text:style-name="T29">♥</text:span><text:span text:style-name="T5">= </text:span><text:span text:style-name="T61">14 4351 za mało na inwitofitkę</text:span></text:p>
      <text:p text:style-name="P244"><text:span text:style-name="T5">3</text:span>♠<text:span text:style-name="T5">= 14 brak trzymania trefl, układ 4252</text:span></text:p>
      <text:p text:style-name="P247"><text:span text:style-name="T2">3BA=</text:span> 15-17 4252 + trzymanie trefl</text:p>
      <text:p text:style-name="P233"/>
      <text:p text:style-name="P230"><text:span text:style-name="T8">Po sekwencji: 1</text:span><text:span text:style-name="T29">♦</text:span><text:span text:style-name="T8">-1</text:span><text:span text:style-name="T29">♥</text:span><text:span text:style-name="T8">-1</text:span>♠<text:span text:style-name="T8">-2</text:span><text:span text:style-name="T7">♣-</text:span><text:span text:style-name="T5">2</text:span><text:span text:style-name="T29">♦</text:span><text:span text:style-name="T2">:</text:span></text:p>
      <text:p text:style-name="P244"><text:span text:style-name="T5">2</text:span><text:span text:style-name="T29">♥</text:span><text:span text:style-name="T5">=10-11 nie forsuje</text:span></text:p>
      <text:p text:style-name="P244"><text:span text:style-name="T5">2</text:span>♠<text:span text:style-name="T5">=GF =4 piki dalej NAT</text:span></text:p>
      <text:p text:style-name="P246">2BA= GF dalej NAT</text:p>
      <text:p text:style-name="P246">3<text:span text:style-name="T2">♣</text:span>= pytanie o trzymanie</text:p>
      <text:p text:style-name="P244"><text:span text:style-name="T5">3</text:span><text:span text:style-name="T29">♦</text:span><text:span text:style-name="T5">=GF – uzg. kar (R***)</text:span></text:p>
      <text:p text:style-name="P244"><text:span text:style-name="T5">3</text:span><text:span text:style-name="T29">♥</text:span><text:span text:style-name="T5">=GF – uzg. kierów (R***)</text:span></text:p>
      <text:p text:style-name="P60"/>
      <text:p text:style-name="P134"><text:span text:style-name="T10">Po sekwencji: 1</text:span><text:span text:style-name="T28">♦</text:span><text:span text:style-name="T10"> - 2♣ FG 4+ trefle</text:span></text:p>
      <text:p text:style-name="P135"><text:span text:style-name="T5">2</text:span><text:span text:style-name="T28">♦</text:span><text:span text:style-name="T5"> =12-14 5+ </text:span><text:span text:style-name="T8">→ 2NT REL, inne NAT =FG, skok= SPL. na karach</text:span></text:p>
      <text:p text:style-name="P152"><text:span text:style-name="T10">2BA =REL(</text:span><text:span text:style-name="T8"> 3</text:span><text:span text:style-name="T7">♣</text:span><text:span text:style-name="T8">= 4+t; 3</text:span><text:span text:style-name="T29">♦</text:span><text:span text:style-name="T8">= 6+k; 3</text:span><text:span text:style-name="T30">♥</text:span><text:span text:style-name="T8">/ ♠= NAT 4; 3BA=5332)</text:span></text:p>
      <text:p text:style-name="P244"><text:span text:style-name="T5">2</text:span><text:span text:style-name="T28">♥</text:span><text:span text:style-name="T5">/</text:span>♠<text:span text:style-name="T5"> = 15+ NAT 4 rewers</text:span></text:p>
      <text:p text:style-name="P28">2BA= <text:s/>12-14 lub 18+ <text:s/>4441 <text:s/>z krótkością <text:s/>trefl</text:p>
      <text:p text:style-name="P28">3<text:span text:style-name="T2">♣</text:span> =15+ <text:s/>NAT 4+</text:p>
      <text:p text:style-name="P26"><text:span text:style-name="T5">3</text:span><text:span text:style-name="T29">♦</text:span><text:span text:style-name="T5"> =15+ <text:s/>NAT 6+ bez krótkości <text:s/>w starszym</text:span></text:p>
      <text:p text:style-name="P26"><text:span text:style-name="T5">3 </text:span><text:span text:style-name="T28">♥</text:span><text:span text:style-name="T5">/ ♠ = słaby splinter 1444</text:span></text:p>
      <text:p text:style-name="P28">3BA= 15-17 <text:s/>4441 <text:s/>z krótkością <text:s/>trefl <text:span text:style-name="T42">→</text:span> uzgodnienie koloru TRF</text:p>
      <text:p text:style-name="P4"/>
      <text:p text:style-name="P85">PODNIESIENIE <text:s/>AMERYKAŃSKIE</text:p>
      <text:p text:style-name="P4"/>
      <text:p text:style-name="Standard"><text:span text:style-name="T8">Po sekwencji: <text:s/>1</text:span><text:span text:style-name="T30">♦</text:span><text:span text:style-name="T8"> - 1</text:span><text:span text:style-name="T30">♥</text:span><text:span text:style-name="T8"> - 2</text:span><text:span text:style-name="T30">♥</text:span><text:span text:style-name="T8"> - 2BA<text:tab/>3♣</text:span><text:span text:style-name="T5"> </text:span><text:span text:style-name="T8">= układ 1354 z singlem pik</text:span></text:p>
      <text:p text:style-name="P157"><text:span text:style-name="T5">3</text:span><text:span text:style-name="T28">♦</text:span><text:span text:style-name="T5">= układ 3kiery 5+kar bez bocznej 4</text:span></text:p>
      <text:p text:style-name="P160"><text:span text:style-name="T7">3</text:span><text:span text:style-name="T28">♥ </text:span><text:span text:style-name="T7">= </text:span><text:span text:style-name="T8">4kier, układ 4441 dalej 3♠=R(****)</text:span></text:p>
      <text:p text:style-name="P93">3♠ /4<text:span text:style-name="T3">♣</text:span>= <text:span text:style-name="T3">4c5+k, SPL</text:span></text:p>
      <text:p text:style-name="P163">3BA = 4kier, układ 2452</text:p>
      <text:p text:style-name="P163"/>
      <text:p text:style-name="Standard"><text:span text:style-name="T8">Po sekwencji: 1</text:span><text:span text:style-name="T29">♦</text:span><text:span text:style-name="T8"> -</text:span><text:span text:style-name="T5">1♠ - 2♠ - </text:span><text:span text:style-name="T8">2BA<text:tab/>3♣</text:span><text:span text:style-name="T5"> </text:span><text:span text:style-name="T8">= układ 3154 z singlem kier</text:span></text:p>
      <text:p text:style-name="P91"><text:span text:style-name="T5">3</text:span><text:span text:style-name="T29">♦</text:span><text:span text:style-name="T5"> </text:span><text:span text:style-name="T7">= układ 3piki 5+kar bez bocznej 4</text:span></text:p>
      <text:p text:style-name="P161"><text:span text:style-name="T7">3</text:span><text:span text:style-name="T28">♥ </text:span><text:span text:style-name="T7">= układ 3451 z 3 pik</text:span></text:p>
      <text:p text:style-name="P162">3♠= <text:span text:style-name="T3">4pik, układ 4441dalej 3BA= R(****)</text:span></text:p>
      <text:p text:style-name="P162">3BA<text:span text:style-name="T3"> = 4pik, 4252</text:span></text:p>
      <text:p text:style-name="P346"><text:span text:style-name="T5"><text:tab/><text:tab/><text:tab/>4♣/4</text:span><text:span text:style-name="T28">♥ </text:span><text:span text:style-name="T5">= 4p5+k , SPL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86"><text:span text:style-name="T56">(ODWROTKA=INWITO-FITKA)</text:span><text:span text:style-name="T5"> Odwrotkę dajemy z fitem 3-4 kartowym w sile 15-21PC. Z odwrotki wyłączone są układy : 4441, 4450 <text:s/></text:span></text:p>
      <text:p text:style-name="P4"><text:soft-page-break/></text:p>
      <text:p text:style-name="P57"/>
      <text:p text:style-name="P73"><text:span text:style-name="T5">1</text:span><text:span text:style-name="T28">♦</text:span><text:span text:style-name="T5"> - 1</text:span><text:span text:style-name="T28">♥ </text:span><text:span text:style-name="T5">- 2</text:span><text:span text:style-name="T28">♦ <text:s text:c="3"/>w sile 15-17 PC, wykluczone układy: </text:span><text:span text:style-name="T5">4441 4450(1</text:span><text:span text:style-name="T28">♦</text:span><text:span text:style-name="T5"> - 1</text:span><text:span text:style-name="T28">♥</text:span><text:span text:style-name="T5"> - 3</text:span><text:span text:style-name="T28">♥</text:span><text:span text:style-name="T5"> )</text:span><text:span text:style-name="T28"><text:tab/></text:span></text:p>
      <text:p text:style-name="P73"><text:span text:style-name="T28"><text:s text:c="23"/>w sile 18+ PC, wykluczone układy: <text:s/></text:span><text:span text:style-name="T5">4441(1</text:span><text:span text:style-name="T28">♦</text:span><text:span text:style-name="T5"> - 1</text:span><text:span text:style-name="T28">♥</text:span><text:span text:style-name="T5"> -SPL)</text:span></text:p>
      <text:p text:style-name="P57"/>
      <text:p text:style-name="P73"><text:span text:style-name="T28"><text:tab/></text:span><text:span text:style-name="T5">2</text:span><text:span text:style-name="T28">♥</text:span><text:span text:style-name="T5"> <text:s/>=NF, 5-7 PC na 4; 4-6 na 5; 3-5PC na 6</text:span></text:p>
      <text:p text:style-name="P8"><text:span text:style-name="T2"><text:tab/><text:tab/></text:span>dalej: pas = 15-17 karta nieciekawa</text:p>
      <text:p text:style-name="P164"><text:span text:style-name="T5">2♠ = 17-21, 6+k bez trzymania pik → NAT (3</text:span><text:span text:style-name="T28">♦</text:span><text:span text:style-name="T5"> 3</text:span><text:span text:style-name="T28">♥ </text:span><text:span text:style-name="T5">=NF)</text:span></text:p>
      <text:p text:style-name="P50"><text:span text:style-name="T5">2BA= 17-21, <text:s/>6+k z trzymaniem pik → <text:s/>NAT (3</text:span><text:span text:style-name="T28">♦</text:span><text:span text:style-name="T5"> 3</text:span><text:span text:style-name="T28">♥ </text:span><text:span text:style-name="T5">=NF)</text:span></text:p>
      <text:p text:style-name="P47">3♣ = 17-21, <text:s/>układ 1354</text:p>
      <text:p text:style-name="P50"><text:span text:style-name="T5">3</text:span><text:span text:style-name="T28">♦</text:span><text:span text:style-name="T5"> = 15+, 6 dobrych kar,</text:span></text:p>
      <text:p text:style-name="P50"><text:span text:style-name="T5">3/4</text:span><text:span text:style-name="T29">♥</text:span><text:span text:style-name="T5"> = 4kiery z bilansu</text:span></text:p>
      <text:p text:style-name="P101">2♠ = 10+PC na 4</text:p>
      <text:p text:style-name="P60"><text:s text:c="4"/><text:tab/> <text:s text:c="15"/>dalej : 2BA= 15-17, <text:s/>6k ręka dobra do BA</text:p>
      <text:p text:style-name="P46">3♣= 15+. <text:s/>5k4t</text:p>
      <text:h text:style-name="P213" text:outline-level="1" text:is-list-header="true"><text:span text:style-name="T5">3</text:span><text:span text:style-name="T28">♦</text:span><text:span text:style-name="T5">= 15+, <text:s/>6kar<text:tab/><text:tab/>3</text:span><text:span text:style-name="T28">♥</text:span><text:span text:style-name="T5">=R(*****)</text:span></text:h>
      <text:p text:style-name="P43"><text:span text:style-name="T5">3</text:span><text:span text:style-name="T28">♥</text:span><text:span text:style-name="T5">= 17+, <text:s/>5k4c<text:tab/><text:tab/>3♠=R(*****)</text:span></text:p>
      <text:p text:style-name="P47">3♠ = <text:span text:style-name="T2">15+ <text:s text:c="2"/>5k4c krótkość p</text:span></text:p>
      <text:p text:style-name="P45">3NT=15+ 5k4c22 milton w dublach</text:p>
      <text:p text:style-name="P9"><text:s text:c="42"/><text:span text:style-name="T2">4♣= <text:s/>15+ 5k4c <text:s/>krótkość t</text:span></text:p>
      <text:p text:style-name="P12"><text:span text:style-name="T7"><text:s text:c="2"/><text:tab/><text:tab/></text:span><text:span text:style-name="T5">4</text:span><text:span text:style-name="T29">♥</text:span><text:span text:style-name="T5"> = 5422 15-16 karta nieciekawa</text:span></text:p>
      <text:p text:style-name="P4"/>
      <text:p text:style-name="P35">2BA = 9+ PC na 5</text:p>
      <text:p text:style-name="P47">dalej: 3♣ =17-21 <text:s/>5+k 4+t</text:p>
      <text:h text:style-name="P215" text:outline-level="1" text:is-list-header="true"><text:span text:style-name="T15">3</text:span><text:span text:style-name="T35">♦</text:span><text:span text:style-name="T15"> =15+ <text:s/>6+kar<text:tab/><text:tab/></text:span><text:span text:style-name="T5">3</text:span><text:span text:style-name="T28">♥</text:span><text:span text:style-name="T15">=R(*****)</text:span></text:h>
      <text:p text:style-name="P50"><text:span text:style-name="T5">3</text:span><text:span text:style-name="T28">♥</text:span><text:span text:style-name="T5"> = 17+ <text:s text:c="4"/>4c<text:tab/><text:tab/>3</text:span><text:span text:style-name="T7">♠</text:span><text:span text:style-name="T5">=R(*****)</text:span></text:p>
      <text:p text:style-name="P47">3♠ = <text:span text:style-name="T2">15+ <text:s/>5k4c <text:s/>krótkość p</text:span></text:p>
      <text:p text:style-name="P45">3NT=15+ 5k4c22 milton w dublach </text:p>
      <text:p text:style-name="P9"><text:s text:c="42"/><text:span text:style-name="T2">4♣= <text:s/>15+ 5k4c <text:s/>krótkość t</text:span></text:p>
      <text:p text:style-name="P12"><text:span text:style-name="T7"><text:s text:c="2"/><text:tab/><text:tab/></text:span><text:span text:style-name="T5">4</text:span><text:span text:style-name="T29">♥</text:span><text:span text:style-name="T5"> = 5422 15-16 karta nieciekawa</text:span></text:p>
      <text:p text:style-name="P5"/>
      <text:h text:style-name="P216" text:outline-level="1" text:is-list-header="true"><text:span text:style-name="T5">3♣3</text:span><text:span text:style-name="T28">♦</text:span><text:span text:style-name="T5"> = 8-9PC <text:s/>NAT <text:s/>4+/3+</text:span></text:h>
      <text:p text:style-name="P36"><text:span text:style-name="T5">3</text:span><text:span text:style-name="T28">♥ </text:span><text:span text:style-name="T5">= siła 7-8PC na 5</text:span></text:p>
      <text:p text:style-name="P38"><text:span text:style-name="T7">3♠ = siła 10+PC <text:s/>mini SPL → 3BA=pyt; → 4♣ - treflowy/4</text:span><text:span text:style-name="T29">♦</text:span><text:span text:style-name="T2"> karowy/4</text:span><text:span text:style-name="T28">♥</text:span><text:span text:style-name="T2"> pikowy</text:span></text:p>
      <text:p text:style-name="P38"><text:span text:style-name="T7">wyżej siła 10+PC, na 6, SPL renonsowy → 4♣ - treflowy/4</text:span><text:span text:style-name="T29">♦</text:span><text:span text:style-name="T2"> karowy/4</text:span><text:span text:style-name="T28">♥</text:span><text:span text:style-name="T2"> pikowy</text:span></text:p>
      <text:h text:style-name="P226" text:outline-level="7"/>
      <text:p text:style-name="P16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h text:style-name="P226" text:outline-level="7"/>
      <text:p text:style-name="P167"/>
      <text:p text:style-name="P167"/>
      <text:p text:style-name="P167"/>
      <text:p text:style-name="P167"/>
      <text:p text:style-name="P167"/>
      <text:p text:style-name="P167"/>
      <text:h text:style-name="P226" text:outline-level="7"/>
      <text:h text:style-name="P225" text:outline-level="7"><text:span text:style-name="T10">1</text:span><text:span text:style-name="T28">♦</text:span><text:span text:style-name="T10"> - </text:span><text:span text:style-name="T5">1♠ - </text:span><text:span text:style-name="T10">2</text:span><text:span text:style-name="T31">♦ <text:s text:c="8"/>w sile 18+ PC, wykluczone układy: </text:span><text:span text:style-name="T10">4441 (1</text:span><text:span text:style-name="T31">♦</text:span><text:span text:style-name="T10"> - 1♠ - SPL)</text:span></text:h>
      <text:p text:style-name="P73"><text:span text:style-name="T28"><text:s text:c="28"/>w sile 15-17 PC, wykluczone układy: </text:span><text:span text:style-name="T5">4441 4450(1</text:span><text:span text:style-name="T28">♦</text:span><text:span text:style-name="T5"> - 1♠ <text:s/>- 3♠ <text:s/>)</text:span></text:p>
      <text:p text:style-name="P57"/>
      <text:h text:style-name="P227" text:outline-level="8"><text:soft-page-break/><text:span text:style-name="T28"><text:s text:c="29"/></text:span><text:span text:style-name="T5">2</text:span><text:span text:style-name="T28">♥ </text:span><text:span text:style-name="T5">= 5-7PC na 4; 4-6 na 5; 2-5PC na <text:s/>6</text:span></text:h>
      <text:h text:style-name="P228" text:outline-level="8" text:is-list-header="true"><text:s text:c="18"/>dalej: 2♠ = 15-16 karta nieciekawa</text:h>
      <text:p text:style-name="P96"><text:span text:style-name="T5">2BA = <text:s/>17-21 6kar <text:s text:c="6"/>→ <text:s text:c="2"/>NAT ( 3</text:span><text:span text:style-name="T28">♦ </text:span><text:span text:style-name="T5"><text:s/>3♠ <text:s/>= NF)</text:span></text:p>
      <text:p text:style-name="P94">3♣ = 17-21 5+k 4+t</text:p>
      <text:p text:style-name="P96"><text:span text:style-name="T5">3</text:span><text:span text:style-name="T36">♦</text:span><text:span text:style-name="T5"> = 15+PC, 6 dobrych kar</text:span></text:p>
      <text:h text:style-name="P229" text:outline-level="8" text:is-list-header="true">3/4♠ = <text:s text:c="2"/>4pik <text:s/>Z BILANSU</text:h>
      <text:p text:style-name="P138">2♠ = 10+ PC na 4</text:p>
      <text:p text:style-name="P60"><text:tab/> <text:s text:c="16"/><text:tab/>dalej : 2BA= 17-21, <text:s text:c="2"/>3piki, 6 kar 22 dobra karta do ba <text:s/></text:p>
      <text:p text:style-name="P168">3♣= 15+ <text:s/>5k4t</text:p>
      <text:p text:style-name="P169"><text:span text:style-name="T5">3</text:span><text:span text:style-name="T28">♦</text:span><text:span text:style-name="T5">= 15+, 6kar <text:s text:c="6"/>→ <text:s/>3</text:span><text:span text:style-name="T28">♥</text:span><text:span text:style-name="T5">=pyt o singla(*****)</text:span></text:p>
      <text:p text:style-name="P43"><text:span text:style-name="T5">3</text:span><text:span text:style-name="T28">♥</text:span><text:span text:style-name="T5">= 17+, <text:s/>5k4c <text:s/></text:span></text:p>
      <text:p text:style-name="P45">3♠ = 17+ 4piki→ 3NT R(*****)</text:p>
      <text:p text:style-name="P46">3BA =15-16 5422 wart. W dublach</text:p>
      <text:p text:style-name="P45">4♣ <text:s/>= 15-175k4p krótkość trefl</text:p>
      <text:p text:style-name="P43"><text:span text:style-name="T5">4</text:span><text:span text:style-name="T28">♥</text:span><text:span text:style-name="T5">= 15-17 5k4p krótkość kier</text:span></text:p>
      <text:p text:style-name="P45">4♠ - 15-16 karta nieciekawa </text:p>
      <text:p text:style-name="P98"/>
      <text:p text:style-name="P99"><text:s/>2BA= 9+ PC na 5</text:p>
      <text:h text:style-name="P214" text:outline-level="1" text:is-list-header="true">dalej: 3♣= 15+. <text:s/>układ 5+k 4+t</text:h>
      <text:h text:style-name="P213" text:outline-level="1" text:is-list-header="true"><text:span text:style-name="T5">3</text:span><text:span text:style-name="T28">♦</text:span><text:span text:style-name="T5">= 15+ <text:s/>6kar<text:tab/>3 piki 3</text:span><text:span text:style-name="T28">♥</text:span><text:span text:style-name="T5">=pyt o singla(*****)</text:span></text:h>
      <text:p text:style-name="P43"><text:span text:style-name="T5">3</text:span><text:span text:style-name="T28">♥</text:span><text:span text:style-name="T5">= 15-21, <text:s/>5k4c <text:s/></text:span></text:p>
      <text:p text:style-name="P45">3♠ = 17+ 4 piki → 3NT R(*****)</text:p>
      <text:p text:style-name="P46">3BA=5422 wart. W dublach</text:p>
      <text:p text:style-name="P45">4♣ <text:s/>= 15-17 5k4p krótkość trefl</text:p>
      <text:p text:style-name="P43"><text:span text:style-name="T5">4</text:span><text:span text:style-name="T28">♥ </text:span>= 15-17 <text:span text:style-name="T5">5k4p krótkość kier</text:span></text:p>
      <text:p text:style-name="P45">4♠ = 15-16 5+kar 4piki <text:s/>karta nieciekawa</text:p>
      <text:p text:style-name="P173"><text:span text:style-name="T5"><text:tab/>3♣ /3</text:span><text:span text:style-name="T28">♦</text:span><text:span text:style-name="T5"> = 8-9PC NAT 4+ <text:s/>i tylko 4p</text:span></text:p>
      <text:p text:style-name="P36"><text:span text:style-name="T5">3</text:span><text:span text:style-name="T28">♥</text:span><text:span text:style-name="T5"> = siła 7/ 8PC 5p 4+c</text:span></text:p>
      <text:p text:style-name="P30">3♠ = siła 7-8PC na 5</text:p>
      <text:p text:style-name="P36"><text:span text:style-name="T5">3BA= siła 10+PC mini SPL → 4♣=pyt; →4</text:span><text:span text:style-name="T28">♦</text:span> treflowy/<text:span text:style-name="T5"> 4</text:span><text:span text:style-name="T28">♥</text:span> karowy/ 4<text:span text:style-name="T5">♠ </text:span>kierowy</text:p>
      <text:p text:style-name="P38"><text:span text:style-name="T7">wyżej siła 10+PC, na 6, SPL renonsowy. → 4♣ treflowy/4</text:span><text:span text:style-name="T29">♦</text:span><text:span text:style-name="T2"> karowy/4</text:span><text:span text:style-name="T28">♥</text:span><text:span text:style-name="T2"> kierowy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oft-page-break/><text:span text:style-name="T5">1 </text:span><text:span text:style-name="T28">♥</text:span><text:span text:style-name="T5">= NAT 5+ 12-17 <text:s/>(wyłączony przedział 14-16 w składzie 5332)</text:span></text:p>
      <text:p text:style-name="P28">1♠ =F1, NAT4+</text:p>
      <text:p text:style-name="P28">Potem <text:s text:c="3"/><text:span text:style-name="T42">→</text:span><text:tab/>2♣= <text:s/><text:span text:style-name="T3">RELAY (bez fitu pik: 11-14; układ 5c5m; 15-17PC 5c4m)</text:span></text:p>
      <text:p text:style-name="P40"><text:span text:style-name="T5">2</text:span><text:span text:style-name="T28">♦</text:span><text:span text:style-name="T5">=15-17 z 3pik </text:span><text:span text:style-name="T66">(ODWROTKA=INWITO-FITKA)</text:span></text:p>
      <text:p text:style-name="P40"><text:span text:style-name="T5">2</text:span><text:span text:style-name="T28">♥</text:span><text:span text:style-name="T5">=11-14 6c;</text:span></text:p>
      <text:p text:style-name="P40"><text:span text:style-name="T5">2♠=11-14 <text:s/></text:span><text:span text:style-name="T66">(PODNIESIENIE AMERYKAŃSKIE)</text:span></text:p>
      <text:p text:style-name="P44">2BA=17-18 2533 z <text:s/>dublem pik </text:p>
      <text:p text:style-name="P44">3♣=14-17 5t max 2p</text:p>
      <text:p text:style-name="P40"><text:span text:style-name="T5">3</text:span><text:span text:style-name="T28">♦</text:span><text:span text:style-name="T5">=14-17, 5k max 2p</text:span></text:p>
      <text:p text:style-name="P40"><text:span text:style-name="T5">3</text:span><text:span text:style-name="T28">♥</text:span><text:span text:style-name="T5">=14-17, 6c max 2p</text:span></text:p>
      <text:p text:style-name="P40"><text:span text:style-name="T5">3♠=11-14, 4p6c SPL <text:s/>3 ba pyt. REL </text:span><text:span text:style-name="T68">( ****)</text:span></text:p>
      <text:p text:style-name="P44">3BA= <text:span text:style-name="T1">do gry na 6ciu pełnych kierach 14+</text:span></text:p>
      <text:p text:style-name="P40"><text:span text:style-name="T5">4♣,4</text:span><text:span text:style-name="T28">♦</text:span>=14-16, <text:s/><text:span text:style-name="T6">→ </text:span>4p6c SPL</text:p>
      <text:p text:style-name="P40">4<text:span text:style-name="T28">♥</text:span>=11-14, 7+</text:p>
      <text:p text:style-name="P40">4<text:span text:style-name="T5">♠= duży układ <text:s/>słaba karta</text:span></text:p>
      <text:p text:style-name="P1"/>
      <text:p text:style-name="P135"><text:span text:style-name="T5">dalej po sekwencji: 1</text:span><text:span text:style-name="T28">♥</text:span><text:span text:style-name="T5">-1♠ -2♣ </text:span><text:span text:style-name="T6">→</text:span><text:span text:style-name="T5"><text:tab/>2</text:span><text:span text:style-name="T28">♦</text:span><text:span text:style-name="T5">=przejściowe (9+)</text:span></text:p>
      <text:p text:style-name="P180"><text:span text:style-name="T5">3</text:span><text:span text:style-name="T28">♥</text:span><text:span text:style-name="T5">=NAT 3+, INV</text:span></text:p>
      <text:p text:style-name="P181">3♠=NAT 6, INV</text:p>
      <text:p text:style-name="P158"><text:s/>inne niżej wymienione do 8PC:</text:p>
      <text:p text:style-name="P156"><text:span text:style-name="T5"><text:tab/>2</text:span><text:span text:style-name="T28">♥</text:span><text:span text:style-name="T5">=2/3 c;</text:span></text:p>
      <text:p text:style-name="P183">2♠=NAT 5;</text:p>
      <text:p text:style-name="P183">2BA=41(35 lub 44);</text:p>
      <text:p text:style-name="P182"><text:span text:style-name="T5">3♣/3</text:span><text:span text:style-name="T28">♦</text:span><text:span text:style-name="T5">=NAT dobry kolor </text:span></text:p>
      <text:p text:style-name="P26"><text:span text:style-name="T5"><text:s/><text:tab/>1</text:span><text:span text:style-name="T28">♥</text:span><text:span text:style-name="T5">-1♠ -2♠ (podniesienie amerykańskie) </text:span><text:span text:style-name="T6">→</text:span><text:span text:style-name="T5"> 2BA= relay pyt. o skład</text:span></text:p>
      <text:p text:style-name="P40"><text:span text:style-name="T5">1</text:span><text:span text:style-name="T28">♥</text:span><text:span text:style-name="T5">-1♠ -3♠ <text:s text:c="2"/></text:span><text:span text:style-name="T6">→</text:span><text:span text:style-name="T5"> 3BA= relay pyt. o krótkość;</text:span></text:p>
      <text:p text:style-name="P100"><text:s/></text:p>
      <text:p text:style-name="P100"><text:span text:style-name="T3">1BA</text:span>=NF, do 11pc, bez fitu, w sile INV bez dobrego koloru 6+</text:p>
      <text:p text:style-name="P135"><text:span text:style-name="T5"><text:s/>Potem <text:s text:c="3"/></text:span><text:span text:style-name="T6">→</text:span><text:span text:style-name="T5"> 2♣=</text:span><text:span text:style-name="T63"> </text:span><text:span text:style-name="T8">RELAY(11-14 5c5t, <text:s/>15-17 5c4dowolna)</text:span></text:p>
      <text:p text:style-name="P40"><text:span text:style-name="T5">2</text:span><text:span text:style-name="T28">♦</text:span><text:span text:style-name="T5">=11-14 <text:s/>5c - 4+k;</text:span></text:p>
      <text:p text:style-name="P40"><text:span text:style-name="T5">2</text:span><text:span text:style-name="T28">♥</text:span><text:span text:style-name="T5">= 11-14 <text:s/>6c</text:span></text:p>
      <text:p text:style-name="P44">2♠= 11-14 <text:s/>krótkość pik – układ 0544; 1534</text:p>
      <text:p text:style-name="P44">2BA=17-18 <text:s/>5332</text:p>
      <text:p text:style-name="P44">3♣=14-16 <text:s/><text:span text:style-name="T1">5c</text:span>5t;</text:p>
      <text:p text:style-name="P40"><text:span text:style-name="T5">3</text:span><text:span text:style-name="T28">♦</text:span><text:span text:style-name="T5">=14-16, </text:span><text:span text:style-name="T10"><text:s/></text:span><text:span text:style-name="T5">5c5k;</text:span></text:p>
      <text:p text:style-name="P40"><text:span text:style-name="T5">3</text:span><text:span text:style-name="T28">♥</text:span><text:span text:style-name="T5">= 14-16 <text:s/></text:span><text:span text:style-name="T10">6</text:span><text:span text:style-name="T5">+c;</text:span></text:p>
      <text:p text:style-name="P44">3♠= 14-16 <text:s/>0544</text:p>
      <text:p text:style-name="P44">3BA= do gry na pełnych kierach</text:p>
      <text:p text:style-name="P44"/>
      <text:p text:style-name="P135"><text:span text:style-name="T5">dalej po sekwencji: 1</text:span><text:span text:style-name="T28">♥</text:span><text:span text:style-name="T5">-1BA-2♣ </text:span><text:span text:style-name="T6">→</text:span><text:span text:style-name="T5"> <text:s/>2</text:span><text:span text:style-name="T28">♦</text:span><text:span text:style-name="T5">=przejściowe (9-11)</text:span></text:p>
      <text:p text:style-name="P93"><text:s/>inne = max 8PC:</text:p>
      <text:p text:style-name="P91"><text:span text:style-name="T5">2</text:span><text:span text:style-name="T28">♥</text:span><text:span text:style-name="T5">=2 kiery;</text:span></text:p>
      <text:p text:style-name="P93">2♠=1 kier;</text:p>
      <text:p text:style-name="P93">2BA=55+m</text:p>
      <text:p text:style-name="P91"><text:span text:style-name="T5">3♣/3</text:span><text:span text:style-name="T28">♦</text:span><text:span text:style-name="T5">=NAT 6 dobry kolor</text:span></text:p>
      <text:p text:style-name="P136">2♣ = FG, siła 12+, NAT 5+ <text:s/>nie wyklucza fitu kier lub układ BA nie wyklucza fitu kier</text:p>
      <text:p text:style-name="P98"><text:span text:style-name="T5"><text:s/></text:span><text:span text:style-name="T14">Po pasie</text:span><text:span text:style-name="T5">:<text:tab/>1) Drury z fitem 3-kartowym (pas-1</text:span><text:span text:style-name="T28">♥</text:span><text:span text:style-name="T5">-2♣-2</text:span><text:span text:style-name="T28">♦</text:span><text:span text:style-name="T5">-2</text:span><text:span text:style-name="T28">♥ </text:span><text:span text:style-name="T6">→</text:span><text:span text:style-name="T5"> dalej analogicznie jak po 1</text:span><text:span text:style-name="T28">♥</text:span><text:span text:style-name="T5">-2</text:span><text:span text:style-name="T28">♥</text:span><text:span text:style-name="T5">)</text:span></text:p>
      <text:p text:style-name="P26"><text:span text:style-name="T5">2</text:span><text:span text:style-name="T28">♦</text:span><text:span text:style-name="T5"> = GF NAT 5+, 12+ nie wyklucza fitu kier</text:span></text:p>
      <text:p text:style-name="P304"><text:span text:style-name="T5">2</text:span><text:span text:style-name="T28">♥</text:span><text:span text:style-name="T5"> = 6-9 z fitem dalej wywołanie kombinowane</text:span></text:p>
      <text:p text:style-name="P305">2♠ = NAT 6+ dobry kolor siła 5-8; <text:span text:style-name="T49"><text:s/></text:span><text:span text:style-name="T50"><text:s/>po pasie mini SPL</text:span></text:p>
      <text:p text:style-name="P26"><text:span text:style-name="T8">2BA</text:span><text:span text:style-name="T5">=INV z fitem 3+ kartowym, <text:s/>dalej: 3♣= relay; 3♠ =auto-mini SPL; 4♣/ 4</text:span><text:span text:style-name="T28">♦</text:span><text:span text:style-name="T5">/4</text:span><text:span text:style-name="T28">♥</text:span><text:span text:style-name="T5">=renons t/k/p</text:span></text:p>
      <text:p text:style-name="P28">3♠ = mini SPL <text:s/><text:span text:style-name="T42">→</text:span> 3BA=pytanie o singla;</text:p>
      <text:p text:style-name="P28">4x=renons</text:p>
      <text:p text:style-name="P26"><text:span text:style-name="T5">3♣ = NAT 9-11 6+ HHxxxx, </text:span><text:span text:style-name="T11">po pasie 11-13 4</text:span><text:span text:style-name="T32">♦ </text:span><text:span text:style-name="T49">5</text:span><text:span text:style-name="T11">♣ bez fitu kier</text:span></text:p>
      <text:p text:style-name="P26"><text:span text:style-name="T5">3</text:span><text:span text:style-name="T28">♦</text:span><text:span text:style-name="T5"> = <text:s/>NAT 9-11,na dobrej 6, </text:span><text:span text:style-name="T11">po pasie INV NAT 5+ z fitem <text:s/>4 kartowym</text:span></text:p>
      <text:p text:style-name="P26"><text:span text:style-name="T5">3</text:span><text:span text:style-name="T28">♥</text:span><text:span text:style-name="T5"> = 4 kartowy fit + 6-8 siła</text:span></text:p>
      <text:p text:style-name="P28">3♠ = SPL na nieznanym singl. ;dalej <text:span text:style-name="T42">→</text:span> 3BA=pytanie o singla</text:p>
      <text:p text:style-name="P26"><text:span text:style-name="T5">3BA,4♣,4</text:span><text:span text:style-name="T28">♦</text:span><text:span text:style-name="T5"> = SPL renonsowy</text:span></text:p>
      <text:p text:style-name="P26"><text:span text:style-name="T5">4</text:span><text:span text:style-name="T28">♥ </text:span><text:span text:style-name="T5"><text:s/>= duży skład, słaba karta <text:s text:c="2"/></text:span></text:p>
      <text:p text:style-name="P4"/>
      <text:p text:style-name="P4"><text:soft-page-break/>Licytacja relayowa</text:p>
      <text:p text:style-name="Standard"><text:span text:style-name="T5">Po sekwencji: 1</text:span><text:span text:style-name="T28">♥</text:span><text:span text:style-name="T5">-1♠-2♣-2</text:span><text:span text:style-name="T28">♦</text:span><text:span text:style-name="T5">(9+PC):</text:span></text:p>
      <text:p text:style-name="P26"><text:span text:style-name="T5">2</text:span><text:span text:style-name="T28">♥</text:span><text:span text:style-name="T5">= 11-13 55 kiery i młodszy</text:span></text:p>
      <text:p text:style-name="P28">2♠= 15-17 <text:s/>6+ kierów i =4 młodsza</text:p>
      <text:p text:style-name="P28">2BA= 15-17 54 TRF (♣) → 3♣ (R****)</text:p>
      <text:p text:style-name="P26"><text:span text:style-name="T5">3♣= 15-17 54 TRF (</text:span><text:span text:style-name="T29">♦</text:span><text:span text:style-name="T2">) </text:span><text:span text:style-name="T5">→ 3</text:span><text:span text:style-name="T28">♦</text:span> <text:span text:style-name="T5">(R****)</text:span></text:p>
      <text:p text:style-name="P26"><text:span text:style-name="T5">3</text:span><text:span text:style-name="T28">♦</text:span><text:span text:style-name="T5">= 15-17 TRF (</text:span><text:span text:style-name="T28">♥</text:span>) 6+ singl pik <text:span text:style-name="T5">→</text:span> 3<text:span text:style-name="T28">♥ </text:span><text:span text:style-name="T5">WK itd</text:span></text:p>
      <text:p text:style-name="P26">3<text:span text:style-name="T28">♥</text:span>= 15-16 2533 <text:span text:style-name="T5">→ WK itd</text:span></text:p>
      <text:p text:style-name="Standard"/>
      <text:p text:style-name="Standard"><text:span text:style-name="T5">Po sekwencji: 1</text:span><text:span text:style-name="T28">♥</text:span><text:span text:style-name="T5">-1♠-2♣-2</text:span><text:span text:style-name="T28">♦</text:span><text:span text:style-name="T5">(9+PC)- 2</text:span><text:span text:style-name="T28">♥</text:span> (55 z młodszym) <text:span text:style-name="T5">→ 2♠ (R):</text:span></text:p>
      <text:p text:style-name="P28">2BA= 11-13 55 TRF (♣) → 3♣ (R) → 55 56 65 66 → WK itd</text:p>
      <text:p text:style-name="P26"><text:span text:style-name="T5">3♣= <text:s/>11-13 55 TRF (</text:span><text:span text:style-name="T29">♦</text:span><text:span text:style-name="T2">) </text:span><text:span text:style-name="T5">→ 3</text:span><text:span text:style-name="T28">♦</text:span> <text:span text:style-name="T5">(R) → 55 56 65 66 → WK itd.</text:span></text:p>
      <text:p text:style-name="P1"/>
      <text:p text:style-name="Standard"><text:span text:style-name="T5">Po sekwencji: 1</text:span><text:span text:style-name="T28">♥</text:span><text:span text:style-name="T5">-1♠-2♣-2</text:span><text:span text:style-name="T28">♦</text:span><text:span text:style-name="T5">(9+PC) - 2♠ (64 z młodszym) → 2NT (R):</text:span></text:p>
      <text:p text:style-name="Standard"><text:span text:style-name="T5"><text:tab/>3♣= <text:s/>15-17 (64 trefle) → 3</text:span><text:span text:style-name="T28">♦</text:span> <text:span text:style-name="T5">(uzg. kiery R*****); 3</text:span><text:span text:style-name="T28">♥</text:span> (uzg. trefle <text:span text:style-name="T5">R*****); 3♠ (uzg. piki R*****)</text:span></text:p>
      <text:p text:style-name="Standard"><text:span text:style-name="T5"><text:tab/>3</text:span><text:span text:style-name="T28">♦</text:span><text:span text:style-name="T5">= <text:s/>15-17 (64 kara) → 3</text:span><text:span text:style-name="T28">♥</text:span> (uzg. kiery <text:span text:style-name="T5">R*****); 3♠ (uzg. kara R*****); 4♣ (uzg.piki WDC)</text:span></text:p>
      <text:p text:style-name="P1"/>
      <text:p text:style-name="Standard"><text:span text:style-name="T5">Po sekwencji: 1</text:span><text:span text:style-name="T28">♥</text:span><text:span text:style-name="T5">-1NT-2♣-2</text:span><text:span text:style-name="T28">♦</text:span><text:span text:style-name="T5">(9+PC):</text:span></text:p>
      <text:p text:style-name="P26"><text:span text:style-name="T5">2</text:span><text:span text:style-name="T28">♥</text:span><text:span text:style-name="T5">= 11-13 55 kiery i trefle</text:span></text:p>
      <text:p text:style-name="P26"><text:span text:style-name="T5">2♠= 15-17 <text:s/>6+ kierów i =4 inna → 2NT (R) → 3♣/3</text:span><text:span text:style-name="T28">♦</text:span><text:span text:style-name="T5"> NAT/</text:span>3<text:span text:style-name="T28">♥</text:span>=4 piki</text:p>
      <text:p text:style-name="P28">2BA= 15-17 54 TRF (♣) → 3♣ (R****)</text:p>
      <text:p text:style-name="P26"><text:span text:style-name="T5">3♣= 15-17 54 TRF (</text:span><text:span text:style-name="T29">♦</text:span><text:span text:style-name="T2">) </text:span><text:span text:style-name="T5">→ 3</text:span><text:span text:style-name="T28">♦</text:span> <text:span text:style-name="T5">(R****)</text:span></text:p>
      <text:p text:style-name="P26"><text:span text:style-name="T5">3</text:span><text:span text:style-name="T28">♦</text:span><text:span text:style-name="T5">= 15-17 TRF (</text:span><text:span text:style-name="T28">♥</text:span>) 6+ singl lub dubel pik 33 w młodszych <text:span text:style-name="T5">→</text:span> 3<text:span text:style-name="T28">♥ </text:span><text:span text:style-name="T5">(R***) → 2-1-0 pików</text:span></text:p>
      <text:p text:style-name="P26">3<text:span text:style-name="T28">♥</text:span>= 15-17 <text:span text:style-name="T5"><text:s/>=5 kierów 3 piki </text:span></text:p>
      <text:p text:style-name="Standard"><text:tab/>3<text:span text:style-name="T5">♠= 15-17 =5 kierów = 4 piki</text:span></text:p>
      <text:p text:style-name="P28"/>
      <text:p text:style-name="Standard"><text:span text:style-name="T5">Po sekwencji: 1</text:span><text:span text:style-name="T28">♥</text:span><text:span text:style-name="T5">-1NT-2♣-2</text:span><text:span text:style-name="T28">♦</text:span><text:span text:style-name="T5">(9+PC) - 2</text:span><text:span text:style-name="T28">♥</text:span> (55 z treflami) <text:span text:style-name="T5">→ 2♠ (R) → 55 56 65 66 → WK itd</text:span></text:p>
      <text:p text:style-name="Standard"/>
      <text:p text:style-name="Standard"/>
      <text:p text:style-name="Standard"/>
      <text:p text:style-name="Standard"/>
      <text:p text:style-name="P28"><text:s text:c="6"/></text:p>
      <text:p text:style-name="P134"><text:span text:style-name="T5">Po odwrotce : 1</text:span><text:span text:style-name="T28">♥</text:span><text:span text:style-name="T5">- 1♠ - 2</text:span><text:span text:style-name="T28">♦</text:span>(15-17, <text:span text:style-name="T5"><text:s/>wszystkie układy z <text:s/>3pik oraz układy 4p5c):</text:span></text:p>
      <text:p text:style-name="P135"><text:span text:style-name="T7">2</text:span><text:span text:style-name="T29">♥</text:span><text:span text:style-name="T7"> <text:s/>= </text:span><text:span text:style-name="T10">5-7 PC na 4; 4-6 na 5; 3-5PC na 6</text:span></text:p>
      <text:p text:style-name="P153">dalej: 2♠ = 15-16 karta nieciekawa</text:p>
      <text:p text:style-name="P44">2BA= 15-17, </text:p>
      <text:p text:style-name="P44">3♣ = 16-17. układ 3514</text:p>
      <text:p text:style-name="P40"><text:span text:style-name="T5">3</text:span><text:span text:style-name="T28">♦</text:span><text:span text:style-name="T5"> = 16-17, układ 3541</text:span></text:p>
      <text:p text:style-name="P184"><text:span text:style-name="T5">3</text:span><text:span text:style-name="T28">♥</text:span><text:span text:style-name="T5"> = 15-17 6c dobry kolor</text:span></text:p>
      <text:p text:style-name="P32"><text:tab/>3♠ <text:s/>=16-17, =4 piki → (*****)</text:p>
      <text:p text:style-name="P32"><text:tab/>3BA= 16-17, 5332</text:p>
      <text:p text:style-name="P32">2♠ = 10+ PC na 4:</text:p>
      <text:p text:style-name="P48">dalej: 2BA= 15-17</text:p>
      <text:p text:style-name="P44">3♣ = 15-17. układ 3514 <text:s/>z singlem karo</text:p>
      <text:p text:style-name="P40"><text:span text:style-name="T5">3</text:span><text:span text:style-name="T28">♦</text:span><text:span text:style-name="T5"> <text:s/>= 15-17, układ 3541 <text:s/>z singlem trefl</text:span></text:p>
      <text:p text:style-name="P40"><text:span text:style-name="T5">3</text:span><text:span text:style-name="T28">♥</text:span><text:span text:style-name="T5"> <text:s/>= 15-17, 6c <text:s/>→ 3♠ =pyt o singla(*****)</text:span></text:p>
      <text:p text:style-name="P44">3♠ <text:s/>=15-17 =4 piki → (*****)</text:p>
      <text:p text:style-name="P44">3BA= 15-17, 5332</text:p>
      <text:p text:style-name="P28">2BA = 9+ PC <text:s/>na 5:</text:p>
      <text:p text:style-name="P28"><text:tab/>dalej: 3♣ = 15-17. <text:s/>układ 3514 <text:s/>z singlem karo</text:p>
      <text:p text:style-name="P40"><text:span text:style-name="T5">3</text:span><text:span text:style-name="T28">♦</text:span><text:span text:style-name="T5"> = 15-17, układ 3541 <text:s/>z singlem trefl</text:span></text:p>
      <text:p text:style-name="P40"><text:span text:style-name="T5">3</text:span><text:span text:style-name="T28">♥</text:span><text:span text:style-name="T5"> = 15-17, 6c → 3♠ =pyt o singla(*****)</text:span></text:p>
      <text:p text:style-name="P44">3♠ = 15-17, =4 piki → (*****)</text:p>
      <text:p text:style-name="P44">3BA= 15-17, układ 5332 <text:s text:c="2"/></text:p>
      <text:p text:style-name="P40"><text:span text:style-name="T8">4♣ /4</text:span><text:span text:style-name="T30">♦</text:span><text:span text:style-name="T8"> = </text:span><text:span text:style-name="T5">15-17, <text:s/>4p5c , SPL</text:span></text:p>
      <text:p text:style-name="P36"><text:span text:style-name="T5">3♣ /3</text:span><text:span text:style-name="T28">♦</text:span><text:span text:style-name="T5">/ 3</text:span><text:span text:style-name="T28">♥</text:span><text:span text:style-name="T5"> = 8-9PC NAT 4+/4+/3</text:span></text:p>
      <text:p text:style-name="P30">3♠ = 7-8PC na 5+</text:p>
      <text:p text:style-name="P35"><text:span text:style-name="T5">3BA= </text:span><text:span text:style-name="T64">10+PC na 6+ <text:s/>SPL na nieznanym singlu </text:span><text:span text:style-name="T5">→ 4♣=pyt; →4</text:span><text:span text:style-name="T28">♦</text:span> treflowy/<text:span text:style-name="T5"> 4</text:span><text:span text:style-name="T28">♥</text:span> karowy/ 4<text:span text:style-name="T5">♠ </text:span>kierowy</text:p>
      <text:p text:style-name="P37"><text:span text:style-name="T7">wyżej = </text:span><text:span text:style-name="T65">10+PC, na 6, SPL renonsowy </text:span><text:span text:style-name="T7">→ 4♣ treflowy/4</text:span><text:span text:style-name="T29">♦</text:span><text:span text:style-name="T2"> karowy/4</text:span><text:span text:style-name="T28">♥</text:span><text:span text:style-name="T2"> kierowy</text:span></text:p>
      <text:p text:style-name="P60"/>
      <text:h text:style-name="Heading_20_7" text:outline-level="7" text:is-list-header="true"><text:soft-page-break/><text:span text:style-name="T15">Po sekwencji: 1</text:span><text:span text:style-name="T35">♥</text:span><text:span text:style-name="T15">- 1 ♠- 2♠ (</text:span><text:span text:style-name="T59">Podniesienie amerykańskie</text:span><text:span text:style-name="T15"> 12-14): 2BA=REL:</text:span></text:h>
      <text:p text:style-name="P26"><text:span text:style-name="T5">dalej: 3♣/3</text:span><text:span text:style-name="T28">♦</text:span><text:span text:style-name="T5">= <text:s/>NAT 4, 3 piki, układ 3514 / 3541</text:span></text:p>
      <text:p text:style-name="P26"><text:span text:style-name="T5">3</text:span><text:span text:style-name="T28">♥</text:span><text:span text:style-name="T5">= 3 piki, 5+ kierów</text:span></text:p>
      <text:p text:style-name="P28">3♠ = 4pik, układ 4522<text:span text:style-name="T3">→ 3NT R(***)</text:span></text:p>
      <text:p text:style-name="P28">3BA= 4pik, układ 4522 <text:s/>wart. <text:s/>w dublach</text:p>
      <text:p text:style-name="P26"><text:span text:style-name="T5">4♣ /4</text:span><text:span text:style-name="T28">♦</text:span><text:span text:style-name="T5">= <text:s/>SPL <text:s/>układ 4p5+c</text:span></text:p>
      <text:p text:style-name="P58"><text:s text:c="33"/></text:p>
      <text:p text:style-name="P57"><text:span text:style-name="T5">Po sekwencji: 1</text:span><text:span text:style-name="T28">♥</text:span><text:span text:style-name="T5">- 1♠- 3♠</text:span><text:span text:style-name="T8">→</text:span><text:span text:style-name="T5"> 3BA pyt. o krótkość: <text:s/>4♣=krótkość t; 4</text:span><text:span text:style-name="T28">♦</text:span><text:span text:style-name="T5"> =krótkość k;</text:span></text:p>
      <text:p text:style-name="P58"/>
      <text:p text:style-name="P57"><text:span text:style-name="T5">Po sekwencji: 1</text:span><text:span text:style-name="T28">♥</text:span><text:span text:style-name="T5">-1♠-1BA-2♣ MAGISTER (patrz </text:span><text:span text:style-name="T57">trudne sekwencje</text:span><text:span text:style-name="T5">)</text:span></text:p>
      <text:p text:style-name="P58"><text:s text:c="18"/></text:p>
      <text:p text:style-name="P57"><text:span text:style-name="T5">Po sekwencji: <text:s/>1</text:span><text:span text:style-name="T28">♥</text:span><text:span text:style-name="T5">-2</text:span><text:span text:style-name="T28">♥</text:span><text:span text:style-name="T5">-2♠ (mam krótkość)- 2BA=pyt.</text:span></text:p>
      <text:p text:style-name="P26"><text:span text:style-name="T5">3♣=krótkość t; <text:s/>3</text:span><text:span text:style-name="T28">♦</text:span><text:span text:style-name="T5"> =krótkość k; <text:s/>3</text:span><text:span text:style-name="T28">♥</text:span><text:span text:style-name="T5">= krótkość p</text:span></text:p>
      <text:p text:style-name="P58"/>
      <text:p text:style-name="P58"/>
      <text:p text:style-name="P57"><text:span text:style-name="T5">Po sekwencji: 1</text:span><text:span text:style-name="T28">♥</text:span> -<text:span text:style-name="T5"> 2BA - <text:tab/>3♣ <text:s/>→ dalej:</text:span></text:p>
      <text:p text:style-name="Standard"><text:span text:style-name="T5"><text:s text:c="8"/><text:tab/><text:tab/><text:tab/>3</text:span><text:span text:style-name="T28">♦</text:span><text:span text:style-name="T5">= trzy kiery 11-12 </text:span></text:p>
      <text:p text:style-name="P91"><text:span text:style-name="T5">3</text:span><text:span text:style-name="T28">♥</text:span><text:span text:style-name="T5">= cztery kiery brak krótk. 8-10;</text:span></text:p>
      <text:p text:style-name="P93">3♠ = cztery kiery mam krótkość 8-10→ 3BA=pyt;</text:p>
      <text:p text:style-name="P91"><text:span text:style-name="T5"><text:s/><text:tab/>4♣/ 4</text:span><text:span text:style-name="T28">♦</text:span>/4<text:span text:style-name="T28">♥</text:span><text:span text:style-name="T5">=t/k/p</text:span></text:p>
      <text:p text:style-name="P93">3BA 12-13 3 kiery ręka dobra do BA - pasuj albo popraw</text:p>
      <text:p text:style-name="P93"/>
      <text:p text:style-name="Standard"><text:span text:style-name="T5"><text:tab/><text:tab/>3</text:span><text:span text:style-name="T28">♦</text:span><text:span text:style-name="T5">= INV kolor wymagający uzupełnienia</text:span></text:p>
      <text:p text:style-name="Standard"><text:span text:style-name="T5"><text:tab/><text:tab/></text:span>3<text:span text:style-name="T28">♥</text:span>= 5332 ręka nieciekawa</text:p>
      <text:p text:style-name="Standard"><text:tab/><text:tab/>3<text:span text:style-name="T5">♠=góra i mam krótkość → 3NT pytanie →4♣/ 4</text:span><text:span text:style-name="T28">♦</text:span>/4<text:span text:style-name="T28">♥</text:span><text:span text:style-name="T5">=t/k/p</text:span></text:p>
      <text:p text:style-name="P44">3BA= renons pikowy;</text:p>
      <text:p text:style-name="P44"><text:s/>4♣= renons treflowy</text:p>
      <text:p text:style-name="P40"><text:span text:style-name="T5">4</text:span><text:span text:style-name="T28">♦</text:span>= renons karowy</text:p>
      <text:p text:style-name="P40"/>
      <text:p text:style-name="P72">Zasady licytacji relayowej po otwarciach 1 kier/pik i rebidzie GF 2<text:span text:style-name="T5">♣/2</text:span><text:span text:style-name="T28">♦</text:span>:</text:p>
      <text:p text:style-name="P74">1.Korzystamy we wszystkich sekwencjach po rozpoznaniu układu z wywołania końcowego 4<text:span text:style-name="T28">♦</text:span>.</text:p>
      <text:p text:style-name="P74">2.Po odpowiedzi wskazującej układ 5440 i 7330– uzgadniamy kolor wg zasad wywołania końcowego.</text:p>
      <text:p text:style-name="P172">3.Po odpowiedzi 3<text:span text:style-name="T28">♥</text:span> wskazującej na układ 54 - 3<text:span text:style-name="T5">♠ uzgadnia kolor piątki i jest R(***), a 4♣ kolor czwórki i jest wezwaniem do cuebidu ; <text:s/>3 NT jest do gry!.</text:span></text:p>
      <text:p text:style-name="P172">4.Po odpowiedzi 3<text:span text:style-name="T5">♠ wskazującym na układ 64 -</text:span>3NT(<text:span text:style-name="T67">po 64 nie gramy 3NT !</text:span>)<text:span text:style-name="T5"> uzgadnia kolor szóstki i jest R(**), a 4♣ kolor czwórki i jest wezwaniem do cuebidu.</text:span></text:p>
      <text:p text:style-name="P172">5.Po odpowiedzi 3NT/4<text:span text:style-name="T5">♣ wskazujących na układ 55 (</text:span><text:span text:style-name="T67">umówiliśmy się, że przy 55 nie licytujemy wyżej niż 4 trefl – renons wskazujemy dalej cuebidam</text:span><text:span text:style-name="T69">i</text:span><text:span text:style-name="T5">) - </text:span>4<text:span text:style-name="T28">♦</text:span> jest WK, 4<text:span text:style-name="T5">♣/</text:span>4<text:span text:style-name="T28">♥</text:span> uzgadnia kolor młodszej piątki, a 4<text:span text:style-name="T28">♥</text:span>/<text:span text:style-name="T5">♠ uzgadnia kolor starszej piątki, a następny szczebel kolor odpowiadającego – wszystkie odzywki są wezwaniem do cb lub do blackwooda turbo. Cuebid poniżej 4NT nie musi jednoznacznie określać nieparzystej ilości wartości – zapewnia tylko ekonomicznie poniżej 4NT o trzymanie I/II klasy w tym kolorze. Cuebid powyżej 4NT wskazuje na nieparzystą liczbę wartości i neguje posiadanie zatrzymań w ominiętych kolorach poniżej 4NT. 4NT Turbo mówi o parzystej ilości wartości i neguje posiadanie zatrzymań w kolorach poniżej 4NT. 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>Po sekwencji:<text:tab/><text:span text:style-name="T5">1</text:span><text:span text:style-name="T28">♥</text:span>-<text:span text:style-name="T5"> 2♣:</text:span></text:p>
      <text:p text:style-name="P58"><text:tab/>?</text:p>
      <text:p text:style-name="P135"><text:span text:style-name="T5">2</text:span><text:span text:style-name="T28">♦ </text:span>12-17 - układ z renonsem 5440,7330 lub 6430 z karami</text:p>
      <text:p text:style-name="P135"><text:span text:style-name="T5">2</text:span><text:span text:style-name="T28">♥</text:span> - śmietnik 12-14</text:p>
      <text:p text:style-name="P136">2♠ - starsze 4p 5+c 12-17</text:p>
      <text:p text:style-name="P136">2NT – 15-17 TRF trefle</text:p>
      <text:p text:style-name="P136">3♣ - 15-17 TRF kara</text:p>
      <text:p text:style-name="P135"><text:span text:style-name="T5">3</text:span><text:span text:style-name="T28">♦ </text:span>- 15-17 6c =3trefle</text:p>
      <text:p text:style-name="P135"><text:span text:style-name="T5">3</text:span><text:span text:style-name="T28">♥</text:span> - 15-17 6c max 2trefle </text:p>
      <text:p text:style-name="P136">3♠ - 15-17 5(32) =3trefle</text:p>
      <text:p text:style-name="P136">3NT – 15-17 533 = 2trefle</text:p>
      <text:p text:style-name="P136"><text:soft-page-break/></text:p>
      <text:p text:style-name="P135"><text:span text:style-name="T5">1</text:span><text:span text:style-name="T28">♥</text:span>-<text:span text:style-name="T5"> 2♣</text:span></text:p>
      <text:p text:style-name="P135"><text:span text:style-name="T5">2</text:span><text:span text:style-name="T28">♥</text:span> 12-14- <text:span text:style-name="T5">2♠ (relay)</text:span></text:p>
      <text:p text:style-name="P136">2NT – <text:s/>4+ trefle</text:p>
      <text:p text:style-name="P136">3♣ - 4+ kara</text:p>
      <text:p text:style-name="P135"><text:span text:style-name="T5">3</text:span><text:span text:style-name="T28">♦ </text:span>- 6c =3trefle</text:p>
      <text:p text:style-name="P135"><text:span text:style-name="T5">3</text:span><text:span text:style-name="T28">♥</text:span> - 6c max 2trefle </text:p>
      <text:p text:style-name="P136">3♠ - 5(32) =3trefle</text:p>
      <text:p text:style-name="P136">3NT – 533 = 2trefle</text:p>
      <text:p text:style-name="P136"/>
      <text:p text:style-name="P135"><text:span text:style-name="T5">1</text:span><text:span text:style-name="T28">♥</text:span>-<text:span text:style-name="T5"> 2♣</text:span></text:p>
      <text:p text:style-name="P135"><text:span text:style-name="T5">2</text:span><text:span text:style-name="T28">♥</text:span> 12-14- <text:span text:style-name="T5">2♠ (relay)</text:span></text:p>
      <text:p text:style-name="P136">2NT – <text:s/>4+ trefle - 3♣ (relay)</text:p>
      <text:p text:style-name="P135"><text:span text:style-name="T5">3</text:span><text:span text:style-name="T28">♦ </text:span>- układ z renonsem <text:span text:style-name="T5">→</text:span>3<text:span text:style-name="T28">♥</text:span>(relay)<text:span text:style-name="T5"> → 3♠ 64 →3NT(R** uzg.kiery)/4♣ (WDC uzg.trefle)</text:span></text:p>
      <text:p text:style-name="P156"><text:span text:style-name="T5">3NT 55 <text:s/>renons (</text:span><text:span text:style-name="T28">♦</text:span>)<text:span text:style-name="T5">; <text:s/>4♣ - 55 </text:span>renons (<text:span text:style-name="T5">♠);</text:span></text:p>
      <text:p text:style-name="P135"><text:span text:style-name="T5">3</text:span><text:span text:style-name="T28">♥</text:span> - 54 bez renonsu <text:span text:style-name="T5">→ 3♠(R*** uzg.kiery)/4♣ (WDC uzg.trefle)</text:span></text:p>
      <text:p text:style-name="P136">3♠ - 64→ 3NT(R **uzg.kiery)/4♣ (WDC uzg.trefle)</text:p>
      <text:p text:style-name="P135"><text:span text:style-name="T5">3NT – 55 singl (</text:span><text:span text:style-name="T28">♦</text:span><text:span text:style-name="T5">)</text:span></text:p>
      <text:p text:style-name="P136">4 ♣ - 55singl (♠)</text:p>
      <text:p text:style-name="P135"><text:span text:style-name="T5">1</text:span><text:span text:style-name="T28">♥</text:span>-<text:span text:style-name="T5"> 2♣</text:span></text:p>
      <text:p text:style-name="P135"><text:span text:style-name="T5">2</text:span><text:span text:style-name="T28">♥</text:span> 12-14- <text:span text:style-name="T5">2♠ (relay)</text:span></text:p>
      <text:p text:style-name="P135"><text:span text:style-name="T5">3♣ - 4+ kara - 3</text:span><text:span text:style-name="T28">♦</text:span> (relay)</text:p>
      <text:p text:style-name="P135"><text:span text:style-name="T5">3</text:span><text:span text:style-name="T28">♥</text:span> - 54 bez renonsu <text:span text:style-name="T5">→ 3♠(R ***uzg.kiery)/4♣ (WDC uzg.kara)/4</text:span><text:span text:style-name="T28">♦</text:span>=WK/4<text:span text:style-name="T28">♥</text:span> (WDC uzg.trefle)</text:p>
      <text:p text:style-name="P135"><text:span text:style-name="T5">3♠ - 64 → 3NT(R **uzg.kiery)/ 4♣ (WDC uzg.kara)/4</text:span><text:span text:style-name="T28">♦</text:span>=WK/4<text:span text:style-name="T28">♥</text:span> (WDC uzg.trefle)</text:p>
      <text:p text:style-name="P33">3NT – 55 singl (♣)</text:p>
      <text:p text:style-name="P33">4 ♣ - 55singl (♠)</text:p>
      <text:p text:style-name="P143"><text:span text:style-name="T5">1</text:span><text:span text:style-name="T28">♥</text:span>-<text:span text:style-name="T5"> 2♣:</text:span></text:p>
      <text:p text:style-name="P139">2♠ 12-17- 2NT (relay)</text:p>
      <text:p text:style-name="P143"><text:span text:style-name="T5">3♣ 12-14 - 3</text:span><text:span text:style-name="T28">♦</text:span><text:span text:style-name="T5"> (R) → 3</text:span><text:span text:style-name="T28">♥</text:span> 54 <text:span text:style-name="T5">→ 3♠(R ***uzg.kiery)/4♣ (WDC uzg.piki)/4</text:span><text:span text:style-name="T28">♦</text:span>=WK/4<text:span text:style-name="T28">♥</text:span>(WDC uzg.trefle)</text:p>
      <text:p text:style-name="P154"><text:span text:style-name="T5">3♠ - 46→ 3NT(R **uzg.kiery)/ 4♣ (WDC uzg.piki)/4</text:span><text:span text:style-name="T28">♦</text:span>=WK/4<text:span text:style-name="T28">♥</text:span> (WDC uzg.trefle)</text:p>
      <text:p text:style-name="P21"/>
      <text:p text:style-name="P39"><text:span text:style-name="T5">3</text:span><text:span text:style-name="T28">♦ </text:span>- 15-17 układ z renonsem <text:span text:style-name="T5">→</text:span>3<text:span text:style-name="T28">♥</text:span>(relay)<text:span text:style-name="T5"> → 3♠ 46→ 3NT(R **uzg.kiery)/ 4♣ (WDC uzg.piki)</text:span></text:p>
      <text:p text:style-name="P185"><text:span text:style-name="T5"><text:s/>4</text:span><text:span text:style-name="T28">♦</text:span>=WK/4<text:span text:style-name="T28">♥</text:span> (WDC uzg.trefle)</text:p>
      <text:p text:style-name="P39"><text:tab/><text:tab/>3NT 55 renons (<text:span text:style-name="T5">♣); 4♣ 55 renons (</text:span><text:span text:style-name="T28">♦</text:span><text:span text:style-name="T5">)</text:span></text:p>
      <text:p text:style-name="P139"/>
      <text:p text:style-name="P143"><text:span text:style-name="T5">3</text:span><text:span text:style-name="T28">♥</text:span> - 15-17 (45) <text:span text:style-name="T5">→ 3♠(R ***uzg.kiery) )/ 4♣ (WDC uzg.piki)/4</text:span><text:span text:style-name="T28">♦</text:span>=WK/4<text:span text:style-name="T28">♥</text:span> (WDC uzg.trefle)</text:p>
      <text:p text:style-name="P143"><text:span text:style-name="T5">3♠ - 15-17 46 → 3NT(R **uzg.kiery)/4♣ (WDC uzg.piki)/4</text:span><text:span text:style-name="T28">♦</text:span>=WK/4<text:span text:style-name="T28">♥</text:span> (WDC uzg.trefle)</text:p>
      <text:p text:style-name="P143">3NT 15-17 55 singl (<text:span text:style-name="T5">♣)</text:span></text:p>
      <text:p text:style-name="P143"><text:span text:style-name="T5">4♣ 15-17 55 singl (</text:span><text:span text:style-name="T28">♦</text:span>)</text:p>
      <text:p text:style-name="P62"/>
      <text:p text:style-name="P77"><text:span text:style-name="T5"><text:tab/>1</text:span><text:span text:style-name="T28">♥</text:span>-<text:span text:style-name="T5"> 2♣:</text:span></text:p>
      <text:p text:style-name="P62"><text:tab/>2NT 15-17 TRF(♣) - 3♣ (relay)</text:p>
      <text:p text:style-name="P143"><text:span text:style-name="T5">3</text:span><text:span text:style-name="T28">♦ </text:span>15-17- układ z renonsem <text:span text:style-name="T5">→</text:span>3<text:span text:style-name="T28">♥</text:span>(R)<text:span text:style-name="T5"> → 3♠ 64 →3NT(R **uzg.kiery)/4♣ (WDC uzg.trefle)</text:span></text:p>
      <text:p text:style-name="P159"><text:span text:style-name="T5">3NT 55 <text:s/>renons (</text:span><text:span text:style-name="T28">♦</text:span>)<text:span text:style-name="T5">;</text:span></text:p>
      <text:p text:style-name="P159"><text:span text:style-name="T5"><text:s/>4♣ - 55 </text:span>renons (<text:span text:style-name="T5">♠);</text:span></text:p>
      <text:p text:style-name="P143"><text:span text:style-name="T5">3</text:span><text:span text:style-name="T28">♥</text:span> 15-17- 54 bez renonsu <text:span text:style-name="T5">→ 3♠(R ***uzg.kiery)/4♣ (WDC ***uzg.trefle)</text:span></text:p>
      <text:p text:style-name="P139">3♠ 15-17- 64→ 3NT(R **uzg.kiery)/4♣ (WDC **uzg.trefle)</text:p>
      <text:p text:style-name="P143"><text:span text:style-name="T5">3NT 15-17 – 55 singl (</text:span><text:span text:style-name="T28">♦</text:span><text:span text:style-name="T5">);</text:span></text:p>
      <text:p text:style-name="P139">4 ♣ 15-17- 55singl (♠)</text:p>
      <text:p text:style-name="P77"/>
      <text:p text:style-name="P77"><text:span text:style-name="T63"><text:tab/></text:span><text:span text:style-name="T5">1</text:span><text:span text:style-name="T28">♥</text:span>-<text:span text:style-name="T5"> 2♣:</text:span></text:p>
      <text:p text:style-name="P77"><text:span text:style-name="T5"><text:tab/>3♣ 15-17TRF(</text:span><text:span text:style-name="T28">♦</text:span><text:span text:style-name="T5">) - 3</text:span><text:span text:style-name="T28">♦</text:span><text:span text:style-name="T5"> (relay)</text:span></text:p>
      <text:p text:style-name="P143"><text:span text:style-name="T5">3</text:span><text:span text:style-name="T28">♥</text:span> 15-17 - 54 <text:span text:style-name="T5">→ 3♠(R ***uzg.kiery)/4♣ (WDC uzg.kara) 4</text:span><text:span text:style-name="T28">♦</text:span>=WK/4<text:span text:style-name="T28">♥</text:span> (WDC uzg.trefle)</text:p>
      <text:p text:style-name="P143"><text:span text:style-name="T5">3♠ 15-17- 64 → 3NT(R **uzg.kiery)/4♣ (WDC uzg.kara)/4</text:span><text:span text:style-name="T28">♦</text:span>=WK/4<text:span text:style-name="T28">♥</text:span> (WDC uzg.trefle)</text:p>
      <text:p text:style-name="P33">3NT 15-17– 55 singl (♣)</text:p>
      <text:p text:style-name="P33">4 ♣ 15-17- 55singl (♠)</text:p>
      <text:p text:style-name="P139"/>
      <text:p text:style-name="P139"/>
      <text:p text:style-name="P139"/>
      <text:p text:style-name="P139"/>
      <text:p text:style-name="P143"><text:soft-page-break/><text:span text:style-name="T5">1</text:span><text:span text:style-name="T28">♥</text:span>-<text:span text:style-name="T5"> 2♣:</text:span></text:p>
      <text:p text:style-name="P143"><text:span text:style-name="T5">2</text:span><text:span text:style-name="T28">♦</text:span> 12-17- 2<text:span text:style-name="T28">♥</text:span> (R)</text:p>
      <text:p text:style-name="P139">2♠ 12-14 kiery i kara lub 5440; – 2NT (R): →<text:tab/><text:tab/>3♣4540; </text:p>
      <text:p text:style-name="P186"><text:span text:style-name="T5">3</text:span><text:span text:style-name="T28">♦</text:span>4504;</text:p>
      <text:p text:style-name="P186"><text:span text:style-name="T5">3</text:span><text:span text:style-name="T28">♥</text:span> 0544;</text:p>
      <text:p text:style-name="P187">3♠ 64; → 3NT(R **uzg.kiery)/4♣(WDC **uzg.kara) itd</text:p>
      <text:p text:style-name="P95">3NT 55 renons (♣)</text:p>
      <text:p text:style-name="P159"><text:span text:style-name="T5"><text:s/>4♣ </text:span>55 renons (<text:span text:style-name="T5">♠)</text:span></text:p>
      <text:p text:style-name="P77"><text:tab/>2NT 12-17 7330 - 3<text:span text:style-name="T5">♣ (R)</text:span></text:p>
      <text:p text:style-name="P77"><text:span text:style-name="T5"><text:tab/><text:tab/><text:tab/>3</text:span><text:span text:style-name="T28">♦</text:span> 12-14 <text:span text:style-name="T5">→ 3</text:span><text:span text:style-name="T28">♥</text:span><text:span text:style-name="T5"> (R) → 3♠ 3730; 3NT 3703; 4♣ 0733</text:span></text:p>
      <text:p text:style-name="P77"><text:span text:style-name="T5"><text:tab/><text:tab/><text:tab/>3</text:span><text:span text:style-name="T28">♥</text:span> 15-17 3730</text:p>
      <text:p text:style-name="P77"><text:tab/><text:tab/><text:tab/>3<text:span text:style-name="T5">♠ 15-17 3703</text:span></text:p>
      <text:p text:style-name="P62"><text:tab/><text:tab/><text:tab/>3NT 15-17 0733</text:p>
      <text:p text:style-name="P139">3♣ - 15-17 4540</text:p>
      <text:p text:style-name="P143"><text:span text:style-name="T5">3</text:span><text:span text:style-name="T28">♦ </text:span>- 15-17 4504</text:p>
      <text:p text:style-name="P143"><text:span text:style-name="T5">3</text:span><text:span text:style-name="T28">♥</text:span> - 15-17 0544</text:p>
      <text:p text:style-name="P33">3♠ - 15-17 64 z karami→ 3NT(R **uzg.kiery)/4♣ (WDC **uzg.kara) itd</text:p>
      <text:p text:style-name="P139">3NT 15-17 55 renons (♣)</text:p>
      <text:p text:style-name="P143"><text:span text:style-name="T5">4♣ 15-17 55</text:span> renons (<text:span text:style-name="T5">♠)</text:span></text:p>
      <text:p text:style-name="P77"/>
      <text:p text:style-name="P143"><text:span text:style-name="T5">1</text:span><text:span text:style-name="T28">♥</text:span>-<text:span text:style-name="T5"> 2</text:span><text:span text:style-name="T28">♦</text:span><text:span text:style-name="T5">:</text:span></text:p>
      <text:p text:style-name="P62"><text:tab/>?</text:p>
      <text:p text:style-name="P143"><text:span text:style-name="T5">2</text:span><text:span text:style-name="T28">♥</text:span> - śmietnik 12-14</text:p>
      <text:p text:style-name="P139">2♠ - starsze 4p 5+c 12-17</text:p>
      <text:p text:style-name="P136">2NT – 15-17 TRF trefle</text:p>
      <text:p text:style-name="P136">3♣ - 15-17 TRF kara</text:p>
      <text:p text:style-name="P135"><text:span text:style-name="T5">3</text:span><text:span text:style-name="T28">♦ </text:span>- 15-17 6c =3kara</text:p>
      <text:p text:style-name="P135"><text:span text:style-name="T5">3</text:span><text:span text:style-name="T28">♥</text:span> - 15-17 6c max 2kara </text:p>
      <text:p text:style-name="P136">3♠ - 15-17 5(32) =3kara</text:p>
      <text:p text:style-name="P136">3NT – 15-17 533 = 2kara</text:p>
      <text:p text:style-name="P136">4♣ <text:s/>12-14 55 singl (♣) </text:p>
      <text:p text:style-name="P135"><text:span text:style-name="T5">4</text:span><text:span text:style-name="T28">♦</text:span> <text:s/>12-14 55 singl (<text:span text:style-name="T5">♠</text:span>) </text:p>
      <text:p text:style-name="P135"/>
      <text:p text:style-name="P135"><text:span text:style-name="T5">1</text:span><text:span text:style-name="T28">♥</text:span>-<text:span text:style-name="T5"> 2</text:span><text:span text:style-name="T28">♦</text:span></text:p>
      <text:p text:style-name="P135"><text:span text:style-name="T5">2</text:span><text:span text:style-name="T28">♥</text:span> - <text:span text:style-name="T5">2♠ (relay)</text:span></text:p>
      <text:p text:style-name="P136">2NT – <text:s/>4+ trefle</text:p>
      <text:p text:style-name="P136">3♣ - 4+ kara</text:p>
      <text:p text:style-name="P135"><text:span text:style-name="T5">3</text:span><text:span text:style-name="T28">♦ </text:span>- 6c =3kara</text:p>
      <text:p text:style-name="P135"><text:span text:style-name="T5">3</text:span><text:span text:style-name="T28">♥</text:span> - 6c max 2kara </text:p>
      <text:p text:style-name="P136">3♠ - 5(32) =3kara</text:p>
      <text:p text:style-name="P136">3NT – 533 = 2kara</text:p>
      <text:p text:style-name="P135"/>
      <text:p text:style-name="P135"><text:span text:style-name="T5">1</text:span><text:span text:style-name="T28">♥</text:span>-<text:span text:style-name="T5"> 2</text:span><text:span text:style-name="T28">♦</text:span></text:p>
      <text:p text:style-name="P135"><text:span text:style-name="T5">2</text:span><text:span text:style-name="T28">♥</text:span> 12-14- <text:span text:style-name="T5">2♠ (R)</text:span></text:p>
      <text:p text:style-name="P136">2NT – <text:s/>4+ trefle - 3♣ (R)</text:p>
      <text:p text:style-name="P135"><text:span text:style-name="T5">3</text:span><text:span text:style-name="T28">♦ </text:span>- układ z renonsem <text:span text:style-name="T5">→</text:span>3<text:span text:style-name="T28">♥</text:span>(R)<text:span text:style-name="T5"> → 3♠ 64 →3NT(R **uzg.kiery)/4♣ (WDC uzg.trefle) itd</text:span></text:p>
      <text:p text:style-name="P156"><text:span text:style-name="T5">3NT 55 <text:s/>renons (</text:span><text:span text:style-name="T28">♦</text:span>)<text:span text:style-name="T5">; <text:s/>4♣ - 55 </text:span>renons (<text:span text:style-name="T5">♠);</text:span></text:p>
      <text:p text:style-name="P135"><text:span text:style-name="T5">3</text:span><text:span text:style-name="T28">♥</text:span> - 54 bez renonsu <text:span text:style-name="T5">→ 3♠(R ***uzg.kiery)/4♣ (WDC uzg.trefle) 4</text:span><text:span text:style-name="T28">♥</text:span> (WDC uzg. kara)</text:p>
      <text:p text:style-name="P135"><text:span text:style-name="T5">3♠ - 64→ 3NT(R **uzg.kiery)/4♣ (WDC uzg.trefle)/ 4</text:span><text:span text:style-name="T28">♥</text:span> (WDC uzg. kara)</text:p>
      <text:p text:style-name="P135"><text:span text:style-name="T5">3NT – 55 singl (</text:span><text:span text:style-name="T28">♦</text:span><text:span text:style-name="T5">); </text:span></text:p>
      <text:p text:style-name="P136">4 ♣ - 55singl (♠)</text:p>
      <text:p text:style-name="P136"/>
      <text:p text:style-name="P135"><text:span text:style-name="T5">1</text:span><text:span text:style-name="T28">♥</text:span>-<text:span text:style-name="T5"> 2</text:span><text:span text:style-name="T28">♦</text:span></text:p>
      <text:p text:style-name="P135"><text:span text:style-name="T5">2</text:span><text:span text:style-name="T28">♥</text:span> 12-14- <text:span text:style-name="T5">2♠ (R)</text:span></text:p>
      <text:p text:style-name="P135"><text:span text:style-name="T5">3♣ - 4+ kara - 3</text:span><text:span text:style-name="T28">♦</text:span> (R)</text:p>
      <text:p text:style-name="P135"><text:span text:style-name="T5">3</text:span><text:span text:style-name="T28">♥</text:span> - 54 bez renonsu <text:span text:style-name="T5">→ 3♠(R *** uzg.kiery)/4♣ (WDC uzg.kara)</text:span></text:p>
      <text:p text:style-name="P28">3♠ - 64 → 3NT(R **uzg.kiery)/4♣ (WDC uzg.kara)</text:p>
      <text:p text:style-name="P33">3NT – 55 singl (♣)</text:p>
      <text:p text:style-name="P33">4 ♣ - 55singl (♠)</text:p>
      <text:p text:style-name="P143"/>
      <text:p text:style-name="P143"><text:soft-page-break/><text:span text:style-name="T5">1</text:span><text:span text:style-name="T28">♥</text:span>-<text:span text:style-name="T5"> 2</text:span><text:span text:style-name="T28">♦</text:span><text:span text:style-name="T5">:</text:span></text:p>
      <text:p text:style-name="P139">2♠ 12-17 - 2NT (R)</text:p>
      <text:p text:style-name="P143"><text:span text:style-name="T5">3♣ 12-14 - 3</text:span><text:span text:style-name="T28">♦</text:span><text:span text:style-name="T5"> (R) → 3</text:span><text:span text:style-name="T28">♥</text:span> 54 <text:span text:style-name="T5">→ 3♠(R ***uzg.kiery)/4♣ (WDC uzg.piki)/4</text:span><text:span text:style-name="T28">♥</text:span>(WDC uzg. kara)</text:p>
      <text:p text:style-name="P166">3♠ - 46 z singlem → 3NT(R **uzg.kiery)/4♣ (WDC **uzg.piki) itd</text:p>
      <text:p text:style-name="P49">3NT - 55 singl (♣);</text:p>
      <text:p text:style-name="P41"><text:span text:style-name="T5">4♣ – 55 singl (</text:span><text:span text:style-name="T28">♦</text:span>);</text:p>
      <text:p text:style-name="P143"><text:span text:style-name="T5">3</text:span><text:span text:style-name="T28">♦ </text:span>- 15-17 układ z renonsem <text:span text:style-name="T5">→</text:span>3<text:span text:style-name="T28">♥</text:span>(R)<text:span text:style-name="T5"> → 3♠ 46→ 3NT(R **uzg.kiery)/4♣ (WDC uzg.piki) itd.</text:span></text:p>
      <text:p text:style-name="P188">3BA 15-17 55 <text:s/>renons (<text:span text:style-name="T5">♣)</text:span></text:p>
      <text:p text:style-name="P188">4<text:span text:style-name="T5">♣</text:span> 15-17 55 renons (<text:span text:style-name="T28">♦</text:span>)</text:p>
      <text:p text:style-name="P143"><text:span text:style-name="T5">3</text:span><text:span text:style-name="T28">♥</text:span> - 15-17 (45) <text:span text:style-name="T5">→ 3♠ (R ***uzg.kiery) )/4♣ (WDC uzg.piki)/ 4</text:span><text:span text:style-name="T28">♥</text:span> (WDC uzg. kara)</text:p>
      <text:p text:style-name="P143"><text:span text:style-name="T5">3♠ - 15-17 46 → 3NT(R **uzg.kiery)/4♣ (WDC uzg.piki)/4</text:span><text:span text:style-name="T28">♥</text:span> (WDC uzg. kara)</text:p>
      <text:p text:style-name="P143">3BA 15-17 55 <text:s/>singl (<text:span text:style-name="T5">♣)</text:span></text:p>
      <text:p text:style-name="P143">4<text:span text:style-name="T5">♣</text:span> 15-17 55 singl (<text:span text:style-name="T28">♦</text:span>)</text:p>
      <text:p text:style-name="P139"/>
      <text:p text:style-name="P143"><text:span text:style-name="T5">1</text:span><text:span text:style-name="T28">♥</text:span>-<text:span text:style-name="T5"> 2</text:span><text:span text:style-name="T28">♦</text:span><text:span text:style-name="T5">:</text:span></text:p>
      <text:p text:style-name="P62"><text:tab/>2NT 15-17 TRF(♣) - 3♣ (R)</text:p>
      <text:p text:style-name="P143"><text:span text:style-name="T5">3</text:span><text:span text:style-name="T28">♦ </text:span>15-17- układ z renonsem <text:span text:style-name="T5">→</text:span>3<text:span text:style-name="T28">♥</text:span>(R)<text:span text:style-name="T5"> → 3♠ 64 →3NT(R **uzg.kiery)/4♣ (WDC uzg.trefle) itd</text:span></text:p>
      <text:p text:style-name="P159"><text:span text:style-name="T5">3NT 55 <text:s/>renons (</text:span><text:span text:style-name="T28">♦</text:span>)<text:span text:style-name="T5">;</text:span></text:p>
      <text:p text:style-name="P159"><text:span text:style-name="T5"><text:s/>4♣ - 55 </text:span>renons (<text:span text:style-name="T5">♠);</text:span></text:p>
      <text:p text:style-name="P143"><text:span text:style-name="T5">3</text:span><text:span text:style-name="T28">♥</text:span> 15-17- 54 bez renonsu <text:span text:style-name="T5">→ 3♠(R ***uzg.kiery)/4♣ (WDC uzg.trefle)/4</text:span><text:span text:style-name="T28">♥</text:span> (WDC uzg.kara)</text:p>
      <text:p text:style-name="P143"><text:span text:style-name="T5">3♠ 15-17- 64→ 3NT(R **uzg.kiery)/4♣ (WDC **uzg.trefle)/ 4</text:span><text:span text:style-name="T28">♥</text:span> (WDC uzg.kara)</text:p>
      <text:p text:style-name="P143"><text:span text:style-name="T5">3NT 15-17 – 55 singl (</text:span><text:span text:style-name="T28">♦</text:span><text:span text:style-name="T5">)</text:span></text:p>
      <text:p text:style-name="P139">4 ♣ 15-17- 55singl (♠)</text:p>
      <text:p text:style-name="P77"/>
      <text:p text:style-name="P77"><text:span text:style-name="T63"><text:tab/></text:span><text:span text:style-name="T5">1</text:span><text:span text:style-name="T28">♥</text:span>-<text:span text:style-name="T5"> 2</text:span><text:span text:style-name="T28">♦</text:span><text:span text:style-name="T5">:</text:span></text:p>
      <text:p text:style-name="P77"><text:span text:style-name="T5"><text:tab/>3♣ 15-17TRF(</text:span><text:span text:style-name="T28">♦</text:span><text:span text:style-name="T5">) - 3</text:span><text:span text:style-name="T28">♦</text:span><text:span text:style-name="T5"> (R)</text:span></text:p>
      <text:p text:style-name="P143"><text:span text:style-name="T5">3</text:span><text:span text:style-name="T28">♥</text:span> 15-17 - 54 <text:span text:style-name="T5">→ 3♠(R *****uzg.kiery)/4♣ (WDC uzg.kara)</text:span></text:p>
      <text:p text:style-name="P33">3♠ 15-17- 64 → 3NT(R ****uzg.kiery)/4♣ (WDC uzg.kara)</text:p>
      <text:p text:style-name="P28">3NT 15-17– 55 singl (♣)</text:p>
      <text:p text:style-name="P28">4 ♣ 15-17- 55singl (♠)</text:p>
      <text:p text:style-name="P136"/>
      <text:p text:style-name="P135"/>
      <text:p text:style-name="P136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50"/>
      <text:p text:style-name="P250"/>
      <text:p text:style-name="P250"><text:soft-page-break/>ZASADY STOSOWANE PRZY POKAZYWANIU KRÓTKOŚCI</text:p>
      <text:p text:style-name="P231"/>
      <text:p text:style-name="P249">RELAY (*****) <text:s text:c="3"/>(stosujemy gdy możliwe tylko 2 krótkości), odpowiedzi 5 kolejnych szczebli:</text:p>
      <text:p text:style-name="P249">Przypadek 1. <text:s/>Sprzedany został układ 54+</text:p>
      <text:p text:style-name="P136">1 szczebel = brak krótkości</text:p>
      <text:p text:style-name="P136">2 / 3 szczebel = singiel w kolorze młodszym / starszym <text:s/>rangą</text:p>
      <text:p text:style-name="P28">4 / 5 szczebel = renons w kolorze młodszym / starszym <text:s/>rangą</text:p>
      <text:p text:style-name="P87"><text:span text:style-name="T7">Przykłady: <text:tab/></text:span><text:span text:style-name="T5">1♣ - 1</text:span><text:span text:style-name="T28">♥</text:span><text:span text:style-name="T5">/♠/ - 3</text:span><text:span text:style-name="T28">♥</text:span><text:span text:style-name="T5">/♠/ - 3♠/3BA <text:s/>=REL pokaż krótkość <text:s text:c="2"/>dalej cb, 4BA=RKCB</text:span></text:p>
      <text:p text:style-name="P37"><text:span text:style-name="T5">1</text:span><text:span text:style-name="T28">♦</text:span><text:span text:style-name="T5"> - 1</text:span><text:span text:style-name="T28">♥</text:span><text:span text:style-name="T5">/♠/ - 3</text:span><text:span text:style-name="T28">♥</text:span><text:span text:style-name="T5">/♠/ - 3♠/3BA =REL pokaż krótkość <text:s text:c="4"/>dalej cb, 4BA=RKCB <text:s/></text:span></text:p>
      <text:p text:style-name="P26"><text:span text:style-name="T10">1</text:span><text:span text:style-name="T31">♥ </text:span><text:span text:style-name="T10">- 2♣ <text:s/>- 2</text:span><text:span text:style-name="T31">♦</text:span><text:span text:style-name="T10"> - <text:s/>3</text:span><text:span text:style-name="T31">♥ </text:span><text:span text:style-name="T5">=REL pokaż krótkość <text:s/></text:span><text:span text:style-name="T10">dalej cb, 4BA=RKCB </text:span></text:p>
      <text:p text:style-name="P37"><text:span text:style-name="T5">1♠ - 2♣ - 2</text:span><text:span text:style-name="T28">♦</text:span><text:span text:style-name="T5">/2</text:span><text:span text:style-name="T28">♥</text:span><text:span text:style-name="T5"> - 3♠ <text:s/>=REL <text:s/>pokaż krótkość <text:s/>dalej cb, 4BA=RKCB </text:span></text:p>
      <text:p text:style-name="P249">Przypadek 2 <text:s/>Sprzedany został układ 55+ <text:s/>lub <text:s/>64 <text:s/>czyli min 10 kart w 2 kolorach</text:p>
      <text:p text:style-name="P251"><text:span text:style-name="T70"><text:tab/>1 </text:span>/2 szczebel = singiel w kolorze młodszym / starszym <text:s/>rangą</text:p>
      <text:p text:style-name="P28">3 / 4 szczebel = renons w kolorze młodszym / starszym <text:s/>rangą</text:p>
      <text:p text:style-name="P28">5 szczebel <text:s/>dwa single</text:p>
      <text:p text:style-name="P73"><text:span text:style-name="T5">Przykłady: <text:tab/>1♣ - 1</text:span><text:span text:style-name="T28">♥</text:span><text:span text:style-name="T5">/♠/ - 2</text:span><text:span text:style-name="T28">♦</text:span><text:span text:style-name="T5"> - 2</text:span><text:span text:style-name="T28">♥</text:span><text:span text:style-name="T5">/2♠ - 2BA - 3</text:span><text:span text:style-name="T28">♥</text:span><text:span text:style-name="T5">/♠/ - 3♠/4♣ =REL pokaż krótkość <text:s text:c="2"/>dalej <text:s/>2WS=RKCB</text:span></text:p>
      <text:p text:style-name="P26"><text:span text:style-name="T5">1</text:span><text:span text:style-name="T28">♥ </text:span><text:span text:style-name="T5">- 1♠ - 3♠ - 3BA = </text:span><text:span text:style-name="T8">REL pokaż krótkość <text:s text:c="2"/>dalej <text:s/>2WS=RKCB</text:span></text:p>
      <text:p text:style-name="P37"><text:span text:style-name="T5">1</text:span><text:span text:style-name="T28">♥ </text:span><text:span text:style-name="T5">- 1♠ - 3♣/3</text:span><text:span text:style-name="T28">♦</text:span><text:span text:style-name="T5"> - 3</text:span><text:span text:style-name="T28">♦</text:span><text:span text:style-name="T5">/3</text:span><text:span text:style-name="T28">♥ </text:span><text:span text:style-name="T5"><text:s/>= </text:span><text:span text:style-name="T7">REL pokaż krótkość <text:s text:c="2"/>dalej <text:s/>2WS=RKCB</text:span></text:p>
      <text:p text:style-name="P37"><text:span text:style-name="T5">1♠ - 2♣ - 3</text:span><text:span text:style-name="T28">♦</text:span><text:span text:style-name="T5">/3</text:span><text:span text:style-name="T28">♥</text:span><text:span text:style-name="T5"> <text:s/>- 3</text:span><text:span text:style-name="T28">♥</text:span><text:span text:style-name="T5">/3♠ <text:s/>=</text:span><text:span text:style-name="T7">REL <text:s/>pokaż krótkość <text:s text:c="2"/>dalej <text:s/>2WS=RKCB</text:span></text:p>
      <text:p text:style-name="P68"/>
      <text:p text:style-name="P249">RELAY (****) <text:s text:c="2"/>(stosujemy gdy możliwe 3 krótkości) , odpowiedzi 4 kolejne szczeble:</text:p>
      <text:p text:style-name="P28">1 szczebel = brak krótkości</text:p>
      <text:p text:style-name="P28">2/ 3 / 4 szczebel = krótkość <text:s/>w kolorze począwszy <text:s/>od koloru najmłodszego rangą</text:p>
      <text:p text:style-name="P28"/>
      <text:p text:style-name="P57"><text:span text:style-name="T8">Przykłady :<text:tab/></text:span><text:span text:style-name="T10">1♣ - </text:span><text:span text:style-name="T5">1</text:span><text:span text:style-name="T28">♥</text:span><text:span text:style-name="T5"> - 2</text:span><text:span text:style-name="T31">♦</text:span><text:span text:style-name="T10"> - 2</text:span><text:span text:style-name="T31">♥</text:span><text:span text:style-name="T10">/2♠/2BA/3♣/3</text:span><text:span text:style-name="T31">♦</text:span><text:span text:style-name="T10"> - 3</text:span><text:span text:style-name="T28">♥</text:span><text:span text:style-name="T5"> =REL pokaż krótkość</text:span></text:p>
      <text:p text:style-name="P26"><text:span text:style-name="T10">1♣ - </text:span><text:span text:style-name="T5">1♠ - 2</text:span><text:span text:style-name="T31">♦</text:span><text:span text:style-name="T5"> </text:span><text:span text:style-name="T10">- 2</text:span><text:span text:style-name="T31">♥</text:span><text:span text:style-name="T10">/2♠/2BA/3♣/3</text:span><text:span text:style-name="T31">♦</text:span><text:span text:style-name="T10"> - 3</text:span><text:span text:style-name="T5">♠ =REL pokaż krótkość</text:span></text:p>
      <text:p text:style-name="P26"><text:span text:style-name="T10">1♣ - 1</text:span><text:span text:style-name="T31">♥</text:span><text:span text:style-name="T10">/</text:span><text:span text:style-name="T5">1♠ - 2</text:span><text:span text:style-name="T31">♦</text:span><text:span text:style-name="T5"> </text:span><text:span text:style-name="T10">- 3</text:span><text:span text:style-name="T31">♥</text:span><text:span text:style-name="T10"> - 3</text:span><text:span text:style-name="T5">♠ =REL pokaż krótkość</text:span></text:p>
      <text:p text:style-name="P26"><text:span text:style-name="T10">1</text:span><text:span text:style-name="T31">♥ </text:span><text:span text:style-name="T10">- 2♣/2</text:span><text:span text:style-name="T31">♦</text:span><text:span text:style-name="T10"> - 2</text:span><text:span text:style-name="T31">♥/</text:span><text:span text:style-name="T10">3</text:span><text:span text:style-name="T31">♥</text:span><text:span text:style-name="T10"> - 3</text:span><text:span text:style-name="T31">♥</text:span><text:span text:style-name="T10">/3♠</text:span><text:span text:style-name="T31"> </text:span><text:span text:style-name="T5">=REL pokaż krótkość</text:span></text:p>
      <text:p text:style-name="P37"><text:span text:style-name="T5">1♠ - 2♣/2</text:span><text:span text:style-name="T28">♦</text:span><text:span text:style-name="T5"> - 2♠/3♠ -3♠/3BA <text:s/>=REL <text:s/>pokaż krótkość</text:span></text:p>
      <text:p text:style-name="P249">RELAY (**) <text:s text:c="2"/>(stosujemy gdy pewna jest krótkość) , odpowiedzi 2 kolejne szczeble:</text:p>
      <text:p text:style-name="P28">1 szczebel = kolor niższy</text:p>
      <text:p text:style-name="P28">2 szczebel = kolor wyższy</text:p>
      <text:p text:style-name="P249">RELAY (***) <text:s text:c="2"/>(stosujemy gdy pewny jest układ 54) , odpowiedzi 3 kolejne szczeble:</text:p>
      <text:p text:style-name="P28">1 szczebel = brak krótkości</text:p>
      <text:p text:style-name="P28">2 szczebel =kolor niższy</text:p>
      <text:p text:style-name="P28">3 szczebel = kolor wyższy</text:p>
      <text:p text:style-name="P73">Powyższe R(** itp.) obowiązują do wysokości 3 pik, wyżej WDC (wezwanie do duebidu) – Wyżej jest tylko wezwanie do cuebidu.</text:p>
      <text:p text:style-name="P174">MULTI <text:s/>SPLINTER = „mam krótkość” po uzgodnieniu koloru M,</text:p>
      <text:p text:style-name="P174">następny szczebel <text:s/>pytanie <text:s/>po którym pokazujemy kolor <text:s/>singla</text:p>
      <text:p text:style-name="P58"/>
      <text:p text:style-name="P60">Przykłady sekwencji, w których otwierający licytuje „mam krótkość” → odpowiadający licytując następny <text:s/>szczebel pyta o kolor krótkości:</text:p>
      <text:p text:style-name="P73"><text:span text:style-name="T5">1. Po sekwencji:<text:tab/><text:tab/>1 </text:span><text:span text:style-name="T28">♥</text:span><text:span text:style-name="T5">-2</text:span><text:span text:style-name="T28">♥</text:span><text:span text:style-name="T5">-2♠(mam krótkość)- 2BA=pyt.</text:span></text:p>
      <text:p text:style-name="P43"><text:span text:style-name="T5">3♣=krótkość t; 3</text:span><text:span text:style-name="T28">♦</text:span><text:span text:style-name="T5"> =krótkość k; 3</text:span><text:span text:style-name="T28">♥</text:span><text:span text:style-name="T5">= krótkość p</text:span></text:p>
      <text:p text:style-name="P60">2. Po sekwencji:<text:tab/><text:tab/>1 ♠-2♠-2BA(mam krótkość)-3♣=pyt.</text:p>
      <text:p text:style-name="P43"><text:span text:style-name="T5">3</text:span><text:span text:style-name="T28">♦</text:span><text:span text:style-name="T5"> =krótkość karo; 3 </text:span><text:span text:style-name="T28">♥</text:span><text:span text:style-name="T5">= krótkość kier; <text:s/>3♠=krótkość trefl</text:span></text:p>
      <text:p text:style-name="P4"/>
      <text:p text:style-name="P60">Przykłady sekwencji, w których odpowiadający licytuje <text:s/>„mam fit 4+ <text:s/>z boczną krótkością” <text:s/>-&gt; otwierający licytując następny szczebel pyta o kolor krótkości:</text:p>
      <text:p text:style-name="P73"><text:span text:style-name="T5">1. Po sekwencji:<text:tab/><text:tab/>1</text:span><text:span text:style-name="T28">♥</text:span><text:span text:style-name="T5">- 2BA(mam fit 4+) - 3♣ (pyt) - 3♠ =mam singla → 3BA=pyt.;</text:span></text:p>
      <text:p text:style-name="P155"><text:span text:style-name="T5">Odp.: 4♣, 4</text:span><text:span text:style-name="T28">♦</text:span><text:span text:style-name="T5">, 4</text:span><text:span text:style-name="T28">♥</text:span><text:span text:style-name="T5">= singiel <text:s text:c="2"/>t, k, p. </text:span></text:p>
      <text:p text:style-name="P73"><text:span text:style-name="T5">2. Po sekwencji:<text:tab/><text:tab/>1</text:span><text:span text:style-name="T28">♥ </text:span><text:span text:style-name="T5">- 3♠ =mam fit 4+ z boczną krótkością → 3BA=pyt.:</text:span></text:p>
      <text:p text:style-name="P13"><text:span text:style-name="T5"><text:s/><text:tab/><text:tab/>Odp.: 4♣, 4</text:span><text:span text:style-name="T28">♦</text:span><text:span text:style-name="T5">, 4</text:span><text:span text:style-name="T28">♥</text:span><text:span text:style-name="T5">= singiel t, k, p. </text:span></text:p>
      <text:p text:style-name="P73"><text:span text:style-name="T5">3. Po sekwencji:<text:tab/><text:tab/>1 ♠-2BA(mam fit 4+) -3♣ (pyt). - <text:s/>3</text:span><text:span text:style-name="T28">♥</text:span><text:span text:style-name="T5"> (mam singla) → 3BA=pyt.:</text:span></text:p>
      <text:p text:style-name="P155"><text:span text:style-name="T5">4♣, 4</text:span><text:span text:style-name="T28">♦</text:span><text:span text:style-name="T5">, 4 </text:span><text:span text:style-name="T28">♥ </text:span><text:span text:style-name="T5">=singiel t. k. c.</text:span></text:p>
      <text:p text:style-name="P60">4. Po sekwencji: <text:s text:c="2"/><text:tab/>1 ♠- 3BA=mam fit 4+ <text:s/>z boczną krótkością → -4♣=pyt.</text:p>
      <text:p text:style-name="P43"><text:span text:style-name="T5">4</text:span><text:span text:style-name="T28">♦</text:span><text:span text:style-name="T5">, 4 </text:span><text:span text:style-name="T28">♥</text:span><text:span text:style-name="T5">, 4♠=singiel <text:s text:c="2"/>k, c, t.</text:span></text:p>
      <text:p text:style-name="P59"/>
      <text:p text:style-name="P59"><text:soft-page-break/></text:p>
      <text:p text:style-name="P59"/>
      <text:p text:style-name="P58"><text:span text:style-name="T2"><text:tab/></text:span><text:span text:style-name="T75">1</text:span><text:span text:style-name="T76">♠</text:span><text:span text:style-name="T75"> <text:s/>= NAT 5+ 12-17</text:span></text:p>
      <text:p text:style-name="P59"/>
      <text:p text:style-name="P175"><text:span text:style-name="T3"><text:tab/>1</text:span>BA=NF, do 11, bez fitu, w sile INV bez dobrego koloru 6+</text:p>
      <text:p text:style-name="P136"><text:tab/>dalej <text:span text:style-name="T42">→</text:span> 2♣= (11-14 5p5t, 14-16 5332; <text:s/>15-17 5+p4x, 15-17 6p z 3kier)</text:p>
      <text:p text:style-name="P125"><text:span text:style-name="T5"><text:tab/>2</text:span><text:span text:style-name="T28">♦</text:span><text:span text:style-name="T5">= 11-14 5p4+k;</text:span></text:p>
      <text:p text:style-name="P26"><text:span text:style-name="T5"><text:tab/>2</text:span><text:span text:style-name="T28">♥</text:span><text:span text:style-name="T5">= 11-14 5p 4+c;</text:span></text:p>
      <text:p text:style-name="P28"><text:tab/>2♠= 11-14 6+</text:p>
      <text:p text:style-name="P28"><text:tab/>2BA=17-18 układ BA</text:p>
      <text:p text:style-name="P28"><text:tab/>3♣=14-16 5p5t;</text:p>
      <text:p text:style-name="P26"><text:span text:style-name="T5"><text:tab/>3</text:span><text:span text:style-name="T28">♦</text:span><text:span text:style-name="T5">= 14-16 5p5k;</text:span></text:p>
      <text:p text:style-name="P26"><text:span text:style-name="T5"><text:tab/>3</text:span><text:span text:style-name="T28">♥</text:span><text:span text:style-name="T5">= 14-16 5p5c;</text:span></text:p>
      <text:p text:style-name="P28"><text:tab/>3♠= 14-16 <text:s/>6p bez 3c</text:p>
      <text:p text:style-name="P28"><text:tab/>3BA= do gry na pełnych pikach</text:p>
      <text:p text:style-name="P58"/>
      <text:p text:style-name="P57"><text:span text:style-name="T5"><text:tab/><text:tab/>Po sekwencji: 1♠-1BA-2♣</text:span><text:span text:style-name="T6">→</text:span><text:span text:style-name="T5"> 2</text:span><text:span text:style-name="T28">♦</text:span><text:span text:style-name="T5">= przejściowe 9-11PC; inne = do 9:</text:span></text:p>
      <text:p text:style-name="P40"><text:span text:style-name="T5"><text:tab/>2</text:span><text:span text:style-name="T28">♥</text:span><text:span text:style-name="T5">=5kierów; 2♠=2 piki; 2BA=0-1pików;</text:span></text:p>
      <text:p text:style-name="P40"><text:span text:style-name="T5"><text:tab/>3♣/ 3</text:span><text:span text:style-name="T28">♦</text:span><text:span text:style-name="T5">=NAT 6 <text:s/>dobry kolor</text:span></text:p>
      <text:p text:style-name="P58"/>
      <text:p text:style-name="P176"><text:tab/>2♣ = NAT 5+, 12+ nie wyklucza fitu pik, układ<text:span text:style-name="T2"> BA 12+, nie wyklucza fitu pik,</text:span></text:p>
      <text:p text:style-name="P145"><text:span text:style-name="T14">Po pasie</text:span><text:span text:style-name="T11">:<text:tab/></text:span><text:span text:style-name="T5">1) Drury z fitem 3-kartowym (pas-1♠-2♣-2</text:span><text:span text:style-name="T28">♦</text:span><text:span text:style-name="T5">-2♠</text:span><text:span text:style-name="T6">→</text:span><text:span text:style-name="T5"> dalej analogicznie jak po 1♠-2♠)</text:span></text:p>
      <text:p text:style-name="P57"/>
      <text:p text:style-name="P178"><text:span text:style-name="T5"><text:tab/>2</text:span><text:span text:style-name="T28">♦</text:span><text:span text:style-name="T5"> = NAT 5+,12+ nie wyklucza fitu pik</text:span></text:p>
      <text:p text:style-name="P170"/>
      <text:p text:style-name="P178"><text:span text:style-name="T5"><text:tab/>2</text:span><text:span text:style-name="T28">♥ </text:span><text:span text:style-name="T5">= NAT 5+ ,FG, nie wyklucza fitu pikowego, NAT 5+ INV, wyklucza fit pikowy</text:span></text:p>
      <text:p text:style-name="P170"><text:span text:style-name="T5"><text:tab/><text:tab/>Po rebidzie 2♠ </text:span><text:span text:style-name="T6">→</text:span><text:span text:style-name="T5"> 2NT i 3</text:span><text:span text:style-name="T28">♥</text:span><text:span text:style-name="T5">=NF, <text:s/>inne = FG, skok = SPL</text:span></text:p>
      <text:p text:style-name="Standard"/>
      <text:p text:style-name="P177"><text:tab/>2♠= 6-9 z fitem dalej wywołanie kombinowane</text:p>
      <text:p text:style-name="P171"/>
      <text:p text:style-name="P179"><text:span text:style-name="T5"><text:tab/>2BA=INV z fitem 3+ kartowym, dalej: 3♣= relay; 3BA =auto-mini SPL; 4♣/ 4</text:span><text:span text:style-name="T28">♦</text:span><text:span text:style-name="T5">/4</text:span><text:span text:style-name="T28">♥</text:span><text:span text:style-name="T5">=renons t/k/c</text:span></text:p>
      <text:p text:style-name="P171"/>
      <text:p text:style-name="P178"><text:span text:style-name="T5"><text:tab/>3♣ = NAT 9-11 6+HHxxxx, </text:span><text:span text:style-name="T11">po pasie 11-13 4</text:span><text:span text:style-name="T32">♦</text:span><text:span text:style-name="T49"> 5</text:span><text:span text:style-name="T11">♣ bez fitu pik</text:span></text:p>
      <text:p text:style-name="P37"><text:span text:style-name="T5">3</text:span><text:span text:style-name="T28">♦</text:span><text:span text:style-name="T5"> <text:s/>= NAT 9-11 6+ HHxxxx, </text:span><text:span text:style-name="T11">po pasie kolor + fit</text:span></text:p>
      <text:p text:style-name="P37"><text:span text:style-name="T5">3</text:span><text:span text:style-name="T28">♥</text:span> = 5+ Nat INV z fitem pik</text:p>
      <text:p text:style-name="P175"><text:tab/>3♠<text:span text:style-name="T1"> = 4 kartowy fit 6-8 siła</text:span></text:p>
      <text:p text:style-name="P170"/>
      <text:p text:style-name="P170"><text:tab/>3BA = <text:s/>SPL na nieznanym singlu (dalej pytanie o singla)</text:p>
      <text:p text:style-name="P170"/>
      <text:p text:style-name="P178"><text:span text:style-name="T5"><text:tab/>4♣ 4</text:span><text:span text:style-name="T28">♦ </text:span><text:span text:style-name="T5">4</text:span><text:span text:style-name="T28">♥ </text:span><text:span text:style-name="T5">= SPL renonsowy</text:span></text:p>
      <text:p text:style-name="P170"/>
      <text:p text:style-name="P175"><text:span text:style-name="T1"><text:tab/>4</text:span>♠<text:span text:style-name="T1"> = duży skład, słaba karta <text:s/>dalej </text:span><text:span text:style-name="T42">→</text:span><text:span text:style-name="T1"> cuebid sterowany</text:span></text:p>
      <text:p text:style-name="Standard"/>
      <text:p text:style-name="P57"><text:span text:style-name="T8">Licytacja otwierającego po sekwencji 1</text:span><text:span text:style-name="T5">♠</text:span><text:span text:style-name="T8"> - 2</text:span><text:span text:style-name="T28">♥</text:span><text:span text:style-name="T8">:</text:span></text:p>
      <text:p text:style-name="P330"><text:span text:style-name="T71">2</text:span><text:span text:style-name="T5">♠</text:span><text:span text:style-name="T71"> <text:s/>=NF, bez fitu kier</text:span></text:p>
      <text:p text:style-name="P333"><text:span text:style-name="T71">2BA = FG, układ BA lub z fitem kier </text:span><text:span text:style-name="T6">→</text:span><text:span text:style-name="T71"> 3</text:span><text:span text:style-name="T10">♣</text:span><text:span text:style-name="T71">= relay</text:span></text:p>
      <text:p text:style-name="P182"><text:span text:style-name="T5">3</text:span><text:span text:style-name="T28">♦</text:span><text:span text:style-name="T5">= <text:s/>53(32) </text:span></text:p>
      <text:p text:style-name="P182"><text:span text:style-name="T5">3</text:span><text:span text:style-name="T28">♥</text:span><text:span text:style-name="T5">= 5422</text:span></text:p>
      <text:p text:style-name="P183">3♠= 6p <text:s/>3c, dalej 3NT (R ***)</text:p>
      <text:p text:style-name="P183">3BA= 5233</text:p>
      <text:p text:style-name="P334"/>
      <text:p text:style-name="P331"><text:span text:style-name="T8">3♣/3</text:span><text:span text:style-name="T30">♦</text:span>=FG, NAT 4+, nie wyklucza 3 kier</text:p>
      <text:p text:style-name="P331">3<text:span text:style-name="T28">♥</text:span> =NF, fit 3-kartowy</text:p>
      <text:p text:style-name="P331">3<text:span text:style-name="T5">♠</text:span>=FG, NAT 6+, bez fitu kier</text:p>
      <text:p text:style-name="P331">3ba = do gry na dobrych pikach</text:p>
      <text:p text:style-name="P334"><text:span text:style-name="T8">4♣/4</text:span><text:span text:style-name="T30">♦</text:span>=<text:span text:style-name="T5"> SPL słaby fit czterokartowy</text:span></text:p>
      <text:p text:style-name="P331"><text:span text:style-name="T5">4</text:span><text:span text:style-name="T28">♥</text:span><text:span text:style-name="T5"> =5422, słabe podniesienie</text:span></text:p>
      <text:p text:style-name="Text_20_body"/>
      <text:p text:style-name="P207"/>
      <text:p text:style-name="P207"><text:soft-page-break/></text:p>
      <text:p text:style-name="P207">Licytacja relayowa:</text:p>
      <text:p text:style-name="P208"><text:span text:style-name="T5">Po sekwencji: 1♠-1BA-2♣-2</text:span><text:span text:style-name="T28">♦</text:span> (+9 PC):</text:p>
      <text:p text:style-name="P26"><text:span text:style-name="T5">2</text:span><text:span text:style-name="T28">♥</text:span><text:span text:style-name="T5">= 11-13 55 piki i trefle</text:span></text:p>
      <text:p text:style-name="P28">2♠= 15-17 <text:s/>6+ pików i =4 inna → 2NT (R) → 3 w kolor czwórki NAT </text:p>
      <text:p text:style-name="P28">2BA= 15-17 54 TRF (♣) → 3♣ (R*****- możliwy renons karo i kier)</text:p>
      <text:p text:style-name="P26"><text:span text:style-name="T5">3♣= 15-17 54 TRF (</text:span><text:span text:style-name="T29">♦</text:span><text:span text:style-name="T2">) </text:span><text:span text:style-name="T5">→ 3</text:span><text:span text:style-name="T28">♦</text:span> <text:span text:style-name="T5">(R**** - możliwy renons trefl)</text:span></text:p>
      <text:p text:style-name="P26"><text:span text:style-name="T5">3</text:span><text:span text:style-name="T28">♦</text:span><text:span text:style-name="T5">= 15-17 54 TRF (</text:span><text:span text:style-name="T28">♥</text:span>) <text:span text:style-name="T5">→</text:span> 3<text:span text:style-name="T28">♥ </text:span><text:span text:style-name="T5">(R*** - renons boczny niemożliwy) </text:span></text:p>
      <text:p text:style-name="P26">3<text:span text:style-name="T28">♥</text:span>= 15-17 <text:span text:style-name="T5"><text:s/>=6 pików i =3 kiery</text:span></text:p>
      <text:p text:style-name="Standard"><text:tab/>3<text:span text:style-name="T5">♠= 15-16 = 5(332)</text:span></text:p>
      <text:p text:style-name="P28"/>
      <text:p text:style-name="P57"><text:span text:style-name="T5">Po sekwencji: 1</text:span><text:span text:style-name="T7">♠</text:span><text:span text:style-name="T5">-1NT-2♣-2</text:span><text:span text:style-name="T28">♦</text:span><text:span text:style-name="T5">(9+PC) - 2</text:span><text:span text:style-name="T28">♥</text:span> (55 z treflami) <text:span text:style-name="T5">→ 2♠ (R) → 55 56 65 66 → WK itd</text:span></text:p>
      <text:p text:style-name="P131"/>
      <text:p text:style-name="P58"/>
      <text:p text:style-name="P58">Po relayu krótkościowym <text:s/>1♠-2♠-2BA(mam singla) 3♣=pyt.</text:p>
      <text:p text:style-name="Standard"><text:span text:style-name="T5">3</text:span><text:span text:style-name="T28">♦</text:span><text:span text:style-name="T5"> =krótkość karo; 3 </text:span><text:span text:style-name="T28">♥ </text:span><text:span text:style-name="T5">=krótkość kier; <text:s/>3♠ =krótkość trefl</text:span></text:p>
      <text:p text:style-name="P58"/>
      <text:p text:style-name="P58">Po sekwencji: 1♠-2BA-<text:tab/>3♣=pyt.</text:p>
      <text:p text:style-name="P91"><text:span text:style-name="T5">3</text:span><text:span text:style-name="T28">♦</text:span><text:span text:style-name="T5"> = trzy piki 11-12;</text:span></text:p>
      <text:p text:style-name="P156">3<text:span text:style-name="T28">♥</text:span><text:span text:style-name="T5">= <text:s/>cztery piki mam krótkość 8-10 → 3BA=pytanie;</text:span></text:p>
      <text:p text:style-name="P93">3♠= cztery piki brak krótkości 8-10;</text:p>
      <text:p text:style-name="P93">3BA – 12-13 trzy piki ręka dobra do BA – pasuj albo popraw</text:p>
      <text:p text:style-name="Standard"><text:span text:style-name="T5"><text:tab/><text:tab/>3</text:span><text:span text:style-name="T28">♦</text:span>/3<text:span text:style-name="T28">♥</text:span><text:span text:style-name="T5">= <text:s/>INV kolor wymagający uzupełnienia</text:span></text:p>
      <text:p text:style-name="P1"><text:tab/><text:tab/>3♠= 5332 ręka nieciekawa</text:p>
      <text:p text:style-name="Standard"><text:span text:style-name="T5"><text:tab/><text:tab/>3NT= góra i boczny singl → 4♣ =pytanie → 4</text:span><text:span text:style-name="T28">♦</text:span>/4<text:span text:style-name="T28">♥</text:span>/4<text:span text:style-name="T5">♠= <text:s/>singl.t/k/c</text:span></text:p>
      <text:p text:style-name="P1"><text:tab/><text:tab/>4♣= renons trefl</text:p>
      <text:p text:style-name="P40"><text:span text:style-name="T5">4</text:span><text:span text:style-name="T28">♦</text:span>= renons karo</text:p>
      <text:p text:style-name="P40">4<text:span text:style-name="T28">♥</text:span>= renons kier</text:p>
      <text:p text:style-name="P58"/>
      <text:p text:style-name="P207"><text:span text:style-name="T5">Po sekwencji:</text:span><text:span text:style-name="T15"> 1♠ - </text:span><text:span text:style-name="T5">2</text:span><text:span text:style-name="T28">♥</text:span> - <text:span text:style-name="T53">2</text:span><text:span text:style-name="T15">BA - 3♣ (relay)</text:span><text:span text:style-name="T53">:</text:span></text:p>
      <text:p text:style-name="Standard"><text:span text:style-name="T5">3</text:span><text:span text:style-name="T28">♦</text:span><text:span text:style-name="T5">= <text:s/>53(32) </text:span></text:p>
      <text:p text:style-name="Standard"><text:span text:style-name="T5">3</text:span><text:span text:style-name="T28">♥</text:span><text:span text:style-name="T5">= 5422</text:span></text:p>
      <text:p text:style-name="P1">3♠= 6p <text:s/>3c, dalej 3NT (R ***)</text:p>
      <text:p text:style-name="P1">3BA= 5233</text:p>
      <text:p text:style-name="P57"/>
      <text:p text:style-name="P57">Po sekwencji:<text:tab/><text:span text:style-name="T5">1♠</text:span>-<text:span text:style-name="T5"> 2♣:</text:span></text:p>
      <text:p text:style-name="P58"><text:tab/>?</text:p>
      <text:p text:style-name="P135"><text:span text:style-name="T5">2</text:span><text:span text:style-name="T28">♦ </text:span>12-17 - układ z renonsem 5440,7330 lub 6430 z karami</text:p>
      <text:p text:style-name="P135"><text:span text:style-name="T5">2</text:span><text:span text:style-name="T28">♥</text:span> - śmietnik 12-14</text:p>
      <text:p text:style-name="P136">2♠ - starsze 5p 4+c 12-17</text:p>
      <text:p text:style-name="P136">2NT – 15-17 TRF trefle</text:p>
      <text:p text:style-name="P136">3♣ - 15-17 TRF kara</text:p>
      <text:p text:style-name="P135"><text:span text:style-name="T5">3</text:span><text:span text:style-name="T28">♦ </text:span>- 15-17 6p =3trefle</text:p>
      <text:p text:style-name="P135"><text:span text:style-name="T5">3</text:span><text:span text:style-name="T28">♥</text:span> - 15-17 6p max 2trefle </text:p>
      <text:p text:style-name="P136">3♠ - 15-17 5(32) =3trefle</text:p>
      <text:p text:style-name="P136">3NT – 15-17 533 = 2trefle</text:p>
      <text:p text:style-name="P136"/>
      <text:p text:style-name="P135"><text:span text:style-name="T5">1♠</text:span>-<text:span text:style-name="T5"> 2♣</text:span></text:p>
      <text:p text:style-name="P135"><text:span text:style-name="T5">2</text:span><text:span text:style-name="T28">♥</text:span> 12-14- <text:span text:style-name="T5">2♠ (R)</text:span></text:p>
      <text:p text:style-name="P136">2NT – <text:s/>4+ trefle</text:p>
      <text:p text:style-name="P136">3♣ - 4+ kara</text:p>
      <text:p text:style-name="P135"><text:span text:style-name="T5">3</text:span><text:span text:style-name="T28">♦ </text:span>- 6p =3trefle</text:p>
      <text:p text:style-name="P135"><text:span text:style-name="T5">3</text:span><text:span text:style-name="T28">♥</text:span> - 6p max 2trefle </text:p>
      <text:p text:style-name="P136">3♠ - 5(32) =3trefle</text:p>
      <text:p text:style-name="P136">3NT – 533 = 2trefle</text:p>
      <text:p text:style-name="P136"/>
      <text:p text:style-name="P136"/>
      <text:p text:style-name="P136"/>
      <text:p text:style-name="P136"><text:soft-page-break/></text:p>
      <text:p text:style-name="P136"/>
      <text:p text:style-name="P136"/>
      <text:p text:style-name="P136"/>
      <text:p text:style-name="P135"><text:span text:style-name="T5">1♠</text:span>-<text:span text:style-name="T5"> 2♣</text:span></text:p>
      <text:p text:style-name="P135"><text:span text:style-name="T5">2</text:span><text:span text:style-name="T28">♥</text:span> 12-14- <text:span text:style-name="T5">2♠ (R)</text:span></text:p>
      <text:p text:style-name="P136">2NT – <text:s/>4+ trefle - 3♣ (R)</text:p>
      <text:p text:style-name="P135"><text:span text:style-name="T5">3</text:span><text:span text:style-name="T28">♦ </text:span>- układ z renonsem <text:span text:style-name="T5">→</text:span>3<text:span text:style-name="T28">♥</text:span>(R)<text:span text:style-name="T5"> → 3♠ 64 →3NT(R **uzg.piki)/4♣ (WDC uzg.trefle)</text:span></text:p>
      <text:p text:style-name="P156"><text:span text:style-name="T5">3NT 55 <text:s/>renons (</text:span><text:span text:style-name="T28">♦</text:span>)<text:span text:style-name="T5">;</text:span></text:p>
      <text:p text:style-name="P156"><text:span text:style-name="T5"><text:s/>4♣ - 55 </text:span>renons (<text:span text:style-name="T28">♥</text:span><text:span text:style-name="T5">);</text:span></text:p>
      <text:p text:style-name="P135"><text:span text:style-name="T5">3</text:span><text:span text:style-name="T28">♥</text:span> - 54 bez renonsu <text:span text:style-name="T5">→ 3♠(R ***uzg.piki)/4♣ (WDC uzg.trefle)</text:span></text:p>
      <text:p text:style-name="P136">3♠ - 64→ 3NT(R **uzg.piki)/4♣ (WDC uzg.trefle)</text:p>
      <text:p text:style-name="P135"><text:span text:style-name="T5">3NT – 55 singl (</text:span><text:span text:style-name="T28">♦</text:span><text:span text:style-name="T5">)</text:span></text:p>
      <text:p text:style-name="P135"><text:span text:style-name="T5">4 ♣ - 55singl (</text:span><text:span text:style-name="T28">♥</text:span><text:span text:style-name="T5">)</text:span></text:p>
      <text:p text:style-name="P136"/>
      <text:p text:style-name="P135"><text:span text:style-name="T5">1♠</text:span>-<text:span text:style-name="T5"> 2♣</text:span></text:p>
      <text:p text:style-name="P135"><text:span text:style-name="T5">2</text:span><text:span text:style-name="T28">♥</text:span> 12-14- <text:span text:style-name="T5">2♠ (R)</text:span></text:p>
      <text:p text:style-name="P135"><text:span text:style-name="T5">3♣ - 4+ kara - 3</text:span><text:span text:style-name="T28">♦</text:span> (R)</text:p>
      <text:p text:style-name="P135"><text:span text:style-name="T5">3</text:span><text:span text:style-name="T28">♥</text:span> - 54 bez renonsu <text:span text:style-name="T5">→ 3♠(R ***uzg.piki)/4♣ (WDC uzg.kara)/4</text:span><text:span text:style-name="T28">♥</text:span> (WDC uzg.trefle)</text:p>
      <text:p text:style-name="P26"><text:span text:style-name="T5">3♠ - 64 → 3NT(R **uzg.piki)/4♣ (WDC uzg.kara)/4</text:span><text:span text:style-name="T28">♥</text:span> (WDC uzg.trefle)</text:p>
      <text:p text:style-name="P33">3NT – 55 singl (♣)</text:p>
      <text:p text:style-name="P39"><text:span text:style-name="T5">4 ♣ - 55singl (</text:span><text:span text:style-name="T28">♥</text:span><text:span text:style-name="T5">)</text:span></text:p>
      <text:p text:style-name="P39"/>
      <text:p text:style-name="P143"><text:span text:style-name="T5">1♠</text:span>-<text:span text:style-name="T5"> 2♣:</text:span></text:p>
      <text:p text:style-name="P139">2♠ 12-17- 2NT (R)</text:p>
      <text:p text:style-name="P143"><text:span text:style-name="T5">3♣ 12-14 - 3</text:span><text:span text:style-name="T28">♦</text:span><text:span text:style-name="T5"> (R) → 3</text:span><text:span text:style-name="T28">♥</text:span> 54 <text:span text:style-name="T5">→ 3♠(R ***uzg.piki)/4♣ (WDC uzg.kiery)/4</text:span><text:span text:style-name="T28">♥</text:span> (WDC uzg.trefle)</text:p>
      <text:p text:style-name="P95">3♠ - 64→ 3NT(R **uzg.piki)/4♣ (WDC **uzg.kiery) itd</text:p>
      <text:p text:style-name="P95">3NT -55 singl (♣)</text:p>
      <text:p text:style-name="P97"><text:span text:style-name="T5">4♣ - 55 singl (</text:span><text:span text:style-name="T28">♦</text:span>)</text:p>
      <text:p text:style-name="P143"><text:span text:style-name="T5">3</text:span><text:span text:style-name="T28">♦ </text:span>- 15-17 układ z renonsem <text:span text:style-name="T5">→</text:span>3<text:span text:style-name="T28">♥</text:span>(R)<text:span text:style-name="T5"> → 3♠ 64→ 3NT(R **uzg.piki)/4♣ (WDC uzg.kiery) itd</text:span></text:p>
      <text:p text:style-name="P95">3NT -55 renons (♣)</text:p>
      <text:p text:style-name="P97"><text:span text:style-name="T5">4♣ - 55 renons (</text:span><text:span text:style-name="T28">♦</text:span>)</text:p>
      <text:p text:style-name="P143"><text:span text:style-name="T5">3</text:span><text:span text:style-name="T28">♥</text:span> - 15-17 (54) <text:span text:style-name="T5">→ 3♠(R ***uzg.piki) )/4♣ (WDC uzg.kiery)/4</text:span><text:span text:style-name="T28">♥</text:span> (WDC uzg.trefle)</text:p>
      <text:p text:style-name="P143"><text:span text:style-name="T5">3♠ - 15-17 64 → 3NT(R **uzg.piki)/4♣ (WDC uzg.kiery)/ 4</text:span><text:span text:style-name="T28">♥ </text:span>(WDC uzg.trefle)</text:p>
      <text:p text:style-name="P33">3NT – 15-17 55 singl (♣)</text:p>
      <text:p text:style-name="P39"><text:span text:style-name="T5">4♣ - 15-17 55 singl (</text:span><text:span text:style-name="T28">♦</text:span>)</text:p>
      <text:p text:style-name="P62"/>
      <text:p text:style-name="P143"><text:span text:style-name="T5">1♠</text:span>-<text:span text:style-name="T5"> 2♣:</text:span></text:p>
      <text:p text:style-name="P62"><text:tab/>2NT 15-17 TRF(♣) - 3♣ (R)</text:p>
      <text:p text:style-name="P143"><text:span text:style-name="T5">3</text:span><text:span text:style-name="T28">♦ </text:span>15-17- układ z renonsem <text:span text:style-name="T5">→</text:span>3<text:span text:style-name="T28">♥</text:span>(R)<text:span text:style-name="T5"> → 3♠ 64 →3NT(R **uzg.piki)/4♣ (WDC uzg.trefle)</text:span></text:p>
      <text:p text:style-name="P159"><text:span text:style-name="T5">3NT 55 <text:s/>renons (</text:span><text:span text:style-name="T28">♦</text:span>)<text:span text:style-name="T5">;</text:span></text:p>
      <text:p text:style-name="P159"><text:span text:style-name="T5"><text:s/>4♣ - 55 </text:span>renons (<text:span text:style-name="T5">♠);</text:span></text:p>
      <text:p text:style-name="P143"><text:span text:style-name="T5">3</text:span><text:span text:style-name="T28">♥</text:span> 15-17- 54 bez renonsu <text:span text:style-name="T5">→ 3♠(R ***uzg.piki)/4♣ (WDC uzg.trefle)</text:span></text:p>
      <text:p text:style-name="P139">3♠ 15-17- 64→ 3NT(R **uzg.kiery)/4♣ (WDC uzg.trefle)</text:p>
      <text:p text:style-name="P143"><text:span text:style-name="T5">3NT 15-17 – 55 singl (</text:span><text:span text:style-name="T28">♦</text:span><text:span text:style-name="T5">)</text:span></text:p>
      <text:p text:style-name="P143"><text:span text:style-name="T5">4 ♣ 15-17- 55singl (</text:span><text:span text:style-name="T28">♥</text:span><text:span text:style-name="T5">)</text:span></text:p>
      <text:p text:style-name="P77"/>
      <text:p text:style-name="P77"><text:span text:style-name="T63"><text:tab/></text:span><text:span text:style-name="T5">1♠</text:span>-<text:span text:style-name="T5"> 2♣:</text:span></text:p>
      <text:p text:style-name="P77"><text:span text:style-name="T5"><text:tab/>3♣ 15-17TRF(</text:span><text:span text:style-name="T28">♦</text:span><text:span text:style-name="T5">) - 3</text:span><text:span text:style-name="T28">♦</text:span><text:span text:style-name="T5"> (R)</text:span></text:p>
      <text:p text:style-name="P143"><text:span text:style-name="T5">3</text:span><text:span text:style-name="T28">♥</text:span> 15-17 - 54 bez renonsu <text:span text:style-name="T5">→ 3♠(R ***uzg.piki)/4♣ (WDC uzg.kara)/4</text:span><text:span text:style-name="T28">♥ </text:span>(uzg.trefle)</text:p>
      <text:p text:style-name="P39"><text:span text:style-name="T5">3♠ 15-17- 64 → 3NT(R **uzg.kiery)/4♣ (WDC uzg.kara)/4</text:span><text:span text:style-name="T28">♥</text:span> (uzg.trefle)</text:p>
      <text:p text:style-name="P33">3NT 15-17– 55 singl (♣)</text:p>
      <text:p text:style-name="P39"><text:span text:style-name="T5">4 ♣ 15-17- 55singl (</text:span><text:span text:style-name="T28">♥</text:span><text:span text:style-name="T5">)</text:span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oft-page-break/></text:p>
      <text:p text:style-name="P139"/>
      <text:p text:style-name="P139"/>
      <text:p text:style-name="P139"/>
      <text:p text:style-name="P143"><text:span text:style-name="T5">1♠</text:span>-<text:span text:style-name="T5"> 2♣:</text:span></text:p>
      <text:p text:style-name="P143"><text:span text:style-name="T5">2</text:span><text:span text:style-name="T28">♦</text:span> 12-17- 2<text:span text:style-name="T28">♥</text:span> (R)</text:p>
      <text:p text:style-name="P139">2♠ 12-14 piki i kara lub 5440; – 2NT (R): →<text:tab/><text:tab/>3♣5440; </text:p>
      <text:p text:style-name="P186"><text:span text:style-name="T5">3</text:span><text:span text:style-name="T28">♦</text:span>5404;</text:p>
      <text:p text:style-name="P186"><text:span text:style-name="T5">3</text:span><text:span text:style-name="T28">♥</text:span> 5044;</text:p>
      <text:p text:style-name="P187">3♠ 64; → 3NT(R **uzg.piki)/4♣ (WDC uzg.kara)</text:p>
      <text:p text:style-name="P95">3NT 55 renons (♣)</text:p>
      <text:p text:style-name="P159"><text:span text:style-name="T5"><text:s/>4♣ </text:span>55 renons (<text:span text:style-name="T28">♥</text:span><text:span text:style-name="T5">)</text:span></text:p>
      <text:p text:style-name="P77"><text:tab/>2NT 12-17 7330 - 3<text:span text:style-name="T5">♣ (relay)</text:span></text:p>
      <text:p text:style-name="P77"><text:span text:style-name="T5"><text:tab/><text:tab/><text:tab/>3</text:span><text:span text:style-name="T28">♦</text:span> 12-14 <text:span text:style-name="T5">→ 3</text:span><text:span text:style-name="T28">♥</text:span><text:span text:style-name="T5"> (relay) → 3♠ 7330; 3NT 7303; 4♣ 7033</text:span></text:p>
      <text:p text:style-name="P77"><text:span text:style-name="T5"><text:tab/><text:tab/><text:tab/>3</text:span><text:span text:style-name="T28">♥</text:span> 15-17 7330</text:p>
      <text:p text:style-name="P77"><text:tab/><text:tab/><text:tab/>3<text:span text:style-name="T5">♠ 15-17 7303</text:span></text:p>
      <text:p text:style-name="P62"><text:tab/><text:tab/><text:tab/>3NT 15-17 7033</text:p>
      <text:p text:style-name="P139">3♣ - 15-17 5440</text:p>
      <text:p text:style-name="P143"><text:span text:style-name="T5">3</text:span><text:span text:style-name="T28">♦ </text:span>- 15-17 5404</text:p>
      <text:p text:style-name="P143"><text:span text:style-name="T5">3</text:span><text:span text:style-name="T28">♥</text:span> - 15-17 5044</text:p>
      <text:p text:style-name="P39"><text:span text:style-name="T5">3♠ - 15-17 64 z karami→ 3NT(R **uzg.piki)/4♣ (WDC uzg.kara)/4</text:span><text:span text:style-name="T28">♥</text:span> (WDC uzg.trefle)</text:p>
      <text:p text:style-name="P139">3NT 15-17 55 renons (♣)</text:p>
      <text:p text:style-name="P143"><text:span text:style-name="T5">4♣ 15-17 55</text:span> renons (<text:span text:style-name="T28">♥</text:span><text:span text:style-name="T5">)</text:span></text:p>
      <text:p text:style-name="P143"/>
      <text:p text:style-name="P143"><text:span text:style-name="T5">1♠</text:span>-<text:span text:style-name="T5"> 2</text:span><text:span text:style-name="T28">♦</text:span><text:span text:style-name="T5">:</text:span></text:p>
      <text:p text:style-name="P62"><text:tab/>?</text:p>
      <text:p text:style-name="P143"><text:span text:style-name="T5">2</text:span><text:span text:style-name="T28">♥</text:span> - śmietnik 12-14</text:p>
      <text:p text:style-name="P139">2♠ - starsze 5p 4+c 12-17</text:p>
      <text:p text:style-name="P136">2NT – 15-17 TRF trefle</text:p>
      <text:p text:style-name="P136">3♣ - 15-17 TRF kara</text:p>
      <text:p text:style-name="P135"><text:span text:style-name="T5">3</text:span><text:span text:style-name="T28">♦ </text:span>- 15-17 6p =3kara</text:p>
      <text:p text:style-name="P135"><text:span text:style-name="T5">3</text:span><text:span text:style-name="T28">♥</text:span> - 15-17 6p max 2kara </text:p>
      <text:p text:style-name="P136">3♠ - 15-17 5(32) =3kara</text:p>
      <text:p text:style-name="P136">3NT – 15-17 533 = 2kara</text:p>
      <text:p text:style-name="P136">4♣ <text:s/>12-14 renons (♣) 55</text:p>
      <text:p text:style-name="P135"><text:span text:style-name="T5">4</text:span><text:span text:style-name="T28">♦</text:span> <text:s/>12-14 renons (<text:span text:style-name="T28">♥</text:span>) 55</text:p>
      <text:p text:style-name="P135"/>
      <text:p text:style-name="P135"><text:span text:style-name="T5">1♠</text:span>-<text:span text:style-name="T5"> 2</text:span><text:span text:style-name="T28">♦</text:span></text:p>
      <text:p text:style-name="P135"><text:span text:style-name="T5">2</text:span><text:span text:style-name="T28">♥</text:span> - <text:span text:style-name="T5">2♠ (relay)</text:span></text:p>
      <text:p text:style-name="P136">2NT – <text:s/>4+ trefle</text:p>
      <text:p text:style-name="P136">3♣ - 4+ kara</text:p>
      <text:p text:style-name="P135"><text:span text:style-name="T5">3</text:span><text:span text:style-name="T28">♦ </text:span>- 6p =3kara</text:p>
      <text:p text:style-name="P135"><text:span text:style-name="T5">3</text:span><text:span text:style-name="T28">♥</text:span> - 6p max 2kara </text:p>
      <text:p text:style-name="P136">3♠ - 5(32) =3kara</text:p>
      <text:p text:style-name="P136">3NT – 533 = 2kara</text:p>
      <text:p text:style-name="P135"/>
      <text:p text:style-name="P135"><text:span text:style-name="T5">1♠</text:span>-<text:span text:style-name="T5"> 2</text:span><text:span text:style-name="T28">♦</text:span></text:p>
      <text:p text:style-name="P135"><text:span text:style-name="T5">2</text:span><text:span text:style-name="T28">♥</text:span> 12-14- <text:span text:style-name="T5">2♠ (R)</text:span></text:p>
      <text:p text:style-name="P136">2NT – <text:s/>4+ trefle - 3♣ (R)</text:p>
      <text:p text:style-name="P135"><text:span text:style-name="T5">3</text:span><text:span text:style-name="T28">♦ </text:span>- układ z renonsem <text:span text:style-name="T5">→</text:span>3<text:span text:style-name="T28">♥</text:span>(R)<text:span text:style-name="T5"> → 3♠ 64 →3NT(R **uzg.piki)/4♣ (WDC uzg.trefle)/4</text:span><text:span text:style-name="T28">♥</text:span>(WDC kara)</text:p>
      <text:p text:style-name="P156"><text:span text:style-name="T5">3NT 55 <text:s/>renons (</text:span><text:span text:style-name="T28">♦</text:span>)<text:span text:style-name="T5">; <text:s/>4♣ - 55 </text:span>renons (<text:span text:style-name="T28">♥</text:span><text:span text:style-name="T5">);</text:span></text:p>
      <text:p text:style-name="P135"><text:span text:style-name="T5">3</text:span><text:span text:style-name="T28">♥</text:span> - 54 bez renonsu <text:span text:style-name="T5">→ 3♠(R ***uzg.piki)/4♣ (WDC uzg.trefle)/4</text:span><text:span text:style-name="T28">♥</text:span> (WDC uzg.kara)</text:p>
      <text:p text:style-name="P135"><text:span text:style-name="T5">3♠ - 64→ 3NT(R **uzg.piki)/4♣ (WDC uzg.trefle)/4</text:span><text:span text:style-name="T28">♥</text:span> (WDC uzg.kara)</text:p>
      <text:p text:style-name="P135"><text:span text:style-name="T5">3NT – 55 singl (</text:span><text:span text:style-name="T28">♦</text:span><text:span text:style-name="T5">); 4 ♣ - 55singl (</text:span><text:span text:style-name="T28">♥</text:span><text:span text:style-name="T5">)</text:span></text:p>
      <text:p text:style-name="P136"/>
      <text:p text:style-name="P135"><text:span text:style-name="T5">1♠</text:span>-<text:span text:style-name="T5"> 2</text:span><text:span text:style-name="T28">♦</text:span></text:p>
      <text:p text:style-name="P135"><text:span text:style-name="T5">2</text:span><text:span text:style-name="T28">♥</text:span> 12-14- <text:span text:style-name="T5">2♠ (R)</text:span></text:p>
      <text:p text:style-name="P135"><text:span text:style-name="T5">3♣ - 4+ kara - 3</text:span><text:span text:style-name="T28">♦</text:span> (R)</text:p>
      <text:p text:style-name="P135"><text:span text:style-name="T5">3</text:span><text:span text:style-name="T28">♥</text:span> - 54 bez renonsu <text:span text:style-name="T5">→ 3♠(R ***uzg.piki)/4♣ (WDC uzg.kara)</text:span></text:p>
      <text:p text:style-name="P28">3♠ - 64 → 3NT(R **uzg.piki)/4♣ (WDC uzg.kara)</text:p>
      <text:p text:style-name="P33"><text:soft-page-break/>3NT – 55 singl (♣)</text:p>
      <text:p text:style-name="P39"><text:span text:style-name="T5">4 ♣ - 55singl (</text:span><text:span text:style-name="T28">♥</text:span><text:span text:style-name="T5">)</text:span></text:p>
      <text:p text:style-name="P143"/>
      <text:p text:style-name="P143"><text:span text:style-name="T5">1♠</text:span>-<text:span text:style-name="T5"> 2</text:span><text:span text:style-name="T28">♦</text:span><text:span text:style-name="T5">:</text:span></text:p>
      <text:p text:style-name="P139">2♠ 12-17 - 2NT (R)</text:p>
      <text:p text:style-name="P143"><text:span text:style-name="T5">3♣ 12-14 - 3</text:span><text:span text:style-name="T28">♦</text:span><text:span text:style-name="T5"> (R) → 3</text:span><text:span text:style-name="T28">♥</text:span> 54 <text:span text:style-name="T5">→ 3♠(R ***uzg.piki)/4♣ (WDC uzg.kiery)/4</text:span><text:span text:style-name="T28">♥</text:span> (WDC uzg.kara)</text:p>
      <text:p text:style-name="P165"><text:span text:style-name="T5">3♠ - 64 z singlem → 3NT(R **uzg.piki)/4♣ (WDC uzg.kiery)/4</text:span><text:span text:style-name="T28">♥</text:span> (WDC uzg.kara)</text:p>
      <text:p text:style-name="P166"/>
      <text:p text:style-name="P143"><text:span text:style-name="T5">3</text:span><text:span text:style-name="T28">♦ </text:span>- 15-17 układ z renonsem <text:span text:style-name="T5">→</text:span>3<text:span text:style-name="T28">♥</text:span>(R)<text:span text:style-name="T5"> → 3♠ 64→ 3NT(R **uzg.piki)/4♣ (WDC uzg.kiery) itd</text:span></text:p>
      <text:p text:style-name="P159"><text:span text:style-name="T5">3NT 55 <text:s/>renons (♣</text:span>)<text:span text:style-name="T5">;</text:span></text:p>
      <text:p text:style-name="P159"><text:span text:style-name="T5"><text:s/>4♣ - 55 </text:span>renons (<text:span text:style-name="T28">♦</text:span><text:span text:style-name="T5">);</text:span></text:p>
      <text:p text:style-name="P139"/>
      <text:p text:style-name="P143"><text:span text:style-name="T5">3</text:span><text:span text:style-name="T28">♥</text:span> - 15-17 (54) <text:span text:style-name="T5">→ 3♠ (R ***uzg.piki) )/4♣ (WDC uzg.kiery)/4</text:span><text:span text:style-name="T28">♥</text:span> (WDC uzg.kara)</text:p>
      <text:p text:style-name="P143"><text:span text:style-name="T5">3♠ - 15-17 64 → 3NT(R **)/4♣ (WDC uzg.kiery)/4</text:span><text:span text:style-name="T28">♥</text:span> (WDC uzg.kara)</text:p>
      <text:p text:style-name="P159"><text:span text:style-name="T5">3NT 55 <text:s/>singl (♣</text:span>)<text:span text:style-name="T5">;</text:span></text:p>
      <text:p text:style-name="P159"><text:span text:style-name="T5"><text:s/>4♣ - 55 </text:span>singl (<text:span text:style-name="T28">♦</text:span><text:span text:style-name="T5">);</text:span></text:p>
      <text:p text:style-name="P139"/>
      <text:p text:style-name="P143"><text:span text:style-name="T5">1♠</text:span>-<text:span text:style-name="T5"> 2</text:span><text:span text:style-name="T28">♦</text:span><text:span text:style-name="T5">:</text:span></text:p>
      <text:p text:style-name="P62"><text:tab/>2NT 15-17 TRF(♣) - 3♣ (R)</text:p>
      <text:p text:style-name="P143"><text:span text:style-name="T5">3</text:span><text:span text:style-name="T28">♦ </text:span>15-17- układ z renonsem <text:span text:style-name="T5">→</text:span>3<text:span text:style-name="T28">♥</text:span>(R)<text:span text:style-name="T5"> → 3♠ 64 →3NT(R **uzg.piki)/4♣ (WDC uzg.trefle) itd</text:span></text:p>
      <text:p text:style-name="P159"><text:span text:style-name="T5">3NT 55 <text:s/>renons (</text:span><text:span text:style-name="T28">♦</text:span>)<text:span text:style-name="T5">;</text:span></text:p>
      <text:p text:style-name="P159"><text:span text:style-name="T5"><text:s/>4♣ - 55 </text:span>renons (<text:span text:style-name="T28">♥</text:span><text:span text:style-name="T5">);</text:span></text:p>
      <text:p text:style-name="P143"><text:span text:style-name="T5">3</text:span><text:span text:style-name="T28">♥</text:span> 15-17- 54 bez renonsu <text:span text:style-name="T5">→ 3♠(R ***uzg.piki)/4♣ (WDC uzg.trefle)/4</text:span><text:span text:style-name="T28">♥</text:span> (WDC uzg.kara)</text:p>
      <text:p text:style-name="P143"><text:span text:style-name="T5">3♠ 15-17- 64→ 3NT(R **uzg.piki)/4♣ (WDC uzg.trefle)/4</text:span><text:span text:style-name="T28">♥</text:span> (WDC uzg.kara)</text:p>
      <text:p text:style-name="P143"><text:span text:style-name="T5">3NT 15-17 – 55 singl (</text:span><text:span text:style-name="T28">♦</text:span><text:span text:style-name="T5">)</text:span></text:p>
      <text:p text:style-name="P143"><text:span text:style-name="T5">4 ♣ 15-17- 55singl (</text:span><text:span text:style-name="T28">♥</text:span><text:span text:style-name="T5">)</text:span></text:p>
      <text:p text:style-name="P77"/>
      <text:p text:style-name="P77"><text:span text:style-name="T63"><text:tab/></text:span><text:span text:style-name="T5">1♠</text:span>-<text:span text:style-name="T5"> 2</text:span><text:span text:style-name="T28">♦</text:span><text:span text:style-name="T5">:</text:span></text:p>
      <text:p text:style-name="P77"><text:span text:style-name="T5"><text:tab/>3♣ 15-17TRF(</text:span><text:span text:style-name="T28">♦</text:span><text:span text:style-name="T5">) - 3</text:span><text:span text:style-name="T28">♦</text:span><text:span text:style-name="T5"> (R)</text:span></text:p>
      <text:p text:style-name="P143"><text:span text:style-name="T5">3</text:span><text:span text:style-name="T28">♥</text:span> 15-17 - 54 <text:s/><text:span text:style-name="T5">→ 3♠(R *****uzg.piki)/4♣ (WDC uzg.kara)</text:span></text:p>
      <text:p text:style-name="P33">3♠ 15-17- 64 → 3NT(R *****uzg.piki)/4♣ (WDC uzg.kara)</text:p>
      <text:p text:style-name="P28">3NT 15-17– 55 singl (♣)</text:p>
      <text:p text:style-name="P26"><text:span text:style-name="T5">4 ♣ 15-17- 55singl (</text:span><text:span text:style-name="T28">♥</text:span><text:span text:style-name="T5">)</text:span></text:p>
      <text:p text:style-name="P136"/>
      <text:p text:style-name="P1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79"><text:span text:style-name="T5">1BA = 15-17 może być układ 5332 z 5m lub 5</text:span><text:span text:style-name="T28">♥</text:span><text:span text:style-name="T5">, gdy 5</text:span><text:span text:style-name="T28">♥</text:span><text:span text:style-name="T5"> siła do 16PC</text:span></text:p>
      <text:p text:style-name="P129"><text:span text:style-name="T5">2♣ = STAY, potem można uruchomić licytację relayową <text:s/>po której </text:span><text:span text:style-name="T18">4</text:span><text:span text:style-name="T37">♦</text:span><text:span text:style-name="T18">= wywołanie końcowe</text:span></text:p>
      <text:p text:style-name="P129"><text:span text:style-name="T5">2</text:span><text:span text:style-name="T28">♦</text:span>/<text:span text:style-name="T28">♥</text:span>/<text:span text:style-name="T5">♠/BA = TRF </text:span><text:span text:style-name="T6">→</text:span><text:span text:style-name="T5"> po TRF na kolor M:<text:tab/>3M = 4 kartowy fit i dół</text:span></text:p>
      <text:p text:style-name="P158">3m = 4 kartowy fit, góra, i gorszy m</text:p>
      <text:p text:style-name="P158">2NT = 3M próba grać 3NT</text:p>
      <text:p text:style-name="P129"><text:span text:style-name="T5">3♣ </text:span><text:span text:style-name="T28">♦</text:span><text:span text:style-name="T5"> = NAT 6 NF 2 honory bez dojścia</text:span></text:p>
      <text:p text:style-name="P129"><text:span text:style-name="T5">3</text:span><text:span text:style-name="T28">♥</text:span>/<text:span text:style-name="T5">♠ = licytowana krótkość, 45m </text:span></text:p>
      <text:p text:style-name="P131">4♣ - = dwukolorowa na starych na starszych (65)11 lub 65(20) min 5 kwantów</text:p>
      <text:p text:style-name="P129"><text:span text:style-name="T5">4</text:span><text:span text:style-name="T28">♦</text:span>/<text:span text:style-name="T28">♥</text:span><text:span text:style-name="T5"> = TRF ręka słaba lub szlemikowa</text:span></text:p>
      <text:p text:style-name="P131">4♠ = =dwukolorówka na młodszych 66(01) lub (65)11 min 5 kwantów</text:p>
      <text:p text:style-name="P1">4BA = INV do 6 <text:span text:style-name="T42">→ dalej pas brak przyjęcia inne: przyjęcie i pokazywanie asów 0,1,2,3</text:span></text:p>
      <text:p text:style-name="P131">5♠ = INV do 7 z nieparzystą ilością asów</text:p>
      <text:p text:style-name="P1">5BA = INV do 7 z parzystą</text:p>
      <text:p text:style-name="P58"/>
      <text:p text:style-name="P58">Relaye <text:s text:c="2"/>po <text:s/>odpowiedzi na <text:s/>Staymana</text:p>
      <text:p text:style-name="P129"><text:span text:style-name="T5">Po odp. 2</text:span><text:span text:style-name="T28">♦</text:span><text:span text:style-name="T5">= brak 4M,<text:tab/>dalej: 2</text:span><text:span text:style-name="T28">♥ </text:span><text:span text:style-name="T5">= NF min 44M;</text:span></text:p>
      <text:p text:style-name="P153">2♠ = relay:</text:p>
      <text:p text:style-name="P44">odp. <text:s/>2ba=bez 5m, </text:p>
      <text:p text:style-name="P91"><text:span text:style-name="T5">dalej 3♣ = relay (3</text:span><text:span text:style-name="T28">♦</text:span><text:span text:style-name="T5">=3343;3</text:span><text:span text:style-name="T28">♥</text:span><text:span text:style-name="T5">=2344; 3♠=3244;3BA=3334);</text:span></text:p>
      <text:p text:style-name="P189"><text:span text:style-name="T5">3♣ =5trefli, dalej 3</text:span><text:span text:style-name="T28">♦</text:span><text:span text:style-name="T5">=relay (3</text:span><text:span text:style-name="T28">♥</text:span><text:span text:style-name="T5">=3235; 3♠=2335;3BA=3325);</text:span></text:p>
      <text:p text:style-name="P190"><text:span text:style-name="T5">3</text:span><text:span text:style-name="T28">♦</text:span><text:span text:style-name="T5">=3352;</text:span></text:p>
      <text:p text:style-name="P191"><text:span text:style-name="T5">3</text:span><text:span text:style-name="T28">♥</text:span><text:span text:style-name="T5">= 3253;</text:span></text:p>
      <text:p text:style-name="P192">3♠=2353</text:p>
      <text:p text:style-name="P153">2BA=INV; <text:s/></text:p>
      <text:p text:style-name="P152"><text:span text:style-name="T5">3♣ /</text:span><text:span text:style-name="T28">♦</text:span><text:span text:style-name="T5"> = FG, NAT 5+ <text:s/>z bocznym składem (41)M</text:span></text:p>
      <text:p text:style-name="P152"><text:span text:style-name="T5">3</text:span><text:span text:style-name="T28">♥</text:span><text:span text:style-name="T5">/♠= <text:s/>FG, 54M, 4karty w kolorze licytowanym</text:span></text:p>
      <text:p text:style-name="P152"><text:span text:style-name="T5">4♣ /</text:span><text:span text:style-name="T28">♦</text:span><text:span text:style-name="T5">= <text:s/>FG, 55M, licytowana krótkość</text:span></text:p>
      <text:p text:style-name="P1"/>
      <text:p text:style-name="P129"><text:span text:style-name="T5">Po odp. 2</text:span><text:span text:style-name="T28">♥ </text:span><text:span text:style-name="T5">= <text:s/>NAT,<text:tab/>dalej : 2♠=relay</text:span></text:p>
      <text:p text:style-name="Standard"><text:span text:style-name="T5"><text:s text:c="43"/><text:tab/>odp.2BA=5c( 3♣ =R(3</text:span><text:span text:style-name="T28">♦</text:span><text:span text:style-name="T5">=3523; 3</text:span><text:span text:style-name="T28">♥</text:span><text:span text:style-name="T5">= 3532; <text:s/>3♠=2533));</text:span></text:p>
      <text:p text:style-name="Standard"><text:span text:style-name="T5"><text:s text:c="68"/><text:tab/>3♣ =4t(3</text:span><text:span text:style-name="T28">♦</text:span><text:span text:style-name="T5">=R(3</text:span><text:span text:style-name="T28">♥</text:span><text:span text:style-name="T5">=2434;3♠=3424));</text:span></text:p>
      <text:p text:style-name="Standard"><text:span text:style-name="T5"><text:s text:c="68"/><text:tab/>3</text:span><text:span text:style-name="T28">♦</text:span><text:span text:style-name="T5">=4k(3</text:span><text:span text:style-name="T28">♥</text:span><text:span text:style-name="T5">=R(3♠=3442;3BA=2343));</text:span></text:p>
      <text:p text:style-name="Standard"><text:span text:style-name="T5"><text:s text:c="68"/><text:tab/>3</text:span><text:span text:style-name="T28">♥</text:span><text:span text:style-name="T5">=3433</text:span></text:p>
      <text:p text:style-name="P153">2BA=INV;</text:p>
      <text:p text:style-name="P152"><text:span text:style-name="T5">3♣ 3</text:span><text:span text:style-name="T28">♦</text:span><text:span text:style-name="T5">=FG, układ <text:s/>4315/4351</text:span></text:p>
      <text:p text:style-name="P153"/>
      <text:p text:style-name="P1">Po odp.2♠= NAT,<text:tab/>dalej : <text:s/>2BA=INV;</text:p>
      <text:p text:style-name="P40"><text:span text:style-name="T5">3</text:span><text:span text:style-name="T28">♦</text:span><text:span text:style-name="T5">=FG, układ <text:s/>3451;</text:span></text:p>
      <text:p text:style-name="P40"><text:span text:style-name="T5">3</text:span><text:span text:style-name="T28">♥</text:span><text:span text:style-name="T5">= FG, układ 3415 </text:span></text:p>
      <text:p text:style-name="P40"><text:span text:style-name="T5">3♣ = <text:s text:c="2"/>relay<text:tab/> (3</text:span><text:span text:style-name="T28">♦</text:span><text:span text:style-name="T5">=4k(3</text:span><text:span text:style-name="T28">♥</text:span><text:span text:style-name="T5">=R(3♠=4243;3BA=4342 ));</text:span></text:p>
      <text:p text:style-name="P91"><text:span text:style-name="T5">3</text:span><text:span text:style-name="T28">♥</text:span><text:span text:style-name="T5">=4324;</text:span></text:p>
      <text:p text:style-name="P93">3♠=4333/5(332);</text:p>
      <text:p text:style-name="P93">3BA=4234)</text:p>
      <text:p text:style-name="Standard"><text:span text:style-name="T5">Po odp. 2BA=44M dół,<text:tab/>dalej: 3♣ = relay (3</text:span><text:span text:style-name="T28">♦</text:span><text:span text:style-name="T5">=4432; 3</text:span><text:span text:style-name="T28">♥</text:span><text:span text:style-name="T5">=4423);</text:span></text:p>
      <text:p text:style-name="P40"><text:span text:style-name="T5">3</text:span><text:span text:style-name="T28">♦</text:span><text:span text:style-name="T5">/3</text:span><text:span text:style-name="T28">♥</text:span><text:span text:style-name="T5">= TRF</text:span></text:p>
      <text:p text:style-name="P58"/>
      <text:p text:style-name="P193"><text:span text:style-name="T5">Po odp. 3♣ =44M góra,<text:tab/> dalej: <text:s/>3</text:span><text:span text:style-name="T28">♦</text:span><text:span text:style-name="T5">/3</text:span><text:span text:style-name="T28">♥</text:span><text:span text:style-name="T5">= TRF;</text:span></text:p>
      <text:p text:style-name="P194">3♠= relay ( 3BA=4432; 4♣=4423)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221" text:outline-level="5" text:is-list-header="true"/>
      <text:h text:style-name="P222" text:outline-level="5" text:is-list-header="true"><text:soft-page-break/></text:h>
      <text:h text:style-name="P220" text:outline-level="5" text:is-list-header="true"><text:span text:style-name="T78">2</text:span>♣<text:span text:style-name="T78"> = Precision (10ładne) 11-13 (14brzydkie), (bez układu 4405)</text:span></text:h>
      <text:h text:style-name="Heading_20_1" text:outline-level="1"><text:span text:style-name="T15"><text:s/><text:tab/><text:tab/>2</text:span><text:span text:style-name="T28">♦</text:span><text:span text:style-name="T15"> = relay, potem można uruchomić licytację relayową, po której 4</text:span><text:span text:style-name="T28">♦</text:span><text:span text:style-name="T15">= wywołanie końcowe;</text:span></text:h>
      <text:p text:style-name="Standard"><text:span text:style-name="T5"><text:s text:c="14"/>2</text:span><text:span text:style-name="T28">♥</text:span><text:span text:style-name="T5">,2♠ =NAT NF; </text:span></text:p>
      <text:p text:style-name="Standard"><text:span text:style-name="T5"><text:s text:c="14"/>2BA=TRF (po 3♣ <text:s/>automat <text:s text:c="2"/>pas <text:s text:c="2"/>lub <text:s/>3</text:span><text:span text:style-name="T28">♦</text:span>/<text:span text:style-name="T28"></text:span><text:span text:style-name="T5">3</text:span><text:span text:style-name="T28">♥</text:span><text:span text:style-name="T5">/3♠=SO; 3BA=16-17PC <text:s/>z fitem trefl); </text:span></text:p>
      <text:p text:style-name="Standard"><text:span text:style-name="T5"><text:s text:c="14"/>3♣ (55 stare INV lub GF) = (po 3</text:span><text:span text:style-name="T28">♦</text:span><text:span text:style-name="T5"> - brak fitu 3+: <text:s/>3</text:span><text:span text:style-name="T28">♥</text:span><text:span text:style-name="T5">/3♠= INV/FG na układzie 55 MM); </text:span></text:p>
      <text:p text:style-name="Standard"><text:span text:style-name="T5"><text:s text:c="14"/>3</text:span><text:span text:style-name="T28">♦</text:span><text:span text:style-name="T5">3</text:span><text:span text:style-name="T28">♥</text:span><text:span text:style-name="T5">,3♠ = INV 6+ 11-12</text:span></text:p>
      <text:p text:style-name="P1"><text:tab/>4♣ = blokujące</text:p>
      <text:p text:style-name="P57"><text:span text:style-name="T5">Relaye <text:s text:c="2"/>po odpowiedzi na <text:s/>pyt. 2</text:span><text:span text:style-name="T28">♦</text:span>:</text:p>
      <text:p text:style-name="P195"><text:span text:style-name="T5">Po odp. 2</text:span><text:span text:style-name="T28">♥ </text:span><text:span text:style-name="T5">= <text:s/>NAT,<text:tab/>dalej: 2BA=RELAY:</text:span></text:p>
      <text:p text:style-name="P91"><text:span text:style-name="T5">3♣=6trefli </text:span><text:span text:style-name="T6">→</text:span><text:span text:style-name="T5"> (3</text:span><text:span text:style-name="T28">♦</text:span><text:span text:style-name="T5">=R(*****)</text:span></text:p>
      <text:p text:style-name="P272"><text:span text:style-name="T5">3</text:span><text:span text:style-name="T28">♦</text:span><text:span text:style-name="T5">=1435;</text:span></text:p>
      <text:p text:style-name="P272"><text:span text:style-name="T5">3</text:span><text:span text:style-name="T28">♥</text:span><text:span text:style-name="T5">=2425;</text:span></text:p>
      <text:p text:style-name="P273">3♠=3451;</text:p>
      <text:p text:style-name="P273">3BA=0445;</text:p>
      <text:p text:style-name="P274">Po odp. 2♠ = <text:s/>NAT,<text:tab/>dalej: 2BA=relay:</text:p>
      <text:p text:style-name="P272"><text:span text:style-name="T5">3♣ =6trefli </text:span><text:span text:style-name="T6">→</text:span><text:span text:style-name="T5"> (3</text:span><text:span text:style-name="T28">♦</text:span><text:span text:style-name="T5">=R(*****)</text:span></text:p>
      <text:p text:style-name="P272"><text:span text:style-name="T5">3</text:span><text:span text:style-name="T28">♦</text:span><text:span text:style-name="T5">=4135;</text:span></text:p>
      <text:p text:style-name="P275"><text:span text:style-name="T5">3</text:span><text:span text:style-name="T28">♥</text:span><text:span text:style-name="T5">=4315;</text:span></text:p>
      <text:p text:style-name="P276">3♠=4225;</text:p>
      <text:p text:style-name="P276">3BA=4045</text:p>
      <text:p text:style-name="P277"><text:span text:style-name="T5">Po odp. 2BA (2 trzymania) dalej: 3</text:span><text:span text:style-name="T28">♦</text:span><text:span text:style-name="T5">=relay(pyt. <text:s/>o trzymanie: 3</text:span><text:span text:style-name="T28">♥</text:span><text:span text:style-name="T5">=c+p; 3♠=p+k; 3BA=c+k)</text:span></text:p>
      <text:p text:style-name="P278"><text:span text:style-name="T5">Po odp. 3♣ (1 trzymanie) dalej: 3</text:span><text:span text:style-name="T28">♦</text:span><text:span text:style-name="T5">=relay (pyt. o trzymanie: 3</text:span><text:span text:style-name="T28">♥</text:span><text:span text:style-name="T5">=c; 3♠=p; 3BA=k)</text:span></text:p>
      <text:h text:style-name="P218" text:outline-level="4" text:is-list-header="true"><text:span text:style-name="T79"><text:s/></text:span><text:span text:style-name="T77"><text:s/></text:span></text:h>
      <text:h text:style-name="P217" text:outline-level="4" text:is-list-header="true"><text:span text:style-name="T19">2</text:span><text:span text:style-name="T38">♦</text:span><text:span text:style-name="T5">= </text:span><text:span text:style-name="T19">(4)5+piki/5+kiery <text:s text:c="2"/>wymagane (3)4-7 kwanty w kolorach A=3;K=2;Q=1</text:span></text:h>
      <text:p text:style-name="Standard">3 kwanty dopuszczalne z gęstymi kolorami np: A1097, J10965 lub K108xx, QJ9xx</text:p>
      <text:p text:style-name="P10"/>
      <text:p text:style-name="P129"><text:span text:style-name="T5">Odp.: 2</text:span><text:span text:style-name="T28">♥</text:span>/<text:span text:style-name="T5">♠= SO <text:s/>do koloru partnera;</text:span></text:p>
      <text:p text:style-name="P131">2BA=pytanie o skład <text:s/>FG <text:s/>lub min INV z fitami w <text:s/>oba starsze</text:p>
      <text:p text:style-name="P131">3♣=FG NAT 6+ → <text:s/>pokazujemy ilość <text:s/>kart w kolorze partnera : 0,1,2,3,3H</text:p>
      <text:p text:style-name="P129"><text:span text:style-name="T5"><text:tab/>3</text:span><text:span text:style-name="T28">♦</text:span><text:span text:style-name="T5"></text:span>=0-1 trefli <text:span text:style-name="T5">→ 3NT do gry; 4</text:span><text:span text:style-name="T28">♦</text:span> WK; inne na treflach WDC</text:p>
      <text:p text:style-name="P135"><text:span text:style-name="T5">3</text:span><text:span text:style-name="T28">♥</text:span> =2 trefle <text:span text:style-name="T5">→ 4</text:span><text:span text:style-name="T28">♦</text:span> WK; inne WDC na treflach</text:p>
      <text:p text:style-name="P129"><text:tab/>3<text:span text:style-name="T5">♠ =3 trefle→ 4</text:span><text:span text:style-name="T28">♦</text:span> WK; inne WDC na treflach</text:p>
      <text:p text:style-name="P129"><text:span text:style-name="T5"><text:tab/>3NT Hxx trefle → 4</text:span><text:span text:style-name="T28">♦</text:span> WK; inne WDC na treflach</text:p>
      <text:p text:style-name="P131"><text:tab/></text:p>
      <text:p text:style-name="P129"><text:span text:style-name="T5">3</text:span><text:span text:style-name="T28">♦</text:span><text:span text:style-name="T5">= FG NAT 6+ <text:s/>→ <text:s/>pokazujemy ilość <text:s/>kart w kolorze partnera : 0,1,2,3,3H</text:span></text:p>
      <text:p text:style-name="P129"><text:span text:style-name="T5"><text:tab/>3</text:span><text:span text:style-name="T28">♥</text:span> 0-1 trefli <text:span text:style-name="T5">→ 3NT do gry; 4</text:span><text:span text:style-name="T28">♦</text:span> WK; inne na karach WDC</text:p>
      <text:p text:style-name="P129"><text:tab/>3<text:span text:style-name="T5">♠ 2 trefle → 3NT do gry; 4</text:span><text:span text:style-name="T28">♦</text:span> WK; inne na karach WDC</text:p>
      <text:p text:style-name="P129"><text:span text:style-name="T5"><text:tab/>3NT 3 trefl → 4</text:span><text:span text:style-name="T28">♦</text:span> WK; inne na karach WDC</text:p>
      <text:p text:style-name="P129"><text:span text:style-name="T5"><text:tab/>4♣ Hxx→ 4</text:span><text:span text:style-name="T28">♦</text:span> WK; inne na karach WDC</text:p>
      <text:p text:style-name="Standard"><text:span text:style-name="T5">3</text:span><text:span text:style-name="T28">♥</text:span>/<text:span text:style-name="T5">♠ = NF (maksowe 3SO po partii lekki INV – partner może zgłosić końcówkę z wyraźną nadwyżką) </text:span></text:p>
      <text:p text:style-name="Standard"><text:span text:style-name="T5">4</text:span><text:span text:style-name="T28">♥</text:span>/<text:span text:style-name="T5">♠= do gry</text:span></text:p>
      <text:p text:style-name="Standard"/>
      <text:p text:style-name="P58">Dalej po 2BA:</text:p>
      <text:p text:style-name="P170"><text:span text:style-name="T5">3♣ =skład 45 → 3</text:span><text:span text:style-name="T28">♦ </text:span>pyt. o kwanty <text:span text:style-name="T5">→ 3</text:span><text:span text:style-name="T28">♥</text:span> (3,4) <text:span text:style-name="T5">→ 3♠ (uzg.kiery) WDC; 3NT do gry; 4♣ (uzg.piki) WDC; 4</text:span><text:span text:style-name="T28">♦</text:span> WK</text:p>
      <text:p text:style-name="P40"><text:span text:style-name="T5">3♠ <text:s/>(5) → 3NT do gry; 4♣ (uzg.kiery) WDC,4</text:span><text:span text:style-name="T28">♦</text:span> WK; 4<text:span text:style-name="T28">♥</text:span>(uzg.piki) WDC</text:p>
      <text:p text:style-name="P40"><text:span text:style-name="T5">3NT (6) <text:s/>→ 4♣ (uzg.kiery) WDC; 4</text:span><text:span text:style-name="T28">♦</text:span> WK; 4<text:span text:style-name="T28">♥</text:span> (uzg.piki) WDC</text:p>
      <text:p text:style-name="P40">4<text:span text:style-name="T5">♣ (7) → 4</text:span><text:span text:style-name="T28">♦</text:span> WK; 4<text:span text:style-name="T28">♥</text:span> (uzg.kiery) WDC; 4<text:span text:style-name="T5">♠ (uzg.piki) WDC</text:span></text:p>
      <text:p text:style-name="P58"/>
      <text:p text:style-name="P170"><text:span text:style-name="T5">3</text:span><text:span text:style-name="T28">♦</text:span><text:span text:style-name="T5"> = 55 → 3</text:span><text:span text:style-name="T28">♥ </text:span><text:span text:style-name="T5">pyt. o kwanty <text:s/>→ 3♠ (3,4) → 3NT do gry; 4♣ (uzg.kiery) WDC,4</text:span><text:span text:style-name="T28">♦</text:span> WK; 4<text:span text:style-name="T28">♥</text:span>(uzg.piki) WDC</text:p>
      <text:p text:style-name="P26"><text:span text:style-name="T5">3NT (5) → pas do gry; 4♣ (uzg.kiery)WDC; 4</text:span><text:span text:style-name="T28">♦</text:span> WK; 4<text:span text:style-name="T28">♥</text:span>(uzg.piki) WDC</text:p>
      <text:p text:style-name="P26"><text:span text:style-name="T5">4♣ (6) → 4</text:span><text:span text:style-name="T28">♦</text:span> WK; 4<text:span text:style-name="T28">♥</text:span><text:span text:style-name="T5">(uzg.kiery) WDC; 4♠</text:span><text:span text:style-name="T28"> </text:span>(uzg.piki) WDC</text:p>
      <text:p text:style-name="P58"/>
      <text:p text:style-name="P57"><text:span text:style-name="T5">3</text:span><text:span text:style-name="T28">♥ </text:span><text:span text:style-name="T5">= 56 → 3♠ (uzg.kiery R***); 3NT (uzg.piki R***); 4</text:span><text:span text:style-name="T28">♦</text:span> WK;</text:p>
      <text:p text:style-name="P57"><text:span text:style-name="T5">3♠ <text:s/>65 → <text:s/>3NT (uzg.kiery R***); 4♣ (uzg.piki R***); <text:s/>4</text:span><text:span text:style-name="T28">♦</text:span> WK; </text:p>
      <text:p text:style-name="P57"><text:soft-page-break/><text:span text:style-name="T5">3NT <text:s/>55 (7) → 4♣ (uzg.kiery) WDC; 4</text:span><text:span text:style-name="T28">♦</text:span> WK; 4<text:span text:style-name="T28">♥</text:span>(uzg.piki) WDC;</text:p>
      <text:p text:style-name="P170"><text:span text:style-name="T5">4♣ <text:s/>66 → 4</text:span><text:span text:style-name="T28">♦</text:span> WK; 4<text:span text:style-name="T28">♥</text:span> (uzg.kiery) WDC; 4<text:span text:style-name="T5">♠ (uzg.piki) WDC;</text:span></text:p>
      <text:p text:style-name="P58"><text:s/>Na wysokie uzgodnienie pików otwierający reaguje zgodnie z zasadą BLKT na wysokości 5 – czyli CB na 5 kolor 1 wartość, 5NT 2 W, CB na wys. 6 1 W i K w kolorze CB.</text:p>
      <text:p text:style-name="P80"><text:span text:style-name="T18">2</text:span><text:span text:style-name="T28">♥</text:span><text:span text:style-name="T21"> = </text:span><text:span text:style-name="T18">6 kierów ( </text:span><text:span text:style-name="T37">na 4 ręku = siła 10-13 PC )</text:span></text:p>
      <text:p text:style-name="P306"><text:span text:style-name="T2">Odp.: </text:span>2BA=min INV z fitem , pyt.</text:p>
      <text:p text:style-name="P40"><text:span text:style-name="T5">2♠/3</text:span><text:span text:style-name="T10">♣/</text:span><text:span text:style-name="T31">♦ </text:span><text:span text:style-name="T28"></text:span><text:span text:style-name="T5">= NAT F1 → <text:s/>pokazujemy ilość <text:s/>kart w kolorze partnera : (0lub1),2,3,3H; <text:s/></text:span></text:p>
      <text:p text:style-name="P152"><text:span text:style-name="T5">3</text:span><text:span text:style-name="T28">♥</text:span><text:span text:style-name="T5">= SO</text:span></text:p>
      <text:p text:style-name="P152"><text:span text:style-name="T5">4</text:span><text:span text:style-name="T28">♥</text:span><text:span text:style-name="T5">= do gry<text:tab/></text:span></text:p>
      <text:p text:style-name="P8">Dalej po <text:s/>2BA:</text:p>
      <text:p text:style-name="Standard"><text:span text:style-name="T5">3♣ =dół<text:tab/><text:tab/> <text:tab/>→ 3</text:span><text:span text:style-name="T28">♦</text:span>= <text:span text:style-name="T5">Pyt. (R****) </text:span></text:p>
      <text:p text:style-name="P129"><text:span text:style-name="T5">3</text:span><text:span text:style-name="T28">♦</text:span><text:span text:style-name="T5"> = góra i wartość karowa (A lub K) <text:tab/></text:span></text:p>
      <text:p text:style-name="Standard"><text:span text:style-name="T5">3</text:span><text:span text:style-name="T28">♥</text:span><text:span text:style-name="T5"> = góra i wartość treflowa (A lub K)<text:tab/><text:tab/></text:span></text:p>
      <text:p text:style-name="P1">3♠ = góra i wartość pikowa(A lub K)</text:p>
      <text:p text:style-name="P1">3BA = AKDxxx</text:p>
      <text:p text:style-name="Standard"><text:span text:style-name="T10">4♣/</text:span><text:span text:style-name="T31">♦</text:span><text:span text:style-name="T10"> <text:s/>= góra Nat. 64 +<text:tab/>→ <text:s/>4</text:span><text:span text:style-name="T28">♥</text:span> do gry, 4<text:span text:style-name="T5">♠ (uzg.kierów)WDC; 4NT !WK; 5</text:span><text:span text:style-name="T10">♣ (uzg.młodszego) WDC</text:span></text:p>
      <text:p text:style-name="P70"/>
      <text:p text:style-name="P79"><text:span text:style-name="T18">2</text:span><text:span text:style-name="T5">♠</text:span><text:span text:style-name="T21">= </text:span><text:span text:style-name="T18">6 pików <text:s/>( </text:span><text:span text:style-name="T37">na 4 ręku = <text:s/>siła 10-13 PC) </text:span></text:p>
      <text:p text:style-name="P131"><text:span text:style-name="T2">Odp.: </text:span>2BA=min INV z fitem, pyt.</text:p>
      <text:p text:style-name="P40"><text:span text:style-name="T5">3</text:span><text:span text:style-name="T10">♣/</text:span><text:span text:style-name="T31">♦</text:span><text:span text:style-name="T1">/</text:span><text:span text:style-name="T31"> </text:span><text:span text:style-name="T28">♥</text:span><text:span text:style-name="T5">= <text:s/>NAT F1→ <text:s/>pokazujemy ilość <text:s/>kart w kolorze partnera : (0lub1),2,3,3H;</text:span></text:p>
      <text:p text:style-name="P44">3♠= SO</text:p>
      <text:p text:style-name="P44">4♠= do gry</text:p>
      <text:p text:style-name="P133">Dalej po 2BA:</text:p>
      <text:p text:style-name="Standard"><text:span text:style-name="T5">3♣ =dół<text:tab/><text:tab/><text:tab/> → 3</text:span><text:span text:style-name="T28">♦</text:span>= <text:span text:style-name="T5">pyt. (R****)</text:span></text:p>
      <text:p text:style-name="Standard"><text:span text:style-name="T5">3</text:span><text:span text:style-name="T28">♦</text:span><text:span text:style-name="T5"> = góra i wartość karowa</text:span></text:p>
      <text:p text:style-name="Standard"><text:span text:style-name="T5">3</text:span><text:span text:style-name="T28">♥</text:span><text:span text:style-name="T31"> </text:span><text:span text:style-name="T5">= góra i wartość kierowa</text:span></text:p>
      <text:p text:style-name="P1">3♠ = i wartość treflowa</text:p>
      <text:p text:style-name="P1">3BA = AKDxxx<text:span text:style-name="T1"> <text:s text:c="3"/></text:span></text:p>
      <text:p text:style-name="Standard"><text:span text:style-name="T10">4♣/</text:span><text:span text:style-name="T31">♦</text:span><text:span text:style-name="T10"> <text:s/>= góra Nat. 64 +<text:tab/>→ <text:s/>4</text:span><text:span text:style-name="T5">♠ do gry, 4NT ! WK; 5</text:span><text:span text:style-name="T10">♣ (uzg. pików) WDC; 5</text:span><text:span text:style-name="T31">♦</text:span><text:span text:style-name="T1"> (uzg.młodszego) WDC</text:span></text:p>
      <text:p text:style-name="P66"/>
      <text:p text:style-name="P81"><text:span text:style-name="T5">2BA</text:span><text:span text:style-name="T20"> <text:s/>= </text:span><text:span text:style-name="T5">55m <text:s/>( </text:span><text:span text:style-name="T28">na 4 ręku = <text:s/>siła 10-13 PC) </text:span><text:span text:style-name="T43">–wymagane (3)4-7 kwanty w kolorach</text:span></text:p>
      <text:p text:style-name="P75"><text:span text:style-name="T39"><text:s text:c="7"/></text:span><text:span text:style-name="T28"><text:s text:c="4"/></text:span><text:span text:style-name="T5"><text:s text:c="49"/></text:span></text:p>
      <text:p text:style-name="P129"><text:span text:style-name="T7">Odp:</text:span><text:span text:style-name="T5"> 3</text:span><text:span text:style-name="T10">♣/</text:span><text:span text:style-name="T31">♦</text:span><text:span text:style-name="T10"> </text:span><text:span text:style-name="T5">= NF;</text:span></text:p>
      <text:p text:style-name="P129"><text:span text:style-name="T5">3</text:span><text:span text:style-name="T28">♥</text:span><text:span text:style-name="T5">= <text:s/>pyt.;</text:span></text:p>
      <text:p text:style-name="Standard"><text:span text:style-name="T5">3♠= </text:span><text:span text:style-name="T29">FG na kolorze kierowym;</text:span></text:p>
      <text:p text:style-name="Standard"><text:span text:style-name="T5">4</text:span><text:span text:style-name="T10">♣</text:span><text:span text:style-name="T5"> = </text:span><text:span text:style-name="T29">FG na kolorze pikowym; (po pasie INV na treflach)</text:span></text:p>
      <text:p text:style-name="Standard">4<text:span text:style-name="T31">♦ </text:span><text:span text:style-name="T5">= INV <text:s/>z <text:s/>obu fitami;</text:span></text:p>
      <text:p text:style-name="P129"><text:span text:style-name="T5">4</text:span><text:span text:style-name="T28">♥</text:span>/<text:span text:style-name="T5">4♠ = do gry</text:span></text:p>
      <text:p text:style-name="P210"><text:span text:style-name="T15">3BA, 5</text:span><text:span text:style-name="T10">♣/</text:span><text:span text:style-name="T54">5</text:span><text:span text:style-name="T31">♦ </text:span><text:span text:style-name="T15">=do gry (po każdej akcji)</text:span></text:p>
      <text:p text:style-name="P209"><text:span text:style-name="T15">Dalsza licytacja po sekwencji : 2BA -3</text:span><text:span text:style-name="T28">♥</text:span><text:span text:style-name="T53">:</text:span></text:p>
      <text:list xml:id="list1134771663" text:style-name="WW8Num3">
        <text:list-header>
          <text:p text:style-name="Lista_20_wypunktowana_20_3"><text:span text:style-name="T5">3♠ = 2piki <text:tab/> →4</text:span><text:span text:style-name="T10">♣ uzg.trefli WDC</text:span><text:span text:style-name="T5"> 4</text:span><text:span text:style-name="T31">♦</text:span><text:span text:style-name="T5">=WK, 4</text:span><text:span text:style-name="T28">♥</text:span>= <text:span text:style-name="T5">uzg.kar WDC (</text:span><text:span text:style-name="T7">→ 4♠= renons kier)</text:span></text:p>
        </text:list-header>
        <text:list-item>
          <text:p text:style-name="P325"><text:span text:style-name="T5">3BA = 2kiery <text:s text:c="6"/>→ 4</text:span><text:span text:style-name="T10">♣</text:span><text:span text:style-name="T5"> uzg.trefli WDC 4</text:span><text:span text:style-name="T31">♦</text:span><text:span text:style-name="T5">=WK, 4</text:span><text:span text:style-name="T28">♥</text:span>= uzg.kar WDC</text:p>
          <text:p text:style-name="P326"/>
          <text:p text:style-name="Lista_20_wypunktowana_20_3"><text:span text:style-name="T5">4</text:span><text:span text:style-name="T10">♣= 1156 <text:s text:c="11"/>→ 4</text:span><text:span text:style-name="T31">♦</text:span><text:span text:style-name="T10"> WK; 4</text:span><text:span text:style-name="T31">♥</text:span><text:span text:style-name="T10">= uzg.trefli WDC; 4♠ = uzg.kar WDC</text:span></text:p>
          <text:p text:style-name="P324"><text:span text:style-name="T5">4</text:span><text:span text:style-name="T28">♦</text:span>= 1165<text:tab/><text:span text:style-name="T5">→ 4</text:span><text:span text:style-name="T28">♥</text:span><text:span text:style-name="T5">= uzg.trefli WDC; 4♠ = uzg.kar WDC; 4NT =WK !</text:span></text:p>
          <text:p text:style-name="Lista_20_wypunktowana_20_3"><text:span text:style-name="T5">4</text:span><text:span text:style-name="T28">♥</text:span><text:span text:style-name="T5">= 0166<text:tab/>→ 4NT= WK !; 4</text:span><text:span text:style-name="T10">♠= uzg.trefli WDC; 5♣= uzg.kar WDC</text:span></text:p>
          <text:p text:style-name="Lista_20_wypunktowana_20_3"><text:span text:style-name="T5">4♠= 1066<text:tab/>→ 4NT= WK !; 5</text:span><text:span text:style-name="T10">♣= uzg.trefli WDC; 5</text:span><text:span text:style-name="T31">♦</text:span><text:span text:style-name="T1">= uzg. kar WDC</text:span></text:p>
        </text:list-item>
      </text:list>
      <text:list xml:id="list1873011995" text:continue-list="list1106983209" text:style-name="WW8Num4">
        <text:list-header>
          <text:p text:style-name="P322"/>
        </text:list-header>
      </text:list>
      <text:p text:style-name="P71"><text:span text:style-name="T1">Dalsza licytacja po sekwencji : 2BA -3</text:span>♠ (kiery):</text:p>
      <text:list xml:id="list524215548" text:continue-numbering="true" text:style-name="WW8Num4">
        <text:list-header>
          <text:p text:style-name="Lista_20_wypunktowana_20_2"><text:span text:style-name="T8">3BA</text:span><text:span text:style-name="T5">= 0-1kierów<text:tab/>→ 4</text:span><text:span text:style-name="T10">♣= uzg.trefli WDC;4</text:span><text:span text:style-name="T31">♦</text:span><text:span text:style-name="T10"> WK; 4</text:span><text:span text:style-name="T28">♥</text:span>=uzg.kar WDC; 4<text:span text:style-name="T5">♠= uzg.kiery WDC</text:span></text:p>
          <text:p text:style-name="Lista_20_wypunktowana_20_2"><text:span text:style-name="T5"><text:s/>4</text:span><text:span text:style-name="T10">♣</text:span><text:span text:style-name="T5"> = 0256<text:tab/>→ 4</text:span><text:span text:style-name="T31">♦</text:span><text:span text:style-name="T5">= WK, 4</text:span><text:span text:style-name="T28">♥</text:span>=uzg.kierów WDC</text:p>
          <text:p text:style-name="Lista_20_wypunktowana_20_2"><text:span text:style-name="T5"><text:s/>4</text:span><text:span text:style-name="T31">♦</text:span><text:span text:style-name="T5"> = 0265<text:tab/>→ 4</text:span><text:span text:style-name="T28">♥</text:span><text:span text:style-name="T5">= do gry; </text:span>4<text:span text:style-name="T5">♠=uzg.kierów WDC; 4NT BLKT itd</text:span></text:p>
          <text:p text:style-name="Lista_20_wypunktowana_20_2"><text:span text:style-name="T5"><text:s/>4</text:span><text:span text:style-name="T28">♥</text:span><text:span text:style-name="T5"> = 1255 <text:s/><text:tab/>→ pas = do gry; 4♠=uzg.kierów WDC, 4NT BLKT itd</text:span></text:p>
          <text:p text:style-name="P321"><text:s/></text:p>
        </text:list-header>
      </text:list>
      <text:p text:style-name="P69">Dalsza licytacja po sekwencji : 2BA - 4♣ (piki)</text:p>
      <text:list xml:id="list751309474" text:continue-numbering="true" text:style-name="WW8Num4">
        <text:list-header>
          <text:p text:style-name="Lista_20_wypunktowana_20_2"><text:span text:style-name="T5"><text:s/>4</text:span><text:span text:style-name="T31">♦</text:span><text:span text:style-name="T5"> =0-1pików<text:tab/>→ 4</text:span><text:span text:style-name="T31">♥</text:span><text:span text:style-name="T1">=uzg.trefli WDC; </text:span><text:span text:style-name="T5">4♠ do gry; 4NT WK!, 5</text:span><text:span text:style-name="T10">♣= uzg.kar WDC; 5</text:span><text:span text:style-name="T31">♦</text:span><text:span text:style-name="T1">= uzg.pikówWDC;</text:span></text:p>
        </text:list-header>
      </text:list>
      <text:h text:style-name="Heading_20_1" text:outline-level="1"><text:soft-page-break/><text:span text:style-name="T5"><text:s/></text:span><text:span text:style-name="T15">4</text:span><text:span text:style-name="T28">♥</text:span><text:span text:style-name="T15"> = 20(65) <text:tab/>→ 4♠=do gry, 4NT BLKT itd</text:span></text:h>
      <text:h text:style-name="P211" text:outline-level="1"><text:span text:style-name="T53"><text:s/>4</text:span>♠<text:span text:style-name="T53"> = 2155<text:tab/>→ <text:s/>pas do gry; 4NT BLKT itd.</text:span></text:h>
      <text:p text:style-name="P57"/>
      <text:p text:style-name="P88">W sekwencjach 2NT - 3♠(kiery)/4<text:span text:style-name="T1">♣(piki) – i odpowiedzi 0 – 1 (renons lub singiel) wchodzi w rachubę uzgadniania wszystkich trzech kolorów za pomocą WK. Po odpowiedzi fitem 2+ gramy tylko w kolor odpowiadającego (kier/piki).</text:span></text:p>
      <text:p text:style-name="P89">W sekwencji: 2NT – 3 kier – 3 pik – 4 kier (uzg.kar) – 4 pik= renons kier.</text:p>
      <text:p text:style-name="P83"><text:span text:style-name="T5">3♣ =NAT słabe na <text:s/>dobrym kolorze ( </text:span><text:span text:style-name="T28">na 4 ręku = na pełnym kolorze</text:span><text:span text:style-name="T5">)</text:span></text:p>
      <text:p text:style-name="P24"><text:span text:style-name="T5">Dalej <text:s/>3</text:span><text:span text:style-name="T30">♦</text:span><text:span text:style-name="T3"> </text:span><text:span text:style-name="T46">= WDEP </text:span><text:span text:style-name="T6">→ trzymanie </text:span><text:span text:style-name="T3">3</text:span><text:span text:style-name="T28">♥</text:span>/<text:span text:style-name="T5">3♠/3BA – kierowe/pikowe/karowe</text:span></text:p>
      <text:p text:style-name="P26"><text:span text:style-name="T3">3</text:span><text:span text:style-name="T28">♥</text:span>/<text:span text:style-name="T5">3♠ 18+ F1 (0 lub 1)-2-3-3H</text:span></text:p>
      <text:p text:style-name="P69"/>
      <text:p text:style-name="P84">3<text:span text:style-name="T28">♦</text:span><text:span text:style-name="T5">= NAT słabe na <text:s/>dobrym kolorze ( </text:span><text:span text:style-name="T28">na 4 ręku = na pełnym kolorze</text:span><text:span text:style-name="T5">) </text:span></text:p>
      <text:p text:style-name="P24"><text:span text:style-name="T5">Dalej <text:s/></text:span><text:span text:style-name="T3">3</text:span><text:span text:style-name="T28">♥</text:span> <text:span text:style-name="T43">= WDEP </text:span><text:span text:style-name="T6">→</text:span><text:span text:style-name="T5">3♠/3BA – pikowe/kierowe</text:span></text:p>
      <text:p text:style-name="P26"><text:span text:style-name="T5">3♠/4</text:span><text:span text:style-name="T8">♣ </text:span><text:span text:style-name="T30">(kiery!)</text:span><text:span text:style-name="T5"> 18+ F1 (0 lub 1)-2-3-3H</text:span></text:p>
      <text:p text:style-name="P117"/>
      <text:p text:style-name="P115"><text:s text:c="16"/></text:p>
      <text:p text:style-name="P83"><text:span text:style-name="T5">3BA = GAMBLING <text:s/>bez zatrzymań (</text:span><text:span text:style-name="T28">na 4 ręku = klasyczny</text:span><text:span text:style-name="T5">) </text:span></text:p>
      <text:p text:style-name="P8">Dalej:<text:tab/>4<text:span text:style-name="T2">♣</text:span> do koloru;</text:p>
      <text:p text:style-name="P26"><text:span text:style-name="T10">4</text:span><text:span text:style-name="T31">♦</text:span><text:span text:style-name="T1"> </text:span><text:span text:style-name="T46">pytanie o krótkość</text:span><text:span text:style-name="T1"> </text:span><text:span text:style-name="T6">→ 4</text:span><text:span text:style-name="T28">♥</text:span>/4<text:span text:style-name="T5">♠/4BA (kier/pik/drugi młodszy) 5</text:span><text:span text:style-name="T8">♣,</text:span><text:span text:style-name="T10"> 5</text:span><text:span text:style-name="T31">♦</text:span><text:span text:style-name="T1"> brak zejście w kolor</text:span></text:p>
      <text:p text:style-name="P26"><text:span text:style-name="T6">4</text:span><text:span text:style-name="T28">♥</text:span>/4<text:span text:style-name="T5">♠ do gry</text:span></text:p>
      <text:p text:style-name="P67">4♣ = na pełnym kolorze kierowym 8,5-9,5 lew</text:p>
      <text:p text:style-name="P57"><text:span text:style-name="T10"><text:tab/>dalej 4</text:span><text:span text:style-name="T31">♦</text:span><text:span text:style-name="T10"> = 2 lewy WDC; 4</text:span><text:span text:style-name="T28">♥</text:span><text:span text:style-name="T10"> do gry; 4</text:span><text:span text:style-name="T5">♠ cb, 4NT BLKT(parzysta), inne</text:span><text:span text:style-name="T10"> cb (nieparzysta)</text:span></text:p>
      <text:p text:style-name="P68"/>
      <text:p text:style-name="P83">4<text:span text:style-name="T28">♦</text:span><text:span text:style-name="T5">= na pełnym kolorze pikowym 8,5-9,5 lew</text:span></text:p>
      <text:p text:style-name="P135"><text:span text:style-name="T10">dalej : 4</text:span><text:span text:style-name="T28">♥</text:span><text:span text:style-name="T10">= 2 lewy WDC;4</text:span><text:span text:style-name="T5">♠</text:span><text:span text:style-name="T10"> do gry; 4BA=BLKT; inne cb (nieparzysta)</text:span></text:p>
      <text:p text:style-name="P4"><text:s/></text:p>
      <text:p text:style-name="P82"><text:span text:style-name="T10">3</text:span><text:span text:style-name="T28">♥</text:span><text:span text:style-name="T10">/</text:span><text:span text:style-name="T5">♠,</text:span><text:span text:style-name="T10">4</text:span><text:span text:style-name="T28">♥</text:span>/<text:span text:style-name="T5">♠= z</text:span><text:span text:style-name="T10">apory <text:s/>wg <text:s/>Culbertsona</text:span></text:p>
      <text:p text:style-name="P8"/>
      <text:p text:style-name="P67">4BA = Pytanie o kolor asa </text:p>
      <text:p text:style-name="Standard"><text:span text:style-name="T8"><text:s text:c="9"/></text:span><text:span text:style-name="T10">dalej : <text:s/>6</text:span><text:span text:style-name="T8">♣,</text:span><text:span text:style-name="T10">5</text:span><text:span text:style-name="T31">♦</text:span><text:span text:style-name="T1">,</text:span><text:span text:style-name="T10">5</text:span><text:span text:style-name="T28">♥</text:span>,5<text:span text:style-name="T5">♠= k</text:span><text:span text:style-name="T10">olor asa ; <text:s/>5BA=2asy; <text:s text:c="2"/>5</text:span><text:span text:style-name="T8">♣ </text:span><text:span text:style-name="T10">brak asa</text:span></text:p>
      <text:p text:style-name="P8"/>
      <text:p text:style-name="P4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5"><text:soft-page-break/></text:p>
      <text:p text:style-name="P65"/>
      <text:p text:style-name="P65"/>
      <text:p text:style-name="P65"/>
      <text:p text:style-name="P65"/>
      <text:p text:style-name="P65">Konwencje:</text:p>
      <text:p text:style-name="P60"/>
      <text:p text:style-name="P57"><text:span text:style-name="T5">2</text:span><text:span text:style-name="T10">♣</text:span><text:span text:style-name="T5"> Drury: 2</text:span><text:span text:style-name="T31">♦</text:span><text:span text:style-name="T5">=sztuczne siła otwarcia 12-14; powrót na kolor= brak otwarcia; inne= NAT 15+ <text:s text:c="3"/></text:span></text:p>
      <text:p text:style-name="P59"/>
      <text:p text:style-name="P59">4BA BLACKWOOD TURBO:</text:p>
      <text:p text:style-name="P58">W momencie kiedy zostały zbilansowane ręce i jest szansa zagrania gry premiowej – odzywka typu wezwanie do cuebidu (szlemikowe uzgodnienie koloru) – rozpoczyna pokazywanie zatrzymań I i II klasy. Obaj partnerzy ekonomicznie pokazują zatrzymania w drodze do 4 NT. Nie wolno licytować 4NT po np. 4 karo mając cuebid kierowy lub pikowy. Zalicytowanie przez jednego z partnerów 4NT pokazuje parzystą liczbę wartości z pięciu: AAAA i K atu. Ominięcie 4NT pokazuje ilość nieparzystą. O ile jeden z partnerów obawia się, ze brakuje 2 wartości natychmiast powraca na kolor uzgodniony. Natomiast, gdy wie o komplecie wartości dalej wskazuje wartości na wysokości pięciu. Mogą to być także wartości III klasy. Zbliżając się do 5NT – wiedząc po posiadaniu kompletu 5 wartości – mając damę atu licytujemy 5NT. Jeżeli jej nie mamy – licytujemy wartości – nawet III klasy na wysokości sześciu – poniżej 6 w kolor uzgodniony. Jest to silny inwit wielkoszlemowy informujący partnera, ze chcemy grać 7 o ile on ma Q atu. Może zdarzyć się, że po cuebidzie 5 kier lub 5 pik – partner domyślając się, że nasze intencje licytacyjne wskazują na komplet 5ciu wartości pokaże nam przez 5NT damę atu. Gdy obaj partnerzy mają duże nadwyżki, ale damy atu nie posiadają – powinni w trakcie licytacji omijać odzywkę 5NT.</text:p>
      <text:p text:style-name="P58"/>
      <text:p text:style-name="P90">Gdy nie ma koloru uzgodnionego, a bilans pokazuje ok. 32-33 PC, możemy dokonać inwitu naturalnego do 6NT.</text:p>
      <text:p text:style-name="P90">Skok w 4NT pokazuje parzystą liczbę asów, a w 4 pik – nieparzystą. W inwitach bezatutowych nie ma oczywiście Króla atu. </text:p>
      <text:p text:style-name="P90">Skok w 5NT – pokazuje bilans na 6NT przesądzony z parzystą liczbą asów. Skok w 5 pik – to samo ale z nieparzystą ilością asów.</text:p>
      <text:p text:style-name="P90"/>
      <text:p text:style-name="P90">UWAGA – po otwarciu 2NT na młodszych i dalszej licytacji forsującej, gdy po odpowiedzi na relay nie ma miejsca na odzywkę 4 karo=WK, role jej zaczyna pełnić 4NT – nie można skorzystać z BLKT – pozostają tylko cuebidy.</text:p>
      <text:p text:style-name="P90"/>
      <text:p text:style-name="P90">Po uzgodnieniach koloru powyżej 4NT zalicytowanie:</text:p>
      <text:p text:style-name="P90">5 NT przyrzeka 2 W</text:p>
      <text:p text:style-name="P90">Cuebid w kolor sprzedanego renonsu na wysokości 5 1 W</text:p>
      <text:p text:style-name="P90">Cuebid w drugi kolor na wysokości 6 1W i A lub K w tym kolorze</text:p>
      <text:p text:style-name="P90">Powrót na kolor uzgodniony 0 W </text:p>
      <text:p text:style-name="P90"/>
      <text:p text:style-name="P90">Jeżeli odpowiedź na R(****) wypada na 4NT – to odpowiadamy 4NT renons + parzysta ilości wartości, a 5 trefl renons i nieparzysta ilość wartości.</text:p>
      <text:p text:style-name="P58"/>
      <text:p text:style-name="P58"/>
      <text:p text:style-name="P336">WYWOŁANIE KOŃCOWE</text:p>
      <text:p text:style-name="P336">Ma zastosowanie po licytacji relayowej, gdy odpowiadający zna całkowity układ <text:s/>ręki otwierającego poniżej odzywki 4<text:span text:style-name="T40"></text:span><text:span text:style-name="T31">♦</text:span><text:span text:style-name="T1"> (4NT po otwarciu 2 NT młodsze)</text:span><text:span text:style-name="T31"> </text:span>Po otwarciu: 1BA, 2<text:span text:style-name="T8">♣ </text:span><text:s/>lub po sekwencji <text:span text:style-name="T8">1♣ -1</text:span><text:span text:style-name="T31">♦</text:span><text:span text:style-name="T8">- 1BA oraz </text:span><text:span text:style-name="T10">licytacjach relayowych po otwarciach 1</text:span><text:span text:style-name="T28">♥ </text:span><text:s/>i 1<text:span text:style-name="T5">♠.</text:span></text:p>
      <text:p text:style-name="P327"><text:s text:c="4"/></text:p>
      <text:p text:style-name="P336">1. zapowiedź 3BA jest do gry</text:p>
      <text:p text:style-name="P336">2. zapowiedź 4BA jest inwitem bez uzgodnionego koloru z parzystą ilością asów, 4<text:span text:style-name="T5">♠ z nieparzystą.</text:span></text:p>
      <text:p text:style-name="P336">3.zapowiedź 5BA jest inwitem do 7 (6 przesądzone) z parzystą ilością asów, a 5<text:span text:style-name="T5">♠ z nieparzystą</text:span></text:p>
      <text:p text:style-name="P336">4. zapowiedź 4<text:span text:style-name="T31">♦</text:span> jest wywołaniem końcowym tzn. otwierający obligatoryjnie <text:s/>licytuje 4<text:span text:style-name="T28">♥</text:span><text:span text:style-name="T5"> ,</text:span>a następnie pasuje na każdą zapowiedź odpowiadającego.</text:p>
      <text:p text:style-name="P336">5. cztery kolejne wolne szczeble uzgadniają kolor począwszy od najdłuższego, a przy równych długościach wg rangi począwszy od koloru najmłodszego:</text:p>
      <text:p text:style-name="P342">1 szczebel – uzgadnia kolor najdłuższy gdy <text:span text:style-name="T49">6</text:span>xxx, <text:span text:style-name="T49">5</text:span>4xx, <text:span text:style-name="T49">5</text:span>332, <text:span text:style-name="T49">4</text:span>333 lub 4<text:span text:style-name="T49">4</text:span>32</text:p>
      <text:p text:style-name="P342">2 szczebel – uzgadnia kolor 4 młodszy rangą gdy 54<text:span text:style-name="T49">4</text:span>0 lub 6<text:span text:style-name="T49">4</text:span>xx, 5<text:span text:style-name="T49">4</text:span>31, 5<text:span text:style-name="T49">4</text:span>22, <text:span text:style-name="T49">4</text:span>432, 63<text:span text:style-name="T49">3</text:span>1, 6<text:span text:style-name="T49">3</text:span>22,53<text:span text:style-name="T49">3</text:span>2 lub 433<text:span text:style-name="T49">3</text:span></text:p>
      <text:p text:style-name="P342">3 szczebel – uzgadnia <text:s/>kolor drugiej 3 gdy był układ <text:s/>6<text:span text:style-name="T49">3</text:span>31, 5<text:span text:style-name="T49">3</text:span>32, 43<text:span text:style-name="T49">3</text:span>3 lub 5<text:span text:style-name="T49">4</text:span>40, 44<text:span text:style-name="T49">3</text:span>2, 64<text:span text:style-name="T49">2</text:span>1, 64<text:span text:style-name="T49">3</text:span>0, </text:p>
      <text:p text:style-name="P342">4 szczebel – uzgadnia <text:s/>kolor <text:s/>najstarszej 3 gdy był układ 4<text:span text:style-name="T49">3</text:span>33 lub 533<text:span text:style-name="T49">2</text:span> 443<text:span text:style-name="T49">2</text:span>;</text:p>
      <text:p text:style-name="P343"><text:soft-page-break/>Wyjątek: po otwarciach dwukolorowych 2 karo i 2 ba – I szczebel uzgadnia kolor młodszy II – kolor starszy, bez względu na różnicę w długości kolorów.</text:p>
      <text:p text:style-name="P336">6. uzgodnienie koloru wg ww reguł jest wezwaniem do cb oraz dalszego użycia Blackwooda Turbo</text:p>
      <text:p text:style-name="P336">7. po drodze do szlema 5NT wskazuje na damę atu.</text:p>
      <text:p text:style-name="P336"/>
      <text:p text:style-name="P336"/>
      <text:p text:style-name="P336"/>
      <text:p text:style-name="P252">Po interwencji kontrą:</text:p>
      <text:p text:style-name="P233"><text:s text:c="12"/></text:p>
      <text:p text:style-name="P251"><text:span text:style-name="T3">1♣</text:span><text:span text:style-name="T71"> - (x) – <text:s/><text:tab/>pas <text:s/>= słaby (0-6) nic nie mówi o ilości trefli</text:span></text:p>
      <text:p text:style-name="P241">xx <text:s/>= <text:s/>10+ PC 3+ trefle</text:p>
      <text:p text:style-name="P243"><text:span text:style-name="T22">1</text:span><text:span text:style-name="T29">♦</text:span><text:span text:style-name="T22"> <text:s/>= 5+ kara, 7+ PC, bez 4M</text:span></text:p>
      <text:p text:style-name="P243"><text:span text:style-name="T22">1</text:span><text:span text:style-name="T28">♥</text:span><text:span text:style-name="T22"> <text:s/>= 4+ kier, 7+ PC</text:span></text:p>
      <text:p text:style-name="P245"><text:span text:style-name="T71">1</text:span>♠<text:span text:style-name="T71"> <text:s/>= 4+ pik, 7+ PC</text:span></text:p>
      <text:p text:style-name="P246">1NT = układ BA <text:s/>7-10 PC,</text:p>
      <text:p text:style-name="P243"><text:span text:style-name="T22">2</text:span><text:span text:style-name="T8">♣</text:span><text:span text:style-name="T22">/</text:span><text:span text:style-name="T29">♦</text:span><text:span text:style-name="T22">/c/</text:span><text:span text:style-name="T5">♠</text:span><text:span text:style-name="T22"> = blokujące</text:span></text:p>
      <text:p text:style-name="P233"><text:tab/>2NT = LEBENSOHL(słaby na dowolnej 7)</text:p>
      <text:p text:style-name="P246">powyżej jak bez kontry wg ustaleń dot. licytacji przed/po pasie </text:p>
      <text:p text:style-name="P233"/>
      <text:p text:style-name="P248"><text:span text:style-name="T22">1</text:span><text:span text:style-name="T29">♦</text:span><text:span text:style-name="T22"> - (x) – <text:tab/>pas = słaby</text:span></text:p>
      <text:p text:style-name="P253"><text:tab/>xx <text:s/>= <text:s/>10+ PC max 3kara</text:p>
      <text:p text:style-name="P243"><text:span text:style-name="T22">1</text:span><text:span text:style-name="T28">♥</text:span><text:span text:style-name="T22"> <text:s/>= <text:s/>4+ kiery, 7+ PC</text:span></text:p>
      <text:p text:style-name="P245"><text:span text:style-name="T71">1</text:span>♠<text:span text:style-name="T71"> <text:s/>= <text:s/>4+ piki, 7+ PC</text:span></text:p>
      <text:p text:style-name="P233"><text:tab/>1NT <text:s/>= <text:s/>TRF, 5+ trefli nie wyklucza fitu karo</text:p>
      <text:p text:style-name="P232"><text:span text:style-name="T71"><text:tab/>2</text:span><text:span text:style-name="T3">♣</text:span><text:span text:style-name="T71"> <text:s text:c="2"/>= <text:s/>mini podniesienie z honorem lub FG z fitem</text:span></text:p>
      <text:p text:style-name="P242">Po pasie DRURY z fitem 4 kartowym. </text:p>
      <text:p text:style-name="Zwykły_20_tekst2"><text:span text:style-name="T22"><text:tab/>2</text:span><text:span text:style-name="T29">♦</text:span><text:span text:style-name="T22"> <text:s text:c="2"/>= <text:s/>4+ kara, 6-9 PC</text:span></text:p>
      <text:p text:style-name="Zwykły_20_tekst2"><text:span text:style-name="T22"><text:tab/>2</text:span><text:span text:style-name="T28">♥</text:span><text:span text:style-name="T22"> <text:s text:c="2"/>= <text:s/>5+ kierów, 4+ kara</text:span></text:p>
      <text:p text:style-name="P232"><text:span text:style-name="T71"><text:tab/>2</text:span>♠<text:span text:style-name="T71"> <text:s text:c="2"/>= <text:s/>5+ pików, 4+ kara</text:span></text:p>
      <text:p text:style-name="P233"><text:tab/>2NT <text:s/>= <text:s/>4+ kara, 11-12 PC </text:p>
      <text:p text:style-name="P232"><text:span text:style-name="T71"><text:tab/>3</text:span><text:span text:style-name="T3">♣</text:span><text:span text:style-name="T71"> = 9-11 inwit HHxxxx</text:span></text:p>
      <text:p text:style-name="P248"><text:span text:style-name="T22">1</text:span><text:span text:style-name="T28">♥</text:span><text:span text:style-name="T22"> - (x) - <text:s/><text:tab/>pas <text:s text:c="2"/>słaby <text:s/></text:span></text:p>
      <text:p text:style-name="P241">xx <text:s text:c="2"/>= <text:s/>10+ PC bez fitu</text:p>
      <text:p text:style-name="P245"><text:span text:style-name="T71">1</text:span>♠<text:span text:style-name="T71"> <text:s text:c="2"/>= <text:s/>4+ pik, <text:s/>7+ PC</text:span></text:p>
      <text:p text:style-name="P233"><text:tab/>1NT <text:s/>= <text:s/>TRF(na trefle) nie wyklucza fitu 3-blotki <text:s text:c="22"/></text:p>
      <text:p text:style-name="P232"><text:span text:style-name="T71"><text:tab/>2 </text:span><text:span text:style-name="T3">♣</text:span><text:span text:style-name="T71"> <text:s/>= <text:s/>TRF(na kara) nie wyklucza fitu 3-blotki </text:span></text:p>
      <text:p text:style-name="Zwykły_20_tekst2"><text:span text:style-name="T22"><text:tab/>2</text:span><text:span text:style-name="T29">♦</text:span><text:span text:style-name="T22"> <text:s text:c="2"/>= <text:s/>mini podniesienie z honorem lub FG (po pasie drury) z fitem 3+</text:span></text:p>
      <text:p text:style-name="Zwykły_20_tekst2"><text:span text:style-name="T22"><text:tab/>2</text:span><text:span text:style-name="T28">♥</text:span><text:span text:style-name="T22"> <text:s text:c="2"/>= <text:s/>3+ kiery, 6-9 PC</text:span></text:p>
      <text:p text:style-name="P232"><text:span text:style-name="T71"><text:tab/>2</text:span>♠<text:span text:style-name="T71"> <text:s text:c="2"/>= <text:s/>MINI SPL (nie znany 2nt=relay) 4 kiery, 6-8 PC</text:span></text:p>
      <text:p text:style-name="P246">2NT <text:s/>= <text:s/>3+ kier, INV jak bez kontry</text:p>
      <text:p text:style-name="P243"><text:span text:style-name="T22">3</text:span><text:span text:style-name="T8">♣</text:span><text:span text:style-name="T22">,3</text:span><text:span text:style-name="T29">♦</text:span><text:span text:style-name="T22"> <text:s/>= <text:s/>INV kolor + fit 4 kartowy </text:span></text:p>
      <text:p text:style-name="Zwykły_20_tekst2"><text:span text:style-name="T22"><text:s text:c="12"/><text:tab/>3</text:span><text:span text:style-name="T28">♥</text:span><text:span text:style-name="T22"> = 6-8 4+ fit</text:span></text:p>
      <text:p text:style-name="P251"><text:span text:style-name="T71">1</text:span>♠<text:span text:style-name="T71"> - (x) - <text:s/><text:tab/>pas = słaby</text:span></text:p>
      <text:p text:style-name="P253"><text:tab/>xx <text:s text:c="2"/>= <text:s/>10+PC bez fitu</text:p>
      <text:p text:style-name="P246">1NT <text:s text:c="2"/>= <text:s/>TRF(na trefle) nie wyklucza fitu 3-blotki </text:p>
      <text:p text:style-name="P232"><text:span text:style-name="T71"><text:tab/>2</text:span><text:span text:style-name="T3">♣</text:span><text:span text:style-name="T71"> <text:s text:c="2"/>= <text:s/>TRF(na kara) nie wyklucza fitu 3-blotki </text:span></text:p>
      <text:p text:style-name="Zwykły_20_tekst2"><text:span text:style-name="T22"><text:tab/>2</text:span><text:span text:style-name="T29">♦</text:span><text:span text:style-name="T22"> <text:s text:c="2"/>= <text:s/>TRF(na kiery) nie wyklucza fitu 3-blotki </text:span></text:p>
      <text:p text:style-name="Zwykły_20_tekst2"><text:span text:style-name="T22"><text:tab/>2</text:span><text:span text:style-name="T28">♥</text:span><text:span text:style-name="T22"> <text:s text:c="2"/>= mini podniesienie z honorem lub FG (po pasie drury) z fitem 3+</text:span></text:p>
      <text:p text:style-name="P232"><text:span text:style-name="T71"><text:tab/>2</text:span>♠<text:span text:style-name="T71"> <text:s text:c="2"/>= 3+ pik, 6-9 PC <text:s/></text:span></text:p>
      <text:p text:style-name="P246">2NT <text:s text:c="2"/>= 3+ pik, INV jak bez kontry</text:p>
      <text:p text:style-name="P243"><text:span text:style-name="T22">3</text:span><text:span text:style-name="T8">♣</text:span><text:span text:style-name="T22">,3</text:span><text:span text:style-name="T29">♦</text:span><text:span text:style-name="T22">,3</text:span><text:span text:style-name="T28">♥</text:span><text:span text:style-name="T22"> <text:s text:c="2"/>= INV <text:s/>kolor + fit 4 kartowy</text:span></text:p>
      <text:p text:style-name="P199"/>
      <text:p text:style-name="P199"/>
      <text:p text:style-name="P199">1BA - (X karna)<text:tab/><text:tab/>:XX=min44; inne NAT 5+</text:p>
      <text:p text:style-name="P336">1BA - (X inna) :<text:tab/><text:tab/>dalsza licytacja jak bez kontry ( xx – zawsze silna po kontrze konwencyjnej</text:p>
      <text:p text:style-name="P344">z wyjątkiem <text:s text:c="2"/>kontry monokolorowej, po której nie gramy karną rekontrą)</text:p>
      <text:p text:style-name="P3"/>
      <text:p text:style-name="P253"><text:soft-page-break/>Po pasie wciągającym w następnym okrążeniu nasza kontra zaręczna jest karna, podręczna jest wywoławcza. </text:p>
      <text:p text:style-name="P1"><text:s text:c="14"/></text:p>
      <text:p text:style-name="P338"/>
      <text:p text:style-name="P340"/>
      <text:p text:style-name="P340"/>
      <text:p text:style-name="P340"/>
      <text:p text:style-name="P340"/>
      <text:p text:style-name="P340">Po otwarciu <text:s/>1♣ <text:s/>i interwencji kolorem:</text:p>
      <text:p text:style-name="P340"/>
      <text:p text:style-name="P340">My<text:tab/>Oni<text:tab/>My</text:p>
      <text:p text:style-name="P335"><text:span text:style-name="T23">1</text:span><text:span text:style-name="T8">♣</text:span><text:span text:style-name="T23"><text:tab/>1</text:span><text:span text:style-name="T29">♦</text:span><text:span text:style-name="T23"><text:tab/>(x) 44M</text:span></text:p>
      <text:p text:style-name="P340"/>
      <text:p text:style-name="P335"><text:span text:style-name="T23">1</text:span><text:span text:style-name="T8">♣</text:span><text:span text:style-name="T23"><text:tab/>1</text:span><text:span text:style-name="T28">♥</text:span><text:span text:style-name="T23"><text:tab/>(x) bez 4 pik zła ręka do zajęcia 1ba</text:span></text:p>
      <text:p text:style-name="P340"/>
      <text:p text:style-name="P337"><text:span text:style-name="T72">1</text:span><text:span text:style-name="T3">♣</text:span><text:span text:style-name="T72"><text:tab/>1</text:span>♠<text:span text:style-name="T72"><text:tab/>(x) sputnik =4kiery</text:span></text:p>
      <text:p text:style-name="P340"/>
      <text:p text:style-name="P341"><text:span text:style-name="T71">1</text:span><text:span text:style-name="T2">♣</text:span><text:span text:style-name="T71"><text:tab/>1ba(silne)<text:tab/>konwencja po 1BA- 2ga ręka</text:span></text:p>
      <text:p text:style-name="P340"/>
      <text:p text:style-name="P341"><text:span text:style-name="T71">1</text:span><text:span text:style-name="T2">♣</text:span><text:span text:style-name="T71"><text:tab/>2</text:span><text:span text:style-name="T2">♣</text:span><text:span text:style-name="T71"><text:tab/>(x) co najmniej jedna 4M lub GF</text:span></text:p>
      <text:p text:style-name="P340"/>
      <text:p text:style-name="P335"><text:span text:style-name="T23">1</text:span><text:span text:style-name="T8">♣</text:span><text:span text:style-name="T23"><text:tab/>2</text:span><text:span text:style-name="T29">♦</text:span><text:span text:style-name="T23"> (wilk, multi) <text:s/>(x) konwencja </text:span><text:span text:style-name="T24">PPKK (piki pasuj – kiery kontruj!)</text:span></text:p>
      <text:p text:style-name="P340"/>
      <text:p text:style-name="P335"><text:span text:style-name="T23">1</text:span><text:span text:style-name="T8">♣</text:span><text:span text:style-name="T23"><text:tab/>2</text:span><text:span text:style-name="T28">♥</text:span><text:span text:style-name="T23">/</text:span><text:span text:style-name="T5">♠</text:span><text:span text:style-name="T23"><text:tab/>(x) negatywna</text:span></text:p>
      <text:p text:style-name="P340"/>
      <text:p text:style-name="P341"><text:span text:style-name="T71">1</text:span><text:span text:style-name="T2">♣</text:span><text:span text:style-name="T71"><text:tab/>coś<text:tab/>2 w kolor NF, 3 w kolor F1</text:span></text:p>
      <text:p text:style-name="P340"/>
      <text:p text:style-name="P335"><text:span text:style-name="T23">1</text:span><text:span text:style-name="T29">♦</text:span><text:span text:style-name="T23"><text:tab/>1</text:span><text:span text:style-name="T28">♥</text:span><text:span text:style-name="T23"><text:tab/>(x) bez 4 pików zła ręka do zajęcia 1 ba</text:span></text:p>
      <text:p text:style-name="P340"/>
      <text:p text:style-name="P335"><text:span text:style-name="T23">1</text:span><text:span text:style-name="T29">♦</text:span><text:span text:style-name="T23"><text:tab/>1</text:span><text:span text:style-name="T5">♠</text:span><text:span text:style-name="T23"><text:tab/>(x) sputnik 4 kiery lub GF</text:span></text:p>
      <text:p text:style-name="P340"/>
      <text:p text:style-name="P335"><text:span text:style-name="T23">1</text:span><text:span text:style-name="T29">♦</text:span><text:span text:style-name="T23"><text:tab/>1ba(silne)<text:tab/>(x) konwencja po 1 ba – 2ga ręka</text:span></text:p>
      <text:p text:style-name="P340"/>
      <text:p text:style-name="P335"><text:span text:style-name="T23">1</text:span><text:span text:style-name="T29">♦</text:span><text:span text:style-name="T23"><text:tab/>2 w kolor<text:tab/>2 w kolor NF, konwencja </text:span><text:span text:style-name="T24">PPKK</text:span><text:span text:style-name="T23"> po wilkoszu i multi, 3 w kolor F1</text:span></text:p>
      <text:p text:style-name="P340"/>
      <text:p text:style-name="P335"><text:span text:style-name="T23">1</text:span><text:span text:style-name="T28">♥</text:span><text:span text:style-name="T23"><text:tab/>1</text:span><text:span text:style-name="T5">♠</text:span><text:span text:style-name="T23">(x) 44mm lub GF</text:span></text:p>
      <text:p text:style-name="P340"/>
      <text:p text:style-name="P335"><text:span text:style-name="T23">1</text:span><text:span text:style-name="T28">♥</text:span><text:span text:style-name="T23">/</text:span><text:span text:style-name="T5">♠</text:span><text:span text:style-name="T23"><text:tab/>1ba(silne)<text:tab/>(x) karna inne 2 w kolor NF, 3 w kolor F1, 2ba INV</text:span></text:p>
      <text:p text:style-name="P340"/>
      <text:p text:style-name="P335"><text:span text:style-name="T23">1</text:span><text:span text:style-name="T28">♥</text:span><text:span text:style-name="T23">/</text:span><text:span text:style-name="T5">♠</text:span><text:span text:style-name="T23"><text:tab/>2 w kolor<text:tab/>(x) negatywna, 2 w kolor NF, 2NT INV, 3 w kolor F1</text:span></text:p>
      <text:p text:style-name="P68"/>
      <text:p text:style-name="P68"/>
      <text:p text:style-name="P68">Licytacja po pasie partnera :</text:p>
      <text:p text:style-name="P68"/>
      <text:p text:style-name="P68">Wejście kolorem<text:tab/><text:tab/>siła 5-15 – 3 cele: wskazanie wistu, blokowanie i destrukcja</text:p>
      <text:p text:style-name="P68">Wejście 1BA<text:tab/><text:tab/>normalne 15-17(18)</text:p>
      <text:p text:style-name="P68">Kontra<text:tab/><text:tab/>dwukolorowa 44MM lub 4M5kar lub objaśniająca 17+</text:p>
      <text:p text:style-name="P68">2<text:span text:style-name="T2">♣<text:tab/><text:tab/></text:span>precision</text:p>
      <text:p text:style-name="P57"><text:span text:style-name="T10">2</text:span><text:span text:style-name="T29">♦</text:span><text:span text:style-name="T2"><text:tab/><text:tab/></text:span>oba starsze 55</text:p>
      <text:p text:style-name="P68"/>
      <text:p text:style-name="P68">Skoki w obronie:</text:p>
      <text:p text:style-name="P57"><text:span text:style-name="T10">2</text:span><text:span text:style-name="T28">♥</text:span><text:span text:style-name="T10">/</text:span><text:span text:style-name="T5">♠</text:span><text:span text:style-name="T10"> <text:s/>lub 3</text:span><text:span text:style-name="T8">♣</text:span><text:span text:style-name="T10">/</text:span><text:span text:style-name="T29">♦</text:span><text:span text:style-name="T10"><text:tab/>konstruktywne 14-16 6+ (po otwarciu przeciwnika 1</text:span><text:span text:style-name="T5">♠</text:span><text:span text:style-name="T10"> – 3</text:span><text:span text:style-name="T28">♥</text:span> 6+<text:span text:style-name="T10"> 14-16)</text:span></text:p>
      <text:p text:style-name="P5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 text:c="7"/></text:p>
      <text:p text:style-name="P312"/>
      <text:p text:style-name="P312"/>
      <text:p text:style-name="P312"/>
      <text:p text:style-name="P312"/>
      <text:p text:style-name="P312"/>
      <text:p text:style-name="P312"/>
      <text:p text:style-name="P312">Licytacja dwustronna:</text:p>
      <text:p text:style-name="P312"/>
      <text:p text:style-name="P314">ONI<text:tab/>MY<text:tab/>ONI<text:tab/>MY</text:p>
      <text:p text:style-name="P309"><text:span text:style-name="T23">1</text:span><text:span text:style-name="T8">♣</text:span><text:span text:style-name="T23"><text:tab/>1</text:span><text:span text:style-name="T29">♦</text:span><text:span text:style-name="T23"><text:tab/>(x)<text:tab/>xx TRF na kiery</text:span></text:p>
      <text:p text:style-name="P309"><text:span text:style-name="T23"><text:tab/><text:tab/><text:tab/>1</text:span><text:span text:style-name="T28">♥</text:span><text:span text:style-name="T23"> TRF na piki</text:span></text:p>
      <text:p text:style-name="P311"><text:span text:style-name="T72"><text:tab/><text:tab/><text:tab/>1</text:span>♠<text:span text:style-name="T72"> TRF na BA</text:span></text:p>
      <text:p text:style-name="P314"><text:tab/><text:tab/><text:tab/>1BA TRF na trefle</text:p>
      <text:p text:style-name="P316"><text:span text:style-name="T71"><text:tab/><text:tab/><text:tab/></text:span><text:span text:style-name="T73">2</text:span><text:span text:style-name="T48">♣</text:span><text:span text:style-name="T73"> INV z fitem</text:span></text:p>
      <text:p text:style-name="P318"><text:span text:style-name="T23"><text:tab/><text:tab/><text:tab/>2</text:span><text:span text:style-name="T29">♦</text:span><text:span text:style-name="T23"> NAT</text:span></text:p>
      <text:p text:style-name="P318"><text:span text:style-name="T23"><text:tab/><text:tab/><text:tab/>2</text:span><text:span text:style-name="T28">♥</text:span><text:span text:style-name="T5">♠</text:span><text:span text:style-name="T23"> – kolor + fit</text:span></text:p>
      <text:p text:style-name="P315"/>
      <text:p text:style-name="P309"><text:span text:style-name="T23">1</text:span><text:span text:style-name="T8">♣</text:span><text:span text:style-name="T23"><text:tab/>1</text:span><text:span text:style-name="T28">♥</text:span><text:span text:style-name="T23"><text:tab/>(x)<text:tab/>xx TRF na piki</text:span></text:p>
      <text:p text:style-name="P311"><text:span text:style-name="T72"><text:tab/><text:tab/><text:tab/>1</text:span>♠<text:span text:style-name="T72"> TRF na BA</text:span></text:p>
      <text:p text:style-name="P314"><text:tab/><text:tab/><text:tab/>1BA TRF na trefle</text:p>
      <text:p text:style-name="P316"><text:span text:style-name="T71"><text:tab/><text:tab/><text:tab/>2</text:span><text:span text:style-name="T2">♣</text:span><text:span text:style-name="T71"> TRF na kara</text:span></text:p>
      <text:p text:style-name="P309"><text:span text:style-name="T23"><text:tab/><text:tab/><text:tab/>2</text:span><text:span text:style-name="T29">♦</text:span><text:span text:style-name="T23"> TRF na kiery INV 3+ fit</text:span></text:p>
      <text:p text:style-name="P309"><text:span text:style-name="T23"><text:tab/><text:tab/><text:tab/>2</text:span><text:span text:style-name="T28">♥</text:span><text:span text:style-name="T23"> NAT</text:span></text:p>
      <text:p text:style-name="P311"><text:span text:style-name="T72"><text:tab/><text:tab/><text:tab/></text:span><text:span text:style-name="T74">2</text:span><text:span text:style-name="T47">♠</text:span><text:span text:style-name="T74"> MSPL</text:span></text:p>
      <text:p text:style-name="P315"><text:tab/><text:tab/><text:tab/>2NT INV 4+ fit</text:p>
      <text:p text:style-name="P318"><text:span text:style-name="T23"><text:tab/><text:tab/><text:tab/>3</text:span><text:span text:style-name="T8">♣</text:span><text:span text:style-name="T23">/</text:span><text:span text:style-name="T29">♦</text:span><text:span text:style-name="T23"> kolor +fit</text:span></text:p>
      <text:p text:style-name="P315"/>
      <text:p text:style-name="P311"><text:span text:style-name="T72">1</text:span><text:span text:style-name="T3">♣</text:span><text:span text:style-name="T72"><text:tab/>1</text:span>♠<text:span text:style-name="T72"><text:tab/>(x)<text:tab/>xx TFR na 1BA</text:span></text:p>
      <text:p text:style-name="P314"><text:tab/><text:tab/><text:tab/>1BA TRF na trefle</text:p>
      <text:p text:style-name="P316"><text:span text:style-name="T71"><text:tab/><text:tab/><text:tab/>2</text:span><text:span text:style-name="T2">♣</text:span><text:span text:style-name="T71"> TRF na kara</text:span></text:p>
      <text:p text:style-name="P309"><text:span text:style-name="T23"><text:tab/><text:tab/><text:tab/>2</text:span><text:span text:style-name="T29">♦</text:span><text:span text:style-name="T23"> TRF na kiery</text:span></text:p>
      <text:p text:style-name="P309"><text:span text:style-name="T23"><text:tab/><text:tab/><text:tab/></text:span><text:span text:style-name="T25">2</text:span><text:span text:style-name="T41">♥ </text:span><text:span text:style-name="T25">TRF na piki INV 3+</text:span></text:p>
      <text:p text:style-name="P317"><text:span text:style-name="T72"><text:tab/><text:tab/><text:tab/>2</text:span>♠<text:span text:style-name="T72"> NAT</text:span></text:p>
      <text:p text:style-name="P315"><text:tab/><text:tab/><text:tab/>2NT INV 4+fit</text:p>
      <text:p text:style-name="P318"><text:span text:style-name="T23"><text:tab/><text:tab/><text:tab/>3</text:span><text:span text:style-name="T8">♣</text:span><text:span text:style-name="T23">/</text:span><text:span text:style-name="T29">♦</text:span><text:span text:style-name="T23">/</text:span><text:span text:style-name="T28">♥ </text:span><text:span text:style-name="T23"><text:s/>kolor + fit</text:span></text:p>
      <text:p text:style-name="P200"/>
      <text:p text:style-name="P199"><text:span text:style-name="T3">Po Michaels</text:span>:<text:tab/>x = mam kontrę na co najmniej jeden z ich kolorów</text:p>
      <text:p text:style-name="P202">cue bid w kolor przeciwnika = FG z fitem w nasz kolor</text:p>
      <text:p text:style-name="P279">2BA=INV z fitem w nasz kolor</text:p>
      <text:p text:style-name="P270"/>
      <text:p text:style-name="P255">Po otwarciu 1BA i interwencji kolorem:</text:p>
      <text:p text:style-name="P254"/>
      <text:p text:style-name="P254">MY<text:tab/>ONI<text:tab/>MY</text:p>
      <text:p text:style-name="P256"><text:span text:style-name="T71">1BA<text:tab/>2</text:span><text:span text:style-name="T2">♣</text:span><text:span text:style-name="T71">/karo (nat.)<text:tab/>x – negatywna</text:span></text:p>
      <text:p text:style-name="P254"><text:tab/><text:tab/>2 w kolor NF</text:p>
      <text:p text:style-name="P254"><text:tab/><text:tab/>2BA lebensohl</text:p>
      <text:p text:style-name="P254"/>
      <text:p text:style-name="P256"><text:span text:style-name="T71">1BA<text:tab/>2</text:span><text:span text:style-name="T2">♣</text:span><text:span text:style-name="T71">(starsze)<text:tab/>x – kontruję co najmniej 1 kolor starszy</text:span></text:p>
      <text:p text:style-name="P248"><text:span text:style-name="T23"><text:tab/><text:tab/>2</text:span><text:span text:style-name="T29">♦</text:span><text:span text:style-name="T23"> NF nat</text:span></text:p>
      <text:p text:style-name="P248"><text:span text:style-name="T23"><text:tab/><text:tab/>2</text:span><text:span text:style-name="T28">♥</text:span><text:span text:style-name="T23"> – 44mm z przewagą trefli</text:span></text:p>
      <text:p text:style-name="P254"><text:tab/><text:tab/>2 pik – 44mm z przewagą kar</text:p>
      <text:p text:style-name="P256"><text:span text:style-name="T71"><text:tab/><text:tab/>2BA lebensohl – dalej 3</text:span><text:span text:style-name="T2">♣</text:span><text:span text:style-name="T71">(aut.)<text:tab/>pas SO trefle</text:span></text:p>
      <text:p text:style-name="P248"><text:span text:style-name="T23"><text:tab/><text:tab/><text:tab/><text:tab/>3</text:span><text:span text:style-name="T29">♦</text:span><text:span text:style-name="T23"> SO kara</text:span></text:p>
      <text:p text:style-name="P254"/>
      <text:p text:style-name="P248"><text:span text:style-name="T23">1BA<text:tab/>2 </text:span><text:span text:style-name="T29">♦</text:span><text:span text:style-name="T23">(multi)<text:tab/>x =4kiery (</text:span><text:span text:style-name="T24">PPKK</text:span><text:span text:style-name="T23">)</text:span></text:p>
      <text:p text:style-name="P254"><text:soft-page-break/><text:tab/><text:tab/>pas, a potem x - =4piki 8+ (<text:span text:style-name="T2">PPKK</text:span>)</text:p>
      <text:p text:style-name="P248"><text:span text:style-name="T23"><text:tab/><text:tab/>2 </text:span><text:span text:style-name="T28">♥</text:span>/<text:span text:style-name="T5">♠</text:span><text:span text:style-name="T23"> Nat. NF</text:span></text:p>
      <text:p text:style-name="P256"><text:span text:style-name="T71"><text:tab/><text:tab/>2BA lebensohl – dalej 3</text:span><text:span text:style-name="T2">♣</text:span><text:span text:style-name="T71">(aut.)<text:tab/>pas SO trefle</text:span></text:p>
      <text:p text:style-name="P248"><text:span text:style-name="T23"><text:tab/><text:tab/><text:tab/><text:tab/>3</text:span><text:span text:style-name="T29">♦</text:span><text:span text:style-name="T23"> SO kara</text:span></text:p>
      <text:p text:style-name="P254"/>
      <text:p text:style-name="P254"/>
      <text:p text:style-name="P254"/>
      <text:p text:style-name="P254"/>
      <text:p text:style-name="P254"/>
      <text:p text:style-name="P254"/>
      <text:p text:style-name="P248"><text:span text:style-name="T23">1BA<text:tab/>2 </text:span><text:span text:style-name="T28">♥</text:span><text:span text:style-name="T23"><text:tab/>x – wybieraj Hxx kier 8+</text:span></text:p>
      <text:p text:style-name="P254"><text:tab/><text:tab/>2 pik nat .NF</text:p>
      <text:p text:style-name="P256"><text:span text:style-name="T71"><text:tab/><text:tab/>2BA leb. – dalej: 3</text:span>♣<text:span text:style-name="T71">(aut.) –<text:tab/>pas SO (t),</text:span></text:p>
      <text:p text:style-name="P258"><text:span text:style-name="T23">3</text:span><text:span text:style-name="T29">♦</text:span><text:span text:style-name="T23"> SO (k),</text:span></text:p>
      <text:p text:style-name="P258"><text:span text:style-name="T23">3</text:span><text:span text:style-name="T28">♥</text:span><text:span text:style-name="T23">(=4s bez trzymania)</text:span></text:p>
      <text:p text:style-name="P259"><text:span text:style-name="T72">3</text:span>♠<text:span text:style-name="T72"> 5+ INV</text:span></text:p>
      <text:p text:style-name="P260">3BA (=4s + trzymanie)</text:p>
      <text:p text:style-name="P234"><text:tab/><text:tab/>3m F1</text:p>
      <text:p text:style-name="P254"/>
      <text:p text:style-name="P251"><text:span text:style-name="T72">1BA<text:tab/>2 </text:span>♠<text:span text:style-name="T72"><text:tab/>x – wybieraj Hxx pik 8+</text:span></text:p>
      <text:p text:style-name="P256"><text:span text:style-name="T71"><text:tab/><text:tab/></text:span><text:span text:style-name="T73">2BA leb. – dalej: 3</text:span><text:span text:style-name="T48">♣</text:span><text:span text:style-name="T73">(aut.) -<text:tab/>pas SO (t)</text:span></text:p>
      <text:p text:style-name="P257"><text:span text:style-name="T23"><text:tab/><text:tab/><text:tab/><text:tab/>3</text:span><text:span text:style-name="T29">♦</text:span><text:span text:style-name="T23"> SO (k)</text:span></text:p>
      <text:p text:style-name="P248"><text:span text:style-name="T25"><text:tab/><text:tab/><text:tab/><text:tab/></text:span><text:span text:style-name="T23">3</text:span><text:span text:style-name="T28">♥</text:span><text:span text:style-name="T23"> SO (c)</text:span></text:p>
      <text:p text:style-name="P251"><text:span text:style-name="T72"><text:tab/><text:tab/><text:tab/><text:tab/>3</text:span>♠<text:span text:style-name="T72"> (=4kiery bez trzymania)</text:span></text:p>
      <text:p text:style-name="P254"><text:tab/><text:tab/><text:tab/><text:tab/>3BA (=4kiery + trzymanie)</text:p>
      <text:p text:style-name="P254"><text:tab/><text:tab/>3m F1</text:p>
      <text:p text:style-name="P248"><text:span text:style-name="T23"><text:tab/><text:tab/>3</text:span><text:span text:style-name="T28">♥</text:span><text:span text:style-name="T23"> GF</text:span></text:p>
      <text:p text:style-name="P254"/>
      <text:p text:style-name="P281">1BA<text:tab/>2BA(mm)<text:tab/>x punkty</text:p>
      <text:p text:style-name="P281"><text:tab/><text:tab/>3<text:span text:style-name="T3">♣</text:span> – starsze z przewagą kierów</text:p>
      <text:p text:style-name="P280"><text:span text:style-name="T5"><text:tab/><text:tab/>3</text:span><text:span text:style-name="T29">♦</text:span><text:span text:style-name="T5"> – starsze z przewagą pików</text:span></text:p>
      <text:p text:style-name="P281"><text:tab/><text:tab/>3M F1</text:p>
      <text:p text:style-name="P281"/>
      <text:p text:style-name="P253">1BA<text:tab/>3m<text:tab/>x negatywna</text:p>
      <text:p text:style-name="P253"><text:tab/><text:tab/>3 kolor = TRF</text:p>
      <text:p text:style-name="P253"><text:tab/><text:tab/>3BA do gry</text:p>
      <text:p text:style-name="P253"><text:tab/><text:tab/>cue = dwukolorówka</text:p>
      <text:p text:style-name="P253"/>
      <text:p text:style-name="P253">1BA<text:tab/>3M<text:tab/>x negatywna</text:p>
      <text:p text:style-name="P251"><text:span text:style-name="T71"><text:tab/><text:tab/>4</text:span><text:span text:style-name="T3">♣</text:span><text:span text:style-name="T71"> = 55 trefle i OM</text:span></text:p>
      <text:p text:style-name="P248"><text:span text:style-name="T22"><text:tab/><text:tab/>4</text:span><text:span text:style-name="T29">♦</text:span><text:span text:style-name="T22"> = 55 kara i OM</text:span></text:p>
      <text:p text:style-name="P253"/>
      <text:p text:style-name="P233"/>
      <text:p text:style-name="P281"/>
      <text:h text:style-name="P219" text:outline-level="4" text:is-list-header="true">INNE USTALENIA PO INTERWENCJI:</text:h>
      <text:p text:style-name="P57"/>
      <text:p text:style-name="P170"><text:s text:c="8"/>1. <text:s text:c="2"/>Gramy kontra i rekontra fit</text:p>
      <text:p text:style-name="P170"><text:s text:c="8"/>2. <text:s text:c="2"/>Jak zachowujemy się, gdy skontrują nam Staymana lub transfer po naszym BA?</text:p>
      <text:p text:style-name="Standard"><text:span text:style-name="T5">Po x na STAY: pas=3/4 trefle, brak 4M; xx = 4 dobre trefle, brak 4M; 2</text:span><text:span text:style-name="T28">♦</text:span><text:span text:style-name="T5">= 5 kar; inne = jak bez</text:span></text:p>
      <text:p text:style-name="Standard">Po x na TRF: pas=3/4 karty w kolor kontr, brak fitu; xx = dobre trzymanie, 4 karty, brak fitu;</text:p>
      <text:p text:style-name="Standard">Przyjęcie transferu – z fitem</text:p>
      <text:p text:style-name="Standard"><text:s text:c="2"/></text:p>
      <text:p text:style-name="Standard"/>
      <text:p text:style-name="P170"><text:s text:c="8"/>3. <text:s text:c="2"/>My<text:tab/>Oni<text:tab/>My</text:p>
      <text:p text:style-name="Standard"><text:span text:style-name="T5">1</text:span><text:span text:style-name="T28">♥<text:tab/></text:span><text:span text:style-name="T5">(2ba=mlode) <text:tab/>3♣ = kiery co najmniej inwit z fitem </text:span></text:p>
      <text:p text:style-name="Standard"><text:span text:style-name="T5">3</text:span><text:span text:style-name="T28">♦</text:span><text:span text:style-name="T5"> = piki FG na własnym</text:span></text:p>
      <text:p text:style-name="Standard">3♠ = KQJxxxx albo podobny</text:p>
      <text:p text:style-name="Standard">1♠<text:tab/>(2ba=mlode)<text:tab/>3♣ = kiery FG na własnym</text:p>
      <text:p text:style-name="Standard"><text:span text:style-name="T5">3</text:span><text:span text:style-name="T28">♦</text:span><text:span text:style-name="T5"> = piki <text:s/>co najmniej inwit <text:s/>z fitem.</text:span></text:p>
      <text:p text:style-name="Standard"><text:soft-page-break/><text:span text:style-name="T5">3</text:span><text:span text:style-name="T28">♥ </text:span><text:span text:style-name="T5">= np. KQJxxxx</text:span></text:p>
      <text:p text:style-name="Standard"/>
      <text:list xml:id="list461800311" text:style-name="WW8Num6">
        <text:list-item>
          <text:p text:style-name="P22">Ustalenie Jagny: my 1<text:span text:style-name="T28">♥</text:span>, oni blok. np. 3<text:span text:style-name="T5">♠</text:span> Teraz – 4♣ zawsze uzgadnia nadwyżkowo kolor otwarcia (nie jest cb-dem), inne licytacje są naturalne. Z treflami licytujemy kolor przeciwnika.</text:p>
        </text:list-item>
      </text:list>
      <text:p text:style-name="Standard"/>
      <text:list xml:id="list1750517183" text:continue-numbering="true" text:style-name="WW8Num6">
        <text:list-item>
          <text:p text:style-name="P22">Kontra negatywna do 4 kier. <text:s/>Po kontrze nowy kolor na wys. 3 forsuje (np. 1<text:span text:style-name="T8">♣</text:span> –(1<text:span text:style-name="T5">♠</text:span>)– x -(2<text:span text:style-name="T5">♠</text:span>); p - (p)– 3<text:span text:style-name="T8">♣</text:span>/<text:span text:style-name="T28">♦</text:span>/<text:span text:style-name="T28">♥</text:span></text:p>
        </text:list-item>
      </text:list>
      <text:p text:style-name="P347"/>
      <text:p text:style-name="P58"/>
      <text:p text:style-name="P58">OBRONA PO ICH OTWARCIU </text:p>
      <text:p text:style-name="Standard"/>
      <text:p text:style-name="P207"><text:span text:style-name="T15">1 <text:s/>.Po otwarciu przeciwnika 1</text:span>♣<text:span text:style-name="T15"> <text:s/>wejście 2 </text:span><text:span text:style-name="T28">♦</text:span><text:span text:style-name="T15"> = 55 MM; <text:s/>3</text:span>♣/<text:span text:style-name="T28">♦</text:span><text:span text:style-name="T15"> = w każdych założeniach NAT 6, 14-16PC</text:span></text:p>
      <text:p text:style-name="P208">2. <text:s/>Pojedynczy przeskok <text:s/>kolorem <text:s/>po otwarciu przeciwnika zawsze NAT 6 <text:s/>14-16 </text:p>
      <text:p text:style-name="P207"><text:span text:style-name="T15">3. <text:s/>Po otwarciu przeciwnika <text:s/>1</text:span><text:span text:style-name="T28">♦</text:span><text:span text:style-name="T15"> <text:s/>wejście 2 </text:span><text:span text:style-name="T28">♦</text:span><text:span text:style-name="T15"> = 55MM</text:span></text:p>
      <text:p text:style-name="P201">4. <text:s/>Po otwarciu przeciwnika <text:s/>1M <text:s/>wejście 2M = 55 OM+ m </text:p>
      <text:p text:style-name="P199">5. <text:s/>Wejście 1BA: 15-17;</text:p>
      <text:p text:style-name="P199">Po naszym wejściu 1 ba i kontrze karnej – rekontra: 2 kolory inne naturalne, to samo z pozycji wchodzącego 1 ba po pasie karnym</text:p>
      <text:p text:style-name="P198"><text:span text:style-name="T5">6. <text:s text:c="2"/>1BA reopen 11-14 </text:span><text:span text:style-name="T6">→</text:span><text:span text:style-name="T5"> TRF na okrągło po otwarciu 1</text:span><text:span text:style-name="T28">♥</text:span><text:span text:style-name="T5">/♠ </text:span></text:p>
      <text:p text:style-name="P198"><text:span text:style-name="T5"><text:s text:c="7"/>(1</text:span><text:span text:style-name="T28">♥</text:span><text:span text:style-name="T55"></text:span><text:span text:style-name="T5">, pas, pas, 1BA): <text:s/>2</text:span><text:span text:style-name="T26"></text:span>♣= <text:span text:style-name="T26">TRF na k; <text:s/>2</text:span><text:span text:style-name="T28">♦</text:span>=TRF na <text:span text:style-name="T26">p; <text:s/>2</text:span><text:span text:style-name="T28">♥</text:span>=STAY =4p<text:span text:style-name="T26">; <text:s/>2</text:span><text:span text:style-name="T5">♠= </text:span><text:span text:style-name="T26">TRF na t; <text:s/>2BA= INV</text:span></text:p>
      <text:p text:style-name="P198"><text:span text:style-name="T27"><text:s text:c="7"/></text:span><text:span text:style-name="T26">(1♠, pas, pas, 1BA): <text:s/>2</text:span>♣= <text:span text:style-name="T26">TRF na k; <text:s/>2</text:span><text:span text:style-name="T28">♦</text:span><text:span text:style-name="T26"> =TRF na c; <text:s/>2</text:span><text:span text:style-name="T28">♥</text:span><text:span text:style-name="T26"> =TRF na t; <text:s/>2</text:span><text:span text:style-name="T5">♠= </text:span><text:span text:style-name="T26">STAY na =4c; <text:s/>2BA= INV</text:span></text:p>
      <text:p text:style-name="P199">7. <text:s text:c="2"/>Wejście 2BA: 55 kolory najmłodsze;</text:p>
      <text:p text:style-name="P198"><text:span text:style-name="T5">8. <text:s text:c="2"/>2BA reopen 18-21</text:span><text:span text:style-name="T6">→</text:span><text:span text:style-name="T5">TRF na okrągło po otwarciu 1</text:span><text:span text:style-name="T28">♥</text:span>/<text:span text:style-name="T5">♠</text:span></text:p>
      <text:p text:style-name="P198"><text:span text:style-name="T5">9. <text:s text:c="2"/>Wejście 2</text:span>♣<text:span text:style-name="T5">= PRECISION (dalsza licytacja jak po precision)</text:span></text:p>
      <text:p text:style-name="P345">10. Po naszym wejściu starszym kolorem </text:p>
      <text:p text:style-name="P345"><text:s text:c="6"/>cue w kolor wroga = punkty bez fitu – najczęściej pytanie o trzymanie , 2 BA= INV z fitem 4+, <text:s/>2♣ - zawsze Drury</text:p>
      <text:p text:style-name="P336"/>
      <text:p text:style-name="P336">11. Po naszym wejściu starszym kolorem i zgłoszeniu przez wroga nowego koloru – jeśli jest miejsce 2♣ - zawsze Drury cue w kolor wroga= pytanie o trzymanie lub gdy nie ma miejsca na 2♣ =Drury z fitem 3+,2 BA= INV z fitem 4+</text:p>
      <text:p text:style-name="P345"/>
      <text:p text:style-name="P336">12. Po <text:s/>ich otwarciu 1t silny: konwencja BARWA RANGA RÓŻNE </text:p>
      <text:p text:style-name="P327">Kontra = 4M5m <text:s/>CZ-CZ; 1<text:span text:style-name="T28">♦ </text:span>= 45 MM-mm; 1BA = 4M5m przedzielone; 2<text:span text:style-name="T28">♦</text:span> 5+ 5+ MM</text:p>
      <text:p text:style-name="P68"/>
      <text:p text:style-name="P57"><text:span text:style-name="T5">13. </text:span>Obrona na silne BA:<text:tab/><text:span text:style-name="T2">Druga ręka:</text:span></text:p>
      <text:p text:style-name="Standard"><text:s text:c="23"/><text:tab/><text:span text:style-name="T5">kontra=54 MM <text:s/>lub 4M5m - dalej do koloru, a 2</text:span><text:span text:style-name="T28">♦</text:span>= równe fity MM</text:p>
      <text:p text:style-name="P40">2♣ = 5M4+m CZ-CZ – dalej do koloru, a 2NT INV do M</text:p>
      <text:p text:style-name="P152">2<text:span text:style-name="T28">♦</text:span>= 4+k 5p lub 6c – dalej do koloru, a 2NT INV do M</text:p>
      <text:p text:style-name="P152">2<text:span text:style-name="T28">♥</text:span>= 4+t 5c <text:s/>lub 6p – dalej do koloru, a 2NT INV do M</text:p>
      <text:p text:style-name="P261"><text:tab/><text:tab/><text:tab/>2♠= 4p6c lub 7t – dalej do koloru, a 2NT INV do M</text:p>
      <text:p text:style-name="P261"><text:tab/><text:tab/><text:tab/>2BA= 4k6t lub 7c – dalej do koloru, a 2NT INV do M</text:p>
      <text:p text:style-name="P261"><text:tab/><text:tab/><text:tab/>3♣= 4t6k lub 7p – dalej do koloru, a 2NT INV do M</text:p>
      <text:p text:style-name="P262"><text:span text:style-name="T5"><text:tab/><text:tab/><text:tab/>3</text:span><text:span text:style-name="T28">♦</text:span><text:span text:style-name="T5">= 4c6p lub 7k – dalej do koloru, a 2NT INV do M</text:span></text:p>
      <text:p text:style-name="P261"><text:tab/><text:tab/><text:tab/>Czwarta ręka –Reopen:</text:p>
      <text:p text:style-name="P261"><text:tab/><text:tab/><text:tab/><text:span text:style-name="T53">kontra skład 4-4, z co najmniej jedna starsza 4-ka. </text:span></text:p>
      <text:p text:style-name="P263"><text:span text:style-name="T5"><text:tab/><text:tab/><text:tab/><text:tab/>Dalej 2♣/</text:span><text:span text:style-name="T28">♥ </text:span><text:span text:style-name="T5">partnera są do koloru, 2</text:span><text:span text:style-name="T28">♦</text:span><text:span text:style-name="T5">/♠ - z własnego; inne = bz</text:span></text:p>
      <text:p text:style-name="P262"><text:span text:style-name="T15"><text:tab/><text:tab/><text:tab/></text:span>2♣ - starsze, dalej: <text:span text:style-name="T5">2</text:span><text:span text:style-name="T28">♦</text:span>= równe fity MM, inne do koloru, 2NT INV do M</text:p>
      <text:p text:style-name="P198"><text:tab/><text:tab/><text:tab/><text:span text:style-name="T2">2</text:span><text:span text:style-name="T28">♦</text:span>/<text:span text:style-name="T28">♥</text:span>/<text:span text:style-name="T5">♠ - NAT ręka jednokolorowa 5+</text:span></text:p>
      <text:p text:style-name="P203">2NT – gęsta dwukolorówka 55 na dowolnych, karta INV do końcówki</text:p>
      <text:p text:style-name="P336"><text:span text:style-name="T3">14. <text:s/>Obrona na słabe BA <text:s text:c="2"/></text:span><text:s text:c="53"/></text:p>
      <text:p text:style-name="P170"><text:s text:c="8"/>X – 14+ <text:s/>wywoławcza (skład min 4M+4m), albo objaśniająca <text:s text:c="10"/></text:p>
      <text:p text:style-name="P170"><text:span text:style-name="T5"><text:s text:c="8"/>3♣/</text:span><text:span text:style-name="T28">♦</text:span><text:span text:style-name="T5"> - konstruktywne</text:span></text:p>
      <text:p text:style-name="P175"><text:s text:c="8"/>Inne jak po silnym ba, tak samo z reopen.</text:p>
      <text:p text:style-name="Standard"/>
      <text:p text:style-name="P270">1.Jeśli po naszej kontrze przeciwnik zbiega naturalnie <text:s/>- licytujemy jak po wejściu po naszym otw.1BA</text:p>
      <text:p text:style-name="P285"><text:soft-page-break/><text:s text:c="7"/><text:span text:style-name="T2">X– <text:s/>wskazuje PC ( 8+PC);</text:span> <text:span text:style-name="T2">Pas– NF;</text:span> 2BA- LEB; <text:s/>3m- F1; 3M-FG</text:p>
      <text:p text:style-name="P270">2.Jeśli przeciwnik forsująco pasuje <text:s/><text:span text:style-name="T2">- <text:s/>nasz pas jest również pozytywny, potem pozycja sforsowana.</text:span></text:p>
      <text:p text:style-name="P285"><text:s text:c="8"/>Inne odzywki są naturalne, słabe. <text:s/>Ze słaba ręką bez własnego koloru mówimy 2♣.</text:p>
      <text:p text:style-name="P270">3.Jeśli przeciwnik zbiega odzywka sztuczna (transferem lub sztuczna odzywka oznaczająca dwukolorówkę <text:s/>– nasza kontra oznacza PC i intencje kontrowania, pas jest slaby.</text:p>
      <text:p text:style-name="P270">4. Nasza kontra na Staymana i transfer po ich otwarciu słabe BA nie jest wistowa, ale wskazuje PC.</text:p>
      <text:p text:style-name="P197"/>
      <text:p text:style-name="P57"/>
      <text:p text:style-name="P59">15. Obrona na silnego PASA:</text:p>
      <text:p text:style-name="P59"/>
      <text:p text:style-name="P339">Po silnym PASIE – konwencja BARWA RANGA RÓŻNE:</text:p>
      <text:p text:style-name="P327">1<text:span text:style-name="T7">♣ </text:span>=4M5m <text:s/>CZ-CZ; 1<text:span text:style-name="T28">♦</text:span>= 45 MM-mm; 1BA =4M5m przedzielone; 2<text:span text:style-name="T28">♦</text:span> 5+ 5+ MM</text:p>
      <text:p text:style-name="P327">1<text:span text:style-name="T29">♥</text:span><text:span text:style-name="T2">/</text:span><text:span text:style-name="T5">♠ 5+ NAT przed pasem partnera 10-15/ po pasie (limity nie obowiązują) wskazanie wistu min Q1098x</text:span></text:p>
      <text:p text:style-name="P327"><text:span text:style-name="T5">2</text:span><text:span text:style-name="T7">♣ - </text:span><text:span text:style-name="T5">precision, 2</text:span><text:span text:style-name="T29">♥</text:span><text:span text:style-name="T2">/</text:span><text:span text:style-name="T5">♠ 14-16, 3</text:span><text:span text:style-name="T7">♣/</text:span><text:span text:style-name="T29">♦</text:span><text:span text:style-name="T5"> 14-16, pas= słaby lub 16+ na składzie równym( partner z bilansu stołu uruchamia dalszą licytację)</text:span></text:p>
      <text:p text:style-name="P339"/>
      <text:p text:style-name="P336"><text:span text:style-name="T5">Po otwarciu 1</text:span><text:span text:style-name="T29">♦</text:span><text:span text:style-name="T2"> - 0-7</text:span>:</text:p>
      <text:p text:style-name="P336"><text:tab/>Kontra: 3-4 kara 12-15 lub 16+ skład równy 2+ kara (tzw. Kontra do wyboru)</text:p>
      <text:p text:style-name="P336"><text:tab/>1BA – bez atu dynamiczne</text:p>
      <text:p text:style-name="P336"><text:tab/>Inne według systemu – anihilator</text:p>
      <text:p text:style-name="P336">Po otwarciach ze strefy 8-12:</text:p>
      <text:p text:style-name="P336"><text:tab/>Kontra: 3-4 karty w kolorze otwarcia lub 16+ 2+ skład równy (tzw. Kontra do wyboru)</text:p>
      <text:p text:style-name="P336"><text:tab/>1BA – bez atu dynamiczne</text:p>
      <text:p text:style-name="P336"><text:tab/>Inne – wiedza ogólnobrydżowa</text:p>
      <text:p text:style-name="P336">Licytacja po naszym wejściu 1 BA (bez atu dynamiczne):</text:p>
      <text:p text:style-name="P336"><text:tab/>2<text:span text:style-name="T7">♣ - </text:span><text:span text:style-name="T5">0-4 na składzie dowolnym</text:span></text:p>
      <text:p text:style-name="P331"><text:span text:style-name="T5">2</text:span><text:span text:style-name="T29">♦</text:span><text:span text:style-name="T2">/</text:span><text:span text:style-name="T29">♥</text:span><text:span text:style-name="T28"> </text:span>TRF 4+ kiery/piki – przyjęcie transferu obiecuje fit =3 z przeskokiem 4+</text:p>
      <text:p text:style-name="P331">2<text:span text:style-name="T5">♠ TRF 5+ trefli 5-7 PC – przyjęcie fit 3+</text:span></text:p>
      <text:p text:style-name="P332">2BA układ bezatutowy bez 4M 5-7</text:p>
      <text:p text:style-name="P332">3<text:span text:style-name="T2">♣</text:span> TRF 5+ kar 5-7 PC – przyjęcie fit 3+</text:p>
      <text:p text:style-name="P331"><text:span text:style-name="T5">3</text:span><text:span text:style-name="T29">♦</text:span><text:span text:style-name="T2">/</text:span><text:span text:style-name="T29">♥</text:span><text:span text:style-name="T2">/</text:span><text:span text:style-name="T5">♠ /3BA (trefle)- NAT bardzo dobry kolor 6+ z dwoma HHxxxx 8+ PC</text:span></text:p>
      <text:p text:style-name="P332">- nieprzyjęcie TRF – naturalne wskazanie przy czym gramy.</text:p>
      <text:p text:style-name="P58"/>
      <text:p text:style-name="P57"><text:span text:style-name="T7">16. Po ich 2</text:span><text:span text:style-name="T29">♦</text:span><text:span text:style-name="T5">:<text:tab/>tak jak po ich otwarciu (ppkk) 2♠ (ale 4♣/</text:span><text:span text:style-name="T28">♦</text:span><text:span text:style-name="T5"> = 5♣/</text:span><text:span text:style-name="T28">♦</text:span><text:span text:style-name="T5"> + DOWOLNA 5M</text:span></text:p>
      <text:p text:style-name="P135"><text:span text:style-name="T5">Także licytacja (2</text:span><text:span text:style-name="T28">♦</text:span><text:span text:style-name="T5">) – p – (2</text:span><text:span text:style-name="T28">♥</text:span><text:span text:style-name="T5">) – 4♣/</text:span><text:span text:style-name="T28">♦</text:span><text:span text:style-name="T5"> oznacza 5♣/</text:span><text:span text:style-name="T28">♦</text:span><text:span text:style-name="T5"> i DOWOLNA 5M</text:span></text:p>
      <text:p text:style-name="P26"><text:span text:style-name="T5">(2</text:span><text:span text:style-name="T28">♦</text:span><text:span text:style-name="T5">) – x <text:s/>- (2</text:span><text:span text:style-name="T28">♥</text:span><text:span text:style-name="T5">) – x – karna, w zasadzie 3 kiery, przy większej sile może być dubel</text:span></text:p>
      <text:p text:style-name="P135"><text:span text:style-name="T5">(2</text:span><text:span text:style-name="T28">♦</text:span><text:span text:style-name="T5">) – x – (2♠) – x – karna, <text:s/>ponieważ z 4 kierami i GF leben.</text:span></text:p>
      <text:p text:style-name="P196"/>
      <text:p text:style-name="P57"><text:span text:style-name="T5">17. Po ich 2♠:<text:tab/>X= wywoławcza z 4 kier lub silna </text:span><text:span text:style-name="T6">→</text:span><text:span text:style-name="T5"> 2BA=LEB; 4♣/</text:span><text:span text:style-name="T28">♦</text:span><text:span text:style-name="T5">= NAT 5 + 5</text:span><text:span text:style-name="T29">♥</text:span></text:p>
      <text:p text:style-name="Standard"><text:span text:style-name="T5"><text:s text:c="29"/>2 BA =16-18 </text:span><text:span text:style-name="T6">→ </text:span><text:span text:style-name="T5">TRF na okrągło(3</text:span><text:span text:style-name="T7">♣/</text:span><text:span text:style-name="T29">♦</text:span><text:span text:style-name="T28">/</text:span><text:span text:style-name="T29">♥</text:span><text:span text:style-name="T5">= TRF (k,c,t); 3♠=STAY)</text:span></text:p>
      <text:p text:style-name="P1"><text:s text:c="29"/>cue w kolor otwarcia = FG pytanie o trzymanie</text:p>
      <text:p text:style-name="P1"><text:s text:c="29"/>3 BA =do gry</text:p>
      <text:p text:style-name="Standard"><text:span text:style-name="T5"><text:s text:c="29"/>4</text:span><text:span text:style-name="T7">♣/</text:span><text:span text:style-name="T29">♦</text:span><text:span text:style-name="T5">= NAT 5 + 5</text:span><text:span text:style-name="T29">♥</text:span></text:p>
      <text:p text:style-name="P1"><text:s text:c="30"/></text:p>
      <text:p text:style-name="P57"><text:span text:style-name="T8">18.Po ich 2</text:span><text:span text:style-name="T5">♣</text:span><text:span text:style-name="T7"> <text:s/>nasza kontra na relay 2</text:span><text:span text:style-name="T29">♦</text:span><text:span text:style-name="T7"> jest przed <text:s/>pasem karna (ale nie tylko wistowa) na impy, na maksy </text:span></text:p>
      <text:p text:style-name="P3"><text:s text:c="16"/>wywoławcza.</text:p>
      <text:p text:style-name="P3"/>
      <text:h text:style-name="P224" text:outline-level="6" text:is-list-header="true">INNE USTALENIA OBRONNE</text:h>
      <text:p text:style-name="Standard"/>
      <text:p text:style-name="P284"><text:s text:c="6"/>1.Po x na ich 1♣ gramy negatem, w związku z tym licytujemy jak po naszym otwarciu 1t (licytacja jest <text:span text:style-name="T2">sforsowana do</text:span></text:p>
      <text:p text:style-name="P284"><text:span text:style-name="T2"><text:s text:c="9"/>1ba</text:span>). Po innych otwarciach odzywki partnera na wys. 1 są nieforsujące.</text:p>
      <text:p text:style-name="P287"><text:s text:c="6"/></text:p>
      <text:p text:style-name="P286"><text:span text:style-name="T5"><text:s text:c="6"/>2.Żeby nie komplikować proponuje, żeby odzywka 2</text:span><text:span text:style-name="T29">♦</text:span><text:span text:style-name="T5"> oznacza 5+5+ MM zawsze, niezależnie od tego czy otwarcie 1♣</text:span></text:p>
      <text:p text:style-name="P286"><text:span text:style-name="T5"><text:s text:c="9"/>było sztuczne czy przygotowawcze. Po ich otwarciu 1</text:span><text:span text:style-name="T29">♦</text:span><text:span text:style-name="T2"> </text:span><text:span text:style-name="T44">na pozycji Reopen 3</text:span><text:span text:style-name="T43">♣ - 5+5+ trefle i starszy</text:span></text:p>
      <text:p text:style-name="P287"><text:s text:c="5"/></text:p>
      <text:p text:style-name="P286"><text:span text:style-name="T5"><text:s text:c="6"/>3.Oni otwierają 1♣/</text:span><text:span text:style-name="T29">♦</text:span><text:span text:style-name="T5">, my dajemy kontrę, a oni mówią 1/2</text:span><text:span text:style-name="T28">♥</text:span><text:span text:style-name="T5">/♠ - <text:s/></text:span><text:span text:style-name="T7">nasze kontry są teraz karne </text:span></text:p>
      <text:p text:style-name="P287"><text:s text:c="6"/></text:p>
      <text:p text:style-name="P287"><text:s text:c="6"/>4.Nasze 2♣ po ich BA na pozycji re-open (karteczka re-open) oznacza zawsze kolory stare np. (1♣) – p – (1ba) – 2♣.</text:p>
      <text:p text:style-name="P287"><text:tab/>Na pozycji 2ga ręka – obrona na silne BA (druga ręka). </text:p>
      <text:p text:style-name="P287"/>
      <text:p text:style-name="P288"><text:soft-page-break/><text:span text:style-name="T5">5.W sekw.: 1♣/</text:span><text:span text:style-name="T29">♦</text:span><text:span text:style-name="T2"> </text:span>- (wróg 1 BA 15-17) - ? - obowiązuje karteczka – 2ga ręka po silnym BA (nie ma kontry karnej.)</text:p>
      <text:p text:style-name="P288">6. W sekwencjach re-open po ich 1NT (np. oni1<text:span text:style-name="T5">♣/</text:span><text:span text:style-name="T29">♦</text:span> - pas – 1BA –pas – pas - ? <text:span text:style-name="T29"><text:s/></text:span>obowiązują zasady – karteczka</text:p>
      <text:p text:style-name="P288"><text:s/>czwarta ręka.</text:p>
      <text:p text:style-name="P287"><text:s text:c="3"/></text:p>
      <text:p text:style-name="P289">7.Nie gramy „podręcznym” karnym pasem np.</text:p>
      <text:p text:style-name="P287"><text:s text:c="15"/>(1♣) – x – (xx) – p <text:s text:c="10"/>Taki pas oznacza, że mam trefle (chyba że 1t=nat).</text:p>
      <text:p text:style-name="P287"><text:s text:c="11"/>(Kolor) – x – (xx) – p = słabe bez 5-ki.</text:p>
      <text:p text:style-name="P170">8. <text:s/>„ Zaręczne” pasy są zawsze karne: np. (1♠) – p – (p) –x</text:p>
      <text:p text:style-name="P3"><text:s text:c="53"/>(xx) – p = karny</text:p>
      <text:p text:style-name="P296">9. Jeśli przeciwnik licytuje drugi kolor, a my mamy trappa na pierwszym, dajemy kontrę bez krótkości w</text:p>
      <text:p text:style-name="P296"><text:s text:c="2"/>drugim kolorze, z krótkością mówimy 2 w kolor otwarcia</text:p>
      <text:h text:style-name="P223" text:outline-level="5" text:is-list-header="true">Np. (1♠) – p – (p) – x</text:h>
      <text:p text:style-name="P292"><text:span text:style-name="T5">(2</text:span><text:span text:style-name="T28">♦</text:span><text:span text:style-name="T5">) - ? x – miałam trappa na pikach i nie mam singla</text:span><text:span text:style-name="T28"> ♦</text:span></text:p>
      <text:p text:style-name="P292"><text:span text:style-name="T5">2♠ - miałam trappa na pikach, ale nie chce grac 2</text:span><text:span text:style-name="T28">♦</text:span><text:span text:style-name="T5"> z kontra</text:span></text:p>
      <text:p text:style-name="P298"/>
      <text:p text:style-name="P299"><text:s text:c="6"/>10.<text:span text:style-name="T2"> </text:span>Jeśli licytują tylko przeciwnicy nasza kontra na reopen jest amerykańska – albo trapp albo Dwukolorowa np.</text:p>
      <text:p text:style-name="P280"><text:span text:style-name="T5"><text:s text:c="45"/>(1</text:span><text:span text:style-name="T28">♥</text:span><text:span text:style-name="T5">) – p – (1ba) – p</text:span></text:p>
      <text:p text:style-name="P293"><text:s text:c="32"/>(p) – x – miałam trappa lub mam piki i inny. Partner wnioskuje ze swojej karty</text:p>
      <text:p text:style-name="P282"/>
      <text:p text:style-name="P283"><text:span text:style-name="T5">11. Obrona po otwarciu 2♣/</text:span><text:span text:style-name="T28">♦</text:span><text:span text:style-name="T5"> na starych:</text:span></text:p>
      <text:p text:style-name="P290"><text:s text:c="11"/>x – kontruje jeden stary, pas a potem kontra – kontruje oba</text:p>
      <text:p text:style-name="Lista_20_31"><text:span text:style-name="T5"><text:s text:c="11"/>2</text:span><text:span text:style-name="T28">♥ </text:span><text:span text:style-name="T5">- naturalne</text:span></text:p>
      <text:p text:style-name="P290"><text:s text:c="11"/>2♠ - kontra wywoławcza na młode</text:p>
      <text:p text:style-name="Lista_20_31"><text:span text:style-name="T5"><text:s text:c="11"/>3♣/</text:span><text:span text:style-name="T28">♦</text:span><text:span text:style-name="T5"> - konstruktywne</text:span></text:p>
      <text:p text:style-name="Lista_20_31"><text:span text:style-name="T5"><text:s text:c="12"/>Pas, a potem 3♣/</text:span><text:span text:style-name="T28">♦</text:span><text:span text:style-name="T5"> - objaśniaki (czyli nie ma lekkiego wejścia na treflach)</text:span></text:p>
      <text:p text:style-name="P297"/>
      <text:p text:style-name="P297"><text:s text:c="3"/>Uwaga: jeśli przeciwnicy licytują 2 kolory, lub otwierają dwukolorowa, a my zmierzamy do 3ba, nieskacząca</text:p>
      <text:p text:style-name="P297"><text:s text:c="3"/>licytacja koloru wroga oznacza wskazanie trzymania w tym kolorze a nie pytanie o trzymanie. Pytamy tylko</text:p>
      <text:p text:style-name="P295"><text:span text:style-name="T5"><text:s text:c="3"/>odzywką skaczącą np. (2♣ stare) – 3</text:span><text:span text:style-name="T28">♥</text:span><text:span text:style-name="T5">/♠. Generalnie jednak gramy wskazywaniem trzymań, a nie pytaniami </text:span></text:p>
      <text:p text:style-name="P297"><text:s text:c="3"/>o trzymanie.</text:p>
      <text:p text:style-name="P294"><text:span text:style-name="T5"><text:s text:c="3"/>W sekwencji (2♣ stare) – x – (3</text:span><text:span text:style-name="T28">♥</text:span><text:span text:style-name="T5">) –3♠ = trzymanie /X – brak trzymania</text:span></text:p>
      <text:p text:style-name="P301"/>
      <text:p text:style-name="P300"><text:span text:style-name="T5">12. Po ich otwarciu na wys. 2 (np. bloki 2</text:span><text:span text:style-name="T28">♥</text:span><text:span text:style-name="T5">/♠) nasze skoki na wys. 4 (4♣/</text:span><text:span text:style-name="T28">♦</text:span><text:span text:style-name="T5">) 55 z OM . </text:span></text:p>
      <text:p text:style-name="P291"/>
      <text:p text:style-name="P283"><text:span text:style-name="T5">13. A jak jest <text:s/>po otwarciach na wys. 3? Np. oni 3</text:span><text:span text:style-name="T28">♥</text:span><text:span text:style-name="T5">, a my 4♣? <text:s text:c="2"/>j.w.</text:span></text:p>
      <text:p text:style-name="P281"/>
      <text:p text:style-name="P281"><text:span text:style-name="T3">14. Po 2BA na młodych i 3BA gambling bronimy się tak samo:</text:span> </text:p>
      <text:p text:style-name="P281"><text:s text:c="5"/>3/4♣ = kiery lepsze lub równe.</text:p>
      <text:p text:style-name="P280"><text:span text:style-name="T5"><text:s text:c="5"/>3/4</text:span><text:span text:style-name="T28"> ♦</text:span><text:span text:style-name="T5"> = lepsze piki.</text:span></text:p>
      <text:p text:style-name="P281"/>
      <text:p text:style-name="P280"><text:span text:style-name="T5">15.Po sekwencji (3ba) – x –( zniesienie) pas jest forsujący, a 4</text:span><text:span text:style-name="T28">♦</text:span><text:span text:style-name="T5"> oznacza kolory stare</text:span></text:p>
      <text:p text:style-name="P281"/>
      <text:p text:style-name="P281">DODATEK (licytacja destrukcyjna):</text:p>
      <text:p text:style-name="P281"/>
      <text:p text:style-name="P281">W turniej na maxy w pozycji partner po pasie lub oboje po pasie – wejście kolorem może być z kartą o sile 5-15 – ma ono trzy cele: wskazanie bezpiecznego wistu na 3 ba, zepchnięcie licytacji przeciwnikom ze standardowych torów, utrudnienie późniejszej rozgrywki. W skrajnym przypadku można wejść nawet na wysokości dwóch z bardzo dobrego koloru czterokartowego np. AQJ9, KJ109 itp. Szczególnie bezpieczna jest pozycja w licytacji po one over one:</text:p>
      <text:p text:style-name="P281">Pas 1 trefl pas 1 kier 2 trefl/karo – ponieważ kontra jest kontrą fit.</text:p>
      <text:p text:style-name="P281">Przykłady kolorów, którymi warto wejść: Q10986, QJ984, K10985, A10985, KJ1087 – ogólnie to taka jakość koloru, która nie prowadzi do traty lewy jeśli partner ma trzecią figurę. Po takich wejściach nie myślimy o obronach. Ostatni wyjątek to 4 pik po 4 kier w założeniach korzystnych przy minimum 9ciu atutach.</text:p>
      <text:p text:style-name="P281"/>
      <text:p text:style-name="P281">Uzupełnieniem obrony destrukcyjnej jest kontra dwukolorowa (partner po pasie lub oboje po pasie):</text:p>
      <text:p text:style-name="P281">Wymagania: 9+ PC i układ 44MM lub 4M i 5+ młodszy (po partii ładne 10 i gęste kolory). Z układem 4M 5+ trefli przed pasem partnera wchodzimy 2 trefl (precision) po pasie 6+ trefli</text:p>
      <text:p text:style-name="P281">Jak partner ma licytować po takiej kontrze?</text:p>
      <text:p text:style-name="P281">Na wysokości jednego:</text:p>
      <text:p text:style-name="P280"><text:span text:style-name="T5">1</text:span><text:span text:style-name="T29">♦</text:span><text:span text:style-name="T2">/</text:span><text:span text:style-name="T29">♥</text:span><text:span text:style-name="T2">/</text:span><text:span text:style-name="T5">♠ - kolor 3+ licytacja do koloru</text:span></text:p>
      <text:p text:style-name="P281"><text:soft-page-break/>1NT – naturalne – propozycja kontraktu bez starszych czwórek</text:p>
      <text:p text:style-name="P281">2♣ - po otwarciu 1 trefl – INV 44MM; po innych fity w młodszych</text:p>
      <text:p text:style-name="P281">Na wysokości dwóch:</text:p>
      <text:p text:style-name="P280"><text:span text:style-name="T5">2♣/</text:span><text:span text:style-name="T29">♦</text:span><text:span text:style-name="T2">/</text:span><text:span text:style-name="T29">♥</text:span><text:span text:style-name="T2">/</text:span><text:span text:style-name="T5">♠ - do koloru; 2NT fity w młodszych; 3♣/</text:span><text:span text:style-name="T29">♦</text:span><text:span text:style-name="T2"> - z własnego.</text:span></text:p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>Na przykład:</text:p>
      <text:p text:style-name="P281">MY<text:tab/>ONI<text:tab/>MY<text:tab/>ONI</text:p>
      <text:p text:style-name="P281">Pas<text:tab/>1<text:span text:style-name="T3">♣</text:span><text:tab/>kontra<text:tab/>1ba</text:p>
      <text:p text:style-name="P281">?</text:p>
      <text:p text:style-name="P281">K1032</text:p>
      <text:p text:style-name="P281">Q87</text:p>
      <text:p text:style-name="P281">A1043</text:p>
      <text:p text:style-name="P281">43</text:p>
      <text:p text:style-name="P281">Najlepsza jest kontra – mam coś w karcie. Jeśli partner ma starsze powie 2 kier, a jak starszy i kara – 2 karo.</text:p>
      <text:p text:style-name="P281">MY<text:tab/>ONI<text:tab/>MY<text:tab/>ONI</text:p>
      <text:p text:style-name="P280"><text:span text:style-name="T5">Pas<text:tab/>1</text:span><text:span text:style-name="T28">♥</text:span><text:span text:style-name="T5"><text:tab/>kontra<text:tab/>2 </text:span><text:span text:style-name="T28">♥</text:span></text:p>
      <text:p text:style-name="P281">?</text:p>
      <text:p text:style-name="P281">K108</text:p>
      <text:p text:style-name="P281">87</text:p>
      <text:p text:style-name="P281">Q98</text:p>
      <text:p text:style-name="P281">QJ432</text:p>
      <text:p text:style-name="P281"/>
      <text:p text:style-name="P281">Także kontra jest najlepsza – mówi mam niezłe fity młodsze i 3 piki. Partner może mieć krańcowo kontrę z kartą:</text:p>
      <text:p text:style-name="P281">J9764, AJ4, KJ103, 98 – i nie chciał wejść 1 pik ze względu na słaby kolor pikowy.</text:p>
      <text:p text:style-name="P281">Celem takich kontr na niskich wysokościach jest:</text:p>
      <text:list xml:id="list2014535695" text:continue-numbering="true" text:style-name="WW8Num6">
        <text:list-item>
          <text:list>
            <text:list-item>
              <text:p text:style-name="P271">Aktywna walka o zapis częściowy</text:p>
            </text:list-item>
            <text:list-item>
              <text:p text:style-name="P271">Wskazanie wistu na 3 ba</text:p>
            </text:list-item>
            <text:list-item>
              <text:p text:style-name="P271">Utrudnienie przeciwnikom dokładnego bilansowania rąk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vantGardeBkPL" svg:font-family="AvantGardeBkPL, 'Times New Roman'" style:font-pitch="variable"/>
    <style:font-face style:name="Mangal" svg:font-family="Mangal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501cm" style:writing-mode="page"/>
      <style:text-properties style:use-window-font-color="true" style:font-name="Liberation Serif" fo:font-size="12pt" fo:language="pl" fo:country="PL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3cm" fo:margin-right="0cm" fo:orphans="2" fo:widows="2" fo:hyphenation-ladder-count="no-limit" fo:text-indent="1.251cm" style:auto-text-indent="false" style:writing-mode="lr-tb"/>
      <style:text-properties style:use-window-font-color="true" style:font-name="Times New Roman" fo:font-size="10pt" fo:language="pl" fo:country="PL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weight="bold" style:font-weight-asian="bold"/>
    </style:style>
    <style:style style:name="List" style:family="paragraph" style:parent-style-name="Standard" style:class="list">
      <style:paragraph-properties fo:margin="100%" fo:margin-left="0.499cm" fo:margin-right="0cm" fo:line-height="150%" fo:text-align="justify" style:justify-single-word="false" fo:text-indent="-0.499cm" style:auto-text-indent="false"/>
      <style:text-properties style:font-name="AvantGardeBkPL" fo:font-size="14pt" style:font-size-asian="14pt" style:font-name-complex="AvantGardeBkP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Black" fo:font-size="13pt" fo:font-style="italic" fo:font-weight="bold" style:font-size-asian="13pt" style:font-style-asian="italic" style:font-weight-asian="bold" style:font-name-complex="Arial Black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text-indent="1.249cm" style:auto-text-indent="false" fo:keep-with-next="always"/>
      <style:text-properties fo:color="#0000ff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.635cm" fo:margin-right="0cm" fo:text-indent="0cm" style:auto-text-indent="false" fo:keep-with-next="always"/>
      <style:text-properties fo:color="#0000ff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Nagłówek7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Podpis7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agłówek6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Podpis6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agłówek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Podpis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agłówek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Podpis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agłówek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Podpis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Nagłówek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Podpis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Zwykły_20_tekst2" style:display-name="Zwykły tekst2" style:family="paragraph" style:parent-style-name="Standard">
      <style:text-properties style:font-name="Courier New" style:font-name-complex="Courier New"/>
    </style:style>
    <style:style style:name="Lista_20_punktowana_20_21" style:display-name="Lista punktowana 21" style:family="paragraph" style:parent-style-name="Standard">
      <style:paragraph-properties fo:margin="100%" fo:margin-left="0.499cm" fo:margin-right="0cm" fo:text-indent="0cm" style:auto-text-indent="false"/>
      <style:text-properties fo:font-size="11pt" fo:font-weight="bold" style:font-size-asian="11pt" style:font-weight-asian="bold" style:font-weight-complex="bold"/>
    </style:style>
    <style:style style:name="Lista_20_punktowana_20_31" style:display-name="Lista punktowana 31" style:family="paragraph" style:parent-style-name="Standard" style:list-style-name="WW8Num4"/>
    <style:style style:name="Tekst_20_podstawowy_20_21" style:display-name="Tekst podstawowy 21" style:family="paragraph" style:parent-style-name="Standard">
      <style:text-properties fo:color="#0000ff" fo:font-size="12pt" style:font-size-asian="12pt"/>
    </style:style>
    <style:style style:name="Tekst_20_podstawowy_20_31" style:display-name="Tekst podstawowy 31" style:family="paragraph" style:parent-style-name="Standard">
      <style:text-properties fo:color="#ff00ff" fo:font-size="12pt" fo:font-weight="bold" style:font-size-asian="12pt" style:font-weight-asian="bold"/>
    </style:style>
    <style:style style:name="Text_20_body_20_indent" style:display-name="Text body indent" style:family="paragraph" style:parent-style-name="Standard" style:class="text">
      <style:text-properties fo:color="#0000ff" fo:font-size="12pt" style:font-size-asian="12pt"/>
    </style:style>
    <style:style style:name="Lista_20_21" style:display-name="Lista 21" style:family="paragraph" style:parent-style-name="Standard">
      <style:paragraph-properties fo:margin="100%" fo:margin-left="0.998cm" fo:margin-right="0cm" fo:text-indent="-0.499cm" style:auto-text-indent="false"/>
    </style:style>
    <style:style style:name="Lista_20_31" style:display-name="Lista 31" style:family="paragraph" style:parent-style-name="Standard">
      <style:paragraph-properties fo:margin="100%" fo:margin-left="1.498cm" fo:margin-right="0cm" fo:text-indent="-0.499cm" style:auto-text-indent="false"/>
    </style:style>
    <style:style style:name="Lista_20_41" style:display-name="Lista 41" style:family="paragraph" style:parent-style-name="Standard">
      <style:paragraph-properties fo:margin="100%" fo:margin-left="1.997cm" fo:margin-right="0cm" fo:text-indent="-0.499cm" style:auto-text-indent="false"/>
    </style:style>
    <style:style style:name="Lista_20_-_20_kontynuacja1" style:display-name="Lista - kontynuacja1" style:family="paragraph" style:parent-style-name="Standard">
      <style:paragraph-properties fo:margin="100%" fo:margin-left="0.499cm" fo:margin-right="0cm" fo:margin-top="0cm" fo:margin-bottom="0.212cm" fo:text-indent="0cm" style:auto-text-indent="false"/>
    </style:style>
    <style:style style:name="Lista_20_-_20_kontynuacja_20_21" style:display-name="Lista - kontynuacja 21" style:family="paragraph" style:parent-style-name="Standard">
      <style:paragraph-properties fo:margin="100%" fo:margin-left="0.998cm" fo:margin-right="0cm" fo:margin-top="0cm" fo:margin-bottom="0.212cm" fo:text-indent="0cm" style:auto-text-indent="false"/>
    </style:style>
    <style:style style:name="Lista_20_-_20_kontynuacja_20_31" style:display-name="Lista - kontynuacja 31" style:family="paragraph" style:parent-style-name="Standard">
      <style:paragraph-properties fo:margin="100%" fo:margin-left="1.498cm" fo:margin-right="0cm" fo:margin-top="0cm" fo:margin-bottom="0.212cm" fo:text-indent="0cm" style:auto-text-indent="false"/>
    </style:style>
    <style:style style:name="Wcięcie_20_normalne1" style:display-name="Wcięcie normalne1" style:family="paragraph" style:parent-style-name="Standard">
      <style:paragraph-properties fo:margin="100%" fo:margin-left="1.249cm" fo:margin-right="0cm" fo:text-indent="0cm" style:auto-text-indent="false"/>
    </style:style>
    <style:style style:name="Skrócony_20_adres_20_zwrotny" style:display-name="Skrócony adres zwrotny" style:family="paragraph" style:parent-style-name="Standard"/>
    <style:style style:name="Wiersz_20_PP" style:display-name="Wiersz PP" style:family="paragraph" style:parent-style-name="Caption"/>
    <style:style style:name="Adres_20_odbiorcy_20_w_20_liście" style:display-name="Adres odbiorcy w liście" style:family="paragraph" style:parent-style-name="Standard"/>
    <style:style style:name="Zwykły_20_tekst1" style:display-name="Zwykły tekst1" style:family="paragraph" style:parent-style-name="Standard">
      <style:paragraph-properties fo:hyphenation-ladder-count="no-limit"/>
      <style:text-properties style:font-name="Courier New" style:font-name-complex="Courier New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Lista_20_wypunktowana_20_2" style:display-name="Lista wypunktowana 2" style:family="paragraph" style:parent-style-name="Standard" style:list-style-name="WW8Num4"/>
    <style:style style:name="Lista_20_wypunktowana_20_3" style:display-name="Lista wypunktowana 3" style:family="paragraph" style:parent-style-name="Standard" style:list-style-name="WW8Num3"/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Zwykły_20_tekst3" style:display-name="Zwykły tekst3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ing_20_10" style:display-name="Heading 10" style:family="paragraph" style:parent-style-name="Nagłówek5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Akapit_20_z_20_listą" style:display-name="Akapit z listą" style:family="paragraph" style:parent-style-name="Standard">
      <style:paragraph-properties fo:margin="100%" fo:margin-left="1.249cm" fo:margin-right="0cm" fo:text-indent="1.251cm" style:auto-text-indent="false"/>
    </style:style>
    <style:style style:name="WW8Num4z0" style:family="text">
      <style:text-properties style:font-name="Times New Roman" style:font-name-complex="Times New Roman"/>
    </style:style>
    <style:style style:name="WW8Num7z0" style:family="text">
      <style:text-properties style:font-name="OpenSymbol" style:font-name-complex="Times New Roman"/>
    </style:style>
    <style:style style:name="Domyślna_20_czcionka_20_akapitu" style:display-name="Domyślna czcionka akapitu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Domyślna_20_czcionka_20_akapitu7" style:display-name="Domyślna czcionka akapitu7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3z0" style:family="text">
      <style:text-properties style:font-name="Symbol" style:font-name-complex="Symbol"/>
    </style:style>
    <style:style style:name="WW8Num8z0" style:family="text">
      <style:text-properties style:font-name="Times New Roman" style:font-name-complex="Times New Roman"/>
    </style:style>
    <style:style style:name="WW8Num9z0" style:family="text">
      <style:text-properties style:font-name="OpenSymbol" style:font-name-complex="Times New Roman"/>
    </style:style>
    <style:style style:name="Default_20_Paragraph_20_Font" style:display-name="Default Paragraph Font" style:family="text"/>
    <style:style style:name="WW-Absatz-Standardschriftart111111111111111111" style:family="text"/>
    <style:style style:name="WW8Num5z0" style:family="text">
      <style:text-properties style:font-name="Times New Roman" style:font-name-complex="Times New Roman"/>
    </style:style>
    <style:style style:name="WW8Num10z0" style:family="text">
      <style:text-properties style:font-name="Times New Roman" style:font-name-complex="Times New Roman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Domyślna_20_czcionka_20_akapitu6" style:display-name="Domyślna czcionka akapitu6" style:family="text"/>
    <style:style style:name="WW-Absatz-Standardschriftart1111111111111111111" style:family="text"/>
    <style:style style:name="WW8Num13z0" style:family="text">
      <style:text-properties style:font-name="Times New Roman" style:font-name-asian="Times New Roman" style:font-name-complex="Times New Roman"/>
    </style:style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8Num14z0" style:family="text">
      <style:text-properties style:font-name="Symbol" style:font-name-complex="OpenSymbol"/>
    </style:style>
    <style:style style:name="WW8Num15z0" style:family="text">
      <style:text-properties style:font-name="Symbol" style:font-name-complex="OpenSymbol"/>
    </style:style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8Num12z0" style:family="text">
      <style:text-properties style:font-name="Times New Roman" style:font-name-complex="Times New Roman"/>
    </style:style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8Num6z0" style:family="text">
      <style:text-properties style:font-name="Times New Roman" style:font-name-complex="Times New Roman"/>
    </style:style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8Num16z0" style:family="text">
      <style:text-properties style:font-name="Symbol" style:font-name-complex="OpenSymbol"/>
    </style:style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Domyślna_20_czcionka_20_akapitu5" style:display-name="Domyślna czcionka akapitu5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8Num2z0" style:family="text">
      <style:text-properties style:font-name="Symbol" style:font-name-complex="Symbol"/>
    </style:style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8Num17z0" style:family="text">
      <style:text-properties style:font-name="Symbol" style:font-name-complex="OpenSymbol"/>
    </style:style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Domyślna_20_czcionka_20_akapitu4" style:display-name="Domyślna czcionka akapitu4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Domyślna_20_czcionka_20_akapitu3" style:display-name="Domyślna czcionka akapitu3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Domyślna_20_czcionka_20_akapitu2" style:display-name="Domyślna czcionka akapitu2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3z1" style:family="text">
      <style:text-properties style:font-name="Wingdings" fo:font-weight="bold" style:font-name-asian="Times New Roman" style:font-weight-asian="bold" style:font-name-complex="Times New Roman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3z4" style:family="text">
      <style:text-properties style:font-name="Courier New" style:font-name-complex="Courier New"/>
    </style:style>
    <style:style style:name="Domyślna_20_czcionka_20_akapitu1" style:display-name="Domyślna czcionka akapitu1" style:family="text"/>
    <style:style style:name="Page_20_Number" style:display-name="Page Number" style:family="text" style:parent-style-name="Domyślna_20_czcionka_20_akapitu1"/>
    <style:style style:name="Numbering_20_Symbols_20__28_user_29_" style:display-name="Numbering Symbols (user)" style:family="text"/>
    <style:style style:name="Bullet_20_Symbols" style:display-name="Bullet Symbols" style:family="text">
      <style:text-properties style:font-name="Times New Roman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4.24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4.494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4.748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5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5.256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5.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5.764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6.01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6.2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63cm" fo:text-indent="-0.635cm" fo:margin-left="0.36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03cm" fo:margin-right="0.635cm" fo:text-indent="1.251cm" style:auto-text-indent="false"/>
    </style:style>
    <style:style style:name="MP2" style:family="paragraph" style:parent-style-name="Footer">
      <style:paragraph-properties fo:margin-left="0.03cm" fo:margin-right="0.635cm" fo:text-indent="1.251cm" style:auto-text-inden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1.9cm" fo:margin-right="2.14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1.9cm" fo:margin-right="2.14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stem w skrócie           </dc:title>
    <meta:initial-creator>a</meta:initial-creator>
    <meta:creation-date>2013-10-29T11:14:00</meta:creation-date>
    <dc:creator>john </dc:creator>
    <dc:date>2013-11-25T01:09:30</dc:date>
    <meta:print-date>2013-08-16T17:41:00</meta:print-date>
    <meta:editing-cycles>73</meta:editing-cycles>
    <meta:editing-duration>PT13H15M</meta:editing-duration>
    <meta:generator>LibreOffice/3.5$Linux_X86_64 LibreOffice_project/350m1$Build-2</meta:generator>
    <meta:document-statistic meta:table-count="0" meta:image-count="0" meta:object-count="0" meta:page-count="35" meta:paragraph-count="1498" meta:word-count="12408" meta:character-count="66579" meta:non-whitespace-character-count="51770"/>
    <meta:user-defined meta:name="Informacja 1"/>
    <meta:user-defined meta:name="Informacja 2"/>
    <meta:user-defined meta:name="Informacja 3"/>
    <meta:user-defined meta:name="Informacja 4"/>
  </office:meta>
</office:document-meta>
</file>